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/drawmenubar.xml" manifest:media-type=""/>
  <manifest:file-entry manifest:full-path="Configurations2/accelerator/current.xml" manifest:media-type=""/>
  <manifest:file-entry manifest:full-path="Configurations2/menubar/menubar.xml" manifest:media-type=""/>
  <manifest:file-entry manifest:full-path="Configurations2/images/Bitmaps/sc_userimages.png" manifest:media-type=""/>
  <manifest:file-entry manifest:full-path="Configurations2/images/s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tarBasic" script:event-name="office:start-app" script:macro-name="application:XPLNLIB.Module1.MInit"/>
    </office:event-listeners>
  </office:scripts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Sans L" svg:font-family="'Nimbus Sans L'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12cm"/>
    </style:style>
    <style:style style:name="co7" style:family="table-column">
      <style:table-column-properties fo:break-before="auto" style:column-width="2.193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184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7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805cm"/>
    </style:style>
    <style:style style:name="co17" style:family="table-column">
      <style:table-column-properties fo:break-before="auto" style:column-width="3.849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3.5cm"/>
    </style:style>
    <style:style style:name="co20" style:family="table-column">
      <style:table-column-properties fo:break-before="auto" style:column-width="5.831cm"/>
    </style:style>
    <style:style style:name="co21" style:family="table-column">
      <style:table-column-properties fo:break-before="auto" style:column-width="1.078cm"/>
    </style:style>
    <style:style style:name="co22" style:family="table-column">
      <style:table-column-properties fo:break-before="auto" style:column-width="2.295cm"/>
    </style:style>
    <style:style style:name="co23" style:family="table-column">
      <style:table-column-properties fo:break-before="auto" style:column-width="1.743cm"/>
    </style:style>
    <style:style style:name="co24" style:family="table-column">
      <style:table-column-properties fo:break-before="auto" style:column-width="1.961cm"/>
    </style:style>
    <style:style style:name="co25" style:family="table-column">
      <style:table-column-properties fo:break-before="auto" style:column-width="2.378cm"/>
    </style:style>
    <style:style style:name="co26" style:family="table-column">
      <style:table-column-properties fo:break-before="auto" style:column-width="3.484cm"/>
    </style:style>
    <style:style style:name="co27" style:family="table-column">
      <style:table-column-properties fo:break-before="auto" style:column-width="1.344cm"/>
    </style:style>
    <style:style style:name="co28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626cm"/>
    </style:style>
    <style:style style:name="co30" style:family="table-column">
      <style:table-column-properties fo:break-before="auto" style:column-width="2.281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559cm"/>
    </style:style>
    <style:style style:name="co33" style:family="table-column">
      <style:table-column-properties fo:break-before="auto" style:column-width="2.45cm"/>
    </style:style>
    <style:style style:name="co34" style:family="table-column">
      <style:table-column-properties fo:break-before="auto" style:column-width="1.778cm"/>
    </style:style>
    <style:style style:name="co35" style:family="table-column">
      <style:table-column-properties fo:break-before="auto" style:column-width="2.342cm"/>
    </style:style>
    <style:style style:name="co36" style:family="table-column">
      <style:table-column-properties fo:break-before="auto" style:column-width="1.686cm"/>
    </style:style>
    <style:style style:name="co37" style:family="table-column">
      <style:table-column-properties fo:break-before="auto" style:column-width="2.78cm"/>
    </style:style>
    <style:style style:name="co38" style:family="table-column">
      <style:table-column-properties fo:break-before="auto" style:column-width="2.736cm"/>
    </style:style>
    <style:style style:name="co39" style:family="table-column">
      <style:table-column-properties fo:break-before="auto" style:column-width="5.556cm"/>
    </style:style>
    <style:style style:name="co40" style:family="table-column">
      <style:table-column-properties fo:break-before="auto" style:column-width="0.697cm"/>
    </style:style>
    <style:style style:name="co41" style:family="table-column">
      <style:table-column-properties fo:break-before="auto" style:column-width="16.595cm"/>
    </style:style>
    <style:style style:name="co42" style:family="table-column">
      <style:table-column-properties fo:break-before="auto" style:column-width="2.275cm"/>
    </style:style>
    <style:style style:name="co43" style:family="table-column">
      <style:table-column-properties fo:break-before="auto" style:column-width="2.09cm"/>
    </style:style>
    <style:style style:name="co44" style:family="table-column">
      <style:table-column-properties fo:break-before="auto" style:column-width="6.324cm"/>
    </style:style>
    <style:style style:name="co45" style:family="table-column">
      <style:table-column-properties fo:break-before="auto" style:column-width="3.699cm"/>
    </style:style>
    <style:style style:name="co46" style:family="table-column">
      <style:table-column-properties fo:break-before="auto" style:column-width="2.849cm"/>
    </style:style>
    <style:style style:name="co47" style:family="table-column">
      <style:table-column-properties fo:break-before="auto" style:column-width="4.124cm"/>
    </style:style>
    <style:style style:name="co48" style:family="table-column">
      <style:table-column-properties fo:break-before="auto" style:column-width="2.328cm"/>
    </style:style>
    <style:style style:name="co49" style:family="table-column">
      <style:table-column-properties fo:break-before="auto" style:column-width="2.526cm"/>
    </style:style>
    <style:style style:name="co50" style:family="table-column">
      <style:table-column-properties fo:break-before="auto" style:column-width="1.335cm"/>
    </style:style>
    <style:style style:name="co51" style:family="table-column">
      <style:table-column-properties fo:break-before="auto" style:column-width="1.66cm"/>
    </style:style>
    <style:style style:name="co52" style:family="table-column">
      <style:table-column-properties fo:break-before="auto" style:column-width="0.785cm"/>
    </style:style>
    <style:style style:name="co53" style:family="table-column">
      <style:table-column-properties fo:break-before="auto" style:column-width="0.469cm"/>
    </style:style>
    <style:style style:name="co54" style:family="table-column">
      <style:table-column-properties fo:break-before="auto" style:column-width="0.811cm"/>
    </style:style>
    <style:style style:name="co55" style:family="table-column">
      <style:table-column-properties fo:break-before="auto" style:column-width="3.447cm"/>
    </style:style>
    <style:style style:name="co56" style:family="table-column">
      <style:table-column-properties fo:break-before="auto" style:column-width="7.011cm"/>
    </style:style>
    <style:style style:name="co57" style:family="table-column">
      <style:table-column-properties fo:break-before="auto" style:column-width="15.489cm"/>
    </style:style>
    <style:style style:name="co58" style:family="table-column">
      <style:table-column-properties fo:break-before="auto" style:column-width="4.258cm"/>
    </style:style>
    <style:style style:name="co59" style:family="table-column">
      <style:table-column-properties fo:break-before="auto" style:column-width="2.436cm"/>
    </style:style>
    <style:style style:name="co60" style:family="table-column">
      <style:table-column-properties fo:break-before="auto" style:column-width="12.435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342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10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</style:style>
    <style:style style:name="ce115" style:family="table-cell" style:parent-style-name="Default" style:data-style-name="N100">
      <style:table-cell-properties fo:background-color="#0099ff" fo:wrap-option="wrap"/>
    </style:style>
    <style:style style:name="ce117" style:family="table-cell" style:parent-style-name="Default" style:data-style-name="N100">
      <style:table-cell-properties fo:background-color="#7030a0" fo:wrap-option="wrap"/>
    </style:style>
    <style:style style:name="ce118" style:family="table-cell" style:parent-style-name="Default" style:data-style-name="N100">
      <style:table-cell-properties fo:background-color="#ff0000" fo:wrap-option="wrap"/>
    </style:style>
    <style:style style:name="ce119" style:family="table-cell" style:parent-style-name="Default" style:data-style-name="N100">
      <style:table-cell-properties fo:background-color="#00ff00" fo:wrap-option="wrap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 style:data-style-name="N426">
      <style:table-cell-properties style:text-align-source="fix" style:repeat-content="false" fo:background-color="transparent" fo:wrap-option="wrap"/>
      <style:paragraph-properties fo:text-align="start" fo:margin-left="0cm"/>
      <style:text-properties fo:color="#c9211e" fo:font-weight="normal" style:font-weight-asian="normal" style:font-weight-complex="normal"/>
    </style:style>
    <style:style style:name="ce125" style:family="table-cell" style:parent-style-name="Default" style:data-style-name="N100">
      <style:table-cell-properties fo:background-color="#808080" fo:wrap-option="wrap"/>
    </style:style>
    <style:style style:name="ce126" style:family="table-cell" style:parent-style-name="Default" style:data-style-name="N1">
      <style:table-cell-properties fo:background-color="#0099ff" fo:wrap-option="wrap"/>
    </style:style>
    <style:style style:name="ce127" style:family="table-cell" style:parent-style-name="Default" style:data-style-name="N1">
      <style:table-cell-properties fo:background-color="#7030a0" fo:wrap-option="wrap"/>
    </style:style>
    <style:style style:name="ce128" style:family="table-cell" style:parent-style-name="Default" style:data-style-name="N1">
      <style:table-cell-properties fo:background-color="#ff0000" fo:wrap-option="wrap"/>
    </style:style>
    <style:style style:name="ce129" style:family="table-cell" style:parent-style-name="Default" style:data-style-name="N1">
      <style:table-cell-properties fo:background-color="#00ff00" fo:wrap-option="wrap"/>
    </style:style>
    <style:style style:name="ce130" style:family="table-cell" style:parent-style-name="Default" style:data-style-name="N1">
      <style:table-cell-properties fo:background-color="#808080" fo:wrap-option="wrap"/>
    </style:style>
    <style:style style:name="ce131" style:family="table-cell" style:parent-style-name="Default">
      <style:table-cell-properties fo:background-color="#0099ff" fo:wrap-option="wrap"/>
    </style:style>
    <style:style style:name="ce133" style:family="table-cell" style:parent-style-name="Default">
      <style:table-cell-properties fo:background-color="#7030a0" fo:wrap-option="wrap"/>
    </style:style>
    <style:style style:name="ce134" style:family="table-cell" style:parent-style-name="Default">
      <style:table-cell-properties fo:background-color="#ff0000" fo:wrap-option="wrap"/>
    </style:style>
    <style:style style:name="ce135" style:family="table-cell" style:parent-style-name="Default">
      <style:table-cell-properties fo:background-color="#00ff00" fo:wrap-option="wrap"/>
    </style:style>
    <style:style style:name="ce136" style:family="table-cell" style:parent-style-name="Default">
      <style:table-cell-properties fo:background-color="#808080" fo:wrap-option="wrap"/>
    </style:style>
    <style:style style:name="ce145" style:family="table-cell" style:parent-style-name="Default" style:data-style-name="N100">
      <style:table-cell-properties fo:background-color="#0099ff" style:text-align-source="fix" style:repeat-content="false" fo:wrap-option="wrap"/>
      <style:paragraph-properties fo:text-align="end" fo:margin-left="0cm"/>
    </style:style>
    <style:style style:name="ce14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148" style:family="table-cell" style:parent-style-name="Default" style:data-style-name="N100">
      <style:table-cell-properties fo:background-color="#7030a0" style:text-align-source="fix" style:repeat-content="false" fo:wrap-option="wrap"/>
      <style:paragraph-properties fo:text-align="end" fo:margin-left="0cm"/>
    </style:style>
    <style:style style:name="ce149" style:family="table-cell" style:parent-style-name="Default" style:data-style-name="N100">
      <style:table-cell-properties fo:background-color="#ff0000" style:text-align-source="fix" style:repeat-content="false" fo:wrap-option="wrap"/>
      <style:paragraph-properties fo:text-align="end" fo:margin-left="0cm"/>
    </style:style>
    <style:style style:name="ce150" style:family="table-cell" style:parent-style-name="Default" style:data-style-name="N100">
      <style:table-cell-properties fo:background-color="#00ff00" style:text-align-source="fix" style:repeat-content="false" fo:wrap-option="wrap"/>
      <style:paragraph-properties fo:text-align="end" fo:margin-left="0cm"/>
    </style:style>
    <style:style style:name="ce151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end" fo:margin-left="0cm"/>
    </style:style>
    <style:style style:name="ce154" style:family="table-cell" style:parent-style-name="Default">
      <style:table-cell-properties fo:background-color="transparent" style:vertical-align="top"/>
      <style:text-properties fo:color="#c9211e" fo:font-weight="normal" style:font-weight-asian="normal" style:font-weight-complex="normal"/>
    </style:style>
    <style:style style:name="ce155" style:family="table-cell" style:parent-style-name="Default" style:data-style-name="N1">
      <style:table-cell-properties fo:background-color="transparent" fo:wrap-option="wrap"/>
      <style:text-properties fo:color="#c9211e" fo:font-weight="normal" style:font-weight-asian="normal" style:font-weight-complex="normal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 style:data-style-name="N100"/>
    <style:style style:name="ce159" style:family="table-cell" style:parent-style-name="Default">
      <style:table-cell-properties fo:background-color="transparent" fo:wrap-option="wrap"/>
      <style:text-properties fo:color="#c9211e" fo:font-weight="normal" style:font-weight-asian="normal" style:font-weight-complex="normal"/>
    </style:style>
    <style:style style:name="ce169" style:family="table-cell" style:parent-style-name="Default" style:data-style-name="N1">
      <style:table-cell-properties fo:background-color="transparent" fo:wrap-option="wrap"/>
      <style:text-properties fo:color="#c9211e" fo:language="de" fo:country="DE" fo:font-weight="normal" style:font-weight-asian="normal" style:font-weight-complex="normal"/>
    </style:style>
    <style:style style:name="ce174" style:family="table-cell" style:parent-style-name="Default" style:data-style-name="N257">
      <style:table-cell-properties fo:background-color="#a0a0a0" style:vertical-align="top"/>
    </style:style>
    <style:style style:name="ce175" style:family="table-cell" style:parent-style-name="Default" style:data-style-name="N257">
      <style:table-cell-properties fo:background-color="#0099ff" fo:wrap-option="wrap"/>
    </style:style>
    <style:style style:name="ce176" style:family="table-cell" style:parent-style-name="Default" style:data-style-name="N257">
      <style:table-cell-properties fo:wrap-option="wrap"/>
    </style:style>
    <style:style style:name="ce177" style:family="table-cell" style:parent-style-name="Default" style:data-style-name="N257">
      <style:table-cell-properties fo:background-color="#7030a0" fo:wrap-option="wrap"/>
    </style:style>
    <style:style style:name="ce178" style:family="table-cell" style:parent-style-name="Default" style:data-style-name="N257">
      <style:table-cell-properties fo:background-color="#ff0000" fo:wrap-option="wrap"/>
    </style:style>
    <style:style style:name="ce179" style:family="table-cell" style:parent-style-name="Default" style:data-style-name="N257">
      <style:table-cell-properties fo:background-color="#00ff00" fo:wrap-option="wrap"/>
    </style:style>
    <style:style style:name="ce180" style:family="table-cell" style:parent-style-name="Default" style:data-style-name="N257">
      <style:table-cell-properties fo:background-color="#808080" fo:wrap-option="wrap"/>
    </style:style>
    <style:style style:name="ce181" style:family="table-cell" style:parent-style-name="Default" style:data-style-name="N257"/>
    <style:style style:name="ce194" style:family="table-cell" style:parent-style-name="Default">
      <style:table-cell-properties fo:background-color="transparent"/>
      <style:text-properties fo:color="#c9211e"/>
    </style:style>
    <style:style style:name="ce19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0099ff" style:text-align-source="fix" style:repeat-content="false" fo:wrap-option="wrap"/>
      <style:paragraph-properties fo:text-align="center" fo:margin-left="0cm"/>
    </style:style>
    <style:style style:name="ce221" style:family="table-cell" style:parent-style-name="Default">
      <style:table-cell-properties style:vertical-align="top"/>
    </style:style>
    <style:style style:name="ce29" style:family="table-cell" style:parent-style-name="Default" style:data-style-name="N257">
      <style:table-cell-properties fo:background-color="transparent" fo:wrap-option="wrap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c9211e" fo:font-weight="normal" style:font-weight-asian="normal" style:font-weight-complex="normal"/>
    </style:style>
    <style:style style:name="ce43" style:family="table-cell" style:parent-style-name="Default">
      <style:table-cell-properties fo:background-color="transparent" style:vertical-align="top"/>
    </style:style>
    <style:style style:name="ce44" style:family="table-cell" style:parent-style-name="Default" style:data-style-name="N1">
      <style:table-cell-properties fo:background-color="transparent" fo:wrap-option="wrap"/>
    </style:style>
    <style:style style:name="ce46" style:family="table-cell" style:parent-style-name="Default">
      <style:text-properties fo:color="#c9211e"/>
    </style:style>
    <style:style style:name="ce51" style:family="table-cell" style:parent-style-name="Default">
      <style:table-cell-properties fo:background-color="transparent" fo:wrap-option="no-wrap"/>
      <style:text-properties fo:color="#c9211e" fo:font-weight="normal" style:font-weight-asian="normal" style:font-weight-complex="normal"/>
    </style:style>
    <style:style style:name="ce58" style:family="table-cell" style:parent-style-name="Default">
      <style:table-cell-properties fo:wrap-option="wrap"/>
      <style:text-properties fo:color="#c9211e"/>
    </style:style>
    <style:style style:name="ce72" style:family="table-cell" style:parent-style-name="Default">
      <style:table-cell-properties fo:background-color="#a0a0a0" style:vertical-align="top"/>
    </style:style>
    <style:style style:name="ce74" style:family="table-cell" style:parent-style-name="Default" style:data-style-name="N1">
      <style:table-cell-properties fo:wrap-option="wrap"/>
    </style:style>
    <style:style style:name="ce80" style:family="table-cell" style:parent-style-name="Default" style:data-style-name="N100">
      <style:table-cell-properties fo:wrap-option="wrap"/>
    </style:style>
    <style:style style:name="ce91" style:family="table-cell" style:parent-style-name="Default">
      <style:table-cell-properties fo:wrap-option="wrap"/>
    </style:style>
    <style:style style:name="ce95" style:family="table-cell" style:parent-style-name="Default">
      <style:table-cell-properties fo:background-color="transparent" fo:wrap-option="wrap"/>
    </style:style>
    <style:style style:name="ce97" style:family="table-cell" style:parent-style-name="Default">
      <style:table-cell-properties fo:background-color="#ffff00" fo:wrap-option="wrap"/>
    </style:style>
    <style:style style:name="ce160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162" style:family="table-cell" style:parent-style-name="Default">
      <style:table-cell-properties fo:background-color="#99ccff"/>
    </style:style>
    <style:style style:name="ce163" style:family="table-cell" style:parent-style-name="Default">
      <style:table-cell-properties fo:background-color="#83caff"/>
    </style:style>
    <style:style style:name="ce164" style:family="table-cell" style:parent-style-name="Default">
      <style:text-properties style:font-name="Arial1" fo:font-size="10pt" style:font-size-asian="10pt" style:font-size-complex="10pt"/>
    </style:style>
    <style:style style:name="ce165" style:family="table-cell" style:parent-style-name="Default">
      <style:table-cell-properties style:cell-protect="none" style:print-content="true"/>
      <style:text-properties style:font-name="Arial1" fo:font-size="10pt" style:font-size-asian="10pt" style:font-size-complex="10pt"/>
    </style:style>
    <style:style style:name="ce168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223" style:family="table-cell" style:parent-style-name="Default" style:data-style-name="N0"/>
    <style:style style:name="ce224" style:family="table-cell" style:parent-style-name="Default">
      <style:table-cell-properties fo:background-color="#83caff"/>
      <style:text-properties style:use-window-font-color="true"/>
    </style:style>
    <style:style style:name="ce235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236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237" style:family="table-cell" style:parent-style-name="Default">
      <style:table-cell-properties fo:background-color="#ffff00"/>
    </style:style>
    <style:style style:name="ce238" style:family="table-cell" style:parent-style-name="Default">
      <style:table-cell-properties fo:background-color="#ffff00"/>
      <style:text-properties style:use-window-font-color="true"/>
    </style:style>
    <style:style style:name="ce239" style:family="table-cell" style:parent-style-name="Default">
      <style:table-cell-properties fo:background-color="#ffff00" style:cell-protect="none" style:print-content="true"/>
    </style:style>
    <style:style style:name="ce240" style:family="table-cell" style:parent-style-name="Default">
      <style:table-cell-properties fo:background-color="#ffff00"/>
      <style:text-properties style:font-name="Arial1" fo:font-size="10pt" style:font-size-asian="10pt" style:font-size-complex="10pt"/>
    </style:style>
    <style:style style:name="ce241" style:family="table-cell" style:parent-style-name="Default">
      <style:table-cell-properties fo:background-color="#ffff00" style:cell-protect="none" style:print-content="true"/>
      <style:text-properties style:font-name="Arial1" fo:font-size="10pt" style:font-size-asian="10pt" style:font-size-complex="10pt"/>
    </style:style>
    <style:style style:name="ce242" style:family="table-cell" style:parent-style-name="Default" style:data-style-name="N0">
      <style:text-properties fo:color="#ff0000"/>
    </style:style>
    <style:style style:name="ce243" style:family="table-cell" style:parent-style-name="Default" style:data-style-name="N0">
      <style:table-cell-properties style:cell-protect="none" style:print-content="true"/>
      <style:text-properties style:font-name="Arial1" fo:font-size="10pt" style:font-size-asian="10pt" style:font-size-complex="10pt"/>
    </style:style>
    <style:style style:name="ce198" style:family="table-cell" style:parent-style-name="Default">
      <style:table-cell-properties fo:background-color="#c0c0c0" style:direction="ltr" style:rotation-angle="270"/>
    </style:style>
    <style:style style:name="ce199" style:family="table-cell" style:parent-style-name="Default">
      <style:table-cell-properties fo:background-color="#c0c0c0"/>
    </style:style>
    <style:style style:name="ce200" style:family="table-cell" style:parent-style-name="Default">
      <style:table-cell-properties fo:background-color="#ffffff"/>
    </style:style>
    <style:style style:name="ce201" style:family="table-cell" style:parent-style-name="Default" style:data-style-name="N403">
      <style:table-cell-properties fo:background-color="#c0c0c0" style:direction="ltr" style:rotation-angle="268"/>
    </style:style>
    <style:style style:name="ce202" style:family="table-cell" style:parent-style-name="Default" style:data-style-name="N380"/>
    <style:style style:name="ce203" style:family="table-cell" style:parent-style-name="Default" style:data-style-name="N380">
      <style:table-cell-properties fo:background-color="transparent"/>
    </style:style>
    <style:style style:name="ce204" style:family="table-cell" style:parent-style-name="Default" style:data-style-name="N403"/>
    <style:style style:name="ce205" style:family="table-cell" style:parent-style-name="Default">
      <style:table-cell-properties fo:background-color="#c0c0c0" style:direction="ltr" style:rotation-angle="268"/>
    </style:style>
    <style:style style:name="ce206" style:family="table-cell" style:parent-style-name="Default">
      <style:table-cell-properties fo:background-color="#c0c0c0" fo:wrap-option="wrap" style:direction="ltr" style:rotation-angle="271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7" style:family="table-cell" style:parent-style-name="Default" style:data-style-name="N0">
      <style:table-cell-properties fo:background-color="#c0c0c0" fo:border="0.99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100">
      <style:table-cell-properties fo:border="none"/>
    </style:style>
    <style:style style:name="ce260" style:family="table-cell" style:parent-style-name="Default">
      <style:table-cell-properties fo:border="0.99pt solid #000000"/>
    </style:style>
    <style:style style:name="ce261" style:family="table-cell" style:parent-style-name="Default" style:data-style-name="N60">
      <style:table-cell-properties fo:background-color="#c0c0c0" fo:wrap-option="wrap" fo:border="0.99pt solid #000000"/>
    </style:style>
    <style:style style:name="ce262" style:family="table-cell" style:parent-style-name="Default" style:data-style-name="N60">
      <style:table-cell-properties fo:border="none"/>
    </style:style>
    <style:style style:name="ce263" style:family="table-cell" style:parent-style-name="Default" style:data-style-name="N60">
      <style:table-cell-properties fo:border="0.99pt solid #000000"/>
    </style:style>
    <style:style style:name="ce264" style:family="table-cell" style:parent-style-name="Default" style:data-style-name="N60"/>
    <style:style style:name="ce265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66" style:family="table-cell" style:parent-style-name="Default" style:data-style-name="N6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67" style:family="table-cell" style:parent-style-name="Default">
      <style:table-cell-properties fo:background-color="#c0c0c0" fo:wrap-option="wrap" fo:border="0.99pt solid #000000"/>
    </style:style>
    <style:style style:name="ce268" style:family="table-cell" style:parent-style-name="Default">
      <style:table-cell-properties fo:background-color="#c0c0c0" fo:border="0.99pt solid #000000"/>
    </style:style>
    <style:style style:name="ce269" style:family="table-cell" style:parent-style-name="Default" style:data-style-name="N0">
      <style:text-properties fo:font-size="10pt" style:font-size-asian="10pt" style:font-size-complex="10pt"/>
    </style:style>
    <style:style style:name="ce270" style:family="table-cell" style:parent-style-name="Default">
      <style:text-properties fo:font-size="10pt" style:font-size-asian="10pt" style:font-size-complex="10pt"/>
    </style:style>
    <style:style style:name="ce271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273" style:family="table-cell" style:parent-style-name="Default" style:data-style-name="N0">
      <style:table-cell-properties fo:background-color="#0099ff"/>
      <style:text-properties fo:color="#ffffff" fo:font-size="10pt" style:font-size-asian="10pt" style:font-size-complex="10pt"/>
    </style:style>
    <style:style style:name="ce274" style:family="table-cell" style:parent-style-name="Default" style:data-style-name="N0">
      <style:table-cell-properties fo:background-color="#7030a0"/>
      <style:text-properties fo:color="#ffffff" fo:font-size="10pt" style:font-size-asian="10pt" style:font-size-complex="10pt"/>
    </style:style>
    <style:style style:name="ce275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276" style:family="table-cell" style:parent-style-name="Default" style:data-style-name="N0">
      <style:table-cell-properties fo:background-color="#00ff00"/>
      <style:text-properties fo:color="#ffffff" fo:font-size="10pt" style:font-size-asian="10pt" style:font-size-complex="10pt"/>
    </style:style>
    <style:style style:name="ce277" style:family="table-cell" style:parent-style-name="Default" style:data-style-name="N0">
      <style:table-cell-properties fo:background-color="#ff00ff"/>
      <style:text-properties fo:color="#ffffff" fo:font-size="10pt" style:font-size-asian="10pt" style:font-size-complex="10pt"/>
    </style:style>
    <style:style style:name="ce278" style:family="table-cell" style:parent-style-name="Default" style:data-style-name="N0">
      <style:table-cell-properties fo:background-color="#808080"/>
      <style:text-properties fo:color="#ffffff" fo:font-size="10pt" style:font-size-asian="10pt" style:font-size-complex="10pt"/>
    </style:style>
    <style:style style:name="ce279" style:family="table-cell" style:parent-style-name="Default">
      <style:table-cell-properties fo:background-color="#808080"/>
    </style:style>
    <style:style style:name="ce280" style:family="table-cell" style:parent-style-name="Default">
      <style:table-cell-properties fo:background-color="#cc6633"/>
    </style:style>
    <style:style style:name="ce281" style:family="table-cell" style:parent-style-name="Default">
      <style:table-cell-properties fo:background-color="#000000"/>
    </style:style>
    <style:style style:name="ce282" style:family="table-cell" style:parent-style-name="Default">
      <style:table-cell-properties fo:wrap-option="wrap"/>
      <style:text-properties style:font-name="Nimbus Sans L" style:font-name-asian="DejaVu Sans" style:font-name-complex="DejaVu Sans"/>
    </style:style>
    <style:style style:name="ce283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0">
      <style:table-cell-properties fo:background-color="#ffff00"/>
      <style:text-properties fo:color="#c9211e" fo:font-size="10pt" style:font-size-asian="10pt" style:font-size-complex="10pt"/>
    </style:style>
    <style:style style:name="ce286" style:family="table-cell" style:parent-style-name="Default">
      <style:table-cell-properties fo:background-color="#fff200"/>
    </style:style>
    <style:style style:name="ce287" style:family="table-cell" style:parent-style-name="Default"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09" style:family="table-cell" style:parent-style-name="Default">
      <style:text-properties style:use-window-font-color="true"/>
    </style:style>
    <style:style style:name="ce310" style:family="table-cell" style:parent-style-name="Default">
      <style:table-cell-properties fo:background-color="#3465a4"/>
    </style:style>
    <style:style style:name="ce311" style:family="table-cell" style:parent-style-name="Default">
      <style:table-cell-properties fo:background-color="#361ad4"/>
    </style:style>
    <style:style style:name="ce312" style:family="table-cell" style:parent-style-name="Default">
      <style:table-cell-properties fo:background-color="#81d41a"/>
    </style:style>
    <style:style style:name="ce335" style:family="table-cell" style:parent-style-name="Default">
      <style:table-cell-properties fo:background-color="#0099ff"/>
    </style:style>
    <style:style style:name="ce336" style:family="table-cell" style:parent-style-name="Default">
      <style:table-cell-properties fo:background-color="#7030a0"/>
    </style:style>
    <style:style style:name="ce337" style:family="table-cell" style:parent-style-name="Default">
      <style:table-cell-properties fo:background-color="#ff0000"/>
    </style:style>
    <style:style style:name="ce342" style:family="table-cell" style:parent-style-name="Default">
      <style:table-cell-properties fo:background-color="#ff00ff"/>
    </style:style>
    <style:style style:name="ce343" style:family="table-cell" style:parent-style-name="Default">
      <style:table-cell-properties fo:background-color="#00ff00"/>
    </style:style>
    <style:style style:name="ce303" style:family="table-cell" style:parent-style-name="Default" style:data-style-name="N60">
      <style:table-cell-properties fo:wrap-option="wrap"/>
    </style:style>
    <style:style style:name="ce304" style:family="table-cell" style:parent-style-name="Default">
      <style:table-cell-properties fo:background-color="#a0a0a0" style:vertical-align="top"/>
      <style:text-properties fo:color="#c9211e" fo:font-weight="normal" style:font-weight-asian="normal" style:font-weight-complex="normal"/>
    </style:style>
    <style:style style:name="ce305" style:family="table-cell" style:parent-style-name="Default">
      <style:table-cell-properties fo:wrap-option="wrap"/>
      <style:text-properties fo:color="#c9211e" fo:font-weight="normal" style:font-weight-asian="normal" style:font-weight-complex="normal"/>
    </style:style>
    <style:style style:name="ce189" style:family="table-cell" style:parent-style-name="Default">
      <style:table-cell-properties fo:background-color="#a0a0a0" style:vertical-align="top"/>
    </style:style>
    <style:style style:name="ce190" style:family="table-cell" style:parent-style-name="Default" style:data-style-name="N100">
      <style:table-cell-properties fo:background-color="#0099ff" style:text-align-source="fix" style:repeat-content="false" fo:wrap-option="wrap"/>
      <style:paragraph-properties fo:text-align="center" fo:margin-left="0cm"/>
    </style:style>
    <style:style style:name="ce191" style:family="table-cell" style:parent-style-name="Default" style:data-style-name="N1">
      <style:table-cell-properties fo:wrap-option="wrap"/>
    </style:style>
    <style:style style:name="ce192" style:family="table-cell" style:parent-style-name="Default" style:data-style-name="N100">
      <style:table-cell-properties fo:background-color="#0099ff" fo:wrap-option="wrap"/>
    </style:style>
    <style:style style:name="ce193" style:family="table-cell" style:parent-style-name="Default" style:data-style-name="N100">
      <style:table-cell-properties fo:background-color="#7030a0" fo:wrap-option="wrap"/>
    </style:style>
    <style:style style:name="ce195" style:family="table-cell" style:parent-style-name="Default" style:data-style-name="N100">
      <style:table-cell-properties fo:background-color="#ff0000" fo:wrap-option="wrap"/>
    </style:style>
    <style:style style:name="ce196" style:family="table-cell" style:parent-style-name="Default" style:data-style-name="N1">
      <style:table-cell-properties fo:background-color="transparent" fo:wrap-option="wrap"/>
    </style:style>
    <style:style style:name="ce208" style:family="table-cell" style:parent-style-name="Default" style:data-style-name="N100">
      <style:table-cell-properties fo:background-color="#00ff00" fo:wrap-option="wrap"/>
    </style:style>
    <style:style style:name="ce209" style:family="table-cell" style:parent-style-name="Default" style:data-style-name="N100">
      <style:table-cell-properties fo:wrap-option="wrap"/>
    </style:style>
    <style:style style:name="ce210" style:family="table-cell" style:parent-style-name="Default" style:data-style-name="N100">
      <style:table-cell-properties fo:background-color="#808080" fo:wrap-option="wrap"/>
    </style:style>
    <style:style style:name="ce211" style:family="table-cell" style:parent-style-name="Default">
      <style:table-cell-properties fo:background-color="#808080" fo:wrap-option="wrap"/>
    </style:style>
    <style:style style:name="ce212" style:family="table-cell" style:parent-style-name="Default" style:data-style-name="N1">
      <style:table-cell-properties fo:background-color="#0099ff" fo:wrap-option="wrap"/>
    </style:style>
    <style:style style:name="ce213" style:family="table-cell" style:parent-style-name="Default" style:data-style-name="N1">
      <style:table-cell-properties fo:background-color="#7030a0" fo:wrap-option="wrap"/>
    </style:style>
    <style:style style:name="ce214" style:family="table-cell" style:parent-style-name="Default" style:data-style-name="N1">
      <style:table-cell-properties fo:background-color="#ff0000" fo:wrap-option="wrap"/>
    </style:style>
    <style:style style:name="ce215" style:family="table-cell" style:parent-style-name="Default" style:data-style-name="N1">
      <style:table-cell-properties fo:background-color="#00ff00" fo:wrap-option="wrap"/>
    </style:style>
    <style:style style:name="ce216" style:family="table-cell" style:parent-style-name="Default" style:data-style-name="N1">
      <style:table-cell-properties fo:background-color="#808080" fo:wrap-option="wrap"/>
    </style:style>
    <style:style style:name="ce217" style:family="table-cell" style:parent-style-name="Default">
      <style:table-cell-properties fo:background-color="#0099ff" fo:wrap-option="wrap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7030a0" fo:wrap-option="wrap"/>
    </style:style>
    <style:style style:name="ce220" style:family="table-cell" style:parent-style-name="Default">
      <style:table-cell-properties fo:background-color="#ff0000" fo:wrap-option="wrap"/>
    </style:style>
    <style:style style:name="ce222" style:family="table-cell" style:parent-style-name="Default">
      <style:table-cell-properties fo:background-color="transparent" fo:wrap-option="wrap"/>
    </style:style>
    <style:style style:name="ce225" style:family="table-cell" style:parent-style-name="Default">
      <style:table-cell-properties fo:background-color="#00ff00" fo:wrap-option="wrap"/>
    </style:style>
    <style:style style:name="ce226" style:family="table-cell" style:parent-style-name="Default">
      <style:table-cell-properties fo:background-color="#ffff00" fo:wrap-option="wrap"/>
    </style:style>
    <style:style style:name="ce227" style:family="table-cell" style:parent-style-name="Default" style:data-style-name="N257">
      <style:table-cell-properties fo:background-color="#a0a0a0" style:vertical-align="top"/>
    </style:style>
    <style:style style:name="ce228" style:family="table-cell" style:parent-style-name="Default" style:data-style-name="N257">
      <style:table-cell-properties fo:background-color="#0099ff" fo:wrap-option="wrap"/>
    </style:style>
    <style:style style:name="ce229" style:family="table-cell" style:parent-style-name="Default" style:data-style-name="N257">
      <style:table-cell-properties fo:wrap-option="wrap"/>
    </style:style>
    <style:style style:name="ce230" style:family="table-cell" style:parent-style-name="Default" style:data-style-name="N257">
      <style:table-cell-properties fo:background-color="#7030a0" fo:wrap-option="wrap"/>
    </style:style>
    <style:style style:name="ce231" style:family="table-cell" style:parent-style-name="Default" style:data-style-name="N257">
      <style:table-cell-properties fo:background-color="#ff0000" fo:wrap-option="wrap"/>
    </style:style>
    <style:style style:name="ce232" style:family="table-cell" style:parent-style-name="Default" style:data-style-name="N257">
      <style:table-cell-properties fo:background-color="transparent" fo:wrap-option="wrap"/>
    </style:style>
    <style:style style:name="ce233" style:family="table-cell" style:parent-style-name="Default" style:data-style-name="N257">
      <style:table-cell-properties fo:background-color="#00ff00" fo:wrap-option="wrap"/>
    </style:style>
    <style:style style:name="ce234" style:family="table-cell" style:parent-style-name="Default" style:data-style-name="N257">
      <style:table-cell-properties fo:background-color="#808080" fo:wrap-option="wrap"/>
    </style:style>
    <style:style style:name="ce244" style:family="table-cell" style:parent-style-name="Default" style:data-style-name="N257"/>
    <style:style style:name="ce245" style:family="table-cell" style:parent-style-name="Default" style:data-style-name="N100">
      <style:table-cell-properties fo:background-color="#0099ff" style:text-align-source="fix" style:repeat-content="false" fo:wrap-option="wrap"/>
      <style:paragraph-properties fo:text-align="end" fo:margin-left="0cm"/>
    </style:style>
    <style:style style:name="ce246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</style:style>
    <style:style style:name="ce24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248" style:family="table-cell" style:parent-style-name="Default" style:data-style-name="N100">
      <style:table-cell-properties fo:background-color="#7030a0" style:text-align-source="fix" style:repeat-content="false" fo:wrap-option="wrap"/>
      <style:paragraph-properties fo:text-align="end" fo:margin-left="0cm"/>
    </style:style>
    <style:style style:name="ce249" style:family="table-cell" style:parent-style-name="Default" style:data-style-name="N100">
      <style:table-cell-properties fo:background-color="#ff0000" style:text-align-source="fix" style:repeat-content="false" fo:wrap-option="wrap"/>
      <style:paragraph-properties fo:text-align="end" fo:margin-left="0cm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251" style:family="table-cell" style:parent-style-name="Default" style:data-style-name="N100">
      <style:table-cell-properties fo:background-color="#00ff00" style:text-align-source="fix" style:repeat-content="false" fo:wrap-option="wrap"/>
      <style:paragraph-properties fo:text-align="end" fo:margin-left="0cm"/>
    </style:style>
    <style:style style:name="ce252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end" fo:margin-left="0cm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4" style:family="table-cell" style:parent-style-name="Default">
      <style:table-cell-properties fo:background-color="transparent" style:vertical-align="top"/>
      <style:text-properties fo:color="#c9211e" fo:font-weight="normal" style:font-weight-asian="normal" style:font-weight-complex="normal"/>
    </style:style>
    <style:style style:name="ce255" style:family="table-cell" style:parent-style-name="Default">
      <style:text-properties fo:color="#c9211e"/>
    </style:style>
    <style:style style:name="ce256" style:family="table-cell" style:parent-style-name="Default">
      <style:table-cell-properties fo:background-color="transparent" fo:wrap-option="wrap"/>
      <style:text-properties fo:color="#c9211e" fo:font-weight="normal" style:font-weight-asian="normal" style:font-weight-complex="normal"/>
    </style:style>
    <style:style style:name="ce28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c9211e" fo:font-weight="normal" style:font-weight-asian="normal" style:font-weight-complex="normal"/>
    </style:style>
    <style:style style:name="ce290" style:family="table-cell" style:parent-style-name="Default" style:data-style-name="N1">
      <style:table-cell-properties fo:background-color="transparent" fo:wrap-option="wrap"/>
      <style:text-properties fo:color="#c9211e" fo:font-weight="normal" style:font-weight-asian="normal" style:font-weight-complex="normal"/>
    </style:style>
    <style:style style:name="ce291" style:family="table-cell" style:parent-style-name="Default" style:data-style-name="N426">
      <style:table-cell-properties style:text-align-source="fix" style:repeat-content="false" fo:background-color="transparent" fo:wrap-option="wrap"/>
      <style:paragraph-properties fo:text-align="start" fo:margin-left="0cm"/>
      <style:text-properties fo:color="#c9211e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wrap-option="no-wrap"/>
      <style:text-properties fo:color="#c9211e" fo:font-weight="normal" style:font-weight-asian="normal" style:font-weight-complex="normal"/>
    </style:style>
    <style:style style:name="ce293" style:family="table-cell" style:parent-style-name="Default" style:data-style-name="N1">
      <style:table-cell-properties fo:background-color="transparent" fo:wrap-option="wrap"/>
      <style:text-properties fo:color="#c9211e" fo:language="de" fo:country="DE" fo:font-weight="normal" style:font-weight-asian="normal" style:font-weight-complex="normal"/>
    </style:style>
    <style:style style:name="ce294" style:family="table-cell" style:parent-style-name="Default">
      <style:table-cell-properties fo:background-color="transparent"/>
      <style:text-properties fo:color="#c9211e"/>
    </style:style>
    <style:style style:name="ce295" style:family="table-cell" style:parent-style-name="Default">
      <style:table-cell-properties fo:wrap-option="wrap"/>
      <style:text-properties fo:color="#c9211e"/>
    </style:style>
    <style:style style:name="ce296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style:vertical-align="top"/>
    </style:style>
    <style:style style:name="ce298" style:family="table-cell" style:parent-style-name="Default">
      <style:table-cell-properties fo:background-color="transparent"/>
    </style:style>
    <style:style style:name="ce299" style:family="table-cell" style:parent-style-name="Default" style:data-style-name="N100"/>
    <style:style style:name="ce300" style:family="table-cell" style:parent-style-name="Default">
      <style:table-cell-properties style:vertical-align="top"/>
    </style:style>
    <style:style style:name="ce301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302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306" style:family="table-cell" style:parent-style-name="Default">
      <style:table-cell-properties fo:background-color="#99ccff"/>
    </style:style>
    <style:style style:name="ce307" style:family="table-cell" style:parent-style-name="Default">
      <style:table-cell-properties fo:background-color="#83caff"/>
    </style:style>
    <style:style style:name="ce308" style:family="table-cell" style:parent-style-name="Default">
      <style:text-properties style:font-name="Arial1" fo:font-size="10pt" style:font-size-asian="10pt" style:font-size-complex="10pt"/>
    </style:style>
    <style:style style:name="ce313" style:family="table-cell" style:parent-style-name="Default">
      <style:table-cell-properties style:cell-protect="none" style:print-content="true"/>
      <style:text-properties style:font-name="Arial1" fo:font-size="10pt" style:font-size-asian="10pt" style:font-size-complex="10pt"/>
    </style:style>
    <style:style style:name="ce314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315" style:family="table-cell" style:parent-style-name="Default" style:data-style-name="N0"/>
    <style:style style:name="ce316" style:family="table-cell" style:parent-style-name="Default">
      <style:table-cell-properties fo:background-color="#83caff"/>
      <style:text-properties style:use-window-font-color="true"/>
    </style:style>
    <style:style style:name="ce317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318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319" style:family="table-cell" style:parent-style-name="Default">
      <style:table-cell-properties fo:background-color="#ffff00"/>
    </style:style>
    <style:style style:name="ce320" style:family="table-cell" style:parent-style-name="Default">
      <style:table-cell-properties fo:background-color="#ffff00"/>
      <style:text-properties style:use-window-font-color="true"/>
    </style:style>
    <style:style style:name="ce321" style:family="table-cell" style:parent-style-name="Default">
      <style:table-cell-properties fo:background-color="#ffff00" style:cell-protect="none" style:print-content="true"/>
    </style:style>
    <style:style style:name="ce322" style:family="table-cell" style:parent-style-name="Default">
      <style:table-cell-properties fo:background-color="#ffff00"/>
      <style:text-properties style:font-name="Arial1" fo:font-size="10pt" style:font-size-asian="10pt" style:font-size-complex="10pt"/>
    </style:style>
    <style:style style:name="ce323" style:family="table-cell" style:parent-style-name="Default">
      <style:table-cell-properties fo:background-color="#ffff00" style:cell-protect="none" style:print-content="true"/>
      <style:text-properties style:font-name="Arial1" fo:font-size="10pt" style:font-size-asian="10pt" style:font-size-complex="10pt"/>
    </style:style>
    <style:style style:name="ce324" style:family="table-cell" style:parent-style-name="Default" style:data-style-name="N0">
      <style:text-properties fo:color="#ff0000"/>
    </style:style>
    <style:style style:name="ce325" style:family="table-cell" style:parent-style-name="Default" style:data-style-name="N0">
      <style:table-cell-properties style:cell-protect="none" style:print-content="true"/>
      <style:text-properties style:font-name="Arial1" fo:font-size="10pt" style:font-size-asian="10pt" style:font-size-complex="10pt"/>
    </style:style>
    <style:style style:name="ce326" style:family="table-cell" style:parent-style-name="Default">
      <style:table-cell-properties fo:background-color="#c0c0c0" style:direction="ltr" style:rotation-angle="270"/>
    </style:style>
    <style:style style:name="ce327" style:family="table-cell" style:parent-style-name="Default">
      <style:table-cell-properties fo:background-color="#c0c0c0"/>
    </style:style>
    <style:style style:name="ce328" style:family="table-cell" style:parent-style-name="Default">
      <style:table-cell-properties fo:background-color="#ffffff"/>
    </style:style>
    <style:style style:name="ce329" style:family="table-cell" style:parent-style-name="Default" style:data-style-name="N403">
      <style:table-cell-properties fo:background-color="#c0c0c0" style:direction="ltr" style:rotation-angle="268"/>
    </style:style>
    <style:style style:name="ce330" style:family="table-cell" style:parent-style-name="Default" style:data-style-name="N380"/>
    <style:style style:name="ce331" style:family="table-cell" style:parent-style-name="Default" style:data-style-name="N380">
      <style:table-cell-properties fo:background-color="transparent"/>
    </style:style>
    <style:style style:name="ce332" style:family="table-cell" style:parent-style-name="Default" style:data-style-name="N403"/>
    <style:style style:name="ce333" style:family="table-cell" style:parent-style-name="Default">
      <style:table-cell-properties fo:background-color="#c0c0c0" style:direction="ltr" style:rotation-angle="268"/>
    </style:style>
    <style:style style:name="ce334" style:family="table-cell" style:parent-style-name="Default">
      <style:table-cell-properties fo:background-color="#c0c0c0" fo:wrap-option="wrap" style:direction="ltr" style:rotation-angle="271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9" style:family="table-cell" style:parent-style-name="Default" style:data-style-name="N0">
      <style:table-cell-properties fo:background-color="#c0c0c0" fo:border="0.99pt solid #000000"/>
    </style:style>
    <style:style style:name="ce340" style:family="table-cell" style:parent-style-name="Default">
      <style:table-cell-properties fo:border="none"/>
    </style:style>
    <style:style style:name="ce341" style:family="table-cell" style:parent-style-name="Default" style:data-style-name="N100">
      <style:table-cell-properties fo:border="none"/>
    </style:style>
    <style:style style:name="ce344" style:family="table-cell" style:parent-style-name="Default">
      <style:table-cell-properties fo:border="0.99pt solid #000000"/>
    </style:style>
    <style:style style:name="ce345" style:family="table-cell" style:parent-style-name="Default" style:data-style-name="N60">
      <style:table-cell-properties fo:background-color="#c0c0c0" fo:wrap-option="wrap" fo:border="0.99pt solid #000000"/>
    </style:style>
    <style:style style:name="ce346" style:family="table-cell" style:parent-style-name="Default" style:data-style-name="N60">
      <style:table-cell-properties fo:border="none"/>
    </style:style>
    <style:style style:name="ce347" style:family="table-cell" style:parent-style-name="Default" style:data-style-name="N60">
      <style:table-cell-properties fo:border="0.99pt solid #000000"/>
    </style:style>
    <style:style style:name="ce348" style:family="table-cell" style:parent-style-name="Default" style:data-style-name="N60"/>
    <style:style style:name="ce349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350" style:family="table-cell" style:parent-style-name="Default" style:data-style-name="N6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351" style:family="table-cell" style:parent-style-name="Default">
      <style:table-cell-properties fo:background-color="#c0c0c0" fo:wrap-option="wrap" fo:border="0.99pt solid #000000"/>
    </style:style>
    <style:style style:name="ce352" style:family="table-cell" style:parent-style-name="Default">
      <style:table-cell-properties fo:background-color="#c0c0c0" fo:border="0.99pt solid #000000"/>
    </style:style>
    <style:style style:name="ce353" style:family="table-cell" style:parent-style-name="Default" style:data-style-name="N0">
      <style:text-properties fo:font-size="10pt" style:font-size-asian="10pt" style:font-size-complex="10pt"/>
    </style:style>
    <style:style style:name="ce354" style:family="table-cell" style:parent-style-name="Default">
      <style:text-properties fo:font-size="10pt" style:font-size-asian="10pt" style:font-size-complex="10pt"/>
    </style:style>
    <style:style style:name="ce355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357" style:family="table-cell" style:parent-style-name="Default" style:data-style-name="N0">
      <style:table-cell-properties fo:background-color="#0099ff"/>
      <style:text-properties fo:color="#ffffff" fo:font-size="10pt" style:font-size-asian="10pt" style:font-size-complex="10pt"/>
    </style:style>
    <style:style style:name="ce358" style:family="table-cell" style:parent-style-name="Default" style:data-style-name="N0">
      <style:table-cell-properties fo:background-color="#7030a0"/>
      <style:text-properties fo:color="#ffffff" fo:font-size="10pt" style:font-size-asian="10pt" style:font-size-complex="10pt"/>
    </style:style>
    <style:style style:name="ce359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360" style:family="table-cell" style:parent-style-name="Default" style:data-style-name="N0">
      <style:table-cell-properties fo:background-color="#00ff00"/>
      <style:text-properties fo:color="#ffffff" fo:font-size="10pt" style:font-size-asian="10pt" style:font-size-complex="10pt"/>
    </style:style>
    <style:style style:name="ce361" style:family="table-cell" style:parent-style-name="Default" style:data-style-name="N0">
      <style:table-cell-properties fo:background-color="#ff00ff"/>
      <style:text-properties fo:color="#ffffff" fo:font-size="10pt" style:font-size-asian="10pt" style:font-size-complex="10pt"/>
    </style:style>
    <style:style style:name="ce362" style:family="table-cell" style:parent-style-name="Default" style:data-style-name="N0">
      <style:table-cell-properties fo:background-color="#808080"/>
      <style:text-properties fo:color="#ffffff" fo:font-size="10pt" style:font-size-asian="10pt" style:font-size-complex="10pt"/>
    </style:style>
    <style:style style:name="ce363" style:family="table-cell" style:parent-style-name="Default">
      <style:table-cell-properties fo:background-color="#808080"/>
    </style:style>
    <style:style style:name="ce364" style:family="table-cell" style:parent-style-name="Default">
      <style:table-cell-properties fo:background-color="#cc6633"/>
    </style:style>
    <style:style style:name="ce365" style:family="table-cell" style:parent-style-name="Default">
      <style:table-cell-properties fo:background-color="#000000"/>
    </style:style>
    <style:style style:name="ce366" style:family="table-cell" style:parent-style-name="Default">
      <style:table-cell-properties fo:wrap-option="wrap"/>
      <style:text-properties style:font-name="Nimbus Sans L" style:font-name-asian="DejaVu Sans" style:font-name-complex="DejaVu Sans"/>
    </style:style>
    <style:style style:name="ce367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8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 style:data-style-name="N0">
      <style:table-cell-properties fo:background-color="#ffff00"/>
      <style:text-properties fo:color="#c9211e" fo:font-size="10pt" style:font-size-asian="10pt" style:font-size-complex="10pt"/>
    </style:style>
    <style:style style:name="ce370" style:family="table-cell" style:parent-style-name="Default">
      <style:table-cell-properties fo:background-color="#fff200"/>
    </style:style>
    <style:style style:name="ce371" style:family="table-cell" style:parent-style-name="Default">
      <style:text-properties fo:font-weight="bold" style:font-weight-asian="bold" style:font-weight-complex="bold"/>
    </style:style>
    <style:style style:name="ce37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73" style:family="table-cell" style:parent-style-name="Default">
      <style:text-properties style:use-window-font-color="true"/>
    </style:style>
    <style:style style:name="ce374" style:family="table-cell" style:parent-style-name="Default">
      <style:table-cell-properties fo:background-color="#3465a4"/>
    </style:style>
    <style:style style:name="ce375" style:family="table-cell" style:parent-style-name="Default">
      <style:table-cell-properties fo:background-color="#361ad4"/>
    </style:style>
    <style:style style:name="ce376" style:family="table-cell" style:parent-style-name="Default">
      <style:table-cell-properties fo:background-color="#81d41a"/>
    </style:style>
    <style:style style:name="ce377" style:family="table-cell" style:parent-style-name="Default">
      <style:table-cell-properties fo:background-color="#0099ff"/>
    </style:style>
    <style:style style:name="ce378" style:family="table-cell" style:parent-style-name="Default">
      <style:table-cell-properties fo:background-color="#7030a0"/>
    </style:style>
    <style:style style:name="ce379" style:family="table-cell" style:parent-style-name="Default">
      <style:table-cell-properties fo:background-color="#ff0000"/>
    </style:style>
    <style:style style:name="ce380" style:family="table-cell" style:parent-style-name="Default">
      <style:table-cell-properties fo:background-color="#00ff00"/>
    </style:style>
    <style:style style:name="ce381" style:family="table-cell" style:parent-style-name="Default">
      <style:table-cell-properties fo:background-color="#ff00ff"/>
    </style:style>
    <style:style style:name="ce382" style:family="table-cell" style:parent-style-name="Default" style:data-style-name="N60">
      <style:table-cell-properties fo:wrap-option="wrap"/>
    </style:style>
    <style:style style:name="ce383" style:family="table-cell" style:parent-style-name="Default">
      <style:table-cell-properties fo:background-color="#a0a0a0" style:vertical-align="top"/>
      <style:text-properties fo:color="#c9211e" fo:font-weight="normal" style:font-weight-asian="normal" style:font-weight-complex="normal"/>
    </style:style>
    <style:style style:name="ce384" style:family="table-cell" style:parent-style-name="Default">
      <style:table-cell-properties fo:wrap-option="wrap"/>
      <style:text-properties fo:color="#c9211e" fo:font-weight="normal" style:font-weight-asian="normal" style:font-weight-complex="normal"/>
    </style:style>
  </office:automatic-styles>
  <office:body>
    <office:spreadsheet>
      <table:table table:name="Trains" table:style-name="ta1" table:print="false">
        <office:forms form:automatic-focus="false" form:apply-design-mode="false">
          <form:form form:name="Standard" form:apply-filter="true" form:command-type="query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44"/>
        <table:table-column table:style-name="co6" table:default-cell-style-name="ce244"/>
        <table:table-column table:style-name="co7" table:default-cell-style-name="ce253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ce296"/>
        <table:table-column table:style-name="co11" table:default-cell-style-name="ce298"/>
        <table:table-column table:style-name="co12" table:default-cell-style-name="ce298"/>
        <table:table-column table:style-name="co13" table:default-cell-style-name="ce298"/>
        <table:table-column table:style-name="co5" table:number-columns-repeated="2" table:default-cell-style-name="ce298"/>
        <table:table-column table:style-name="co5" table:number-columns-repeated="3" table:default-cell-style-name="Default"/>
        <table:table-column table:style-name="co14" table:default-cell-style-name="Default"/>
        <table:table-column table:style-name="co5" table:number-columns-repeated="5" table:default-cell-style-name="Default"/>
        <table:table-column table:style-name="co15" table:number-columns-repeated="16359" table:default-cell-style-name="Default"/>
        <table:table-row table:style-name="ro1">
          <table:table-cell table:style-name="ce189" office:value-type="string" calcext:value-type="string">
            <text:p>Train Number</text:p>
          </table:table-cell>
          <table:table-cell table:style-name="ce189" office:value-type="string" calcext:value-type="string">
            <text:p>Enum</text:p>
          </table:table-cell>
          <table:table-cell table:style-name="ce189" office:value-type="string" calcext:value-type="string">
            <text:p>Station</text:p>
          </table:table-cell>
          <table:table-cell table:style-name="ce189" office:value-type="string" calcext:value-type="string">
            <text:p>Station / Track</text:p>
          </table:table-cell>
          <table:table-cell table:style-name="ce227" office:value-type="string" calcext:value-type="string">
            <text:p>Arrival</text:p>
          </table:table-cell>
          <table:table-cell table:style-name="ce227" office:value-type="string" calcext:value-type="string">
            <text:p>Departure</text:p>
          </table:table-cell>
          <table:table-cell table:style-name="ce189" office:value-type="string" calcext:value-type="string">
            <text:p>Group / Wheel <text:s/></text:p>
          </table:table-cell>
          <table:table-cell table:style-name="ce189" office:value-type="string" calcext:value-type="string">
            <text:p>Object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Train Name</text:p>
          </table:table-cell>
          <table:table-cell table:style-name="ce254" office:value-type="string" calcext:value-type="string">
            <text:p>Remark</text:p>
          </table:table-cell>
          <table:table-cell table:style-name="ce297" office:value-type="string" calcext:value-type="string">
            <text:p>Trapez</text:p>
          </table:table-cell>
          <table:table-cell table:style-name="ce297" office:value-type="string" calcext:value-type="string">
            <text:p>Crossing</text:p>
          </table:table-cell>
          <table:table-cell table:style-name="ce297" office:value-type="string" calcext:value-type="string">
            <text:p>Overhaul</text:p>
          </table:table-cell>
          <table:table-cell table:style-name="ce297" office:value-type="string" calcext:value-type="string">
            <text:p>Report</text:p>
          </table:table-cell>
          <table:table-cell table:style-name="ce297" office:value-type="string" calcext:value-type="string">
            <text:p>Message</text:p>
          </table:table-cell>
          <table:table-cell table:style-name="ce189" office:value-type="string" calcext:value-type="string">
            <text:p>internal POS1</text:p>
          </table:table-cell>
          <table:table-cell table:style-name="ce189" office:value-type="string" calcext:value-type="string">
            <text:p>internal POS2</text:p>
          </table:table-cell>
          <table:table-cell table:style-name="ce189" office:value-type="string" calcext:value-type="string">
            <text:p>internal IX1</text:p>
          </table:table-cell>
          <table:table-cell table:style-name="ce189" office:value-type="string" calcext:value-type="string">
            <text:p>internal IX2</text:p>
          </table:table-cell>
          <table:table-cell table:style-name="ce189" office:value-type="string" calcext:value-type="string">
            <text:p>internal MIN1</text:p>
          </table:table-cell>
          <table:table-cell table:style-name="ce189" office:value-type="string" calcext:value-type="string">
            <text:p>internal MIN2</text:p>
          </table:table-cell>
          <table:table-cell table:number-columns-repeated="3" table:style-name="ce189" office:value-type="string" calcext:value-type="string">
            <text:p>internal ROW</text:p>
          </table:table-cell>
          <table:table-cell table:style-name="ce300" table:number-columns-repeated="999"/>
          <table:table-cell table:number-columns-repeated="15360"/>
        </table:table-row>
        <table:table-row table:style-name="ro2">
          <table:table-cell table:style-name="ce190" office:value-type="string" calcext:value-type="string">
            <text:p>B-GAG6710</text:p>
          </table:table-cell>
          <table:table-cell table:style-name="ce212" office:value-type="float" office:value="0" calcext:value-type="float">
            <text:p>0</text:p>
          </table:table-cell>
          <table:table-cell table:style-name="ce217" table:number-columns-repeated="2"/>
          <table:table-cell table:style-name="ce228" office:value-type="time" office:time-value="PT16H40M00S" calcext:value-type="time">
            <text:p>16:40</text:p>
          </table:table-cell>
          <table:table-cell table:style-name="ce228" office:value-type="time" office:time-value="PT18H00M00S" calcext:value-type="time">
            <text:p>18:00</text:p>
          </table:table-cell>
          <table:table-cell table:style-name="ce245" office:value-type="float" office:value="30" calcext:value-type="float">
            <text:p>30</text:p>
          </table:table-cell>
          <table:table-cell table:style-name="ce217" office:value-type="string" calcext:value-type="string">
            <text:p>006710.B-GAG6710</text:p>
          </table:table-cell>
          <table:table-cell table:style-name="ce217" office:value-type="string" calcext:value-type="string">
            <text:p>traindef</text:p>
          </table:table-cell>
          <table:table-cell table:style-name="ce192" office:value-type="string" calcext:value-type="string">
            <text:p>B-GAG6710</text:p>
          </table:table-cell>
          <table:table-cell table:style-name="ce255"/>
          <table:table-cell table:style-name="ce196" table:number-columns-repeated="4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17H10M00S" calcext:value-type="time">
            <text:p>17:1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B-GAG6710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186.08333333333" calcext:value-type="float">
            <text:p>2186,0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14M00S" calcext:value-type="time">
            <text:p>17:14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B-GAG6710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193.51666666667" calcext:value-type="float">
            <text:p>2193,5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17M00S" calcext:value-type="time">
            <text:p>17:1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B-GAG6710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199.09166666667" calcext:value-type="float">
            <text:p>2199,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30M00S" calcext:value-type="time">
            <text:p>17:3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B-GAG6710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223.25" calcext:value-type="float">
            <text:p>2223,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7H10M00S" calcext:value-type="time">
            <text:p>17:10</text:p>
          </table:table-cell>
          <table:table-cell table:style-name="ce229" office:value-type="time" office:time-value="PT17H30M00S" calcext:value-type="time">
            <text:p>17:30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B-GAG6710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2186.08333333333" calcext:value-type="float">
            <text:p>2186,08</text:p>
          </table:table-cell>
          <table:table-cell office:value-type="float" office:value="2223.25" calcext:value-type="float">
            <text:p>2223,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1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7H10M00S" calcext:value-type="time">
            <text:p>17:10</text:p>
          </table:table-cell>
          <table:table-cell table:style-name="ce229" office:value-type="time" office:time-value="PT17H30M00S" calcext:value-type="time">
            <text:p>17:30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B-GAG6710</text:p>
          </table:table-cell>
          <table:table-cell table:style-name="ce290" office:value-type="string" calcext:value-type="string">
            <text:p>Rollwagen Lieferung auf Bedarf</text:p>
          </table:table-cell>
          <table:table-cell table:style-name="ce196" table:number-columns-repeated="4"/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7H10M00S" calcext:value-type="time">
            <text:p>17:10</text:p>
          </table:table-cell>
          <table:table-cell table:style-name="ce229" office:value-type="time" office:time-value="PT17H30M00S" calcext:value-type="time">
            <text:p>17:30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B-GAG6710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186.08333333333" calcext:value-type="float">
            <text:p>2186,08</text:p>
          </table:table-cell>
          <table:table-cell office:value-type="float" office:value="2223.25" calcext:value-type="float">
            <text:p>2223,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1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B-GAG6710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B-GAG6710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0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B-GAG6710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16359"/>
        </table:table-row>
        <table:table-row table:style-name="ro2">
          <table:table-cell table:style-name="ce192" office:value-type="string" calcext:value-type="string">
            <text:p>B-GAG6711</text:p>
          </table:table-cell>
          <table:table-cell table:style-name="ce212" office:value-type="float" office:value="0" calcext:value-type="float">
            <text:p>0</text:p>
          </table:table-cell>
          <table:table-cell table:style-name="ce217" office:value-type="string" calcext:value-type="string">
            <text:p>HMU</text:p>
          </table:table-cell>
          <table:table-cell table:style-name="ce217" office:value-type="string" calcext:value-type="string">
            <text:p>HIT</text:p>
          </table:table-cell>
          <table:table-cell table:style-name="ce228" office:value-type="time" office:time-value="PT18H10M00S" calcext:value-type="time">
            <text:p>18:10</text:p>
          </table:table-cell>
          <table:table-cell table:style-name="ce228" office:value-type="time" office:time-value="PT19H00M00S" calcext:value-type="time">
            <text:p>19:00</text:p>
          </table:table-cell>
          <table:table-cell table:style-name="ce245" office:value-type="string" calcext:value-type="string">
            <text:p>30</text:p>
          </table:table-cell>
          <table:table-cell table:style-name="ce217" office:value-type="string" calcext:value-type="string">
            <text:p>006711.B-GAG6711</text:p>
          </table:table-cell>
          <table:table-cell table:style-name="ce217" office:value-type="string" calcext:value-type="string">
            <text:p>traindef</text:p>
          </table:table-cell>
          <table:table-cell table:style-name="ce192" office:value-type="string" calcext:value-type="string">
            <text:p>B-GAG6711</text:p>
          </table:table-cell>
          <table:table-cell table:style-name="ce290"/>
          <table:table-cell table:style-name="ce196" table:number-columns-repeated="4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8H10M00S" calcext:value-type="time">
            <text:p>18:1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B-GAG671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297.58333333333" calcext:value-type="float">
            <text:p>2297,5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8H23M00S" calcext:value-type="time">
            <text:p>18:23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B-GAG671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321.74166666667" calcext:value-type="float">
            <text:p>2321,7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8H26M00S" calcext:value-type="time">
            <text:p>18:26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B-GAG671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327.31666666667" calcext:value-type="float">
            <text:p>2327,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8H30M00S" calcext:value-type="time">
            <text:p>18:3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B-GAG671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334.75" calcext:value-type="float">
            <text:p>2334,7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8H10M00S" calcext:value-type="time">
            <text:p>18:10</text:p>
          </table:table-cell>
          <table:table-cell table:style-name="ce229" office:value-type="time" office:time-value="PT18H30M00S" calcext:value-type="time">
            <text:p>18:30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B-GAG6711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2297.58333333333" calcext:value-type="float">
            <text:p>2297,58</text:p>
          </table:table-cell>
          <table:table-cell office:value-type="float" office:value="2334.75" calcext:value-type="float">
            <text:p>2334,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1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8H10M00S" calcext:value-type="time">
            <text:p>18:10</text:p>
          </table:table-cell>
          <table:table-cell table:style-name="ce229" office:value-type="time" office:time-value="PT18H30M00S" calcext:value-type="time">
            <text:p>18:30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B-GAG6711</text:p>
          </table:table-cell>
          <table:table-cell table:style-name="ce290" office:value-type="string" calcext:value-type="string">
            <text:p>Rollwagen Lieferung auf Bedarf</text:p>
          </table:table-cell>
          <table:table-cell table:style-name="ce196" table:number-columns-repeated="4"/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8H10M00S" calcext:value-type="time">
            <text:p>18:10</text:p>
          </table:table-cell>
          <table:table-cell table:style-name="ce229" office:value-type="time" office:time-value="PT18H30M00S" calcext:value-type="time">
            <text:p>18:30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B-GAG6711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297.58333333333" calcext:value-type="float">
            <text:p>2297,58</text:p>
          </table:table-cell>
          <table:table-cell office:value-type="float" office:value="2334.75" calcext:value-type="float">
            <text:p>2334,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1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B-GAG6711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B-GAG6711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B-GAG6711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B-GAG6711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6359"/>
        </table:table-row>
        <table:table-row table:style-name="ro2">
          <table:table-cell table:style-name="ce192" office:value-type="string" calcext:value-type="string">
            <text:p>GAG6702</text:p>
          </table:table-cell>
          <table:table-cell table:style-name="ce212" office:value-type="float" office:value="0" calcext:value-type="float">
            <text:p>0</text:p>
          </table:table-cell>
          <table:table-cell table:style-name="ce217" table:number-columns-repeated="2"/>
          <table:table-cell table:style-name="ce228" office:value-type="time" office:time-value="PT07H30M00S" calcext:value-type="time">
            <text:p>7:30</text:p>
          </table:table-cell>
          <table:table-cell table:style-name="ce228" office:value-type="time" office:time-value="PT08H50M00S" calcext:value-type="time">
            <text:p>8:50</text:p>
          </table:table-cell>
          <table:table-cell table:style-name="ce245" office:value-type="float" office:value="30" calcext:value-type="float">
            <text:p>30</text:p>
          </table:table-cell>
          <table:table-cell table:style-name="ce217" office:value-type="string" calcext:value-type="string">
            <text:p>006702.GAG6702</text:p>
          </table:table-cell>
          <table:table-cell table:style-name="ce217" office:value-type="string" calcext:value-type="string">
            <text:p>traindef</text:p>
          </table:table-cell>
          <table:table-cell table:style-name="ce192" office:value-type="string" calcext:value-type="string">
            <text:p>GAG6702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08H00M00S" calcext:value-type="time">
            <text:p>8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2</text:p>
          </table:table-cell>
          <table:table-cell table:style-name="ce256" office:value-type="string" calcext:value-type="string">
            <text:p>Einstellen Schmalspur Holzwagen</text:p>
          </table:table-cell>
          <table:table-cell table:style-name="ce196" table:number-columns-repeated="4"/>
          <table:table-cell/>
          <table:table-cell table:number-columns-repeated="2" office:value-type="float" office:value="1164" calcext:value-type="float">
            <text:p>11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8H04M00S" calcext:value-type="time">
            <text:p>8:04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2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171.43333333333" calcext:value-type="float">
            <text:p>1171,4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0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8H07M00S" calcext:value-type="time">
            <text:p>8:0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2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177.00833333333" calcext:value-type="float">
            <text:p>1177,0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0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8H20M00S" calcext:value-type="time">
            <text:p>8:2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2</text:p>
          </table:table-cell>
          <table:table-cell table:style-name="ce292" office:value-type="string" calcext:value-type="string">
            <text:p>Ausstellen Schmalspur Holzwagen an dem Umlade-Gleis 10</text:p>
          </table:table-cell>
          <table:table-cell table:style-name="ce196" table:number-columns-repeated="4"/>
          <table:table-cell/>
          <table:table-cell table:number-columns-repeated="2" office:value-type="float" office:value="1201.16666666667" calcext:value-type="float">
            <text:p>1201,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2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08H00M00S" calcext:value-type="time">
            <text:p>8:00</text:p>
          </table:table-cell>
          <table:table-cell table:style-name="ce229" office:value-type="time" office:time-value="PT08H20M00S" calcext:value-type="time">
            <text:p>8:20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GAG6702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164" calcext:value-type="float">
            <text:p>1164</text:p>
          </table:table-cell>
          <table:table-cell office:value-type="float" office:value="1201.16666666667" calcext:value-type="float">
            <text:p>1201,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2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08H00M00S" calcext:value-type="time">
            <text:p>8:00</text:p>
          </table:table-cell>
          <table:table-cell table:style-name="ce229" office:value-type="time" office:time-value="PT08H20M00S" calcext:value-type="time">
            <text:p>8:20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GAG6702</text:p>
          </table:table-cell>
          <table:table-cell table:style-name="ce290" office:value-type="string" calcext:value-type="string">
            <text:p>Schmalspur Stammholzwagen</text:p>
          </table:table-cell>
          <table:table-cell table:style-name="ce196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08H00M00S" calcext:value-type="time">
            <text:p>8:00</text:p>
          </table:table-cell>
          <table:table-cell table:style-name="ce229" office:value-type="time" office:time-value="PT08H20M00S" calcext:value-type="time">
            <text:p>8:20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GAG6702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164" calcext:value-type="float">
            <text:p>1164</text:p>
          </table:table-cell>
          <table:table-cell office:value-type="float" office:value="1201.16666666667" calcext:value-type="float">
            <text:p>1201,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GAG6702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GAG67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2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GAG67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6359"/>
        </table:table-row>
        <table:table-row table:style-name="ro2">
          <table:table-cell table:style-name="ce192" office:value-type="string" calcext:value-type="string">
            <text:p>GAG6704</text:p>
          </table:table-cell>
          <table:table-cell table:style-name="ce212" office:value-type="float" office:value="0" calcext:value-type="float">
            <text:p>0</text:p>
          </table:table-cell>
          <table:table-cell table:style-name="ce217" table:number-columns-repeated="2"/>
          <table:table-cell table:style-name="ce228" office:value-type="time" office:time-value="PT13H45M00S" calcext:value-type="time">
            <text:p>13:45</text:p>
          </table:table-cell>
          <table:table-cell table:style-name="ce228" office:value-type="time" office:time-value="PT15H15M00S" calcext:value-type="time">
            <text:p>15:15</text:p>
          </table:table-cell>
          <table:table-cell table:style-name="ce245" office:value-type="float" office:value="30" calcext:value-type="float">
            <text:p>30</text:p>
          </table:table-cell>
          <table:table-cell table:style-name="ce217" office:value-type="string" calcext:value-type="string">
            <text:p>006704.GAG6704</text:p>
          </table:table-cell>
          <table:table-cell table:style-name="ce217" office:value-type="string" calcext:value-type="string">
            <text:p>traindef</text:p>
          </table:table-cell>
          <table:table-cell table:style-name="ce192" office:value-type="string" calcext:value-type="string">
            <text:p>GAG6704</text:p>
          </table:table-cell>
          <table:table-cell table:style-name="ce293"/>
          <table:table-cell table:style-name="ce196" table:number-columns-repeated="4"/>
          <table:table-cell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4H15M00S" calcext:value-type="time">
            <text:p>14:1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4</text:p>
          </table:table-cell>
          <table:table-cell table:style-name="ce256" office:value-type="string" calcext:value-type="string">
            <text:p>Einstellen G-Wagen geladen</text:p>
          </table:table-cell>
          <table:table-cell table:style-name="ce196" table:number-columns-repeated="4"/>
          <table:table-cell/>
          <table:table-cell table:number-columns-repeated="2" office:value-type="float" office:value="1860.875" calcext:value-type="float">
            <text:p>1860,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1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4H25M00S" calcext:value-type="time">
            <text:p>14:2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879.45833333333" calcext:value-type="float">
            <text:p>1879,4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2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4H29M00S" calcext:value-type="time">
            <text:p>14:29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886.89166666667" calcext:value-type="float">
            <text:p>1886,8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4H32M00S" calcext:value-type="time">
            <text:p>14:3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892.46666666667" calcext:value-type="float">
            <text:p>1892,4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3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4H45M00S" calcext:value-type="time">
            <text:p>14:4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4</text:p>
          </table:table-cell>
          <table:table-cell table:style-name="ce256" office:value-type="string" calcext:value-type="string">
            <text:p>Ausstellen an dem Umlade-Gleis 10</text:p>
          </table:table-cell>
          <table:table-cell table:style-name="ce196" table:number-columns-repeated="4"/>
          <table:table-cell/>
          <table:table-cell table:number-columns-repeated="2" office:value-type="float" office:value="1916.625" calcext:value-type="float">
            <text:p>1916,6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4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4H15M00S" calcext:value-type="time">
            <text:p>14:15</text:p>
          </table:table-cell>
          <table:table-cell table:style-name="ce229" office:value-type="time" office:time-value="PT14H45M00S" calcext:value-type="time">
            <text:p>14:45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GAG6704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860.875" calcext:value-type="float">
            <text:p>1860,88</text:p>
          </table:table-cell>
          <table:table-cell office:value-type="float" office:value="1916.625" calcext:value-type="float">
            <text:p>1916,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4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4H15M00S" calcext:value-type="time">
            <text:p>14:15</text:p>
          </table:table-cell>
          <table:table-cell table:style-name="ce229" office:value-type="time" office:time-value="PT14H45M00S" calcext:value-type="time">
            <text:p>14:45</text:p>
          </table:table-cell>
          <table:table-cell table:style-name="ce247" office:value-type="string" calcext:value-type="string">
            <text:p>1</text:p>
          </table:table-cell>
          <table:table-cell table:style-name="ce218" office:value-type="string" calcext:value-type="string">
            <text:p>Pyrotechnische Produkte</text:p>
          </table:table-cell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GAG6704</text:p>
          </table:table-cell>
          <table:table-cell table:style-name="ce292" office:value-type="string" calcext:value-type="string">
            <text:p>Pyrotechnische Produkte in Schmalspur G-Wagen + Bremswagen</text:p>
          </table:table-cell>
          <table:table-cell table:style-name="ce196" table:number-columns-repeated="4"/>
          <table:table-cell/>
          <table:table-cell office:value-type="float" office:value="1860.875" calcext:value-type="float">
            <text:p>1860,88</text:p>
          </table:table-cell>
          <table:table-cell office:value-type="float" office:value="1916.625" calcext:value-type="float">
            <text:p>1916,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4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4H15M00S" calcext:value-type="time">
            <text:p>14:15</text:p>
          </table:table-cell>
          <table:table-cell table:style-name="ce229" office:value-type="time" office:time-value="PT14H45M00S" calcext:value-type="time">
            <text:p>14:45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GAG6704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860.875" calcext:value-type="float">
            <text:p>1860,88</text:p>
          </table:table-cell>
          <table:table-cell office:value-type="float" office:value="1916.625" calcext:value-type="float">
            <text:p>1916,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4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IT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GAG6704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GAG67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4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GAG67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6359"/>
        </table:table-row>
        <table:table-row table:style-name="ro2">
          <table:table-cell table:style-name="ce192" office:value-type="string" calcext:value-type="string">
            <text:p>GAG6705</text:p>
          </table:table-cell>
          <table:table-cell table:style-name="ce212" office:value-type="float" office:value="0" calcext:value-type="float">
            <text:p>0</text:p>
          </table:table-cell>
          <table:table-cell table:style-name="ce217" table:number-columns-repeated="2"/>
          <table:table-cell table:style-name="ce228" office:value-type="time" office:time-value="PT15H30M00S" calcext:value-type="time">
            <text:p>15:30</text:p>
          </table:table-cell>
          <table:table-cell table:style-name="ce228" office:value-type="time" office:time-value="PT17H00M00S" calcext:value-type="time">
            <text:p>17:00</text:p>
          </table:table-cell>
          <table:table-cell table:style-name="ce245" office:value-type="string" calcext:value-type="string">
            <text:p>30</text:p>
          </table:table-cell>
          <table:table-cell table:style-name="ce217" office:value-type="string" calcext:value-type="string">
            <text:p>006705.GAG6705</text:p>
          </table:table-cell>
          <table:table-cell table:style-name="ce217" office:value-type="string" calcext:value-type="string">
            <text:p>traindef</text:p>
          </table:table-cell>
          <table:table-cell table:style-name="ce192" office:value-type="string" calcext:value-type="string">
            <text:p>GAG6705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6H00M00S" calcext:value-type="time">
            <text:p>16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5</text:p>
          </table:table-cell>
          <table:table-cell table:style-name="ce256" office:value-type="string" calcext:value-type="string">
            <text:p>Einstellen G-Wagen leer</text:p>
          </table:table-cell>
          <table:table-cell table:style-name="ce196" table:number-columns-repeated="4"/>
          <table:table-cell/>
          <table:table-cell table:number-columns-repeated="2"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6H13M00S" calcext:value-type="time">
            <text:p>16:13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5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080.15833333333" calcext:value-type="float">
            <text:p>2080,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6H16M00S" calcext:value-type="time">
            <text:p>16:16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5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085.73333333333" calcext:value-type="float">
            <text:p>2085,7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1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6H20M00S" calcext:value-type="time">
            <text:p>16:2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5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093.16666666667" calcext:value-type="float">
            <text:p>2093,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6H30M00S" calcext:value-type="time">
            <text:p>16:3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5</text:p>
          </table:table-cell>
          <table:table-cell table:style-name="ce256" office:value-type="string" calcext:value-type="string">
            <text:p>Ausstellen G-Wagen leer</text:p>
          </table:table-cell>
          <table:table-cell table:style-name="ce196" table:number-columns-repeated="4"/>
          <table:table-cell/>
          <table:table-cell table:number-columns-repeated="2" office:value-type="float" office:value="2111.75" calcext:value-type="float">
            <text:p>2111,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6H00M00S" calcext:value-type="time">
            <text:p>16:00</text:p>
          </table:table-cell>
          <table:table-cell table:style-name="ce229" office:value-type="time" office:time-value="PT16H30M00S" calcext:value-type="time">
            <text:p>16:30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GAG6705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2056" calcext:value-type="float">
            <text:p>2056</text:p>
          </table:table-cell>
          <table:table-cell office:value-type="float" office:value="2111.75" calcext:value-type="float">
            <text:p>2111,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6H00M00S" calcext:value-type="time">
            <text:p>16:00</text:p>
          </table:table-cell>
          <table:table-cell table:style-name="ce229" office:value-type="time" office:time-value="PT16H30M00S" calcext:value-type="time">
            <text:p>16:30</text:p>
          </table:table-cell>
          <table:table-cell table:style-name="ce247" office:value-type="string" calcext:value-type="string">
            <text:p>1</text:p>
          </table:table-cell>
          <table:table-cell table:style-name="ce218" office:value-type="string" calcext:value-type="string">
            <text:p>Pyrotechnische Produkte</text:p>
          </table:table-cell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GAG6705</text:p>
          </table:table-cell>
          <table:table-cell table:style-name="ce256" office:value-type="string" calcext:value-type="string">
            <text:p>Schmalspur G-Wagen + Bremswagen</text:p>
          </table:table-cell>
          <table:table-cell table:style-name="ce196" table:number-columns-repeated="4"/>
          <table:table-cell/>
          <table:table-cell office:value-type="float" office:value="2056" calcext:value-type="float">
            <text:p>2056</text:p>
          </table:table-cell>
          <table:table-cell office:value-type="float" office:value="2111.75" calcext:value-type="float">
            <text:p>2111,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6H00M00S" calcext:value-type="time">
            <text:p>16:00</text:p>
          </table:table-cell>
          <table:table-cell table:style-name="ce229" office:value-type="time" office:time-value="PT16H30M00S" calcext:value-type="time">
            <text:p>16:30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GAG6705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056" calcext:value-type="float">
            <text:p>2056</text:p>
          </table:table-cell>
          <table:table-cell office:value-type="float" office:value="2111.75" calcext:value-type="float">
            <text:p>2111,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SBG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GAG6705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GAG6705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5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GAG6705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6359"/>
        </table:table-row>
        <table:table-row table:style-name="ro2">
          <table:table-cell table:style-name="ce192" office:value-type="string" calcext:value-type="string">
            <text:p>GAG6707</text:p>
          </table:table-cell>
          <table:table-cell table:style-name="ce212" office:value-type="float" office:value="0" calcext:value-type="float">
            <text:p>0</text:p>
          </table:table-cell>
          <table:table-cell table:style-name="ce217" table:number-columns-repeated="2"/>
          <table:table-cell table:style-name="ce228" office:value-type="time" office:time-value="PT11H15M00S" calcext:value-type="time">
            <text:p>11:15</text:p>
          </table:table-cell>
          <table:table-cell table:style-name="ce228" office:value-type="time" office:time-value="PT12H35M00S" calcext:value-type="time">
            <text:p>12:35</text:p>
          </table:table-cell>
          <table:table-cell table:style-name="ce245" office:value-type="float" office:value="30" calcext:value-type="float">
            <text:p>30</text:p>
          </table:table-cell>
          <table:table-cell table:style-name="ce217" office:value-type="string" calcext:value-type="string">
            <text:p>006707.GAG6707</text:p>
          </table:table-cell>
          <table:table-cell table:style-name="ce217" office:value-type="string" calcext:value-type="string">
            <text:p>traindef</text:p>
          </table:table-cell>
          <table:table-cell table:style-name="ce192" office:value-type="string" calcext:value-type="string">
            <text:p>GAG6707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1H45M00S" calcext:value-type="time">
            <text:p>11:4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7</text:p>
          </table:table-cell>
          <table:table-cell table:style-name="ce256" office:value-type="string" calcext:value-type="string">
            <text:p>Einstellen Rollwagen für Hanfmühle</text:p>
          </table:table-cell>
          <table:table-cell table:style-name="ce196" table:number-columns-repeated="4"/>
          <table:table-cell/>
          <table:table-cell table:number-columns-repeated="2" office:value-type="float" office:value="1582.125" calcext:value-type="float">
            <text:p>1582,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4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1H58M00S" calcext:value-type="time">
            <text:p>11:58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7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606.28333333333" calcext:value-type="float">
            <text:p>1606,2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5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2H01M00S" calcext:value-type="time">
            <text:p>12:01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7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611.85833333333" calcext:value-type="float">
            <text:p>1611,8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0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3</text:p>
          </table:table-cell>
          <table:table-cell table:number-columns-repeated="2" table:style-name="ce229" office:value-type="time" office:time-value="PT12H05M00S" calcext:value-type="time">
            <text:p>12:0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GAG6707</text:p>
          </table:table-cell>
          <table:table-cell table:style-name="ce256" office:value-type="string" calcext:value-type="string">
            <text:p>Ausstellen Rollwagen auf Gleis 3</text:p>
          </table:table-cell>
          <table:table-cell table:style-name="ce196" table:number-columns-repeated="4"/>
          <table:table-cell/>
          <table:table-cell table:number-columns-repeated="2" office:value-type="float" office:value="1619.29166666667" calcext:value-type="float">
            <text:p>1619,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0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1H45M00S" calcext:value-type="time">
            <text:p>11:45</text:p>
          </table:table-cell>
          <table:table-cell table:style-name="ce229" office:value-type="time" office:time-value="PT12H05M00S" calcext:value-type="time">
            <text:p>12:05</text:p>
          </table:table-cell>
          <table:table-cell table:style-name="ce246"/>
          <table:table-cell table:style-name="ce218" office:value-type="string" calcext:value-type="string">
            <text:p>LOK 3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GAG6707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582.125" calcext:value-type="float">
            <text:p>1582,13</text:p>
          </table:table-cell>
          <table:table-cell office:value-type="float" office:value="1619.29166666667" calcext:value-type="float">
            <text:p>1619,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0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1H45M00S" calcext:value-type="time">
            <text:p>11:45</text:p>
          </table:table-cell>
          <table:table-cell table:style-name="ce229" office:value-type="time" office:time-value="PT12H05M00S" calcext:value-type="time">
            <text:p>12:05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GAG6707</text:p>
          </table:table-cell>
          <table:table-cell table:style-name="ce256" office:value-type="string" calcext:value-type="string">
            <text:p>Rollwagen Lieferung, SBH Hinter Lok, S31 am Ende</text:p>
          </table:table-cell>
          <table:table-cell table:style-name="ce196" table:number-columns-repeated="4"/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IT</text:p>
          </table:table-cell>
          <table:table-cell table:style-name="ce226" office:value-type="string" calcext:value-type="string">
            <text:p>HMU</text:p>
          </table:table-cell>
          <table:table-cell table:style-name="ce229" office:value-type="time" office:time-value="PT11H45M00S" calcext:value-type="time">
            <text:p>11:45</text:p>
          </table:table-cell>
          <table:table-cell table:style-name="ce229" office:value-type="time" office:time-value="PT12H05M00S" calcext:value-type="time">
            <text:p>12:05</text:p>
          </table:table-cell>
          <table:table-cell table:style-name="ce246"/>
          <table:table-cell table:style-name="ce218" office:value-type="string" calcext:value-type="string">
            <text:p>DIENST 3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GAG6707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582.125" calcext:value-type="float">
            <text:p>1582,13</text:p>
          </table:table-cell>
          <table:table-cell office:value-type="float" office:value="1619.29166666667" calcext:value-type="float">
            <text:p>1619,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0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GAG6707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GAG6707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GAG6707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GAG6707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6359"/>
        </table:table-row>
        <table:table-row table:style-name="ro2">
          <table:table-cell table:style-name="ce193" office:value-type="string" calcext:value-type="string">
            <text:p>LZ9901</text:p>
          </table:table-cell>
          <table:table-cell table:style-name="ce213" office:value-type="float" office:value="0" calcext:value-type="float">
            <text:p>0</text:p>
          </table:table-cell>
          <table:table-cell table:style-name="ce219" table:number-columns-repeated="2"/>
          <table:table-cell table:style-name="ce230" office:value-type="time" office:time-value="PT07H15M00S" calcext:value-type="time">
            <text:p>7:15</text:p>
          </table:table-cell>
          <table:table-cell table:style-name="ce230" office:value-type="time" office:time-value="PT08H22M00S" calcext:value-type="time">
            <text:p>8:22</text:p>
          </table:table-cell>
          <table:table-cell table:style-name="ce248" office:value-type="string" calcext:value-type="string">
            <text:p>30</text:p>
          </table:table-cell>
          <table:table-cell table:style-name="ce219" office:value-type="string" calcext:value-type="string">
            <text:p>009901.LZ9901</text:p>
          </table:table-cell>
          <table:table-cell table:style-name="ce219" office:value-type="string" calcext:value-type="string">
            <text:p>traindef</text:p>
          </table:table-cell>
          <table:table-cell table:style-name="ce193" office:value-type="string" calcext:value-type="string">
            <text:p>LZ9901</text:p>
          </table:table-cell>
          <table:table-cell table:style-name="ce290"/>
          <table:table-cell table:style-name="ce196" table:number-columns-repeated="4"/>
          <table:table-cell/>
          <table:table-cell office:value-type="float" office:value="7352480" calcext:value-type="float">
            <text:p>73524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1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7H45M00S" calcext:value-type="time">
            <text:p>7:4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136.125" calcext:value-type="float">
            <text:p>1136,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4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1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7H52M00S" calcext:value-type="time">
            <text:p>7:5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149.13333333333" calcext:value-type="float">
            <text:p>1149,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5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1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07H45M00S" calcext:value-type="time">
            <text:p>7:45</text:p>
          </table:table-cell>
          <table:table-cell table:style-name="ce229" office:value-type="time" office:time-value="PT07H52M00S" calcext:value-type="time">
            <text:p>7:52</text:p>
          </table:table-cell>
          <table:table-cell table:style-name="ce246"/>
          <table:table-cell table:style-name="ce218" office:value-type="string" calcext:value-type="string">
            <text:p>LOK 3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LZ9901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136.125" calcext:value-type="float">
            <text:p>1136,13</text:p>
          </table:table-cell>
          <table:table-cell office:value-type="float" office:value="1149.13333333333" calcext:value-type="float">
            <text:p>1149,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5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1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07H45M00S" calcext:value-type="time">
            <text:p>7:45</text:p>
          </table:table-cell>
          <table:table-cell table:style-name="ce229" office:value-type="time" office:time-value="PT07H52M00S" calcext:value-type="time">
            <text:p>7:52</text:p>
          </table:table-cell>
          <table:table-cell table:style-name="ce246"/>
          <table:table-cell table:style-name="ce218" office:value-type="string" calcext:value-type="string">
            <text:p>DIENST 3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LZ9901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136.125" calcext:value-type="float">
            <text:p>1136,13</text:p>
          </table:table-cell>
          <table:table-cell office:value-type="float" office:value="1149.13333333333" calcext:value-type="float">
            <text:p>1149,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5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1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IT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LZ9901</text:p>
          </table:table-cell>
          <table:table-cell table:style-name="ce291"/>
          <table:table-cell table:style-name="ce196" table:number-columns-repeated="4"/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1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LZ9901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1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LZ9901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6359"/>
        </table:table-row>
        <table:table-row table:style-name="ro2">
          <table:table-cell table:style-name="ce193" office:value-type="string" calcext:value-type="string">
            <text:p>LZ9902</text:p>
          </table:table-cell>
          <table:table-cell table:style-name="ce213" office:value-type="float" office:value="0" calcext:value-type="float">
            <text:p>0</text:p>
          </table:table-cell>
          <table:table-cell table:style-name="ce219" table:number-columns-repeated="2"/>
          <table:table-cell table:style-name="ce230" office:value-type="time" office:time-value="PT08H30M00S" calcext:value-type="time">
            <text:p>8:30</text:p>
          </table:table-cell>
          <table:table-cell table:style-name="ce230" office:value-type="time" office:time-value="PT09H37M00S" calcext:value-type="time">
            <text:p>9:37</text:p>
          </table:table-cell>
          <table:table-cell table:style-name="ce248" office:value-type="string" calcext:value-type="string">
            <text:p>30</text:p>
          </table:table-cell>
          <table:table-cell table:style-name="ce219" office:value-type="string" calcext:value-type="string">
            <text:p>009902.LZ9902</text:p>
          </table:table-cell>
          <table:table-cell table:style-name="ce219" office:value-type="string" calcext:value-type="string">
            <text:p>traindef</text:p>
          </table:table-cell>
          <table:table-cell table:style-name="ce193" office:value-type="string" calcext:value-type="string">
            <text:p>LZ9902</text:p>
          </table:table-cell>
          <table:table-cell table:style-name="ce290"/>
          <table:table-cell table:style-name="ce196" table:number-columns-repeated="4"/>
          <table:table-cell/>
          <table:table-cell office:value-type="float" office:value="7352480" calcext:value-type="float">
            <text:p>73524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2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09H00M00S" calcext:value-type="time">
            <text:p>9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2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275.5" calcext:value-type="float">
            <text:p>1275,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0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2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9H07M00S" calcext:value-type="time">
            <text:p>9:0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2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288.50833333333" calcext:value-type="float">
            <text:p>1288,5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0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2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09H00M00S" calcext:value-type="time">
            <text:p>9:00</text:p>
          </table:table-cell>
          <table:table-cell table:style-name="ce229" office:value-type="time" office:time-value="PT09H07M00S" calcext:value-type="time">
            <text:p>9:07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LZ9902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275.5" calcext:value-type="float">
            <text:p>1275,5</text:p>
          </table:table-cell>
          <table:table-cell office:value-type="float" office:value="1288.50833333333" calcext:value-type="float">
            <text:p>1288,5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0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2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09H00M00S" calcext:value-type="time">
            <text:p>9:00</text:p>
          </table:table-cell>
          <table:table-cell table:style-name="ce229" office:value-type="time" office:time-value="PT09H07M00S" calcext:value-type="time">
            <text:p>9:07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LZ9902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275.5" calcext:value-type="float">
            <text:p>1275,5</text:p>
          </table:table-cell>
          <table:table-cell office:value-type="float" office:value="1288.50833333333" calcext:value-type="float">
            <text:p>1288,5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0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2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WHM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LZ99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2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LZ99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2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LZ99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6359"/>
        </table:table-row>
        <table:table-row table:style-name="ro2">
          <table:table-cell table:style-name="ce193" office:value-type="string" calcext:value-type="string">
            <text:p>LZ9904</text:p>
          </table:table-cell>
          <table:table-cell table:style-name="ce213" office:value-type="float" office:value="0" calcext:value-type="float">
            <text:p>0</text:p>
          </table:table-cell>
          <table:table-cell table:style-name="ce219" table:number-columns-repeated="2"/>
          <table:table-cell table:style-name="ce230" office:value-type="time" office:time-value="PT16H30M00S" calcext:value-type="time">
            <text:p>16:30</text:p>
          </table:table-cell>
          <table:table-cell table:style-name="ce230" office:value-type="time" office:time-value="PT17H40M00S" calcext:value-type="time">
            <text:p>17:40</text:p>
          </table:table-cell>
          <table:table-cell table:style-name="ce248" office:value-type="float" office:value="30" calcext:value-type="float">
            <text:p>30</text:p>
          </table:table-cell>
          <table:table-cell table:style-name="ce219" office:value-type="string" calcext:value-type="string">
            <text:p>009904.LZ9904</text:p>
          </table:table-cell>
          <table:table-cell table:style-name="ce219" office:value-type="string" calcext:value-type="string">
            <text:p>traindef</text:p>
          </table:table-cell>
          <table:table-cell table:style-name="ce193" office:value-type="string" calcext:value-type="string">
            <text:p>LZ9904</text:p>
          </table:table-cell>
          <table:table-cell table:style-name="ce290"/>
          <table:table-cell table:style-name="ce196" table:number-columns-repeated="4"/>
          <table:table-cell/>
          <table:table-cell office:value-type="float" office:value="7352480" calcext:value-type="float">
            <text:p>73524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4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00M00S" calcext:value-type="time">
            <text:p>17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167.5" calcext:value-type="float">
            <text:p>2167,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0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4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10M00S" calcext:value-type="time">
            <text:p>17:1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186.08333333333" calcext:value-type="float">
            <text:p>2186,0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1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4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7H00M00S" calcext:value-type="time">
            <text:p>17:00</text:p>
          </table:table-cell>
          <table:table-cell table:style-name="ce229" office:value-type="time" office:time-value="PT17H10M00S" calcext:value-type="time">
            <text:p>17:10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LZ9904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2167.5" calcext:value-type="float">
            <text:p>2167,5</text:p>
          </table:table-cell>
          <table:table-cell office:value-type="float" office:value="2186.08333333333" calcext:value-type="float">
            <text:p>2186,0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4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7H00M00S" calcext:value-type="time">
            <text:p>17:00</text:p>
          </table:table-cell>
          <table:table-cell table:style-name="ce229" office:value-type="time" office:time-value="PT17H10M00S" calcext:value-type="time">
            <text:p>17:10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LZ9904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167.5" calcext:value-type="float">
            <text:p>2167,5</text:p>
          </table:table-cell>
          <table:table-cell office:value-type="float" office:value="2186.08333333333" calcext:value-type="float">
            <text:p>2186,0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1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4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LZ99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4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LZ99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4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LZ99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6359"/>
        </table:table-row>
        <table:table-row table:style-name="ro2">
          <table:table-cell table:style-name="ce193" office:value-type="string" calcext:value-type="string">
            <text:p>LZ9906</text:p>
          </table:table-cell>
          <table:table-cell table:style-name="ce213" office:value-type="float" office:value="0" calcext:value-type="float">
            <text:p>0</text:p>
          </table:table-cell>
          <table:table-cell table:style-name="ce219" table:number-columns-repeated="2"/>
          <table:table-cell table:style-name="ce230" office:value-type="time" office:time-value="PT11H40M00S" calcext:value-type="time">
            <text:p>11:40</text:p>
          </table:table-cell>
          <table:table-cell table:style-name="ce230" office:value-type="time" office:time-value="PT13H00M00S" calcext:value-type="time">
            <text:p>13:00</text:p>
          </table:table-cell>
          <table:table-cell table:style-name="ce248" office:value-type="float" office:value="30" calcext:value-type="float">
            <text:p>30</text:p>
          </table:table-cell>
          <table:table-cell table:style-name="ce219" office:value-type="string" calcext:value-type="string">
            <text:p>009906.LZ9906</text:p>
          </table:table-cell>
          <table:table-cell table:style-name="ce219" office:value-type="string" calcext:value-type="string">
            <text:p>traindef</text:p>
          </table:table-cell>
          <table:table-cell table:style-name="ce193" office:value-type="string" calcext:value-type="string">
            <text:p>LZ9906</text:p>
          </table:table-cell>
          <table:table-cell table:style-name="ce290"/>
          <table:table-cell table:style-name="ce196" table:number-columns-repeated="4"/>
          <table:table-cell/>
          <table:table-cell office:value-type="float" office:value="7352480" calcext:value-type="float">
            <text:p>73524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12H10M00S" calcext:value-type="time">
            <text:p>12:1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6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628.58333333333" calcext:value-type="float">
            <text:p>1628,5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1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2H14M00S" calcext:value-type="time">
            <text:p>12:14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6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636.01666666667" calcext:value-type="float">
            <text:p>1636,0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1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2H17M00S" calcext:value-type="time">
            <text:p>12:1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6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641.59166666667" calcext:value-type="float">
            <text:p>1641,5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1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2H30M00S" calcext:value-type="time">
            <text:p>12:3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LZ9906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665.75" calcext:value-type="float">
            <text:p>1665,7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3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2H10M00S" calcext:value-type="time">
            <text:p>12:10</text:p>
          </table:table-cell>
          <table:table-cell table:style-name="ce229" office:value-type="time" office:time-value="PT12H30M00S" calcext:value-type="time">
            <text:p>12:30</text:p>
          </table:table-cell>
          <table:table-cell table:style-name="ce246"/>
          <table:table-cell table:style-name="ce218" office:value-type="string" calcext:value-type="string">
            <text:p>LOK 3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LZ9906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628.58333333333" calcext:value-type="float">
            <text:p>1628,58</text:p>
          </table:table-cell>
          <table:table-cell office:value-type="float" office:value="1665.75" calcext:value-type="float">
            <text:p>1665,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1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2H10M00S" calcext:value-type="time">
            <text:p>12:10</text:p>
          </table:table-cell>
          <table:table-cell table:style-name="ce229" office:value-type="time" office:time-value="PT12H30M00S" calcext:value-type="time">
            <text:p>12:30</text:p>
          </table:table-cell>
          <table:table-cell table:style-name="ce246"/>
          <table:table-cell table:style-name="ce218" office:value-type="string" calcext:value-type="string">
            <text:p>DIENST 3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LZ9906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628.58333333333" calcext:value-type="float">
            <text:p>1628,58</text:p>
          </table:table-cell>
          <table:table-cell office:value-type="float" office:value="1665.75" calcext:value-type="float">
            <text:p>1665,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10</text:p>
          </table:table-cell>
          <table:table-cell table:style-name="ce299" office:value-type="string" calcext:value-type="string">
            <text:p>3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LZ9906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LZ9906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LZ9906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LZ9906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6359"/>
        </table:table-row>
        <table:table-row table:style-name="ro2">
          <table:table-cell table:style-name="ce195" office:value-type="string" calcext:value-type="string">
            <text:p>NG7002</text:p>
          </table:table-cell>
          <table:table-cell table:style-name="ce214" office:value-type="float" office:value="0" calcext:value-type="float">
            <text:p>0</text:p>
          </table:table-cell>
          <table:table-cell table:style-name="ce220" table:number-columns-repeated="2"/>
          <table:table-cell table:style-name="ce231" office:value-type="time" office:time-value="PT06H15M00S" calcext:value-type="time">
            <text:p>6:15</text:p>
          </table:table-cell>
          <table:table-cell table:style-name="ce231" office:value-type="time" office:time-value="PT07H52M00S" calcext:value-type="time">
            <text:p>7:52</text:p>
          </table:table-cell>
          <table:table-cell table:style-name="ce249" office:value-type="string" calcext:value-type="string">
            <text:p>30</text:p>
          </table:table-cell>
          <table:table-cell table:style-name="ce220" office:value-type="string" calcext:value-type="string">
            <text:p>007002.NG7002</text:p>
          </table:table-cell>
          <table:table-cell table:style-name="ce220" office:value-type="string" calcext:value-type="string">
            <text:p>traindef</text:p>
          </table:table-cell>
          <table:table-cell table:style-name="ce195" office:value-type="string" calcext:value-type="string">
            <text:p>NG7002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2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3</text:p>
          </table:table-cell>
          <table:table-cell table:style-name="ce229" office:value-type="time" office:time-value="PT06H15M00S" calcext:value-type="time">
            <text:p>6:15</text:p>
          </table:table-cell>
          <table:table-cell table:style-name="ce229" office:value-type="time" office:time-value="PT07H15M00S" calcext:value-type="time">
            <text:p>7:1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2</text:p>
          </table:table-cell>
          <table:table-cell table:style-name="ce256" office:value-type="string" calcext:value-type="string">
            <text:p>Einstellen GSW an der Rollwagengrube</text:p>
          </table:table-cell>
          <table:table-cell table:style-name="ce196" table:number-columns-repeated="4"/>
          <table:table-cell/>
          <table:table-cell table:number-columns-repeated="2" office:value-type="float" office:value="1080.375" calcext:value-type="float">
            <text:p>1080,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9" office:value-type="string" calcext:value-type="string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2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7H22M00S" calcext:value-type="time">
            <text:p>7:2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2</text:p>
          </table:table-cell>
          <table:table-cell table:style-name="ce256" office:value-type="string" calcext:value-type="string">
            <text:p>Ausstellen GSW an Möbelfabrik</text:p>
          </table:table-cell>
          <table:table-cell table:style-name="ce196" table:number-columns-repeated="4"/>
          <table:table-cell/>
          <table:table-cell table:number-columns-repeated="2" office:value-type="float" office:value="1093.38333333333" calcext:value-type="float">
            <text:p>1093,3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2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07H15M00S" calcext:value-type="time">
            <text:p>7:15</text:p>
          </table:table-cell>
          <table:table-cell table:style-name="ce229" office:value-type="time" office:time-value="PT07H22M00S" calcext:value-type="time">
            <text:p>7:22</text:p>
          </table:table-cell>
          <table:table-cell table:style-name="ce246"/>
          <table:table-cell table:style-name="ce218" office:value-type="string" calcext:value-type="string">
            <text:p>LOK 3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NG7002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080.375" calcext:value-type="float">
            <text:p>1080,38</text:p>
          </table:table-cell>
          <table:table-cell office:value-type="float" office:value="1093.38333333333" calcext:value-type="float">
            <text:p>1093,3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2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2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07H15M00S" calcext:value-type="time">
            <text:p>7:15</text:p>
          </table:table-cell>
          <table:table-cell table:style-name="ce229" office:value-type="time" office:time-value="PT07H22M00S" calcext:value-type="time">
            <text:p>7:22</text:p>
          </table:table-cell>
          <table:table-cell table:style-name="ce247" office:value-type="string" calcext:value-type="string">
            <text:p>1</text:p>
          </table:table-cell>
          <table:table-cell table:style-name="ce218" office:value-type="string" calcext:value-type="string">
            <text:p>Eilstück – GSW</text:p>
          </table:table-cell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NG7002</text:p>
          </table:table-cell>
          <table:table-cell table:style-name="ce290" office:value-type="string" calcext:value-type="string">
            <text:p>Eilstückgutswagen auf Rollwagen</text:p>
          </table:table-cell>
          <table:table-cell table:style-name="ce196" table:number-columns-repeated="4"/>
          <table:table-cell/>
          <table:table-cell office:value-type="float" office:value="1080.375" calcext:value-type="float">
            <text:p>1080,38</text:p>
          </table:table-cell>
          <table:table-cell office:value-type="float" office:value="1093.38333333333" calcext:value-type="float">
            <text:p>1093,3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2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06H15M00S" calcext:value-type="time">
            <text:p>6:15</text:p>
          </table:table-cell>
          <table:table-cell table:style-name="ce229" office:value-type="time" office:time-value="PT07H22M00S" calcext:value-type="time">
            <text:p>7:22</text:p>
          </table:table-cell>
          <table:table-cell table:style-name="ce246"/>
          <table:table-cell table:style-name="ce218" office:value-type="string" calcext:value-type="string">
            <text:p>DIENST 3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NG7002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080.375" calcext:value-type="float">
            <text:p>1080,38</text:p>
          </table:table-cell>
          <table:table-cell office:value-type="float" office:value="1093.38333333333" calcext:value-type="float">
            <text:p>1093,3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2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2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WHM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NG7002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2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2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6359"/>
        </table:table-row>
        <table:table-row table:style-name="ro2">
          <table:table-cell table:style-name="ce195" office:value-type="string" calcext:value-type="string">
            <text:p>NG7003</text:p>
          </table:table-cell>
          <table:table-cell table:style-name="ce214" office:value-type="float" office:value="0" calcext:value-type="float">
            <text:p>0</text:p>
          </table:table-cell>
          <table:table-cell table:style-name="ce220" table:number-columns-repeated="2"/>
          <table:table-cell table:style-name="ce231" office:value-type="time" office:time-value="PT08H55M00S" calcext:value-type="time">
            <text:p>8:55</text:p>
          </table:table-cell>
          <table:table-cell table:style-name="ce231" office:value-type="time" office:time-value="PT11H32M00S" calcext:value-type="time">
            <text:p>11:32</text:p>
          </table:table-cell>
          <table:table-cell table:style-name="ce249" office:value-type="float" office:value="30" calcext:value-type="float">
            <text:p>30</text:p>
          </table:table-cell>
          <table:table-cell table:style-name="ce220" office:value-type="string" calcext:value-type="string">
            <text:p>007003.NG7003</text:p>
          </table:table-cell>
          <table:table-cell table:style-name="ce220" office:value-type="string" calcext:value-type="string">
            <text:p>traindef</text:p>
          </table:table-cell>
          <table:table-cell table:style-name="ce195" office:value-type="string" calcext:value-type="string">
            <text:p>NG7003</text:p>
          </table:table-cell>
          <table:table-cell table:style-name="ce290"/>
          <table:table-cell table:style-name="ce196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9H25M00S" calcext:value-type="time">
            <text:p>9:2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3</text:p>
          </table:table-cell>
          <table:table-cell table:style-name="ce255"/>
          <table:table-cell table:style-name="ce196" table:number-columns-repeated="4"/>
          <table:table-cell/>
          <table:table-cell table:number-columns-repeated="2" office:value-type="float" office:value="1321.95833333333" calcext:value-type="float">
            <text:p>1321,9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2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09H32M00S" calcext:value-type="time">
            <text:p>9:32</text:p>
          </table:table-cell>
          <table:table-cell table:style-name="ce229" office:value-type="time" office:time-value="PT10H02M00S" calcext:value-type="time">
            <text:p>10:0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3</text:p>
          </table:table-cell>
          <table:table-cell table:style-name="ce294" office:value-type="string" calcext:value-type="string">
            <text:p>Abholen, einstellen H0e-Stückgutswagen und Postwagen an der Güterhalle </text:p>
          </table:table-cell>
          <table:table-cell table:style-name="ce196" table:number-columns-repeated="4"/>
          <table:table-cell/>
          <table:table-cell office:value-type="float" office:value="1334.96666666667" calcext:value-type="float">
            <text:p>1334,97</text:p>
          </table:table-cell>
          <table:table-cell office:value-type="float" office:value="1390.71666666667" calcext:value-type="float">
            <text:p>1390,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32</text:p>
          </table:table-cell>
          <table:table-cell table:style-name="ce299" office:value-type="string" calcext:value-type="string">
            <text:p>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0H15M00S" calcext:value-type="time">
            <text:p>10:1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3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414.875" calcext:value-type="float">
            <text:p>1414,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1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0H18M00S" calcext:value-type="time">
            <text:p>10:18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3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420.45" calcext:value-type="float">
            <text:p>1420,4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1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10H22M00S" calcext:value-type="time">
            <text:p>10:22</text:p>
          </table:table-cell>
          <table:table-cell table:style-name="ce229" office:value-type="time" office:time-value="PT10H52M00S" calcext:value-type="time">
            <text:p>10:5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3</text:p>
          </table:table-cell>
          <table:table-cell table:style-name="ce294" office:value-type="string" calcext:value-type="string">
            <text:p>Abstellen H0e-Stückgutswagen und Postwagen an der Güterhalle</text:p>
          </table:table-cell>
          <table:table-cell table:style-name="ce196" table:number-columns-repeated="4"/>
          <table:table-cell/>
          <table:table-cell office:value-type="float" office:value="1427.88333333333" calcext:value-type="float">
            <text:p>1427,88</text:p>
          </table:table-cell>
          <table:table-cell office:value-type="float" office:value="1483.63333333333" calcext:value-type="float">
            <text:p>1483,6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22</text:p>
          </table:table-cell>
          <table:table-cell table:style-name="ce299" office:value-type="string" calcext:value-type="string">
            <text:p>52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60" calcext:value-type="float">
            <text:p>6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1H02M00S" calcext:value-type="time">
            <text:p>11:0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3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502.21666666667" calcext:value-type="float">
            <text:p>1502,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0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9H25M00S" calcext:value-type="time">
            <text:p>9:25</text:p>
          </table:table-cell>
          <table:table-cell table:style-name="ce229" office:value-type="time" office:time-value="PT11H02M00S" calcext:value-type="time">
            <text:p>11:02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NG7003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321.95833333333" calcext:value-type="float">
            <text:p>1321,96</text:p>
          </table:table-cell>
          <table:table-cell office:value-type="float" office:value="1502.21666666667" calcext:value-type="float">
            <text:p>1502,2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25</text:p>
          </table:table-cell>
          <table:table-cell table:style-name="ce299" office:value-type="string" calcext:value-type="string">
            <text:p>0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9H25M00S" calcext:value-type="time">
            <text:p>9:25</text:p>
          </table:table-cell>
          <table:table-cell table:style-name="ce229" office:value-type="time" office:time-value="PT11H02M00S" calcext:value-type="time">
            <text:p>11:02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NG7003</text:p>
          </table:table-cell>
          <table:table-cell table:style-name="ce290" office:value-type="string" calcext:value-type="string">
            <text:p>Rollwagen und Schmalspurwagen</text:p>
          </table:table-cell>
          <table:table-cell table:style-name="ce196" table:number-columns-repeated="4"/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0H02M00S" calcext:value-type="time">
            <text:p>10:02</text:p>
          </table:table-cell>
          <table:table-cell table:style-name="ce229" office:value-type="time" office:time-value="PT10H22M00S" calcext:value-type="time">
            <text:p>10:22</text:p>
          </table:table-cell>
          <table:table-cell table:style-name="ce247" office:value-type="string" calcext:value-type="string">
            <text:p>2</text:p>
          </table:table-cell>
          <table:table-cell table:style-name="ce218" office:value-type="string" calcext:value-type="string">
            <text:p>Stückgutswagen</text:p>
          </table:table-cell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NG7003</text:p>
          </table:table-cell>
          <table:table-cell table:style-name="ce294" office:value-type="string" calcext:value-type="string">
            <text:p>H0e-Stückgutswagen</text:p>
          </table:table-cell>
          <table:table-cell table:style-name="ce196" table:number-columns-repeated="4"/>
          <table:table-cell/>
          <table:table-cell office:value-type="float" office:value="1390.71666666667" calcext:value-type="float">
            <text:p>1390,72</text:p>
          </table:table-cell>
          <table:table-cell office:value-type="float" office:value="1427.88333333333" calcext:value-type="float">
            <text:p>1427,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02</text:p>
          </table:table-cell>
          <table:table-cell table:style-name="ce299" office:value-type="string" calcext:value-type="string">
            <text:p>2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2020" calcext:value-type="float">
            <text:p>2020</text:p>
          </table:table-cell>
          <table:table-cell table:style-name="ce218" office:value-type="string" calcext:value-type="string">
            <text:p>HIT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0H02M00S" calcext:value-type="time">
            <text:p>10:02</text:p>
          </table:table-cell>
          <table:table-cell table:style-name="ce229" office:value-type="time" office:time-value="PT10H22M00S" calcext:value-type="time">
            <text:p>10:22</text:p>
          </table:table-cell>
          <table:table-cell table:style-name="ce247" office:value-type="string" calcext:value-type="string">
            <text:p>3</text:p>
          </table:table-cell>
          <table:table-cell table:style-name="ce218" office:value-type="string" calcext:value-type="string">
            <text:p>Postwagen</text:p>
          </table:table-cell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NG7003</text:p>
          </table:table-cell>
          <table:table-cell table:style-name="ce294" office:value-type="string" calcext:value-type="string">
            <text:p>Postwagen</text:p>
          </table:table-cell>
          <table:table-cell table:style-name="ce196" table:number-columns-repeated="4"/>
          <table:table-cell/>
          <table:table-cell office:value-type="float" office:value="1390.71666666667" calcext:value-type="float">
            <text:p>1390,72</text:p>
          </table:table-cell>
          <table:table-cell office:value-type="float" office:value="1427.88333333333" calcext:value-type="float">
            <text:p>1427,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02</text:p>
          </table:table-cell>
          <table:table-cell table:style-name="ce299" office:value-type="string" calcext:value-type="string">
            <text:p>22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9H25M00S" calcext:value-type="time">
            <text:p>9:25</text:p>
          </table:table-cell>
          <table:table-cell table:style-name="ce229" office:value-type="time" office:time-value="PT11H02M00S" calcext:value-type="time">
            <text:p>11:02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NG7003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321.95833333333" calcext:value-type="float">
            <text:p>1321,96</text:p>
          </table:table-cell>
          <table:table-cell office:value-type="float" office:value="1502.21666666667" calcext:value-type="float">
            <text:p>1502,2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25</text:p>
          </table:table-cell>
          <table:table-cell table:style-name="ce299" office:value-type="string" calcext:value-type="string">
            <text:p>0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SBG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NG7003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3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3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3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6359"/>
        </table:table-row>
        <table:table-row table:style-name="ro2">
          <table:table-cell table:style-name="ce195" office:value-type="string" calcext:value-type="string">
            <text:p>NG7004</text:p>
          </table:table-cell>
          <table:table-cell table:style-name="ce214" office:value-type="float" office:value="0" calcext:value-type="float">
            <text:p>0</text:p>
          </table:table-cell>
          <table:table-cell table:style-name="ce220" table:number-columns-repeated="2"/>
          <table:table-cell table:style-name="ce231" office:value-type="time" office:time-value="PT11H50M00S" calcext:value-type="time">
            <text:p>11:50</text:p>
          </table:table-cell>
          <table:table-cell table:style-name="ce231" office:value-type="time" office:time-value="PT14H57M00S" calcext:value-type="time">
            <text:p>14:57</text:p>
          </table:table-cell>
          <table:table-cell table:style-name="ce249" office:value-type="float" office:value="30" calcext:value-type="float">
            <text:p>30</text:p>
          </table:table-cell>
          <table:table-cell table:style-name="ce220" office:value-type="string" calcext:value-type="string">
            <text:p>007004.NG7004</text:p>
          </table:table-cell>
          <table:table-cell table:style-name="ce220" office:value-type="string" calcext:value-type="string">
            <text:p>traindef</text:p>
          </table:table-cell>
          <table:table-cell table:style-name="ce195" office:value-type="string" calcext:value-type="string">
            <text:p>NG7004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2H20M00S" calcext:value-type="time">
            <text:p>12:2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4</text:p>
          </table:table-cell>
          <table:table-cell table:style-name="ce294"/>
          <table:table-cell table:style-name="ce196" table:number-columns-repeated="4"/>
          <table:table-cell/>
          <table:table-cell table:number-columns-repeated="2" office:value-type="float" office:value="1647.16666666667" calcext:value-type="float">
            <text:p>1647,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2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style-name="ce229" office:value-type="time" office:time-value="PT12H30M00S" calcext:value-type="time">
            <text:p>12:30</text:p>
          </table:table-cell>
          <table:table-cell table:style-name="ce229" office:value-type="time" office:time-value="PT13H00M00S" calcext:value-type="time">
            <text:p>13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4</text:p>
          </table:table-cell>
          <table:table-cell table:style-name="ce294" office:value-type="string" calcext:value-type="string">
            <text:p>Abholen, einstellen H0e-Stückgutswagen an der Güterhalle , Rollwagen auf Gleis 3</text:p>
          </table:table-cell>
          <table:table-cell table:style-name="ce196" table:number-columns-repeated="4"/>
          <table:table-cell/>
          <table:table-cell office:value-type="float" office:value="1665.75" calcext:value-type="float">
            <text:p>1665,75</text:p>
          </table:table-cell>
          <table:table-cell office:value-type="float" office:value="1721.5" calcext:value-type="float">
            <text:p>1721,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30</text:p>
          </table:table-cell>
          <table:table-cell table:style-name="ce299" office:value-type="string" calcext:value-type="string">
            <text:p>0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3H04M00S" calcext:value-type="time">
            <text:p>13:04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728.93333333333" calcext:value-type="float">
            <text:p>1728,9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0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13H07M00S" calcext:value-type="time">
            <text:p>13:07</text:p>
          </table:table-cell>
          <table:table-cell table:style-name="ce229" office:value-type="time" office:time-value="PT13H37M00S" calcext:value-type="time">
            <text:p>13:3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4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734.50833333333" calcext:value-type="float">
            <text:p>1734,51</text:p>
          </table:table-cell>
          <table:table-cell office:value-type="float" office:value="1790.25833333333" calcext:value-type="float">
            <text:p>1790,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99" office:value-type="string" calcext:value-type="string">
            <text:p>07</text:p>
          </table:table-cell>
          <table:table-cell table:style-name="ce299" office:value-type="string" calcext:value-type="string">
            <text:p>3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13H50M00S" calcext:value-type="time">
            <text:p>13:50</text:p>
          </table:table-cell>
          <table:table-cell table:style-name="ce229" office:value-type="time" office:time-value="PT14H20M00S" calcext:value-type="time">
            <text:p>14:2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4</text:p>
          </table:table-cell>
          <table:table-cell table:style-name="ce294" office:value-type="string" calcext:value-type="string">
            <text:p>Abstellen H0e-Stückgutswagen an Güterhalle</text:p>
          </table:table-cell>
          <table:table-cell table:style-name="ce196" table:number-columns-repeated="4"/>
          <table:table-cell/>
          <table:table-cell office:value-type="float" office:value="1814.41666666667" calcext:value-type="float">
            <text:p>1814,42</text:p>
          </table:table-cell>
          <table:table-cell office:value-type="float" office:value="1870.16666666667" calcext:value-type="float">
            <text:p>1870,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50</text:p>
          </table:table-cell>
          <table:table-cell table:style-name="ce299" office:value-type="string" calcext:value-type="string">
            <text:p>2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60" calcext:value-type="float">
            <text:p>6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4H27M00S" calcext:value-type="time">
            <text:p>14:2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883.175" calcext:value-type="float">
            <text:p>1883,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2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12H20M00S" calcext:value-type="time">
            <text:p>12:20</text:p>
          </table:table-cell>
          <table:table-cell table:style-name="ce229" office:value-type="time" office:time-value="PT14H27M00S" calcext:value-type="time">
            <text:p>14:27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NG7004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647.16666666667" calcext:value-type="float">
            <text:p>1647,17</text:p>
          </table:table-cell>
          <table:table-cell office:value-type="float" office:value="1883.175" calcext:value-type="float">
            <text:p>1883,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20</text:p>
          </table:table-cell>
          <table:table-cell table:style-name="ce299" office:value-type="string" calcext:value-type="string">
            <text:p>2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2H20M00S" calcext:value-type="time">
            <text:p>12:20</text:p>
          </table:table-cell>
          <table:table-cell table:style-name="ce229" office:value-type="time" office:time-value="PT13H50M00S" calcext:value-type="time">
            <text:p>13:50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NG7004</text:p>
          </table:table-cell>
          <table:table-cell table:style-name="ce290" office:value-type="string" calcext:value-type="string">
            <text:p>Rollwagen und Schmalspurwagen</text:p>
          </table:table-cell>
          <table:table-cell table:style-name="ce196" table:number-columns-repeated="4"/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6359"/>
        </table:table-row>
        <table:table-row table:style-name="ro2">
          <table:table-cell table:style-name="ce196" office:value-type="string" calcext:value-type="string">
            <text:p>NG7004</text:p>
          </table:table-cell>
          <table:table-cell table:style-name="ce196" office:value-type="float" office:value="2010" calcext:value-type="float">
            <text:p>2010</text:p>
          </table:table-cell>
          <table:table-cell table:style-name="ce222" office:value-type="string" calcext:value-type="string">
            <text:p>HMU</text:p>
          </table:table-cell>
          <table:table-cell table:style-name="ce222" office:value-type="string" calcext:value-type="string">
            <text:p>HIT</text:p>
          </table:table-cell>
          <table:table-cell table:style-name="ce232" office:value-type="time" office:time-value="PT13H00M00S" calcext:value-type="time">
            <text:p>13:00</text:p>
          </table:table-cell>
          <table:table-cell table:style-name="ce232" office:value-type="time" office:time-value="PT13H50M00S" calcext:value-type="time">
            <text:p>13:50</text:p>
          </table:table-cell>
          <table:table-cell table:style-name="ce250" office:value-type="string" calcext:value-type="string">
            <text:p>2</text:p>
          </table:table-cell>
          <table:table-cell table:style-name="ce222" office:value-type="string" calcext:value-type="string">
            <text:p>Stückgutswagen</text:p>
          </table:table-cell>
          <table:table-cell table:style-name="ce222" office:value-type="string" calcext:value-type="string">
            <text:p>trainset</text:p>
          </table:table-cell>
          <table:table-cell table:style-name="ce222" office:value-type="string" calcext:value-type="string">
            <text:p>NG7004</text:p>
          </table:table-cell>
          <table:table-cell table:style-name="ce294" office:value-type="string" calcext:value-type="string">
            <text:p>H0e-Stückgutswagen</text:p>
          </table:table-cell>
          <table:table-cell table:style-name="ce196" table:number-columns-repeated="4"/>
          <table:table-cell/>
          <table:table-cell office:value-type="float" office:value="1721.5" calcext:value-type="float">
            <text:p>1721,5</text:p>
          </table:table-cell>
          <table:table-cell office:value-type="float" office:value="1814.41666666667" calcext:value-type="float">
            <text:p>1814,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50</text:p>
          </table:table-cell>
          <table:table-cell table:style-name="ce298" table:number-columns-repeated="2"/>
          <table:table-cell office:value-type="float" office:value="136" calcext:value-type="float">
            <text:p>136</text:p>
          </table:table-cell>
          <table:table-cell table:style-name="ce298"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12H20M00S" calcext:value-type="time">
            <text:p>12:20</text:p>
          </table:table-cell>
          <table:table-cell table:style-name="ce229" office:value-type="time" office:time-value="PT14H27M00S" calcext:value-type="time">
            <text:p>14:27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NG7004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647.16666666667" calcext:value-type="float">
            <text:p>1647,17</text:p>
          </table:table-cell>
          <table:table-cell office:value-type="float" office:value="1883.175" calcext:value-type="float">
            <text:p>1883,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20</text:p>
          </table:table-cell>
          <table:table-cell table:style-name="ce299" office:value-type="string" calcext:value-type="string">
            <text:p>27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WHM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NG7004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4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6359"/>
        </table:table-row>
        <table:table-row table:style-name="ro2">
          <table:table-cell table:style-name="ce195" office:value-type="string" calcext:value-type="string">
            <text:p>NG7005</text:p>
          </table:table-cell>
          <table:table-cell table:style-name="ce214" office:value-type="float" office:value="0" calcext:value-type="float">
            <text:p>0</text:p>
          </table:table-cell>
          <table:table-cell table:style-name="ce220" table:number-columns-repeated="2"/>
          <table:table-cell table:style-name="ce231" office:value-type="time" office:time-value="PT08H00M00S" calcext:value-type="time">
            <text:p>8:00</text:p>
          </table:table-cell>
          <table:table-cell table:style-name="ce231" office:value-type="time" office:time-value="PT08H40M00S" calcext:value-type="time">
            <text:p>8:40</text:p>
          </table:table-cell>
          <table:table-cell table:style-name="ce249" office:value-type="string" calcext:value-type="string">
            <text:p>30</text:p>
          </table:table-cell>
          <table:table-cell table:style-name="ce220" office:value-type="string" calcext:value-type="string">
            <text:p>007005.NG7005</text:p>
          </table:table-cell>
          <table:table-cell table:style-name="ce220" office:value-type="string" calcext:value-type="string">
            <text:p>traindef</text:p>
          </table:table-cell>
          <table:table-cell table:style-name="ce195" office:value-type="string" calcext:value-type="string">
            <text:p>NG7005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41" calcext:value-type="float">
            <text:p>14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5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8H00M00S" calcext:value-type="time">
            <text:p>8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5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164" calcext:value-type="float">
            <text:p>116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0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5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8H10M00S" calcext:value-type="time">
            <text:p>8:1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5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182.58333333333" calcext:value-type="float">
            <text:p>1182,5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1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5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8H00M00S" calcext:value-type="time">
            <text:p>8:00</text:p>
          </table:table-cell>
          <table:table-cell table:style-name="ce229" office:value-type="time" office:time-value="PT08H10M00S" calcext:value-type="time">
            <text:p>8:10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NG7005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164" calcext:value-type="float">
            <text:p>1164</text:p>
          </table:table-cell>
          <table:table-cell office:value-type="float" office:value="1182.58333333333" calcext:value-type="float">
            <text:p>1182,5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1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5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8H00M00S" calcext:value-type="time">
            <text:p>8:00</text:p>
          </table:table-cell>
          <table:table-cell table:style-name="ce229" office:value-type="time" office:time-value="PT08H10M00S" calcext:value-type="time">
            <text:p>8:10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NG7005</text:p>
          </table:table-cell>
          <table:table-cell table:style-name="ce290" office:value-type="string" calcext:value-type="string">
            <text:p>Rollwagen und Schmalspurwagen</text:p>
          </table:table-cell>
          <table:table-cell table:style-name="ce196" table:number-columns-repeated="4"/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5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8H00M00S" calcext:value-type="time">
            <text:p>8:00</text:p>
          </table:table-cell>
          <table:table-cell table:style-name="ce229" office:value-type="time" office:time-value="PT08H10M00S" calcext:value-type="time">
            <text:p>8:10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NG7005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164" calcext:value-type="float">
            <text:p>1164</text:p>
          </table:table-cell>
          <table:table-cell office:value-type="float" office:value="1182.58333333333" calcext:value-type="float">
            <text:p>1182,5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1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5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NG7005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147" calcext:value-type="float">
            <text:p>14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5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5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48" calcext:value-type="float">
            <text:p>14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5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5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16359"/>
        </table:table-row>
        <table:table-row table:style-name="ro2">
          <table:table-cell table:style-name="ce195" office:value-type="string" calcext:value-type="string">
            <text:p>NG7006</text:p>
          </table:table-cell>
          <table:table-cell table:style-name="ce214" office:value-type="float" office:value="0" calcext:value-type="float">
            <text:p>0</text:p>
          </table:table-cell>
          <table:table-cell table:style-name="ce220" table:number-columns-repeated="2"/>
          <table:table-cell table:style-name="ce231" office:value-type="time" office:time-value="PT08H15M00S" calcext:value-type="time">
            <text:p>8:15</text:p>
          </table:table-cell>
          <table:table-cell table:style-name="ce231" office:value-type="time" office:time-value="PT09H25M00S" calcext:value-type="time">
            <text:p>9:25</text:p>
          </table:table-cell>
          <table:table-cell table:style-name="ce249" office:value-type="float" office:value="30" calcext:value-type="float">
            <text:p>30</text:p>
          </table:table-cell>
          <table:table-cell table:style-name="ce220" office:value-type="string" calcext:value-type="string">
            <text:p>007006.NG7006</text:p>
          </table:table-cell>
          <table:table-cell table:style-name="ce220" office:value-type="string" calcext:value-type="string">
            <text:p>traindef</text:p>
          </table:table-cell>
          <table:table-cell table:style-name="ce195" office:value-type="string" calcext:value-type="string">
            <text:p>NG7006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6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8H45M00S" calcext:value-type="time">
            <text:p>8:4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6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247.625" calcext:value-type="float">
            <text:p>1247,6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4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6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8H55M00S" calcext:value-type="time">
            <text:p>8:5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6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266.20833333333" calcext:value-type="float">
            <text:p>1266,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5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6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8H45M00S" calcext:value-type="time">
            <text:p>8:45</text:p>
          </table:table-cell>
          <table:table-cell table:style-name="ce229" office:value-type="time" office:time-value="PT08H55M00S" calcext:value-type="time">
            <text:p>8:55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NG7006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247.625" calcext:value-type="float">
            <text:p>1247,63</text:p>
          </table:table-cell>
          <table:table-cell office:value-type="float" office:value="1266.20833333333" calcext:value-type="float">
            <text:p>1266,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5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6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8H45M00S" calcext:value-type="time">
            <text:p>8:45</text:p>
          </table:table-cell>
          <table:table-cell table:style-name="ce229" office:value-type="time" office:time-value="PT08H55M00S" calcext:value-type="time">
            <text:p>8:55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NG7006</text:p>
          </table:table-cell>
          <table:table-cell table:style-name="ce290" office:value-type="string" calcext:value-type="string">
            <text:p>Rollwagen und Schmalspurwagen</text:p>
          </table:table-cell>
          <table:table-cell table:style-name="ce196" table:number-columns-repeated="4"/>
          <table:table-cell table:number-columns-repeated="9"/>
          <table:table-cell office:value-type="float" office:value="154" calcext:value-type="float">
            <text:p>15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6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8H45M00S" calcext:value-type="time">
            <text:p>8:45</text:p>
          </table:table-cell>
          <table:table-cell table:style-name="ce229" office:value-type="time" office:time-value="PT08H55M00S" calcext:value-type="time">
            <text:p>8:55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NG7006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247.625" calcext:value-type="float">
            <text:p>1247,63</text:p>
          </table:table-cell>
          <table:table-cell office:value-type="float" office:value="1266.20833333333" calcext:value-type="float">
            <text:p>1266,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5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6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NG7006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156" calcext:value-type="float">
            <text:p>15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6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6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57" calcext:value-type="float">
            <text:p>15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6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6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58" calcext:value-type="float">
            <text:p>158</text:p>
          </table:table-cell>
          <table:table-cell table:number-columns-repeated="16359"/>
        </table:table-row>
        <table:table-row table:style-name="ro2">
          <table:table-cell table:style-name="ce195" office:value-type="string" calcext:value-type="string">
            <text:p>NG7007</text:p>
          </table:table-cell>
          <table:table-cell table:style-name="ce214" office:value-type="float" office:value="0" calcext:value-type="float">
            <text:p>0</text:p>
          </table:table-cell>
          <table:table-cell table:style-name="ce220" table:number-columns-repeated="2"/>
          <table:table-cell table:style-name="ce231" office:value-type="time" office:time-value="PT14H30M00S" calcext:value-type="time">
            <text:p>14:30</text:p>
          </table:table-cell>
          <table:table-cell table:style-name="ce231" office:value-type="time" office:time-value="PT16H27M00S" calcext:value-type="time">
            <text:p>16:27</text:p>
          </table:table-cell>
          <table:table-cell table:style-name="ce249" office:value-type="float" office:value="30" calcext:value-type="float">
            <text:p>30</text:p>
          </table:table-cell>
          <table:table-cell table:style-name="ce220" office:value-type="string" calcext:value-type="string">
            <text:p>007007.NG7007</text:p>
          </table:table-cell>
          <table:table-cell table:style-name="ce220" office:value-type="string" calcext:value-type="string">
            <text:p>traindef</text:p>
          </table:table-cell>
          <table:table-cell table:style-name="ce195" office:value-type="string" calcext:value-type="string">
            <text:p>NG7007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5H00M00S" calcext:value-type="time">
            <text:p>15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7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944.5" calcext:value-type="float">
            <text:p>1944,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0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15H07M00S" calcext:value-type="time">
            <text:p>15:07</text:p>
          </table:table-cell>
          <table:table-cell table:style-name="ce229" office:value-type="time" office:time-value="PT15H37M00S" calcext:value-type="time">
            <text:p>15:3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7</text:p>
          </table:table-cell>
          <table:table-cell table:style-name="ce256" office:value-type="string" calcext:value-type="string">
            <text:p>Ausstellen GSW an der Rollwagengrube</text:p>
          </table:table-cell>
          <table:table-cell table:style-name="ce196" table:number-columns-repeated="4"/>
          <table:table-cell/>
          <table:table-cell office:value-type="float" office:value="1957.50833333333" calcext:value-type="float">
            <text:p>1957,51</text:p>
          </table:table-cell>
          <table:table-cell office:value-type="float" office:value="2013.25833333333" calcext:value-type="float">
            <text:p>2013,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07</text:p>
          </table:table-cell>
          <table:table-cell table:style-name="ce299" office:value-type="string" calcext:value-type="string">
            <text:p>3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5H50M00S" calcext:value-type="time">
            <text:p>15:5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7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037.41666666667" calcext:value-type="float">
            <text:p>2037,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5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5H53M00S" calcext:value-type="time">
            <text:p>15:53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7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042.99166666667" calcext:value-type="float">
            <text:p>2042,9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5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5H57M00S" calcext:value-type="time">
            <text:p>15:5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NG7007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050.425" calcext:value-type="float">
            <text:p>2050,4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57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5H00M00S" calcext:value-type="time">
            <text:p>15:00</text:p>
          </table:table-cell>
          <table:table-cell table:style-name="ce229" office:value-type="time" office:time-value="PT15H57M00S" calcext:value-type="time">
            <text:p>15:57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NG7007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944.5" calcext:value-type="float">
            <text:p>1944,5</text:p>
          </table:table-cell>
          <table:table-cell office:value-type="float" office:value="2050.425" calcext:value-type="float">
            <text:p>2050,4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5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5H00M00S" calcext:value-type="time">
            <text:p>15:00</text:p>
          </table:table-cell>
          <table:table-cell table:style-name="ce229" office:value-type="time" office:time-value="PT15H07M00S" calcext:value-type="time">
            <text:p>15:07</text:p>
          </table:table-cell>
          <table:table-cell table:style-name="ce247" office:value-type="string" calcext:value-type="string">
            <text:p>1</text:p>
          </table:table-cell>
          <table:table-cell table:style-name="ce218" office:value-type="string" calcext:value-type="string">
            <text:p>Eilstück – GSW</text:p>
          </table:table-cell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NG7007</text:p>
          </table:table-cell>
          <table:table-cell table:style-name="ce292" office:value-type="string" calcext:value-type="string">
            <text:p>GSW auf Rollwagen, Rollwagen und Schmalspurwagen</text:p>
          </table:table-cell>
          <table:table-cell table:style-name="ce196" table:number-columns-repeated="4"/>
          <table:table-cell/>
          <table:table-cell office:value-type="float" office:value="1944.5" calcext:value-type="float">
            <text:p>1944,5</text:p>
          </table:table-cell>
          <table:table-cell office:value-type="float" office:value="1957.50833333333" calcext:value-type="float">
            <text:p>1957,5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07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5H00M00S" calcext:value-type="time">
            <text:p>15:00</text:p>
          </table:table-cell>
          <table:table-cell table:style-name="ce229" office:value-type="time" office:time-value="PT15H57M00S" calcext:value-type="time">
            <text:p>15:57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NG7007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944.5" calcext:value-type="float">
            <text:p>1944,5</text:p>
          </table:table-cell>
          <table:table-cell office:value-type="float" office:value="2050.425" calcext:value-type="float">
            <text:p>2050,4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00</text:p>
          </table:table-cell>
          <table:table-cell table:style-name="ce299" office:value-type="string" calcext:value-type="string">
            <text:p>57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NG7007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168" calcext:value-type="float">
            <text:p>16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7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69" calcext:value-type="float">
            <text:p>16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NG7007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NG7007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70" calcext:value-type="float">
            <text:p>170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01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05H45M00S" calcext:value-type="time">
            <text:p>5:45</text:p>
          </table:table-cell>
          <table:table-cell table:style-name="ce233" office:value-type="time" office:time-value="PT06H55M00S" calcext:value-type="time">
            <text:p>6:55</text:p>
          </table:table-cell>
          <table:table-cell table:style-name="ce251" office:value-type="float" office:value="30" calcext:value-type="float">
            <text:p>30</text:p>
          </table:table-cell>
          <table:table-cell table:style-name="ce225" office:value-type="string" calcext:value-type="string">
            <text:p>003001.P3001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01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1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6H15M00S" calcext:value-type="time">
            <text:p>6:1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1</text:p>
          </table:table-cell>
          <table:table-cell table:style-name="ce256" office:value-type="string" calcext:value-type="string">
            <text:p>Abholen Lok im BW, Einstellen Personenwagen</text:p>
          </table:table-cell>
          <table:table-cell table:style-name="ce196" table:number-columns-repeated="4"/>
          <table:table-cell/>
          <table:table-cell table:number-columns-repeated="2" office:value-type="float" office:value="968.875" calcext:value-type="float">
            <text:p>968,8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15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1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6H25M00S" calcext:value-type="time">
            <text:p>6:2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1</text:p>
          </table:table-cell>
          <table:table-cell table:style-name="ce295" office:value-type="string" calcext:value-type="string">
            <text:p>Zug umlaufen</text:p>
          </table:table-cell>
          <table:table-cell table:style-name="ce196" table:number-columns-repeated="4"/>
          <table:table-cell/>
          <table:table-cell table:number-columns-repeated="2" office:value-type="float" office:value="987.458333333334" calcext:value-type="float">
            <text:p>987,4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2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1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6H15M00S" calcext:value-type="time">
            <text:p>6:15</text:p>
          </table:table-cell>
          <table:table-cell table:style-name="ce229" office:value-type="time" office:time-value="PT06H25M00S" calcext:value-type="time">
            <text:p>6:25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01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968.875" calcext:value-type="float">
            <text:p>968,88</text:p>
          </table:table-cell>
          <table:table-cell office:value-type="float" office:value="987.458333333334" calcext:value-type="float">
            <text:p>987,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2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1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6H15M00S" calcext:value-type="time">
            <text:p>6:15</text:p>
          </table:table-cell>
          <table:table-cell table:style-name="ce229" office:value-type="time" office:time-value="PT06H25M00S" calcext:value-type="time">
            <text:p>6:25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01</text:p>
          </table:table-cell>
          <table:table-cell table:style-name="ce290" office:value-type="string" calcext:value-type="string">
            <text:p>Arbeiterzug</text:p>
          </table:table-cell>
          <table:table-cell table:style-name="ce196" table:number-columns-repeated="4"/>
          <table:table-cell table:number-columns-repeated="9"/>
          <table:table-cell office:value-type="float" office:value="175" calcext:value-type="float">
            <text:p>17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1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06H15M00S" calcext:value-type="time">
            <text:p>6:15</text:p>
          </table:table-cell>
          <table:table-cell table:style-name="ce229" office:value-type="time" office:time-value="PT06H25M00S" calcext:value-type="time">
            <text:p>6:25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01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968.875" calcext:value-type="float">
            <text:p>968,88</text:p>
          </table:table-cell>
          <table:table-cell office:value-type="float" office:value="987.458333333334" calcext:value-type="float">
            <text:p>987,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2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1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01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177" calcext:value-type="float">
            <text:p>17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1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1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78" calcext:value-type="float">
            <text:p>17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1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1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79" calcext:value-type="float">
            <text:p>179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02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06H10M00S" calcext:value-type="time">
            <text:p>6:10</text:p>
          </table:table-cell>
          <table:table-cell table:style-name="ce233" office:value-type="time" office:time-value="PT07H20M00S" calcext:value-type="time">
            <text:p>7:20</text:p>
          </table:table-cell>
          <table:table-cell table:style-name="ce251" office:value-type="float" office:value="30" calcext:value-type="float">
            <text:p>30</text:p>
          </table:table-cell>
          <table:table-cell table:style-name="ce225" office:value-type="string" calcext:value-type="string">
            <text:p>003002.P3002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02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2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06H40M00S" calcext:value-type="time">
            <text:p>6:4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2</text:p>
          </table:table-cell>
          <table:table-cell table:style-name="ce255"/>
          <table:table-cell table:style-name="ce196" table:number-columns-repeated="4"/>
          <table:table-cell/>
          <table:table-cell table:number-columns-repeated="2" office:value-type="float" office:value="1015.33333333333" calcext:value-type="float">
            <text:p>1015,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4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2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06H50M00S" calcext:value-type="time">
            <text:p>6:5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2</text:p>
          </table:table-cell>
          <table:table-cell table:style-name="ce256" office:value-type="string" calcext:value-type="string">
            <text:p>Ausstellen Personenwagen neben dem EG</text:p>
          </table:table-cell>
          <table:table-cell table:style-name="ce196" table:number-columns-repeated="4"/>
          <table:table-cell/>
          <table:table-cell table:number-columns-repeated="2" office:value-type="float" office:value="1033.91666666667" calcext:value-type="float">
            <text:p>1033,9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2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6H40M00S" calcext:value-type="time">
            <text:p>6:40</text:p>
          </table:table-cell>
          <table:table-cell table:style-name="ce229" office:value-type="time" office:time-value="PT06H50M00S" calcext:value-type="time">
            <text:p>6:50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02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1015.33333333333" calcext:value-type="float">
            <text:p>1015,33</text:p>
          </table:table-cell>
          <table:table-cell office:value-type="float" office:value="1033.91666666667" calcext:value-type="float">
            <text:p>1033,9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0</text:p>
          </table:table-cell>
          <table:table-cell table:style-name="ce299" office:value-type="string" calcext:value-type="string">
            <text:p>5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2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6H40M00S" calcext:value-type="time">
            <text:p>6:40</text:p>
          </table:table-cell>
          <table:table-cell table:style-name="ce229" office:value-type="time" office:time-value="PT06H50M00S" calcext:value-type="time">
            <text:p>6:50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02</text:p>
          </table:table-cell>
          <table:table-cell table:style-name="ce290" office:value-type="string" calcext:value-type="string">
            <text:p>Arbeiterzug</text:p>
          </table:table-cell>
          <table:table-cell table:style-name="ce196" table:number-columns-repeated="4"/>
          <table:table-cell table:number-columns-repeated="9"/>
          <table:table-cell office:value-type="float" office:value="184" calcext:value-type="float">
            <text:p>18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2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6H40M00S" calcext:value-type="time">
            <text:p>6:40</text:p>
          </table:table-cell>
          <table:table-cell table:style-name="ce229" office:value-type="time" office:time-value="PT06H50M00S" calcext:value-type="time">
            <text:p>6:50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02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015.33333333333" calcext:value-type="float">
            <text:p>1015,33</text:p>
          </table:table-cell>
          <table:table-cell office:value-type="float" office:value="1033.91666666667" calcext:value-type="float">
            <text:p>1033,9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0</text:p>
          </table:table-cell>
          <table:table-cell table:style-name="ce299" office:value-type="string" calcext:value-type="string">
            <text:p>5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2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02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186" calcext:value-type="float">
            <text:p>18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2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87" calcext:value-type="float">
            <text:p>18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2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88" calcext:value-type="float">
            <text:p>188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04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05H45M00S" calcext:value-type="time">
            <text:p>5:45</text:p>
          </table:table-cell>
          <table:table-cell table:style-name="ce233" office:value-type="time" office:time-value="PT07H17M00S" calcext:value-type="time">
            <text:p>7:17</text:p>
          </table:table-cell>
          <table:table-cell table:style-name="ce251" office:value-type="string" calcext:value-type="string">
            <text:p>30</text:p>
          </table:table-cell>
          <table:table-cell table:style-name="ce225" office:value-type="string" calcext:value-type="string">
            <text:p>003004.P3004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04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06H15M00S" calcext:value-type="time">
            <text:p>6:1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4</text:p>
          </table:table-cell>
          <table:table-cell table:style-name="ce256" office:value-type="string" calcext:value-type="string">
            <text:p>Abholen Lok im BW, Einstellen Personenwagen</text:p>
          </table:table-cell>
          <table:table-cell table:style-name="ce196" table:number-columns-repeated="4"/>
          <table:table-cell/>
          <table:table-cell table:number-columns-repeated="2" office:value-type="float" office:value="968.875" calcext:value-type="float">
            <text:p>968,8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1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6H19M00S" calcext:value-type="time">
            <text:p>6:19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976.308333333334" calcext:value-type="float">
            <text:p>976,3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1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6H22M00S" calcext:value-type="time">
            <text:p>6:2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4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981.883333333333" calcext:value-type="float">
            <text:p>981,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22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06H35M00S" calcext:value-type="time">
            <text:p>6:35</text:p>
          </table:table-cell>
          <table:table-cell table:style-name="ce229" office:value-type="time" office:time-value="PT06H40M00S" calcext:value-type="time">
            <text:p>6:4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4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006.04166666667" calcext:value-type="float">
            <text:p>1006,04</text:p>
          </table:table-cell>
          <table:table-cell office:value-type="float" office:value="1015.33333333333" calcext:value-type="float">
            <text:p>1015,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35</text:p>
          </table:table-cell>
          <table:table-cell table:style-name="ce299" office:value-type="string" calcext:value-type="string">
            <text:p>40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06H47M00S" calcext:value-type="time">
            <text:p>6:4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4</text:p>
          </table:table-cell>
          <table:table-cell table:style-name="ce295" office:value-type="string" calcext:value-type="string">
            <text:p>Zug umlaufen</text:p>
          </table:table-cell>
          <table:table-cell table:style-name="ce196" table:number-columns-repeated="4"/>
          <table:table-cell/>
          <table:table-cell table:number-columns-repeated="2" office:value-type="float" office:value="1028.34166666667" calcext:value-type="float">
            <text:p>1028,3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4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06H15M00S" calcext:value-type="time">
            <text:p>6:15</text:p>
          </table:table-cell>
          <table:table-cell table:style-name="ce229" office:value-type="time" office:time-value="PT06H47M00S" calcext:value-type="time">
            <text:p>6:47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04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968.875" calcext:value-type="float">
            <text:p>968,88</text:p>
          </table:table-cell>
          <table:table-cell office:value-type="float" office:value="1028.34166666667" calcext:value-type="float">
            <text:p>1028,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4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06H15M00S" calcext:value-type="time">
            <text:p>6:15</text:p>
          </table:table-cell>
          <table:table-cell table:style-name="ce229" office:value-type="time" office:time-value="PT06H47M00S" calcext:value-type="time">
            <text:p>6:47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04</text:p>
          </table:table-cell>
          <table:table-cell table:style-name="ce290" office:value-type="string" calcext:value-type="string">
            <text:p>Personenzug</text:p>
          </table:table-cell>
          <table:table-cell table:style-name="ce196" table:number-columns-repeated="4"/>
          <table:table-cell table:number-columns-repeated="9"/>
          <table:table-cell office:value-type="float" office:value="196" calcext:value-type="float">
            <text:p>19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06H15M00S" calcext:value-type="time">
            <text:p>6:15</text:p>
          </table:table-cell>
          <table:table-cell table:style-name="ce229" office:value-type="time" office:time-value="PT06H47M00S" calcext:value-type="time">
            <text:p>6:47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04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968.875" calcext:value-type="float">
            <text:p>968,88</text:p>
          </table:table-cell>
          <table:table-cell office:value-type="float" office:value="1028.34166666667" calcext:value-type="float">
            <text:p>1028,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47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04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198" calcext:value-type="float">
            <text:p>19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199" calcext:value-type="float">
            <text:p>19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4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00" calcext:value-type="float">
            <text:p>200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05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06H29M00S" calcext:value-type="time">
            <text:p>6:29</text:p>
          </table:table-cell>
          <table:table-cell table:style-name="ce233" office:value-type="time" office:time-value="PT08H06M00S" calcext:value-type="time">
            <text:p>8:06</text:p>
          </table:table-cell>
          <table:table-cell table:style-name="ce251" office:value-type="float" office:value="30" calcext:value-type="float">
            <text:p>30</text:p>
          </table:table-cell>
          <table:table-cell table:style-name="ce225" office:value-type="string" calcext:value-type="string">
            <text:p>003005.P3005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05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6H59M00S" calcext:value-type="time">
            <text:p>6:59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5</text:p>
          </table:table-cell>
          <table:table-cell table:style-name="ce295"/>
          <table:table-cell table:style-name="ce196" table:number-columns-repeated="4"/>
          <table:table-cell/>
          <table:table-cell table:number-columns-repeated="2" office:value-type="float" office:value="1050.64166666667" calcext:value-type="float">
            <text:p>1050,6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59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07H06M00S" calcext:value-type="time">
            <text:p>7:06</text:p>
          </table:table-cell>
          <table:table-cell table:style-name="ce229" office:value-type="time" office:time-value="PT07H11M00S" calcext:value-type="time">
            <text:p>7:11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5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063.65" calcext:value-type="float">
            <text:p>1063,65</text:p>
          </table:table-cell>
          <table:table-cell office:value-type="float" office:value="1072.94166666667" calcext:value-type="float">
            <text:p>1072,9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06</text:p>
          </table:table-cell>
          <table:table-cell table:style-name="ce299" office:value-type="string" calcext:value-type="string">
            <text:p>1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7H24M00S" calcext:value-type="time">
            <text:p>7:24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5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097.1" calcext:value-type="float">
            <text:p>1097,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7H27M00S" calcext:value-type="time">
            <text:p>7:2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5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102.675" calcext:value-type="float">
            <text:p>1102,6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2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07H31M00S" calcext:value-type="time">
            <text:p>7:31</text:p>
          </table:table-cell>
          <table:table-cell table:style-name="ce229" office:value-type="time" office:time-value="PT07H36M00S" calcext:value-type="time">
            <text:p>7:36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5</text:p>
          </table:table-cell>
          <table:table-cell table:style-name="ce256" office:value-type="string" calcext:value-type="string">
            <text:p>Ausstellen Personenwagen neben dem EG</text:p>
          </table:table-cell>
          <table:table-cell table:style-name="ce196" table:number-columns-repeated="4"/>
          <table:table-cell/>
          <table:table-cell office:value-type="float" office:value="1110.10833333333" calcext:value-type="float">
            <text:p>1110,11</text:p>
          </table:table-cell>
          <table:table-cell office:value-type="float" office:value="1119.4" calcext:value-type="float">
            <text:p>1119,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31</text:p>
          </table:table-cell>
          <table:table-cell table:style-name="ce299" office:value-type="string" calcext:value-type="string">
            <text:p>36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6H59M00S" calcext:value-type="time">
            <text:p>6:59</text:p>
          </table:table-cell>
          <table:table-cell table:style-name="ce229" office:value-type="time" office:time-value="PT07H36M00S" calcext:value-type="time">
            <text:p>7:36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05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1050.64166666667" calcext:value-type="float">
            <text:p>1050,64</text:p>
          </table:table-cell>
          <table:table-cell office:value-type="float" office:value="1119.4" calcext:value-type="float">
            <text:p>1119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59</text:p>
          </table:table-cell>
          <table:table-cell table:style-name="ce299" office:value-type="string" calcext:value-type="string">
            <text:p>36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6H59M00S" calcext:value-type="time">
            <text:p>6:59</text:p>
          </table:table-cell>
          <table:table-cell table:style-name="ce229" office:value-type="time" office:time-value="PT07H36M00S" calcext:value-type="time">
            <text:p>7:36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05</text:p>
          </table:table-cell>
          <table:table-cell table:style-name="ce290" office:value-type="string" calcext:value-type="string">
            <text:p>Personenzug</text:p>
          </table:table-cell>
          <table:table-cell table:style-name="ce196" table:number-columns-repeated="4"/>
          <table:table-cell table:number-columns-repeated="9"/>
          <table:table-cell office:value-type="float" office:value="208" calcext:value-type="float">
            <text:p>20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6H59M00S" calcext:value-type="time">
            <text:p>6:59</text:p>
          </table:table-cell>
          <table:table-cell table:style-name="ce229" office:value-type="time" office:time-value="PT07H36M00S" calcext:value-type="time">
            <text:p>7:36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05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050.64166666667" calcext:value-type="float">
            <text:p>1050,64</text:p>
          </table:table-cell>
          <table:table-cell office:value-type="float" office:value="1119.4" calcext:value-type="float">
            <text:p>1119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59</text:p>
          </table:table-cell>
          <table:table-cell table:style-name="ce299" office:value-type="string" calcext:value-type="string">
            <text:p>36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05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210" calcext:value-type="float">
            <text:p>21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5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11" calcext:value-type="float">
            <text:p>21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5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5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12" calcext:value-type="float">
            <text:p>212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06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10H45M00S" calcext:value-type="time">
            <text:p>10:45</text:p>
          </table:table-cell>
          <table:table-cell table:style-name="ce233" office:value-type="time" office:time-value="PT12H32M00S" calcext:value-type="time">
            <text:p>12:32</text:p>
          </table:table-cell>
          <table:table-cell table:style-name="ce251" office:value-type="float" office:value="30" calcext:value-type="float">
            <text:p>30</text:p>
          </table:table-cell>
          <table:table-cell table:style-name="ce225" office:value-type="string" calcext:value-type="string">
            <text:p>003006.P3006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06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11H15M00S" calcext:value-type="time">
            <text:p>11:1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6</text:p>
          </table:table-cell>
          <table:table-cell table:style-name="ce256" office:value-type="string" calcext:value-type="string">
            <text:p>Einstellen Personenwagen</text:p>
          </table:table-cell>
          <table:table-cell table:style-name="ce196" table:number-columns-repeated="4"/>
          <table:table-cell/>
          <table:table-cell table:number-columns-repeated="2" office:value-type="float" office:value="1526.375" calcext:value-type="float">
            <text:p>1526,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1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1H19M00S" calcext:value-type="time">
            <text:p>11:19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6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533.80833333333" calcext:value-type="float">
            <text:p>1533,8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19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1H22M00S" calcext:value-type="time">
            <text:p>11:2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6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539.38333333333" calcext:value-type="float">
            <text:p>1539,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2</text:p>
          </table:table-cell>
          <table:table-cell table:style-name="ce229" office:value-type="time" office:time-value="PT11H35M00S" calcext:value-type="time">
            <text:p>11:35</text:p>
          </table:table-cell>
          <table:table-cell table:style-name="ce229" office:value-type="time" office:time-value="PT11H40M00S" calcext:value-type="time">
            <text:p>11:4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6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563.54166666667" calcext:value-type="float">
            <text:p>1563,54</text:p>
          </table:table-cell>
          <table:table-cell office:value-type="float" office:value="1572.83333333333" calcext:value-type="float">
            <text:p>1572,8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35</text:p>
          </table:table-cell>
          <table:table-cell table:style-name="ce299" office:value-type="string" calcext:value-type="string">
            <text:p>40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1H47M00S" calcext:value-type="time">
            <text:p>11:4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6</text:p>
          </table:table-cell>
          <table:table-cell table:style-name="ce295" office:value-type="string" calcext:value-type="string">
            <text:p>Zug umlaufen</text:p>
          </table:table-cell>
          <table:table-cell table:style-name="ce196" table:number-columns-repeated="4"/>
          <table:table-cell/>
          <table:table-cell table:number-columns-repeated="2" office:value-type="float" office:value="1585.84166666667" calcext:value-type="float">
            <text:p>1585,8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47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11H15M00S" calcext:value-type="time">
            <text:p>11:15</text:p>
          </table:table-cell>
          <table:table-cell table:style-name="ce229" office:value-type="time" office:time-value="PT11H47M00S" calcext:value-type="time">
            <text:p>11:47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06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1526.375" calcext:value-type="float">
            <text:p>1526,38</text:p>
          </table:table-cell>
          <table:table-cell office:value-type="float" office:value="1585.84166666667" calcext:value-type="float">
            <text:p>1585,8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47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11H15M00S" calcext:value-type="time">
            <text:p>11:15</text:p>
          </table:table-cell>
          <table:table-cell table:style-name="ce229" office:value-type="time" office:time-value="PT11H47M00S" calcext:value-type="time">
            <text:p>11:47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06</text:p>
          </table:table-cell>
          <table:table-cell table:style-name="ce290" office:value-type="string" calcext:value-type="string">
            <text:p>Personenzug</text:p>
          </table:table-cell>
          <table:table-cell table:style-name="ce196" table:number-columns-repeated="4"/>
          <table:table-cell table:number-columns-repeated="9"/>
          <table:table-cell office:value-type="float" office:value="220" calcext:value-type="float">
            <text:p>22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11H15M00S" calcext:value-type="time">
            <text:p>11:15</text:p>
          </table:table-cell>
          <table:table-cell table:style-name="ce229" office:value-type="time" office:time-value="PT11H47M00S" calcext:value-type="time">
            <text:p>11:47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06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526.375" calcext:value-type="float">
            <text:p>1526,38</text:p>
          </table:table-cell>
          <table:table-cell office:value-type="float" office:value="1585.84166666667" calcext:value-type="float">
            <text:p>1585,8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06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222" calcext:value-type="float">
            <text:p>22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6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23" calcext:value-type="float">
            <text:p>22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6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6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24" calcext:value-type="float">
            <text:p>224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07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18H45M00S" calcext:value-type="time">
            <text:p>18:45</text:p>
          </table:table-cell>
          <table:table-cell table:style-name="ce233" office:value-type="time" office:time-value="PT19H55M00S" calcext:value-type="time">
            <text:p>19:55</text:p>
          </table:table-cell>
          <table:table-cell table:style-name="ce251" office:value-type="string" calcext:value-type="string">
            <text:p>30</text:p>
          </table:table-cell>
          <table:table-cell table:style-name="ce225" office:value-type="string" calcext:value-type="string">
            <text:p>003007.P3007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07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7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9H15M00S" calcext:value-type="time">
            <text:p>19:1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7</text:p>
          </table:table-cell>
          <table:table-cell table:style-name="ce256" office:value-type="string" calcext:value-type="string">
            <text:p>Einstellen Personenwagen</text:p>
          </table:table-cell>
          <table:table-cell table:style-name="ce196" table:number-columns-repeated="4"/>
          <table:table-cell/>
          <table:table-cell table:number-columns-repeated="2" office:value-type="float" office:value="2418.375" calcext:value-type="float">
            <text:p>2418,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15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7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9H25M00S" calcext:value-type="time">
            <text:p>19:2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7</text:p>
          </table:table-cell>
          <table:table-cell table:style-name="ce295" office:value-type="string" calcext:value-type="string">
            <text:p>Zug umlaufen</text:p>
          </table:table-cell>
          <table:table-cell table:style-name="ce196" table:number-columns-repeated="4"/>
          <table:table-cell/>
          <table:table-cell table:number-columns-repeated="2" office:value-type="float" office:value="2436.95833333333" calcext:value-type="float">
            <text:p>2436,9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25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7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9H15M00S" calcext:value-type="time">
            <text:p>19:15</text:p>
          </table:table-cell>
          <table:table-cell table:style-name="ce229" office:value-type="time" office:time-value="PT19H25M00S" calcext:value-type="time">
            <text:p>19:25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07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436.95833333333" calcext:value-type="float">
            <text:p>2436,9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25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7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9H15M00S" calcext:value-type="time">
            <text:p>19:15</text:p>
          </table:table-cell>
          <table:table-cell table:style-name="ce229" office:value-type="time" office:time-value="PT19H25M00S" calcext:value-type="time">
            <text:p>19:25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07</text:p>
          </table:table-cell>
          <table:table-cell table:style-name="ce290" office:value-type="string" calcext:value-type="string">
            <text:p>Arbeiterzug</text:p>
          </table:table-cell>
          <table:table-cell table:style-name="ce196" table:number-columns-repeated="4"/>
          <table:table-cell table:number-columns-repeated="9"/>
          <table:table-cell office:value-type="float" office:value="229" calcext:value-type="float">
            <text:p>229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7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9H15M00S" calcext:value-type="time">
            <text:p>19:15</text:p>
          </table:table-cell>
          <table:table-cell table:style-name="ce229" office:value-type="time" office:time-value="PT19H25M00S" calcext:value-type="time">
            <text:p>19:25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07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436.95833333333" calcext:value-type="float">
            <text:p>2436,9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25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7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07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231" calcext:value-type="float">
            <text:p>231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7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7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32" calcext:value-type="float">
            <text:p>232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08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19H15M00S" calcext:value-type="time">
            <text:p>19:15</text:p>
          </table:table-cell>
          <table:table-cell table:style-name="ce233" office:value-type="time" office:time-value="PT20H25M00S" calcext:value-type="time">
            <text:p>20:25</text:p>
          </table:table-cell>
          <table:table-cell table:style-name="ce251" office:value-type="float" office:value="30" calcext:value-type="float">
            <text:p>30</text:p>
          </table:table-cell>
          <table:table-cell table:style-name="ce225" office:value-type="string" calcext:value-type="string">
            <text:p>003008.P3008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08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8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9H45M00S" calcext:value-type="time">
            <text:p>19:4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8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474.125" calcext:value-type="float">
            <text:p>2474,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45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8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19H55M00S" calcext:value-type="time">
            <text:p>19:5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8</text:p>
          </table:table-cell>
          <table:table-cell table:style-name="ce256" office:value-type="string" calcext:value-type="string">
            <text:p>Lok im BW abstellen, Personenwagen am EG</text:p>
          </table:table-cell>
          <table:table-cell table:style-name="ce196" table:number-columns-repeated="4"/>
          <table:table-cell/>
          <table:table-cell table:number-columns-repeated="2" office:value-type="float" office:value="2492.70833333333" calcext:value-type="float">
            <text:p>2492,7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5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8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9H45M00S" calcext:value-type="time">
            <text:p>19:45</text:p>
          </table:table-cell>
          <table:table-cell table:style-name="ce229" office:value-type="time" office:time-value="PT19H55M00S" calcext:value-type="time">
            <text:p>19:55</text:p>
          </table:table-cell>
          <table:table-cell table:style-name="ce246"/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08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2474.125" calcext:value-type="float">
            <text:p>2474,13</text:p>
          </table:table-cell>
          <table:table-cell office:value-type="float" office:value="2492.70833333333" calcext:value-type="float">
            <text:p>2492,7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55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8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9H45M00S" calcext:value-type="time">
            <text:p>19:45</text:p>
          </table:table-cell>
          <table:table-cell table:style-name="ce229" office:value-type="time" office:time-value="PT19H55M00S" calcext:value-type="time">
            <text:p>19:55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08</text:p>
          </table:table-cell>
          <table:table-cell table:style-name="ce290" office:value-type="string" calcext:value-type="string">
            <text:p>Arbeiterzug</text:p>
          </table:table-cell>
          <table:table-cell table:style-name="ce196" table:number-columns-repeated="4"/>
          <table:table-cell table:number-columns-repeated="9"/>
          <table:table-cell office:value-type="float" office:value="237" calcext:value-type="float">
            <text:p>237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8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9H45M00S" calcext:value-type="time">
            <text:p>19:45</text:p>
          </table:table-cell>
          <table:table-cell table:style-name="ce229" office:value-type="time" office:time-value="PT19H55M00S" calcext:value-type="time">
            <text:p>19:55</text:p>
          </table:table-cell>
          <table:table-cell table:style-name="ce246"/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08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474.125" calcext:value-type="float">
            <text:p>2474,13</text:p>
          </table:table-cell>
          <table:table-cell office:value-type="float" office:value="2492.70833333333" calcext:value-type="float">
            <text:p>2492,7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5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8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08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239" calcext:value-type="float">
            <text:p>239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8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8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40" calcext:value-type="float">
            <text:p>240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08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8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41" calcext:value-type="float">
            <text:p>241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09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11H55M00S" calcext:value-type="time">
            <text:p>11:55</text:p>
          </table:table-cell>
          <table:table-cell table:style-name="ce233" office:value-type="time" office:time-value="PT13H47M00S" calcext:value-type="time">
            <text:p>13:47</text:p>
          </table:table-cell>
          <table:table-cell table:style-name="ce251" office:value-type="float" office:value="30" calcext:value-type="float">
            <text:p>30</text:p>
          </table:table-cell>
          <table:table-cell table:style-name="ce225" office:value-type="string" calcext:value-type="string">
            <text:p>003009.P3009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09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2H25M00S" calcext:value-type="time">
            <text:p>12:2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9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656.45833333333" calcext:value-type="float">
            <text:p>1656,4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2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12H32M00S" calcext:value-type="time">
            <text:p>12:32</text:p>
          </table:table-cell>
          <table:table-cell table:style-name="ce229" office:value-type="time" office:time-value="PT12H37M00S" calcext:value-type="time">
            <text:p>12:3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9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669.46666666667" calcext:value-type="float">
            <text:p>1669,47</text:p>
          </table:table-cell>
          <table:table-cell office:value-type="float" office:value="1678.75833333333" calcext:value-type="float">
            <text:p>1678,7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32</text:p>
          </table:table-cell>
          <table:table-cell table:style-name="ce299" office:value-type="string" calcext:value-type="string">
            <text:p>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2H50M00S" calcext:value-type="time">
            <text:p>12:5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9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702.91666666667" calcext:value-type="float">
            <text:p>1702,9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50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2H53M00S" calcext:value-type="time">
            <text:p>12:53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9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708.49166666667" calcext:value-type="float">
            <text:p>1708,4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5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12H57M00S" calcext:value-type="time">
            <text:p>12:57</text:p>
          </table:table-cell>
          <table:table-cell table:style-name="ce229" office:value-type="time" office:time-value="PT13H02M00S" calcext:value-type="time">
            <text:p>13:0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9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715.925" calcext:value-type="float">
            <text:p>1715,93</text:p>
          </table:table-cell>
          <table:table-cell office:value-type="float" office:value="1725.21666666667" calcext:value-type="float">
            <text:p>1725,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57</text:p>
          </table:table-cell>
          <table:table-cell table:style-name="ce299" office:value-type="string" calcext:value-type="string">
            <text:p>02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60" calcext:value-type="float">
            <text:p>6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13H12M00S" calcext:value-type="time">
            <text:p>13:12</text:p>
          </table:table-cell>
          <table:table-cell table:style-name="ce229" office:value-type="time" office:time-value="PT13H17M00S" calcext:value-type="time">
            <text:p>13:1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09</text:p>
          </table:table-cell>
          <table:table-cell table:style-name="ce295" office:value-type="string" calcext:value-type="string">
            <text:p>Zug umlaufen</text:p>
          </table:table-cell>
          <table:table-cell table:style-name="ce196" table:number-columns-repeated="4"/>
          <table:table-cell/>
          <table:table-cell office:value-type="float" office:value="1743.8" calcext:value-type="float">
            <text:p>1743,8</text:p>
          </table:table-cell>
          <table:table-cell office:value-type="float" office:value="1753.09166666667" calcext:value-type="float">
            <text:p>1753,0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12</text:p>
          </table:table-cell>
          <table:table-cell table:style-name="ce299" office:value-type="string" calcext:value-type="string">
            <text:p>17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2H25M00S" calcext:value-type="time">
            <text:p>12:25</text:p>
          </table:table-cell>
          <table:table-cell table:style-name="ce229" office:value-type="time" office:time-value="PT13H12M00S" calcext:value-type="time">
            <text:p>13:12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09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1656.45833333333" calcext:value-type="float">
            <text:p>1656,46</text:p>
          </table:table-cell>
          <table:table-cell office:value-type="float" office:value="1743.8" calcext:value-type="float">
            <text:p>1743,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25</text:p>
          </table:table-cell>
          <table:table-cell table:style-name="ce299" office:value-type="string" calcext:value-type="string">
            <text:p>12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2H25M00S" calcext:value-type="time">
            <text:p>12:25</text:p>
          </table:table-cell>
          <table:table-cell table:style-name="ce229" office:value-type="time" office:time-value="PT13H12M00S" calcext:value-type="time">
            <text:p>13:12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09</text:p>
          </table:table-cell>
          <table:table-cell table:style-name="ce290" office:value-type="string" calcext:value-type="string">
            <text:p>Personenzug, Arbeiterzug</text:p>
          </table:table-cell>
          <table:table-cell table:style-name="ce196" table:number-columns-repeated="4"/>
          <table:table-cell table:number-columns-repeated="9"/>
          <table:table-cell office:value-type="float" office:value="250" calcext:value-type="float">
            <text:p>25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2H25M00S" calcext:value-type="time">
            <text:p>12:25</text:p>
          </table:table-cell>
          <table:table-cell table:style-name="ce229" office:value-type="time" office:time-value="PT13H17M00S" calcext:value-type="time">
            <text:p>13:17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09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656.45833333333" calcext:value-type="float">
            <text:p>1656,46</text:p>
          </table:table-cell>
          <table:table-cell office:value-type="float" office:value="1753.09166666667" calcext:value-type="float">
            <text:p>1753,0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25</text:p>
          </table:table-cell>
          <table:table-cell table:style-name="ce299" office:value-type="string" calcext:value-type="string">
            <text:p>1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SBG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09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252" calcext:value-type="float">
            <text:p>25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9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53" calcext:value-type="float">
            <text:p>25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09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09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54" calcext:value-type="float">
            <text:p>254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10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18H45M00S" calcext:value-type="time">
            <text:p>18:45</text:p>
          </table:table-cell>
          <table:table-cell table:style-name="ce233" office:value-type="time" office:time-value="PT20H32M00S" calcext:value-type="time">
            <text:p>20:32</text:p>
          </table:table-cell>
          <table:table-cell table:style-name="ce251" office:value-type="string" calcext:value-type="string">
            <text:p>30</text:p>
          </table:table-cell>
          <table:table-cell table:style-name="ce225" office:value-type="string" calcext:value-type="string">
            <text:p>003010.P3010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10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19H15M00S" calcext:value-type="time">
            <text:p>19:1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0</text:p>
          </table:table-cell>
          <table:table-cell table:style-name="ce292" office:value-type="string" calcext:value-type="string">
            <text:p>Einstellen Personenwagen, abholen und einstellen Postwagen an der Güterhalle</text:p>
          </table:table-cell>
          <table:table-cell table:style-name="ce196" table:number-columns-repeated="4"/>
          <table:table-cell/>
          <table:table-cell table:number-columns-repeated="2" office:value-type="float" office:value="2418.375" calcext:value-type="float">
            <text:p>2418,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1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9H19M00S" calcext:value-type="time">
            <text:p>19:19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0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425.80833333333" calcext:value-type="float">
            <text:p>2425,8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19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9H22M00S" calcext:value-type="time">
            <text:p>19:2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0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431.38333333333" calcext:value-type="float">
            <text:p>2431,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2</text:p>
          </table:table-cell>
          <table:table-cell table:style-name="ce229" office:value-type="time" office:time-value="PT19H35M00S" calcext:value-type="time">
            <text:p>19:35</text:p>
          </table:table-cell>
          <table:table-cell table:style-name="ce229" office:value-type="time" office:time-value="PT19H55M00S" calcext:value-type="time">
            <text:p>19:5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0</text:p>
          </table:table-cell>
          <table:table-cell table:style-name="ce294" office:value-type="string" calcext:value-type="string">
            <text:p>Abstellen Postwagen an Güterhalle </text:p>
          </table:table-cell>
          <table:table-cell table:style-name="ce196" table:number-columns-repeated="4"/>
          <table:table-cell/>
          <table:table-cell office:value-type="float" office:value="2455.54166666667" calcext:value-type="float">
            <text:p>2455,54</text:p>
          </table:table-cell>
          <table:table-cell office:value-type="float" office:value="2492.70833333333" calcext:value-type="float">
            <text:p>2492,7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35</text:p>
          </table:table-cell>
          <table:table-cell table:style-name="ce299" office:value-type="string" calcext:value-type="string">
            <text:p>55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20H02M00S" calcext:value-type="time">
            <text:p>20:0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0</text:p>
          </table:table-cell>
          <table:table-cell table:style-name="ce295" office:value-type="string" calcext:value-type="string">
            <text:p>Zug umlaufen</text:p>
          </table:table-cell>
          <table:table-cell table:style-name="ce196" table:number-columns-repeated="4"/>
          <table:table-cell/>
          <table:table-cell table:number-columns-repeated="2" office:value-type="float" office:value="2505.71666666667" calcext:value-type="float">
            <text:p>2505,7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0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19H15M00S" calcext:value-type="time">
            <text:p>19:15</text:p>
          </table:table-cell>
          <table:table-cell table:style-name="ce229" office:value-type="time" office:time-value="PT20H02M00S" calcext:value-type="time">
            <text:p>20:02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10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505.71666666667" calcext:value-type="float">
            <text:p>2505,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0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19H15M00S" calcext:value-type="time">
            <text:p>19:15</text:p>
          </table:table-cell>
          <table:table-cell table:style-name="ce229" office:value-type="time" office:time-value="PT20H02M00S" calcext:value-type="time">
            <text:p>20:02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10</text:p>
          </table:table-cell>
          <table:table-cell table:style-name="ce290" office:value-type="string" calcext:value-type="string">
            <text:p>Personenzug</text:p>
          </table:table-cell>
          <table:table-cell table:style-name="ce196" table:number-columns-repeated="4"/>
          <table:table-cell table:number-columns-repeated="9"/>
          <table:table-cell office:value-type="float" office:value="262" calcext:value-type="float">
            <text:p>262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2010" calcext:value-type="float">
            <text:p>201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IT</text:p>
          </table:table-cell>
          <table:table-cell table:style-name="ce229" office:value-type="time" office:time-value="PT19H15M00S" calcext:value-type="time">
            <text:p>19:15</text:p>
          </table:table-cell>
          <table:table-cell table:style-name="ce229" office:value-type="time" office:time-value="PT19H35M00S" calcext:value-type="time">
            <text:p>19:35</text:p>
          </table:table-cell>
          <table:table-cell table:style-name="ce247" office:value-type="string" calcext:value-type="string">
            <text:p>2</text:p>
          </table:table-cell>
          <table:table-cell table:style-name="ce222" office:value-type="string" calcext:value-type="string">
            <text:p>Postwagen</text:p>
          </table:table-cell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10</text:p>
          </table:table-cell>
          <table:table-cell table:style-name="ce294" office:value-type="string" calcext:value-type="string">
            <text:p>Postwagen</text:p>
          </table:table-cell>
          <table:table-cell table:style-name="ce196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505.71666666667" calcext:value-type="float">
            <text:p>2505,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0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style-name="ce229" office:value-type="time" office:time-value="PT19H15M00S" calcext:value-type="time">
            <text:p>19:15</text:p>
          </table:table-cell>
          <table:table-cell table:style-name="ce229" office:value-type="time" office:time-value="PT20H02M00S" calcext:value-type="time">
            <text:p>20:02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10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505.71666666667" calcext:value-type="float">
            <text:p>2505,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15</text:p>
          </table:table-cell>
          <table:table-cell table:style-name="ce299" office:value-type="string" calcext:value-type="string">
            <text:p>0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WHM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10" calcext:value-type="float">
            <text:p>1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10</text:p>
          </table:table-cell>
          <table:table-cell table:style-name="ce291" office:value-type="float" office:value="100" calcext:value-type="float">
            <text:p>100 To</text:p>
          </table:table-cell>
          <table:table-cell table:style-name="ce196" table:number-columns-repeated="4"/>
          <table:table-cell table:number-columns-repeated="9"/>
          <table:table-cell office:value-type="float" office:value="265" calcext:value-type="float">
            <text:p>265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10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66" calcext:value-type="float">
            <text:p>266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0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10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67" calcext:value-type="float">
            <text:p>267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11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18H40M00S" calcext:value-type="time">
            <text:p>18:40</text:p>
          </table:table-cell>
          <table:table-cell table:style-name="ce233" office:value-type="time" office:time-value="PT20H47M00S" calcext:value-type="time">
            <text:p>20:47</text:p>
          </table:table-cell>
          <table:table-cell table:style-name="ce251" office:value-type="string" calcext:value-type="string">
            <text:p>30</text:p>
          </table:table-cell>
          <table:table-cell table:style-name="ce225" office:value-type="string" calcext:value-type="string">
            <text:p>003011.P3011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11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WHM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20H10M00S" calcext:value-type="time">
            <text:p>20:1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520.58333333333" calcext:value-type="float">
            <text:p>2520,5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9" office:value-type="string" calcext:value-type="string">
            <text:p>10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IT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20H17M00S" calcext:value-type="time">
            <text:p>20:17</text:p>
          </table:table-cell>
          <table:table-cell table:style-name="ce229" office:value-type="time" office:time-value="PT20H22M00S" calcext:value-type="time">
            <text:p>20:22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1</text:p>
          </table:table-cell>
          <table:table-cell table:style-name="ce294"/>
          <table:table-cell table:style-name="ce196" table:number-columns-repeated="4"/>
          <table:table-cell/>
          <table:table-cell office:value-type="float" office:value="2533.59166666667" calcext:value-type="float">
            <text:p>2533,59</text:p>
          </table:table-cell>
          <table:table-cell office:value-type="float" office:value="2542.88333333333" calcext:value-type="float">
            <text:p>2542,8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17</text:p>
          </table:table-cell>
          <table:table-cell table:style-name="ce299" office:value-type="string" calcext:value-type="string">
            <text:p>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30" calcext:value-type="float">
            <text:p>30</text:p>
          </table:table-cell>
          <table:table-cell table:style-name="ce218" office:value-type="string" calcext:value-type="string">
            <text:p>S31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20H35M00S" calcext:value-type="time">
            <text:p>20:3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567.04166666667" calcext:value-type="float">
            <text:p>2567,0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9" office:value-type="string" calcext:value-type="string">
            <text:p>35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40" calcext:value-type="float">
            <text:p>4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20H38M00S" calcext:value-type="time">
            <text:p>20:38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1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2572.61666666667" calcext:value-type="float">
            <text:p>2572,6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38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50" calcext:value-type="float">
            <text:p>5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style-name="ce229" office:value-type="time" office:time-value="PT20H42M00S" calcext:value-type="time">
            <text:p>20:42</text:p>
          </table:table-cell>
          <table:table-cell table:style-name="ce229" office:value-type="time" office:time-value="PT20H47M00S" calcext:value-type="time">
            <text:p>20:47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1</text:p>
          </table:table-cell>
          <table:table-cell table:style-name="ce256" office:value-type="string" calcext:value-type="string">
            <text:p>Lok im BW abstellen, Personenwagen am EG</text:p>
          </table:table-cell>
          <table:table-cell table:style-name="ce196" table:number-columns-repeated="4"/>
          <table:table-cell/>
          <table:table-cell office:value-type="float" office:value="2580.05" calcext:value-type="float">
            <text:p>2580,05</text:p>
          </table:table-cell>
          <table:table-cell office:value-type="float" office:value="2589.34166666667" calcext:value-type="float">
            <text:p>2589,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42</text:p>
          </table:table-cell>
          <table:table-cell table:style-name="ce299" office:value-type="string" calcext:value-type="string">
            <text:p>47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20H10M00S" calcext:value-type="time">
            <text:p>20:10</text:p>
          </table:table-cell>
          <table:table-cell table:style-name="ce229" office:value-type="time" office:time-value="PT20H42M00S" calcext:value-type="time">
            <text:p>20:42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11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2520.58333333333" calcext:value-type="float">
            <text:p>2520,58</text:p>
          </table:table-cell>
          <table:table-cell office:value-type="float" office:value="2589.34166666667" calcext:value-type="float">
            <text:p>2589,3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10</text:p>
          </table:table-cell>
          <table:table-cell table:style-name="ce299" office:value-type="string" calcext:value-type="string">
            <text:p>47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20H10M00S" calcext:value-type="time">
            <text:p>20:10</text:p>
          </table:table-cell>
          <table:table-cell table:style-name="ce229" office:value-type="time" office:time-value="PT20H42M00S" calcext:value-type="time">
            <text:p>20:42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11</text:p>
          </table:table-cell>
          <table:table-cell table:style-name="ce290" office:value-type="string" calcext:value-type="string">
            <text:p>Personenzug</text:p>
          </table:table-cell>
          <table:table-cell table:style-name="ce196" table:number-columns-repeated="4"/>
          <table:table-cell table:number-columns-repeated="9"/>
          <table:table-cell office:value-type="float" office:value="275" calcext:value-type="float">
            <text:p>275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20H10M00S" calcext:value-type="time">
            <text:p>20:10</text:p>
          </table:table-cell>
          <table:table-cell table:style-name="ce229" office:value-type="time" office:time-value="PT20H47M00S" calcext:value-type="time">
            <text:p>20:47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11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520.58333333333" calcext:value-type="float">
            <text:p>2520,58</text:p>
          </table:table-cell>
          <table:table-cell office:value-type="float" office:value="2589.34166666667" calcext:value-type="float">
            <text:p>2589,3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10</text:p>
          </table:table-cell>
          <table:table-cell table:style-name="ce299" office:value-type="string" calcext:value-type="string">
            <text:p>47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WHM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11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277" calcext:value-type="float">
            <text:p>277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11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78" calcext:value-type="float">
            <text:p>278</text:p>
          </table:table-cell>
          <table:table-cell table:number-columns-repeated="16359"/>
        </table:table-row>
        <table:table-row table:style-name="ro2">
          <table:table-cell table:style-name="ce209" office:value-type="string" calcext:value-type="string">
            <text:p>P3011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11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79" calcext:value-type="float">
            <text:p>279</text:p>
          </table:table-cell>
          <table:table-cell table:number-columns-repeated="16359"/>
        </table:table-row>
        <table:table-row table:style-name="ro2">
          <table:table-cell table:style-name="ce208" office:value-type="string" calcext:value-type="string">
            <text:p>P3013</text:p>
          </table:table-cell>
          <table:table-cell table:style-name="ce215" office:value-type="float" office:value="0" calcext:value-type="float">
            <text:p>0</text:p>
          </table:table-cell>
          <table:table-cell table:style-name="ce225" table:number-columns-repeated="2"/>
          <table:table-cell table:style-name="ce233" office:value-type="time" office:time-value="PT12H55M00S" calcext:value-type="time">
            <text:p>12:55</text:p>
          </table:table-cell>
          <table:table-cell table:style-name="ce233" office:value-type="time" office:time-value="PT14H05M00S" calcext:value-type="time">
            <text:p>14:05</text:p>
          </table:table-cell>
          <table:table-cell table:style-name="ce251" office:value-type="float" office:value="30" calcext:value-type="float">
            <text:p>30</text:p>
          </table:table-cell>
          <table:table-cell table:style-name="ce225" office:value-type="string" calcext:value-type="string">
            <text:p>003013.P3013</text:p>
          </table:table-cell>
          <table:table-cell table:style-name="ce225" office:value-type="string" calcext:value-type="string">
            <text:p>traindef</text:p>
          </table:table-cell>
          <table:table-cell table:style-name="ce208" office:value-type="string" calcext:value-type="string">
            <text:p>P3013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13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3H25M00S" calcext:value-type="time">
            <text:p>13:2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3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767.95833333333" calcext:value-type="float">
            <text:p>1767,9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25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13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3H35M00S" calcext:value-type="time">
            <text:p>13:3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P3013</text:p>
          </table:table-cell>
          <table:table-cell table:style-name="ce256" office:value-type="string" calcext:value-type="string">
            <text:p>Ausstellen Personenwagen neben dem EG</text:p>
          </table:table-cell>
          <table:table-cell table:style-name="ce196" table:number-columns-repeated="4"/>
          <table:table-cell/>
          <table:table-cell table:number-columns-repeated="2" office:value-type="float" office:value="1786.54166666667" calcext:value-type="float">
            <text:p>1786,5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35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13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3H25M00S" calcext:value-type="time">
            <text:p>13:25</text:p>
          </table:table-cell>
          <table:table-cell table:style-name="ce229" office:value-type="time" office:time-value="PT13H35M00S" calcext:value-type="time">
            <text:p>13:35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P3013</text:p>
          </table:table-cell>
          <table:table-cell table:style-name="ce256" office:value-type="string" calcext:value-type="string">
            <text:p>Triebwagen, Lok mit Personenwagen</text:p>
          </table:table-cell>
          <table:table-cell table:style-name="ce196" table:number-columns-repeated="4"/>
          <table:table-cell/>
          <table:table-cell office:value-type="float" office:value="1767.95833333333" calcext:value-type="float">
            <text:p>1767,96</text:p>
          </table:table-cell>
          <table:table-cell office:value-type="float" office:value="1786.54166666667" calcext:value-type="float">
            <text:p>1786,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25</text:p>
          </table:table-cell>
          <table:table-cell table:style-name="ce299" office:value-type="string" calcext:value-type="string">
            <text:p>35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13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3H25M00S" calcext:value-type="time">
            <text:p>13:25</text:p>
          </table:table-cell>
          <table:table-cell table:style-name="ce229" office:value-type="time" office:time-value="PT13H35M00S" calcext:value-type="time">
            <text:p>13:35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P3013</text:p>
          </table:table-cell>
          <table:table-cell table:style-name="ce290" office:value-type="string" calcext:value-type="string">
            <text:p>Arbeiterzug</text:p>
          </table:table-cell>
          <table:table-cell table:style-name="ce196" table:number-columns-repeated="4"/>
          <table:table-cell table:number-columns-repeated="9"/>
          <table:table-cell office:value-type="float" office:value="284" calcext:value-type="float">
            <text:p>28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13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3H25M00S" calcext:value-type="time">
            <text:p>13:25</text:p>
          </table:table-cell>
          <table:table-cell table:style-name="ce229" office:value-type="time" office:time-value="PT13H35M00S" calcext:value-type="time">
            <text:p>13:35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P3013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767.95833333333" calcext:value-type="float">
            <text:p>1767,96</text:p>
          </table:table-cell>
          <table:table-cell office:value-type="float" office:value="1786.54166666667" calcext:value-type="float">
            <text:p>1786,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25</text:p>
          </table:table-cell>
          <table:table-cell table:style-name="ce299" office:value-type="string" calcext:value-type="string">
            <text:p>35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13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SBG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P3013</text:p>
          </table:table-cell>
          <table:table-cell table:style-name="ce291" office:value-type="float" office:value="60" calcext:value-type="float">
            <text:p>60 To</text:p>
          </table:table-cell>
          <table:table-cell table:style-name="ce196" table:number-columns-repeated="4"/>
          <table:table-cell table:number-columns-repeated="9"/>
          <table:table-cell office:value-type="float" office:value="286" calcext:value-type="float">
            <text:p>28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13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13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87" calcext:value-type="float">
            <text:p>28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P3013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P3013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88" calcext:value-type="float">
            <text:p>288</text:p>
          </table:table-cell>
          <table:table-cell table:number-columns-repeated="16359"/>
        </table:table-row>
        <table:table-row table:style-name="ro2">
          <table:table-cell table:style-name="ce210" office:value-type="string" calcext:value-type="string">
            <text:p>Üg7702</text:p>
          </table:table-cell>
          <table:table-cell table:style-name="ce216" office:value-type="float" office:value="0" calcext:value-type="float">
            <text:p>0</text:p>
          </table:table-cell>
          <table:table-cell table:style-name="ce211" table:number-columns-repeated="2"/>
          <table:table-cell table:style-name="ce234" office:value-type="time" office:time-value="PT08H35M00S" calcext:value-type="time">
            <text:p>8:35</text:p>
          </table:table-cell>
          <table:table-cell table:style-name="ce234" office:value-type="time" office:time-value="PT09H39M00S" calcext:value-type="time">
            <text:p>9:39</text:p>
          </table:table-cell>
          <table:table-cell table:style-name="ce252" office:value-type="string" calcext:value-type="string">
            <text:p>30</text:p>
          </table:table-cell>
          <table:table-cell table:style-name="ce211" office:value-type="string" calcext:value-type="string">
            <text:p>007702.Üg7702</text:p>
          </table:table-cell>
          <table:table-cell table:style-name="ce211" office:value-type="string" calcext:value-type="string">
            <text:p>traindef</text:p>
          </table:table-cell>
          <table:table-cell table:style-name="ce210" office:value-type="string" calcext:value-type="string">
            <text:p>Üg7702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2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2</text:p>
          </table:table-cell>
          <table:table-cell table:number-columns-repeated="2" table:style-name="ce229" office:value-type="time" office:time-value="PT09H05M00S" calcext:value-type="time">
            <text:p>9:0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2</text:p>
          </table:table-cell>
          <table:table-cell table:style-name="ce290" office:value-type="string" calcext:value-type="string">
            <text:p>Sperrfahrt HLS</text:p>
          </table:table-cell>
          <table:table-cell table:style-name="ce196" table:number-columns-repeated="4"/>
          <table:table-cell/>
          <table:table-cell table:number-columns-repeated="2" office:value-type="float" office:value="1284.79166666667" calcext:value-type="float">
            <text:p>1284,7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05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2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9H09M00S" calcext:value-type="time">
            <text:p>9:09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2</text:p>
          </table:table-cell>
          <table:table-cell table:style-name="ce255"/>
          <table:table-cell table:style-name="ce196" table:number-columns-repeated="4"/>
          <table:table-cell/>
          <table:table-cell table:number-columns-repeated="2" office:value-type="float" office:value="1292.225" calcext:value-type="float">
            <text:p>1292,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09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2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LS</text:p>
          </table:table-cell>
          <table:table-cell table:style-name="ce229" office:value-type="time" office:time-value="PT09H05M00S" calcext:value-type="time">
            <text:p>9:05</text:p>
          </table:table-cell>
          <table:table-cell table:style-name="ce229" office:value-type="time" office:time-value="PT09H09M00S" calcext:value-type="time">
            <text:p>9:09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Üg7702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284.79166666667" calcext:value-type="float">
            <text:p>1284,79</text:p>
          </table:table-cell>
          <table:table-cell office:value-type="float" office:value="1292.225" calcext:value-type="float">
            <text:p>1292,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99" office:value-type="string" calcext:value-type="string">
            <text:p>05</text:p>
          </table:table-cell>
          <table:table-cell table:style-name="ce299" office:value-type="string" calcext:value-type="string">
            <text:p>09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2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LS</text:p>
          </table:table-cell>
          <table:table-cell table:style-name="ce229" office:value-type="time" office:time-value="PT09H05M00S" calcext:value-type="time">
            <text:p>9:05</text:p>
          </table:table-cell>
          <table:table-cell table:style-name="ce229" office:value-type="time" office:time-value="PT09H09M00S" calcext:value-type="time">
            <text:p>9:09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Üg7702</text:p>
          </table:table-cell>
          <table:table-cell table:style-name="ce255" office:value-type="string" calcext:value-type="string">
            <text:p>Liefern leere Güterwagen</text:p>
          </table:table-cell>
          <table:table-cell table:style-name="ce196" table:number-columns-repeated="4"/>
          <table:table-cell table:number-columns-repeated="9"/>
          <table:table-cell office:value-type="float" office:value="293" calcext:value-type="float">
            <text:p>29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2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LS</text:p>
          </table:table-cell>
          <table:table-cell table:style-name="ce229" office:value-type="time" office:time-value="PT09H05M00S" calcext:value-type="time">
            <text:p>9:05</text:p>
          </table:table-cell>
          <table:table-cell table:style-name="ce229" office:value-type="time" office:time-value="PT09H09M00S" calcext:value-type="time">
            <text:p>9:09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Üg7702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284.79166666667" calcext:value-type="float">
            <text:p>1284,79</text:p>
          </table:table-cell>
          <table:table-cell office:value-type="float" office:value="1292.225" calcext:value-type="float">
            <text:p>1292,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99" office:value-type="string" calcext:value-type="string">
            <text:p>05</text:p>
          </table:table-cell>
          <table:table-cell table:style-name="ce299" office:value-type="string" calcext:value-type="string">
            <text:p>09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2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LS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10" calcext:value-type="float">
            <text:p>1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Üg7702</text:p>
          </table:table-cell>
          <table:table-cell table:style-name="ce291" office:value-type="float" office:value="100" calcext:value-type="float">
            <text:p>100 To</text:p>
          </table:table-cell>
          <table:table-cell table:style-name="ce196" table:number-columns-repeated="4"/>
          <table:table-cell table:number-columns-repeated="9"/>
          <table:table-cell office:value-type="float" office:value="295" calcext:value-type="float">
            <text:p>29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2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96" calcext:value-type="float">
            <text:p>29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2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2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297" calcext:value-type="float">
            <text:p>297</text:p>
          </table:table-cell>
          <table:table-cell table:number-columns-repeated="16359"/>
        </table:table-row>
        <table:table-row table:style-name="ro2">
          <table:table-cell table:style-name="ce210" office:value-type="string" calcext:value-type="string">
            <text:p>Üg7703</text:p>
          </table:table-cell>
          <table:table-cell table:style-name="ce216" office:value-type="float" office:value="0" calcext:value-type="float">
            <text:p>0</text:p>
          </table:table-cell>
          <table:table-cell table:style-name="ce211" table:number-columns-repeated="2"/>
          <table:table-cell table:style-name="ce234" office:value-type="time" office:time-value="PT09H00M00S" calcext:value-type="time">
            <text:p>9:00</text:p>
          </table:table-cell>
          <table:table-cell table:style-name="ce234" office:value-type="time" office:time-value="PT10H04M00S" calcext:value-type="time">
            <text:p>10:04</text:p>
          </table:table-cell>
          <table:table-cell table:style-name="ce252" office:value-type="float" office:value="60" calcext:value-type="float">
            <text:p>60</text:p>
          </table:table-cell>
          <table:table-cell table:style-name="ce211" office:value-type="string" calcext:value-type="string">
            <text:p>007703.Üg7703</text:p>
          </table:table-cell>
          <table:table-cell table:style-name="ce211" office:value-type="string" calcext:value-type="string">
            <text:p>traindef</text:p>
          </table:table-cell>
          <table:table-cell table:style-name="ce210" office:value-type="string" calcext:value-type="string">
            <text:p>Üg7703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3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9H30M00S" calcext:value-type="time">
            <text:p>9:3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3</text:p>
          </table:table-cell>
          <table:table-cell table:style-name="ce290" office:value-type="string" calcext:value-type="string">
            <text:p>Sperrfahrt HLS</text:p>
          </table:table-cell>
          <table:table-cell table:style-name="ce196" table:number-columns-repeated="4"/>
          <table:table-cell/>
          <table:table-cell table:number-columns-repeated="2" office:value-type="float" office:value="1331.25" calcext:value-type="float">
            <text:p>1331,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3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3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09H34M00S" calcext:value-type="time">
            <text:p>9:34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3</text:p>
          </table:table-cell>
          <table:table-cell table:style-name="ce256" office:value-type="string" calcext:value-type="string">
            <text:p>Rangieren für Erstellung GAG6702</text:p>
          </table:table-cell>
          <table:table-cell table:style-name="ce196" table:number-columns-repeated="4"/>
          <table:table-cell/>
          <table:table-cell table:number-columns-repeated="2" office:value-type="float" office:value="1338.68333333333" calcext:value-type="float">
            <text:p>1338,6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3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LS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9H30M00S" calcext:value-type="time">
            <text:p>9:30</text:p>
          </table:table-cell>
          <table:table-cell table:style-name="ce229" office:value-type="time" office:time-value="PT09H34M00S" calcext:value-type="time">
            <text:p>9:34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Üg7703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331.25" calcext:value-type="float">
            <text:p>1331,25</text:p>
          </table:table-cell>
          <table:table-cell office:value-type="float" office:value="1338.68333333333" calcext:value-type="float">
            <text:p>1338,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30</text:p>
          </table:table-cell>
          <table:table-cell table:style-name="ce299" office:value-type="string" calcext:value-type="string">
            <text:p>34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3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LS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9H30M00S" calcext:value-type="time">
            <text:p>9:30</text:p>
          </table:table-cell>
          <table:table-cell table:style-name="ce229" office:value-type="time" office:time-value="PT09H34M00S" calcext:value-type="time">
            <text:p>9:34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Üg7703</text:p>
          </table:table-cell>
          <table:table-cell table:style-name="ce256" office:value-type="string" calcext:value-type="string">
            <text:p>Abholen Geladene Güterwagen</text:p>
          </table:table-cell>
          <table:table-cell table:style-name="ce196" table:number-columns-repeated="4"/>
          <table:table-cell table:number-columns-repeated="9"/>
          <table:table-cell office:value-type="float" office:value="302" calcext:value-type="float">
            <text:p>30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3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LS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09H30M00S" calcext:value-type="time">
            <text:p>9:30</text:p>
          </table:table-cell>
          <table:table-cell table:style-name="ce229" office:value-type="time" office:time-value="PT09H34M00S" calcext:value-type="time">
            <text:p>9:34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Üg7703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1331.25" calcext:value-type="float">
            <text:p>1331,25</text:p>
          </table:table-cell>
          <table:table-cell office:value-type="float" office:value="1338.68333333333" calcext:value-type="float">
            <text:p>1338,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30</text:p>
          </table:table-cell>
          <table:table-cell table:style-name="ce299" office:value-type="string" calcext:value-type="string">
            <text:p>34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3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LS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10" calcext:value-type="float">
            <text:p>1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Üg7703</text:p>
          </table:table-cell>
          <table:table-cell table:style-name="ce291" office:value-type="float" office:value="100" calcext:value-type="float">
            <text:p>100 To</text:p>
          </table:table-cell>
          <table:table-cell table:style-name="ce196" table:number-columns-repeated="4"/>
          <table:table-cell table:number-columns-repeated="9"/>
          <table:table-cell office:value-type="float" office:value="304" calcext:value-type="float">
            <text:p>30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3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3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05" calcext:value-type="float">
            <text:p>30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3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3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06" calcext:value-type="float">
            <text:p>306</text:p>
          </table:table-cell>
          <table:table-cell table:number-columns-repeated="16359"/>
        </table:table-row>
        <table:table-row table:style-name="ro2">
          <table:table-cell table:style-name="ce210" office:value-type="string" calcext:value-type="string">
            <text:p>Üg7704</text:p>
          </table:table-cell>
          <table:table-cell table:style-name="ce216" office:value-type="float" office:value="0" calcext:value-type="float">
            <text:p>0</text:p>
          </table:table-cell>
          <table:table-cell table:style-name="ce211" table:number-columns-repeated="2"/>
          <table:table-cell table:style-name="ce234" office:value-type="time" office:time-value="PT17H00M00S" calcext:value-type="time">
            <text:p>17:00</text:p>
          </table:table-cell>
          <table:table-cell table:style-name="ce234" office:value-type="time" office:time-value="PT18H04M00S" calcext:value-type="time">
            <text:p>18:04</text:p>
          </table:table-cell>
          <table:table-cell table:style-name="ce252" office:value-type="float" office:value="30" calcext:value-type="float">
            <text:p>30</text:p>
          </table:table-cell>
          <table:table-cell table:style-name="ce211" office:value-type="string" calcext:value-type="string">
            <text:p>007704.Üg7704</text:p>
          </table:table-cell>
          <table:table-cell table:style-name="ce211" office:value-type="string" calcext:value-type="string">
            <text:p>traindef</text:p>
          </table:table-cell>
          <table:table-cell table:style-name="ce210" office:value-type="string" calcext:value-type="string">
            <text:p>Üg7704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4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30M00S" calcext:value-type="time">
            <text:p>17:3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4</text:p>
          </table:table-cell>
          <table:table-cell table:style-name="ce290" office:value-type="string" calcext:value-type="string">
            <text:p>Sperrfahrt HLS</text:p>
          </table:table-cell>
          <table:table-cell table:style-name="ce196" table:number-columns-repeated="4"/>
          <table:table-cell/>
          <table:table-cell table:number-columns-repeated="2" office:value-type="float" office:value="2223.25" calcext:value-type="float">
            <text:p>2223,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30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4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34M00S" calcext:value-type="time">
            <text:p>17:34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4</text:p>
          </table:table-cell>
          <table:table-cell table:style-name="ce255"/>
          <table:table-cell table:style-name="ce196" table:number-columns-repeated="4"/>
          <table:table-cell/>
          <table:table-cell table:number-columns-repeated="2" office:value-type="float" office:value="2230.68333333333" calcext:value-type="float">
            <text:p>2230,6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34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4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LS</text:p>
          </table:table-cell>
          <table:table-cell table:style-name="ce229" office:value-type="time" office:time-value="PT17H30M00S" calcext:value-type="time">
            <text:p>17:30</text:p>
          </table:table-cell>
          <table:table-cell table:style-name="ce229" office:value-type="time" office:time-value="PT17H34M00S" calcext:value-type="time">
            <text:p>17:34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Üg7704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2223.25" calcext:value-type="float">
            <text:p>2223,25</text:p>
          </table:table-cell>
          <table:table-cell office:value-type="float" office:value="2230.68333333333" calcext:value-type="float">
            <text:p>2230,6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99" office:value-type="string" calcext:value-type="string">
            <text:p>30</text:p>
          </table:table-cell>
          <table:table-cell table:style-name="ce299" office:value-type="string" calcext:value-type="string">
            <text:p>34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4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LS</text:p>
          </table:table-cell>
          <table:table-cell table:style-name="ce229" office:value-type="time" office:time-value="PT17H30M00S" calcext:value-type="time">
            <text:p>17:30</text:p>
          </table:table-cell>
          <table:table-cell table:style-name="ce229" office:value-type="time" office:time-value="PT17H34M00S" calcext:value-type="time">
            <text:p>17:34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Üg7704</text:p>
          </table:table-cell>
          <table:table-cell table:style-name="ce255" office:value-type="string" calcext:value-type="string">
            <text:p>Liefern leere Güterwagen</text:p>
          </table:table-cell>
          <table:table-cell table:style-name="ce196" table:number-columns-repeated="4"/>
          <table:table-cell table:number-columns-repeated="9"/>
          <table:table-cell office:value-type="float" office:value="311" calcext:value-type="float">
            <text:p>31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4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LS</text:p>
          </table:table-cell>
          <table:table-cell table:style-name="ce229" office:value-type="time" office:time-value="PT17H30M00S" calcext:value-type="time">
            <text:p>17:30</text:p>
          </table:table-cell>
          <table:table-cell table:style-name="ce229" office:value-type="time" office:time-value="PT17H34M00S" calcext:value-type="time">
            <text:p>17:34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Üg7704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223.25" calcext:value-type="float">
            <text:p>2223,25</text:p>
          </table:table-cell>
          <table:table-cell office:value-type="float" office:value="2230.68333333333" calcext:value-type="float">
            <text:p>2230,6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99" office:value-type="string" calcext:value-type="string">
            <text:p>30</text:p>
          </table:table-cell>
          <table:table-cell table:style-name="ce299" office:value-type="string" calcext:value-type="string">
            <text:p>3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4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HLS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Üg7704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313" calcext:value-type="float">
            <text:p>31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4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14" calcext:value-type="float">
            <text:p>314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4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4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15" calcext:value-type="float">
            <text:p>315</text:p>
          </table:table-cell>
          <table:table-cell table:number-columns-repeated="16359"/>
        </table:table-row>
        <table:table-row table:style-name="ro2">
          <table:table-cell table:style-name="ce210" office:value-type="string" calcext:value-type="string">
            <text:p>Üg7705</text:p>
          </table:table-cell>
          <table:table-cell table:style-name="ce216" office:value-type="float" office:value="0" calcext:value-type="float">
            <text:p>0</text:p>
          </table:table-cell>
          <table:table-cell table:style-name="ce211" table:number-columns-repeated="2"/>
          <table:table-cell table:style-name="ce234" office:value-type="time" office:time-value="PT17H25M00S" calcext:value-type="time">
            <text:p>17:25</text:p>
          </table:table-cell>
          <table:table-cell table:style-name="ce234" office:value-type="time" office:time-value="PT18H29M00S" calcext:value-type="time">
            <text:p>18:29</text:p>
          </table:table-cell>
          <table:table-cell table:style-name="ce252" office:value-type="float" office:value="60" calcext:value-type="float">
            <text:p>60</text:p>
          </table:table-cell>
          <table:table-cell table:style-name="ce211" office:value-type="string" calcext:value-type="string">
            <text:p>007705.Üg7705</text:p>
          </table:table-cell>
          <table:table-cell table:style-name="ce211" office:value-type="string" calcext:value-type="string">
            <text:p>traindef</text:p>
          </table:table-cell>
          <table:table-cell table:style-name="ce210" office:value-type="string" calcext:value-type="string">
            <text:p>Üg7705</text:p>
          </table:table-cell>
          <table:table-cell table:style-name="ce290"/>
          <table:table-cell table:style-name="ce196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5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LS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55M00S" calcext:value-type="time">
            <text:p>17:55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5</text:p>
          </table:table-cell>
          <table:table-cell table:style-name="ce290" office:value-type="string" calcext:value-type="string">
            <text:p>Sperrfahrt HLS</text:p>
          </table:table-cell>
          <table:table-cell table:style-name="ce196" table:number-columns-repeated="4"/>
          <table:table-cell/>
          <table:table-cell table:number-columns-repeated="2" office:value-type="float" office:value="2269.70833333333" calcext:value-type="float">
            <text:p>2269,7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9" office:value-type="string" calcext:value-type="string">
            <text:p>55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5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7H59M00S" calcext:value-type="time">
            <text:p>17:59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5</text:p>
          </table:table-cell>
          <table:table-cell table:style-name="ce256" office:value-type="string" calcext:value-type="string">
            <text:p>Rangieren für Erstellung GAG6702</text:p>
          </table:table-cell>
          <table:table-cell table:style-name="ce196" table:number-columns-repeated="4"/>
          <table:table-cell/>
          <table:table-cell table:number-columns-repeated="2" office:value-type="float" office:value="2277.14166666667" calcext:value-type="float">
            <text:p>2277,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59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5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LS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7H55M00S" calcext:value-type="time">
            <text:p>17:55</text:p>
          </table:table-cell>
          <table:table-cell table:style-name="ce229" office:value-type="time" office:time-value="PT17H59M00S" calcext:value-type="time">
            <text:p>17:59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Üg7705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2269.70833333333" calcext:value-type="float">
            <text:p>2269,71</text:p>
          </table:table-cell>
          <table:table-cell office:value-type="float" office:value="2277.14166666667" calcext:value-type="float">
            <text:p>2277,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55</text:p>
          </table:table-cell>
          <table:table-cell table:style-name="ce299" office:value-type="string" calcext:value-type="string">
            <text:p>59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5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LS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7H55M00S" calcext:value-type="time">
            <text:p>17:55</text:p>
          </table:table-cell>
          <table:table-cell table:style-name="ce229" office:value-type="time" office:time-value="PT17H59M00S" calcext:value-type="time">
            <text:p>17:59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Üg7705</text:p>
          </table:table-cell>
          <table:table-cell table:style-name="ce256" office:value-type="string" calcext:value-type="string">
            <text:p>Abholen Geladene Güterwagen</text:p>
          </table:table-cell>
          <table:table-cell table:style-name="ce196" table:number-columns-repeated="4"/>
          <table:table-cell table:number-columns-repeated="9"/>
          <table:table-cell office:value-type="float" office:value="320" calcext:value-type="float">
            <text:p>32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5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LS</text:p>
          </table:table-cell>
          <table:table-cell table:style-name="ce218" office:value-type="string" calcext:value-type="string">
            <text:p>HMU</text:p>
          </table:table-cell>
          <table:table-cell table:style-name="ce229" office:value-type="time" office:time-value="PT17H55M00S" calcext:value-type="time">
            <text:p>17:55</text:p>
          </table:table-cell>
          <table:table-cell table:style-name="ce229" office:value-type="time" office:time-value="PT17H59M00S" calcext:value-type="time">
            <text:p>17:59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Üg7705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2269.70833333333" calcext:value-type="float">
            <text:p>2269,71</text:p>
          </table:table-cell>
          <table:table-cell office:value-type="float" office:value="2277.14166666667" calcext:value-type="float">
            <text:p>2277,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55</text:p>
          </table:table-cell>
          <table:table-cell table:style-name="ce299" office:value-type="string" calcext:value-type="string">
            <text:p>59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5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LS</text:p>
          </table:table-cell>
          <table:table-cell table:style-name="ce218" office:value-type="string" calcext:value-type="string">
            <text:p>HMU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10" calcext:value-type="float">
            <text:p>1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Üg7705</text:p>
          </table:table-cell>
          <table:table-cell table:style-name="ce291" office:value-type="float" office:value="100" calcext:value-type="float">
            <text:p>100 To</text:p>
          </table:table-cell>
          <table:table-cell table:style-name="ce196" table:number-columns-repeated="4"/>
          <table:table-cell table:number-columns-repeated="9"/>
          <table:table-cell office:value-type="float" office:value="322" calcext:value-type="float">
            <text:p>32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5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5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23" calcext:value-type="float">
            <text:p>323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5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5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24" calcext:value-type="float">
            <text:p>324</text:p>
          </table:table-cell>
          <table:table-cell table:number-columns-repeated="16359"/>
        </table:table-row>
        <table:table-row table:style-name="ro2">
          <table:table-cell table:style-name="ce211" office:value-type="string" calcext:value-type="string">
            <text:p>Üg7707</text:p>
          </table:table-cell>
          <table:table-cell table:style-name="ce216" office:value-type="float" office:value="0" calcext:value-type="float">
            <text:p>0</text:p>
          </table:table-cell>
          <table:table-cell table:style-name="ce211" table:number-columns-repeated="2"/>
          <table:table-cell table:style-name="ce234" office:value-type="time" office:time-value="PT13H20M00S" calcext:value-type="time">
            <text:p>13:20</text:p>
          </table:table-cell>
          <table:table-cell table:style-name="ce234" office:value-type="time" office:time-value="PT14H30M00S" calcext:value-type="time">
            <text:p>14:30</text:p>
          </table:table-cell>
          <table:table-cell table:style-name="ce252" office:value-type="string" calcext:value-type="string">
            <text:p>30</text:p>
          </table:table-cell>
          <table:table-cell table:style-name="ce211" office:value-type="string" calcext:value-type="string">
            <text:p>007707.Üg7707</text:p>
          </table:table-cell>
          <table:table-cell table:style-name="ce211" office:value-type="string" calcext:value-type="string">
            <text:p>traindef</text:p>
          </table:table-cell>
          <table:table-cell table:style-name="ce210" office:value-type="string" calcext:value-type="string">
            <text:p>Üg7707</text:p>
          </table:table-cell>
          <table:table-cell table:style-name="ce255"/>
          <table:table-cell table:style-name="ce196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7</text:p>
          </table:table-cell>
          <table:table-cell table:style-name="ce191" office:value-type="float" office:value="10" calcext:value-type="float">
            <text:p>10</text:p>
          </table:table-cell>
          <table:table-cell table:style-name="ce218" office:value-type="string" calcext:value-type="string">
            <text:p>HMU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3H50M00S" calcext:value-type="time">
            <text:p>13:5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7</text:p>
          </table:table-cell>
          <table:table-cell table:style-name="ce256" office:value-type="string" calcext:value-type="string">
            <text:p>Liefern Rollwagen ab Gleis 3</text:p>
          </table:table-cell>
          <table:table-cell table:style-name="ce196" table:number-columns-repeated="4"/>
          <table:table-cell/>
          <table:table-cell table:number-columns-repeated="2" office:value-type="float" office:value="1814.41666666667" calcext:value-type="float">
            <text:p>1814,4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9" office:value-type="string" calcext:value-type="string">
            <text:p>5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7</text:p>
          </table:table-cell>
          <table:table-cell table:style-name="ce191" office:value-type="float" office:value="20" calcext:value-type="float">
            <text:p>20</text:p>
          </table:table-cell>
          <table:table-cell table:style-name="ce218" office:value-type="string" calcext:value-type="string">
            <text:p>SBG</text:p>
          </table:table-cell>
          <table:table-cell table:style-name="ce209" office:value-type="string" calcext:value-type="string">
            <text:p>1</text:p>
          </table:table-cell>
          <table:table-cell table:number-columns-repeated="2" table:style-name="ce229" office:value-type="time" office:time-value="PT14H00M00S" calcext:value-type="time">
            <text:p>14:00</text:p>
          </table:table-cell>
          <table:table-cell table:style-name="ce246"/>
          <table:table-cell table:style-name="ce218"/>
          <table:table-cell table:style-name="ce218" office:value-type="string" calcext:value-type="string">
            <text:p>timetable</text:p>
          </table:table-cell>
          <table:table-cell table:style-name="ce222" office:value-type="string" calcext:value-type="string">
            <text:p>Üg7707</text:p>
          </table:table-cell>
          <table:table-cell table:style-name="ce256"/>
          <table:table-cell table:style-name="ce196" table:number-columns-repeated="4"/>
          <table:table-cell/>
          <table:table-cell table:number-columns-repeated="2" office:value-type="float" office:value="1833" calcext:value-type="float">
            <text:p>183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9" office:value-type="string" calcext:value-type="string">
            <text:p>0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7</text:p>
          </table:table-cell>
          <table:table-cell table:style-name="ce191" office:value-type="float" office:value="1000" calcext:value-type="float">
            <text:p>1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3H50M00S" calcext:value-type="time">
            <text:p>13:50</text:p>
          </table:table-cell>
          <table:table-cell table:style-name="ce229" office:value-type="time" office:time-value="PT14H00M00S" calcext:value-type="time">
            <text:p>14:00</text:p>
          </table:table-cell>
          <table:table-cell table:style-name="ce246"/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  <table:table-cell table:style-name="ce222" office:value-type="string" calcext:value-type="string">
            <text:p>Üg7707</text:p>
          </table:table-cell>
          <table:table-cell table:style-name="ce289" office:value-type="string" calcext:value-type="string">
            <text:p>2095, L45H</text:p>
          </table:table-cell>
          <table:table-cell table:style-name="ce196" table:number-columns-repeated="4"/>
          <table:table-cell/>
          <table:table-cell office:value-type="float" office:value="1814.41666666667" calcext:value-type="float">
            <text:p>1814,42</text:p>
          </table:table-cell>
          <table:table-cell office:value-type="float" office:value="1833" calcext:value-type="float">
            <text:p>18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50</text:p>
          </table:table-cell>
          <table:table-cell table:style-name="ce299" office:value-type="string" calcext:value-type="string">
            <text:p>0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7</text:p>
          </table:table-cell>
          <table:table-cell table:style-name="ce191" office:value-type="float" office:value="2000" calcext:value-type="float">
            <text:p>2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3H50M00S" calcext:value-type="time">
            <text:p>13:50</text:p>
          </table:table-cell>
          <table:table-cell table:style-name="ce229" office:value-type="time" office:time-value="PT14H00M00S" calcext:value-type="time">
            <text:p>14:00</text:p>
          </table:table-cell>
          <table:table-cell table:style-name="ce247" office:value-type="string" calcext:value-type="string">
            <text:p>1</text:p>
          </table:table-cell>
          <table:table-cell table:style-name="ce218"/>
          <table:table-cell table:style-name="ce218" office:value-type="string" calcext:value-type="string">
            <text:p>trainset</text:p>
          </table:table-cell>
          <table:table-cell table:style-name="ce222" office:value-type="string" calcext:value-type="string">
            <text:p>Üg7707</text:p>
          </table:table-cell>
          <table:table-cell table:style-name="ce289" office:value-type="string" calcext:value-type="string">
            <text:p>Rollwagen Lieferung</text:p>
          </table:table-cell>
          <table:table-cell table:style-name="ce196" table:number-columns-repeated="4"/>
          <table:table-cell table:number-columns-repeated="9"/>
          <table:table-cell office:value-type="float" office:value="329" calcext:value-type="float">
            <text:p>329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7</text:p>
          </table:table-cell>
          <table:table-cell table:style-name="ce191" office:value-type="float" office:value="3000" calcext:value-type="float">
            <text:p>3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style-name="ce229" office:value-type="time" office:time-value="PT13H50M00S" calcext:value-type="time">
            <text:p>13:50</text:p>
          </table:table-cell>
          <table:table-cell table:style-name="ce229" office:value-type="time" office:time-value="PT14H00M00S" calcext:value-type="time">
            <text:p>14:00</text:p>
          </table:table-cell>
          <table:table-cell table:style-name="ce246"/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  <table:table-cell table:style-name="ce222" office:value-type="string" calcext:value-type="string">
            <text:p>Üg7707</text:p>
          </table:table-cell>
          <table:table-cell table:style-name="ce256"/>
          <table:table-cell table:style-name="ce196" table:number-columns-repeated="4"/>
          <table:table-cell/>
          <table:table-cell office:value-type="float" office:value="1814.41666666667" calcext:value-type="float">
            <text:p>1814,42</text:p>
          </table:table-cell>
          <table:table-cell office:value-type="float" office:value="1833" calcext:value-type="float">
            <text:p>18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50</text:p>
          </table:table-cell>
          <table:table-cell table:style-name="ce299" office:value-type="string" calcext:value-type="string">
            <text:p>0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7</text:p>
          </table:table-cell>
          <table:table-cell table:style-name="ce191" office:value-type="float" office:value="4000" calcext:value-type="float">
            <text:p>4000</text:p>
          </table:table-cell>
          <table:table-cell table:style-name="ce218" office:value-type="string" calcext:value-type="string">
            <text:p>HMU</text:p>
          </table:table-cell>
          <table:table-cell table:style-name="ce218" office:value-type="string" calcext:value-type="string">
            <text:p>SBG</text:p>
          </table:table-cell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20" calcext:value-type="float">
            <text:p>20</text:p>
          </table:table-cell>
          <table:table-cell table:style-name="ce218"/>
          <table:table-cell table:style-name="ce218" office:value-type="string" calcext:value-type="string">
            <text:p>wheel</text:p>
          </table:table-cell>
          <table:table-cell table:style-name="ce222" office:value-type="string" calcext:value-type="string">
            <text:p>Üg7707</text:p>
          </table:table-cell>
          <table:table-cell table:style-name="ce291" office:value-type="float" office:value="200" calcext:value-type="float">
            <text:p>200 To</text:p>
          </table:table-cell>
          <table:table-cell table:style-name="ce196" table:number-columns-repeated="4"/>
          <table:table-cell table:number-columns-repeated="9"/>
          <table:table-cell office:value-type="float" office:value="331" calcext:value-type="float">
            <text:p>331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7</text:p>
          </table:table-cell>
          <table:table-cell table:style-name="ce191" office:value-type="float" office:value="5000" calcext:value-type="float">
            <text:p>500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7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32" calcext:value-type="float">
            <text:p>332</text:p>
          </table:table-cell>
          <table:table-cell table:number-columns-repeated="16359"/>
        </table:table-row>
        <table:table-row table:style-name="ro2">
          <table:table-cell table:style-name="ce191" office:value-type="string" calcext:value-type="string">
            <text:p>Üg7707</text:p>
          </table:table-cell>
          <table:table-cell table:style-name="ce191" office:value-type="float" office:value="5010" calcext:value-type="float">
            <text:p>5010</text:p>
          </table:table-cell>
          <table:table-cell table:style-name="ce218" table:number-columns-repeated="2"/>
          <table:table-cell table:number-columns-repeated="2" table:style-name="ce229" office:value-type="time" office:time-value="PT00H00M00S" calcext:value-type="time">
            <text:p>0:00</text:p>
          </table:table-cell>
          <table:table-cell table:style-name="ce246" office:value-type="float" office:value="0" calcext:value-type="float">
            <text:p>0</text:p>
          </table:table-cell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  <table:table-cell table:style-name="ce222" office:value-type="string" calcext:value-type="string">
            <text:p>Üg7707</text:p>
          </table:table-cell>
          <table:table-cell table:style-name="ce256"/>
          <table:table-cell table:style-name="ce196" table:number-columns-repeated="4"/>
          <table:table-cell table:number-columns-repeated="9"/>
          <table:table-cell office:value-type="float" office:value="333" calcext:value-type="float">
            <text:p>333</text:p>
          </table:table-cell>
          <table:table-cell table:number-columns-repeated="16359"/>
        </table:table-row>
        <table:table-row table:style-name="ro2" table:number-rows-repeated="11373">
          <table:table-cell table:style-name="ce191" table:number-columns-repeated="2"/>
          <table:table-cell table:style-name="ce218" table:number-columns-repeated="2"/>
          <table:table-cell table:style-name="ce229" table:number-columns-repeated="2"/>
          <table:table-cell table:style-name="ce246"/>
          <table:table-cell table:style-name="ce218" table:number-columns-repeated="2"/>
          <table:table-cell table:style-name="ce222"/>
          <table:table-cell table:style-name="ce256"/>
          <table:table-cell table:style-name="ce196" table:number-columns-repeated="4"/>
          <table:table-cell table:number-columns-repeated="16369"/>
        </table:table-row>
        <table:table-row table:style-name="ro2" table:number-rows-repeated="1034116">
          <table:table-cell table:number-columns-repeated="16384"/>
        </table:table-row>
        <table:table-row table:style-name="ro3" table:number-rows-repeated="295">
          <table:table-cell table:number-columns-repeated="16384"/>
        </table:table-row>
        <table:table-row table:style-name="ro4" table:number-rows-repeated="768">
          <table:table-cell table:number-columns-repeated="16384"/>
        </table:table-row>
        <table:table-row table:style-name="ro3" table:number-rows-repeated="203">
          <table:table-cell table:number-columns-repeated="16384"/>
        </table:table-row>
        <table:table-row table:style-name="ro4" table:number-rows-repeated="148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tationTrack" table:style-name="ta1" table:print="false">
        <table:table-column table:style-name="co16" table:default-cell-style-name="ce308"/>
        <table:table-column table:style-name="co5" table:default-cell-style-name="ce308"/>
        <table:table-column table:style-name="co17" table:default-cell-style-name="ce308"/>
        <table:table-column table:style-name="co18" table:default-cell-style-name="ce308"/>
        <table:table-column table:style-name="co19" table:default-cell-style-name="ce308"/>
        <table:table-column table:style-name="co5" table:default-cell-style-name="ce308"/>
        <table:table-column table:style-name="co5" table:default-cell-style-name="ce322"/>
        <table:table-column table:style-name="co20" table:default-cell-style-name="ce308"/>
        <table:table-column table:style-name="co5" table:number-columns-repeated="1016" table:default-cell-style-name="ce308"/>
        <table:table-row table:style-name="ro5">
          <table:table-cell table:style-name="ce301" office:value-type="string" calcext:value-type="string">
            <text:p>Name</text:p>
          </table:table-cell>
          <table:table-cell table:style-name="ce301" office:value-type="string" calcext:value-type="string">
            <text:p>Enum</text:p>
          </table:table-cell>
          <table:table-cell table:style-name="ce301" office:value-type="string" calcext:value-type="string">
            <text:p>PositionX/ TrackName</text:p>
          </table:table-cell>
          <table:table-cell table:style-name="ce301" office:value-type="string" calcext:value-type="string">
            <text:p>PositionY/ Length</text:p>
          </table:table-cell>
          <table:table-cell table:style-name="ce301" office:value-type="string" calcext:value-type="string">
            <text:p>Remark</text:p>
          </table:table-cell>
          <table:table-cell table:style-name="ce301" office:value-type="string" calcext:value-type="string">
            <text:p>Type</text:p>
          </table:table-cell>
          <table:table-cell table:style-name="ce317" office:value-type="string" calcext:value-type="string">
            <text:p>SubType</text:p>
          </table:table-cell>
          <table:table-cell table:style-name="ce301" office:value-type="string" calcext:value-type="string">
            <text:p>Owner/Hinweise</text:p>
          </table:table-cell>
          <table:table-cell table:style-name="ce313" table:number-columns-repeated="1016"/>
        </table:table-row>
        <table:table-row table:style-name="ro5">
          <table:table-cell table:style-name="ce302" office:value-type="string" calcext:value-type="string">
            <text:p>Name</text:p>
          </table:table-cell>
          <table:table-cell table:style-name="ce302" office:value-type="string" calcext:value-type="string">
            <text:p>Enum</text:p>
          </table:table-cell>
          <table:table-cell table:style-name="ce302" office:value-type="string" calcext:value-type="string">
            <text:p>PositionX/ TrackName</text:p>
          </table:table-cell>
          <table:table-cell table:style-name="ce302" office:value-type="string" calcext:value-type="string">
            <text:p>PositionY/ Length</text:p>
          </table:table-cell>
          <table:table-cell table:style-name="ce302" office:value-type="string" calcext:value-type="string">
            <text:p>Remark</text:p>
          </table:table-cell>
          <table:table-cell table:style-name="ce302" office:value-type="string" calcext:value-type="string">
            <text:p>Type</text:p>
          </table:table-cell>
          <table:table-cell table:style-name="ce318" office:value-type="string" calcext:value-type="string">
            <text:p>SubType</text:p>
          </table:table-cell>
          <table:table-cell table:style-name="ce302" office:value-type="string" calcext:value-type="string">
            <text:p>Owner/Hinweise</text:p>
          </table:table-cell>
          <table:table-cell table:style-name="ce325" table:number-columns-repeated="1016"/>
        </table:table-row>
        <table:table-row table:style-name="ro5">
          <table:table-cell table:style-name="ce306" office:value-type="string" calcext:value-type="string">
            <text:p>HIT</text:p>
          </table:table-cell>
          <table:table-cell table:style-name="ce314" office:value-type="string" calcext:value-type="string">
            <text:p>0</text:p>
          </table:table-cell>
          <table:table-cell table:style-name="ce314" table:number-columns-repeated="2"/>
          <table:table-cell table:style-name="ce306" office:value-type="string" calcext:value-type="string">
            <text:p>Hitstedt</text:p>
          </table:table-cell>
          <table:table-cell table:style-name="ce306" office:value-type="string" calcext:value-type="string">
            <text:p>Station</text:p>
          </table:table-cell>
          <table:table-cell table:style-name="ce319" office:value-type="string" calcext:value-type="string">
            <text:p>Station</text:p>
          </table:table-cell>
          <table:table-cell table:style-name="ce306" office:value-type="string" calcext:value-type="string">
            <text:p>Rudolf Bödege</text:p>
          </table:table-cell>
          <table:table-cell table:style-name="Default" table:number-columns-repeated="1016"/>
        </table:table-row>
        <table:table-row table:style-name="ro5">
          <table:table-cell table:style-name="Default" office:value-type="string" calcext:value-type="string">
            <text:p>HIT</text:p>
          </table:table-cell>
          <table:table-cell table:number-columns-repeated="2" table:style-name="ce253" office:value-type="string" calcext:value-type="string">
            <text:p>1</text:p>
          </table:table-cell>
          <table:table-cell table:style-name="ce253" office:value-type="string" calcext:value-type="string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Default" office:value-type="string" calcext:value-type="string">
            <text:p>HIT</text:p>
          </table:table-cell>
          <table:table-cell table:number-columns-repeated="2" table:style-name="ce253" office:value-type="string" calcext:value-type="string">
            <text:p>2</text:p>
          </table:table-cell>
          <table:table-cell table:style-name="ce253" office:value-type="string" calcext:value-type="string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Default" office:value-type="string" calcext:value-type="string">
            <text:p>HIT</text:p>
          </table:table-cell>
          <table:table-cell table:number-columns-repeated="2" table:style-name="ce253" office:value-type="string" calcext:value-type="string">
            <text:p>3</text:p>
          </table:table-cell>
          <table:table-cell table:style-name="ce253" office:value-type="string" calcext:value-type="string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ce306" office:value-type="string" calcext:value-type="string">
            <text:p>SBG</text:p>
          </table:table-cell>
          <table:table-cell table:style-name="ce314" office:value-type="string" calcext:value-type="string">
            <text:p>0</text:p>
          </table:table-cell>
          <table:table-cell table:style-name="ce314" table:number-columns-repeated="2"/>
          <table:table-cell table:style-name="ce306" office:value-type="string" calcext:value-type="string">
            <text:p>Schmiedebergehütte</text:p>
          </table:table-cell>
          <table:table-cell table:style-name="ce306" office:value-type="string" calcext:value-type="string">
            <text:p>Station</text:p>
          </table:table-cell>
          <table:table-cell table:style-name="ce319" office:value-type="string" calcext:value-type="string">
            <text:p>Station</text:p>
          </table:table-cell>
          <table:table-cell table:style-name="ce306" office:value-type="string" calcext:value-type="string">
            <text:p>Hans Wirtz</text:p>
          </table:table-cell>
          <table:table-cell table:style-name="Default" table:number-columns-repeated="1016"/>
        </table:table-row>
        <table:table-row table:style-name="ro5">
          <table:table-cell table:style-name="Default" office:value-type="string" calcext:value-type="string">
            <text:p>SBG</text:p>
          </table:table-cell>
          <table:table-cell table:number-columns-repeated="2" table:style-name="ce253" office:value-type="string" calcext:value-type="string">
            <text:p>1</text:p>
          </table:table-cell>
          <table:table-cell table:style-name="ce253"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Default" office:value-type="string" calcext:value-type="string">
            <text:p>SBG</text:p>
          </table:table-cell>
          <table:table-cell table:number-columns-repeated="2" table:style-name="ce253" office:value-type="string" calcext:value-type="string">
            <text:p>2</text:p>
          </table:table-cell>
          <table:table-cell table:style-name="ce253"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ce307" office:value-type="string" calcext:value-type="string">
            <text:p>HMU</text:p>
          </table:table-cell>
          <table:table-cell table:style-name="ce307" office:value-type="float" office:value="0" calcext:value-type="float">
            <text:p>0</text:p>
          </table:table-cell>
          <table:table-cell table:style-name="ce306" table:number-columns-repeated="2"/>
          <table:table-cell table:style-name="ce307" office:value-type="string" calcext:value-type="string">
            <text:p>Hanfmühle</text:p>
          </table:table-cell>
          <table:table-cell table:style-name="ce316" office:value-type="string" calcext:value-type="string">
            <text:p>Station</text:p>
          </table:table-cell>
          <table:table-cell table:style-name="ce320" office:value-type="string" calcext:value-type="string">
            <text:p>Station</text:p>
          </table:table-cell>
          <table:table-cell table:style-name="ce307" office:value-type="string" calcext:value-type="string">
            <text:p>Peter Velten</text:p>
          </table:table-cell>
          <table:table-cell table:style-name="ce313" table:number-columns-repeated="1013"/>
          <table:table-cell table:number-columns-repeated="3"/>
        </table:table-row>
        <table:table-row table:style-name="ro5">
          <table:table-cell table:style-name="Default" office:value-type="string" calcext:value-type="string">
            <text:p>HMU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ce324"/>
          <table:table-cell table:style-name="ce325" table:number-columns-repeated="1016"/>
        </table:table-row>
        <table:table-row table:style-name="ro5">
          <table:table-cell table:style-name="Default" office:value-type="string" calcext:value-type="string">
            <text:p>HMU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ce324"/>
          <table:table-cell table:style-name="ce325" table:number-columns-repeated="1016"/>
        </table:table-row>
        <table:table-row table:style-name="ro5">
          <table:table-cell table:style-name="Default" office:value-type="string" calcext:value-type="string">
            <text:p>HMU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ce324"/>
          <table:table-cell table:style-name="ce325" table:number-columns-repeated="1016"/>
        </table:table-row>
        <table:table-row table:style-name="ro5">
          <table:table-cell table:style-name="ce307" office:value-type="string" calcext:value-type="string">
            <text:p>HLS</text:p>
          </table:table-cell>
          <table:table-cell table:style-name="ce307" office:value-type="float" office:value="0" calcext:value-type="float">
            <text:p>0</text:p>
          </table:table-cell>
          <table:table-cell table:style-name="ce306" table:number-columns-repeated="2"/>
          <table:table-cell table:style-name="ce307" office:value-type="string" calcext:value-type="string">
            <text:p>Holzladestelle</text:p>
          </table:table-cell>
          <table:table-cell table:style-name="ce316" office:value-type="string" calcext:value-type="string">
            <text:p>Station</text:p>
          </table:table-cell>
          <table:table-cell table:style-name="ce320" office:value-type="string" calcext:value-type="string">
            <text:p>Station</text:p>
          </table:table-cell>
          <table:table-cell table:style-name="ce307" office:value-type="string" calcext:value-type="string">
            <text:p>Marc Jaeger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HLS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15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ce324"/>
          <table:table-cell table:number-columns-repeated="1016"/>
        </table:table-row>
        <table:table-row table:style-name="ro5">
          <table:table-cell table:style-name="ce307" office:value-type="string" calcext:value-type="string">
            <text:p>S31</text:p>
          </table:table-cell>
          <table:table-cell table:style-name="ce307" office:value-type="float" office:value="0" calcext:value-type="float">
            <text:p>0</text:p>
          </table:table-cell>
          <table:table-cell table:style-name="ce306" table:number-columns-repeated="2"/>
          <table:table-cell table:style-name="ce307" office:value-type="string" calcext:value-type="string">
            <text:p>Schleuse 31</text:p>
          </table:table-cell>
          <table:table-cell table:style-name="ce316" office:value-type="string" calcext:value-type="string">
            <text:p>Station</text:p>
          </table:table-cell>
          <table:table-cell table:style-name="ce320" office:value-type="string" calcext:value-type="string">
            <text:p>Station</text:p>
          </table:table-cell>
          <table:table-cell table:style-name="ce307" office:value-type="string" calcext:value-type="string">
            <text:p>Marc Jaeger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S3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15"/>
          <table:table-cell table:style-name="Default" office:value-type="string" calcext:value-type="string">
            <text:p>Track</text:p>
          </table:table-cell>
          <table:table-cell table:style-name="ce321" office:value-type="string" calcext:value-type="string">
            <text:p>Main</text:p>
          </table:table-cell>
          <table:table-cell table:style-name="ce324"/>
          <table:table-cell table:number-columns-repeated="1016"/>
        </table:table-row>
        <table:table-row table:style-name="ro5">
          <table:table-cell table:style-name="ce307" office:value-type="string" calcext:value-type="string">
            <text:p>WHM</text:p>
          </table:table-cell>
          <table:table-cell table:style-name="ce307" office:value-type="float" office:value="0" calcext:value-type="float">
            <text:p>0</text:p>
          </table:table-cell>
          <table:table-cell table:style-name="ce306" table:number-columns-repeated="2"/>
          <table:table-cell table:style-name="ce307" office:value-type="string" calcext:value-type="string">
            <text:p>Weissheim</text:p>
          </table:table-cell>
          <table:table-cell table:style-name="ce316" office:value-type="string" calcext:value-type="string">
            <text:p>Station</text:p>
          </table:table-cell>
          <table:table-cell table:style-name="ce320" office:value-type="string" calcext:value-type="string">
            <text:p>Station</text:p>
          </table:table-cell>
          <table:table-cell table:style-name="ce307" office:value-type="string" calcext:value-type="string">
            <text:p>Marc Jaeger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WH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5" calcext:value-type="float">
            <text:p>55</text:p>
          </table:table-cell>
          <table:table-cell table:style-name="ce315"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 table:style-name="ce324"/>
          <table:table-cell table:number-columns-repeated="1016"/>
        </table:table-row>
        <table:table-row table:style-name="ro5">
          <table:table-cell table:style-name="Default" office:value-type="string" calcext:value-type="string">
            <text:p>WHM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office:value-type="string" calcext:value-type="string">
            <text:p>Track</text:p>
          </table:table-cell>
          <table:table-cell table:style-name="ce319" office:value-type="string" calcext:value-type="string">
            <text:p>Main</text:p>
          </table:table-cell>
          <table:table-cell/>
          <table:table-cell table:style-name="ce313" table:number-columns-repeated="1013"/>
          <table:table-cell table:number-columns-repeated="3"/>
        </table:table-row>
        <table:table-row table:style-name="ro5">
          <table:table-cell table:number-columns-repeated="8"/>
          <table:table-cell table:style-name="ce313" table:number-columns-repeated="1013"/>
          <table:table-cell table:number-columns-repeated="3"/>
        </table:table-row>
        <table:table-row table:style-name="ro5" table:number-rows-repeated="12">
          <table:table-cell table:number-columns-repeated="1024"/>
        </table:table-row>
        <table:table-row table:style-name="ro6" table:number-rows-repeated="65483">
          <table:table-cell table:style-name="ce313" table:number-columns-repeated="6"/>
          <table:table-cell table:style-name="ce323"/>
          <table:table-cell table:style-name="ce313" table:number-columns-repeated="1017"/>
        </table:table-row>
        <table:table-row table:style-name="ro6" table:number-rows-repeated="9830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out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32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default-cell-style-name="Default"/>
        <table:table-row table:style-name="ro7">
          <table:table-cell table:style-name="ce326" office:value-type="string" calcext:value-type="string">
            <text:p>Routeid</text:p>
          </table:table-cell>
          <table:table-cell table:style-name="ce326" office:value-type="string" calcext:value-type="string">
            <text:p>Enum</text:p>
          </table:table-cell>
          <table:table-cell table:style-name="ce327" office:value-type="string" calcext:value-type="string">
            <text:p>Station/</text:p>
            <text:p>Block</text:p>
          </table:table-cell>
          <table:table-cell table:style-name="ce329" office:value-type="string" calcext:value-type="string">
            <text:p>Position</text:p>
          </table:table-cell>
          <table:table-cell table:style-name="ce327" office:value-type="string" calcext:value-type="string">
            <text:p>Station/</text:p>
            <text:p>Block</text:p>
          </table:table-cell>
          <table:table-cell table:style-name="ce333" office:value-type="string" calcext:value-type="string">
            <text:p>Position</text:p>
          </table:table-cell>
          <table:table-cell table:style-name="ce334" office:value-type="string" calcext:value-type="string">
            <text:p>Speed</text:p>
          </table:table-cell>
          <table:table-cell table:style-name="ce327" office:value-type="string" calcext:value-type="string">
            <text:p>Tracks</text:p>
          </table:table-cell>
          <table:table-cell table:style-name="ce327" office:value-type="string" calcext:value-type="string">
            <text:p>Time</text:p>
          </table:table-cell>
          <table:table-cell table:number-columns-repeated="2" table:style-name="ce327" office:value-type="string" calcext:value-type="string">
            <text:p>Stationtrack</text:p>
          </table:table-cell>
          <table:table-cell table:style-name="ce327" office:value-type="string" calcext:value-type="string">
            <text:p>Position1</text:p>
          </table:table-cell>
          <table:table-cell table:style-name="ce327" office:value-type="string" calcext:value-type="string">
            <text:p>Speed1</text:p>
          </table:table-cell>
          <table:table-cell table:style-name="ce327" office:value-type="string" calcext:value-type="string">
            <text:p>Remark1</text:p>
          </table:table-cell>
          <table:table-cell table:style-name="ce327" office:value-type="string" calcext:value-type="string">
            <text:p>Position2</text:p>
          </table:table-cell>
          <table:table-cell table:style-name="ce327" office:value-type="string" calcext:value-type="string">
            <text:p>Speed2</text:p>
          </table:table-cell>
          <table:table-cell table:style-name="ce327" office:value-type="string" calcext:value-type="string">
            <text:p>Remark2</text:p>
          </table:table-cell>
        </table:table-row>
        <table:table-row table:style-name="ro5">
          <table:table-cell table:style-name="ce3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28" office:value-type="string" calcext:value-type="string">
            <text:p>HIT</text:p>
          </table:table-cell>
          <table:table-cell table:style-name="ce330" office:value-type="float" office:value="0" calcext:value-type="float">
            <text:p>0,000</text:p>
          </table:table-cell>
          <table:table-cell table:style-name="ce328" office:value-type="string" calcext:value-type="string">
            <text:p>S31</text:p>
          </table:table-cell>
          <table:table-cell table:style-name="ce331" office:value-type="float" office:value="4.392" calcext:value-type="float">
            <text:p>4,3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38" office:value-type="string" calcext:value-type="string">
            <text:p>1</text:p>
          </table:table-cell>
          <table:table-cell table:number-columns-repeated="6"/>
        </table:table-row>
        <table:table-row table:style-name="ro5">
          <table:table-cell table:style-name="ce3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28" office:value-type="string" calcext:value-type="string">
            <text:p>S31</text:p>
          </table:table-cell>
          <table:table-cell table:style-name="ce331" office:value-type="float" office:value="4.392" calcext:value-type="float">
            <text:p>4,392</text:p>
          </table:table-cell>
          <table:table-cell table:style-name="ce328" office:value-type="string" calcext:value-type="string">
            <text:p>HLS</text:p>
          </table:table-cell>
          <table:table-cell table:style-name="ce330" office:value-type="float" office:value="5.585" calcext:value-type="float">
            <text:p>5,58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38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style-name="ce31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8" office:value-type="string" calcext:value-type="string">
            <text:p>HLS</text:p>
          </table:table-cell>
          <table:table-cell table:style-name="ce330" office:value-type="float" office:value="5.585" calcext:value-type="float">
            <text:p>5,585</text:p>
          </table:table-cell>
          <table:table-cell table:style-name="ce328" office:value-type="string" calcext:value-type="string">
            <text:p>HMU</text:p>
          </table:table-cell>
          <table:table-cell table:style-name="ce330" office:value-type="float" office:value="6.89" calcext:value-type="float">
            <text:p>6,89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8" office:value-type="string" calcext:value-type="string">
            <text:p>1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5"/>
          <table:table-cell table:style-name="ce218"/>
        </table:table-row>
        <table:table-row table:style-name="ro5">
          <table:table-cell table:style-name="ce31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28" office:value-type="string" calcext:value-type="string">
            <text:p>HMU</text:p>
          </table:table-cell>
          <table:table-cell table:style-name="ce330" office:value-type="float" office:value="5.585" calcext:value-type="float">
            <text:p>5,585</text:p>
          </table:table-cell>
          <table:table-cell table:style-name="ce328" office:value-type="string" calcext:value-type="string">
            <text:p>SBG</text:p>
          </table:table-cell>
          <table:table-cell table:style-name="ce330" office:value-type="float" office:value="10.431" calcext:value-type="float">
            <text:p>10,4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string" calcext:value-type="string">
            <text:p>1</text:p>
          </table:table-cell>
          <table:table-cell table:number-columns-repeated="5"/>
          <table:table-cell table:style-name="ce218"/>
        </table:table-row>
        <table:table-row table:style-name="ro5">
          <table:table-cell table:style-name="ce31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28" office:value-type="string" calcext:value-type="string">
            <text:p>HIT</text:p>
          </table:table-cell>
          <table:table-cell table:style-name="ce330" office:value-type="float" office:value="0" calcext:value-type="float">
            <text:p>0,000</text:p>
          </table:table-cell>
          <table:table-cell table:style-name="ce328" office:value-type="string" calcext:value-type="string">
            <text:p>WHM</text:p>
          </table:table-cell>
          <table:table-cell table:style-name="ce330" office:value-type="float" office:value="2.38" calcext:value-type="float">
            <text:p>2,3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38" office:value-type="string" calcext:value-type="string">
            <text:p>1</text:p>
          </table:table-cell>
          <table:table-cell table:style-name="ce338" office:value-type="float" office:value="1" calcext:value-type="float">
            <text:p>1</text:p>
          </table:table-cell>
          <table:table-cell table:style-name="ce330" office:value-type="float" office:value="0" calcext:value-type="float">
            <text:p>0,0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5"/>
          <table:table-cell table:style-name="ce338" table:number-columns-repeated="2"/>
          <table:table-cell table:number-columns-repeated="6"/>
        </table:table-row>
        <table:table-row table:style-name="ro5">
          <table:table-cell table:number-columns-repeated="3"/>
          <table:table-cell table:style-name="ce330"/>
          <table:table-cell/>
          <table:table-cell table:style-name="ce330"/>
          <table:table-cell table:number-columns-repeated="3"/>
          <table:table-cell table:style-name="ce338" table:number-columns-repeated="2"/>
          <table:table-cell table:number-columns-repeated="6"/>
        </table:table-row>
        <table:table-row table:style-name="ro5">
          <table:table-cell table:number-columns-repeated="5"/>
          <table:table-cell table:style-name="ce330"/>
          <table:table-cell table:number-columns-repeated="11"/>
        </table:table-row>
        <table:table-row table:style-name="ro6" table:number-rows-repeated="65516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StationList" table:style-name="ta1" table:print="false">
        <table:table-column table:style-name="co35" table:default-cell-style-name="Default"/>
        <table:table-column table:style-name="co36" table:default-cell-style-name="ce348"/>
        <table:table-column table:style-name="co5" table:number-columns-repeated="4" table:default-cell-style-name="Default"/>
        <table:table-column table:style-name="co37" table:number-columns-repeated="2" table:default-cell-style-name="Default"/>
        <table:table-column table:style-name="co36" table:number-columns-repeated="2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8" table:default-cell-style-name="Default"/>
        <table:table-column table:style-name="co41" table:default-cell-style-name="Default"/>
        <table:table-row table:style-name="ro5">
          <table:table-cell table:style-name="ce339" office:value-type="string" calcext:value-type="string">
            <text:p>Dienst</text:p>
          </table:table-cell>
          <table:table-cell table:style-name="ce345" office:value-type="string" calcext:value-type="string">
            <text:p>Sorttime</text:p>
          </table:table-cell>
          <table:table-cell table:style-name="ce349" office:value-type="string" calcext:value-type="string">
            <text:p>Enum</text:p>
          </table:table-cell>
          <table:table-cell table:style-name="ce349" office:value-type="string" calcext:value-type="string">
            <text:p>Station</text:p>
          </table:table-cell>
          <table:table-cell table:style-name="ce349" office:value-type="string" calcext:value-type="string">
            <text:p>Train</text:p>
          </table:table-cell>
          <table:table-cell table:style-name="ce349" office:value-type="string" calcext:value-type="string">
            <text:p>Gleis</text:p>
          </table:table-cell>
          <table:table-cell table:style-name="ce349" office:value-type="string" calcext:value-type="string">
            <text:p>Start</text:p>
          </table:table-cell>
          <table:table-cell table:style-name="ce349" office:value-type="string" calcext:value-type="string">
            <text:p>Von</text:p>
          </table:table-cell>
          <table:table-cell table:style-name="ce350" office:value-type="string" calcext:value-type="string">
            <text:p>An</text:p>
          </table:table-cell>
          <table:table-cell table:style-name="ce350" office:value-type="string" calcext:value-type="string">
            <text:p>Ab</text:p>
          </table:table-cell>
          <table:table-cell table:style-name="ce350" office:value-type="string" calcext:value-type="string">
            <text:p>Nach</text:p>
          </table:table-cell>
          <table:table-cell table:style-name="ce350" office:value-type="string" calcext:value-type="string">
            <text:p>Ziel</text:p>
          </table:table-cell>
          <table:table-cell table:style-name="ce351"/>
          <table:table-cell table:style-name="ce352" office:value-type="string" calcext:value-type="string">
            <text:p>T1</text:p>
          </table:table-cell>
          <table:table-cell table:style-name="ce352" office:value-type="string" calcext:value-type="string">
            <text:p>T2</text:p>
          </table:table-cell>
          <table:table-cell table:style-name="ce352" office:value-type="string" calcext:value-type="string">
            <text:p>T3</text:p>
          </table:table-cell>
          <table:table-cell table:style-name="ce352" office:value-type="string" calcext:value-type="string">
            <text:p>T4</text:p>
          </table:table-cell>
          <table:table-cell table:style-name="ce352" office:value-type="string" calcext:value-type="string">
            <text:p>T5</text:p>
          </table:table-cell>
          <table:table-cell table:style-name="ce352" office:value-type="string" calcext:value-type="string">
            <text:p>T6</text:p>
          </table:table-cell>
          <table:table-cell table:style-name="ce352" office:value-type="string" calcext:value-type="string">
            <text:p>T7</text:p>
          </table:table-cell>
          <table:table-cell table:style-name="ce352" office:value-type="string" calcext:value-type="string">
            <text:p>T8</text:p>
          </table:table-cell>
          <table:table-cell/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254861111111111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B 7501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/>
          <table:table-cell table:style-name="ce299" office:value-type="string" calcext:value-type="string">
            <text:p>06:0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296527777777778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99" office:value-type="string" calcext:value-type="string">
            <text:p>07:07</text:p>
          </table:table-cell>
          <table:table-cell table:style-name="ce299" office:value-type="string" calcext:value-type="string">
            <text:p>(07:12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99" office:value-type="string" calcext:value-type="string">
            <text:p>(07:07)</text:p>
          </table:table-cell>
          <table:table-cell table:style-name="ce299" office:value-type="string" calcext:value-type="string">
            <text:p>07:12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61111111111111" calcext:value-type="float">
            <text:p>0,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08:40</text:p>
          </table:table-cell>
          <table:table-cell table:style-name="ce299" office:value-type="string" calcext:value-type="string">
            <text:p>(09:25)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92361111111111" calcext:value-type="float">
            <text:p>0,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(08:40)</text:p>
          </table:table-cell>
          <table:table-cell table:style-name="ce299" office:value-type="string" calcext:value-type="string">
            <text:p>09:25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42361111111111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99" office:value-type="string" calcext:value-type="string">
            <text:p>10:37</text:p>
          </table:table-cell>
          <table:table-cell table:style-name="ce299" office:value-type="string" calcext:value-type="string">
            <text:p>(11:07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63194444444444" calcext:value-type="float">
            <text:p>0,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99" office:value-type="string" calcext:value-type="string">
            <text:p>(10:37)</text:p>
          </table:table-cell>
          <table:table-cell table:style-name="ce299" office:value-type="string" calcext:value-type="string">
            <text:p>11:0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9930555555555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11:59</text:p>
          </table:table-cell>
          <table:table-cell table:style-name="ce299" office:value-type="string" calcext:value-type="string">
            <text:p>(12:04)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02777777777778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(11:59)</text:p>
          </table:table-cell>
          <table:table-cell table:style-name="ce299" office:value-type="string" calcext:value-type="string">
            <text:p>12:04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22916666666667" calcext:value-type="float">
            <text:p>0,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99" office:value-type="string" calcext:value-type="string">
            <text:p>12:33</text:p>
          </table:table-cell>
          <table:table-cell table:style-name="ce299" office:value-type="string" calcext:value-type="string">
            <text:p>(12:38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26388888888889" calcext:value-type="float">
            <text:p>0,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99" office:value-type="string" calcext:value-type="string">
            <text:p>(12:33)</text:p>
          </table:table-cell>
          <table:table-cell table:style-name="ce299" office:value-type="string" calcext:value-type="string">
            <text:p>12:38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565972222222222" calcext:value-type="float">
            <text:p>0,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B 7502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/>
          <table:table-cell table:style-name="ce299" office:value-type="string" calcext:value-type="string">
            <text:p>13:35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09027777777778" calcext:value-type="float">
            <text:p>0,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/>
          <table:table-cell table:style-name="ce299" office:value-type="string" calcext:value-type="string">
            <text:p>14:3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32638888888889" calcext:value-type="float">
            <text:p>0,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17:35</text:p>
          </table:table-cell>
          <table:table-cell table:style-name="ce299" office:value-type="string" calcext:value-type="string">
            <text:p>(17:40)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(17:35)</text:p>
          </table:table-cell>
          <table:table-cell table:style-name="ce299" office:value-type="string" calcext:value-type="string">
            <text:p>17:40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94444444444444" calcext:value-type="float">
            <text:p>0,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Jagsthausen</text:p>
          </table:table-cell>
          <table:table-cell/>
          <table:table-cell table:style-name="ce299" office:value-type="string" calcext:value-type="string">
            <text:p>19:04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239583333333333" calcext:value-type="float">
            <text:p>0,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Honau Sud</text:p>
          </table:table-cell>
          <table:table-cell/>
          <table:table-cell table:style-name="ce299" office:value-type="string" calcext:value-type="string">
            <text:p>05:45</text:p>
          </table:table-cell>
          <table:table-cell table:style-name="ce299" office:value-type="string" calcext:value-type="string">
            <text:p>(06:00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Vom Depot zu Abstellgleis</text:p>
          </table:table-cell>
          <table:table-cell table:number-columns-repeated="4"/>
          <table:table-cell office:value-type="string" calcext:value-type="string">
            <text:p>Side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Honau Sud</text:p>
          </table:table-cell>
          <table:table-cell/>
          <table:table-cell table:style-name="ce299" office:value-type="string" calcext:value-type="string">
            <text:p>(05:45)</text:p>
          </table:table-cell>
          <table:table-cell table:style-name="ce299" office:value-type="string" calcext:value-type="string">
            <text:p>06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Vom Depot zu Abstellgleis</text:p>
          </table:table-cell>
          <table:table-cell table:number-columns-repeated="4"/>
          <table:table-cell office:value-type="string" calcext:value-type="string">
            <text:p>Side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2</text:p>
          </table:table-cell>
          <table:table-cell table:number-columns-repeated="2" office:value-type="string" calcext:value-type="string">
            <text:p>Honau Sud</text:p>
          </table:table-cell>
          <table:table-cell/>
          <table:table-cell table:style-name="ce299" office:value-type="string" calcext:value-type="string">
            <text:p>06:0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Ausziehen Umfahr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 3301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99" office:value-type="string" calcext:value-type="string">
            <text:p>06:00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301388888888889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2</text:p>
          </table:table-cell>
          <table:table-cell table:style-name="ce299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99" office:value-type="string" calcext:value-type="string">
            <text:p>07:14</text:p>
          </table:table-cell>
          <table:table-cell table:number-columns-repeated="2"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2</text:p>
          </table:table-cell>
          <table:table-cell/>
          <table:table-cell office:value-type="string" calcext:value-type="string">
            <text:p>PtmG 3303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59722222222222" calcext:value-type="float">
            <text:p>0,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08:38</text:p>
          </table:table-cell>
          <table:table-cell table:style-name="ce299" office:value-type="string" calcext:value-type="string">
            <text:p>(08:53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70138888888889" calcext:value-type="float">
            <text:p>0,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08:38)</text:p>
          </table:table-cell>
          <table:table-cell table:style-name="ce299" office:value-type="string" calcext:value-type="string">
            <text:p>08:53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388888888888889" calcext:value-type="float">
            <text:p>0,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3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99" office:value-type="string" calcext:value-type="string">
            <text:p>09:20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08333333333333" calcext:value-type="float">
            <text:p>0,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09:48</text:p>
          </table:table-cell>
          <table:table-cell table:style-name="ce299" office:value-type="string" calcext:value-type="string">
            <text:p>(10:15)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RB 7501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426388888888889" calcext:value-type="float">
            <text:p>0,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0 B</text:p>
          </table:table-cell>
          <table:table-cell table:style-name="ce299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99" office:value-type="string" calcext:value-type="string">
            <text:p>10:14</text:p>
          </table:table-cell>
          <table:table-cell table:style-name="ce299" office:value-type="string" calcext:value-type="string">
            <text:p>(10:29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CA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27083333333333" calcext:value-type="float">
            <text:p>0,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09:48)</text:p>
          </table:table-cell>
          <table:table-cell table:style-name="ce299" office:value-type="string" calcext:value-type="string">
            <text:p>10:15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RB 7501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27083333333333" calcext:value-type="float">
            <text:p>0,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1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99" office:value-type="string" calcext:value-type="string">
            <text:p>10:15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36111111111111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10:28</text:p>
          </table:table-cell>
          <table:table-cell table:style-name="ce299" office:value-type="string" calcext:value-type="string">
            <text:p>(10:43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436805555555555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0 B</text:p>
          </table:table-cell>
          <table:table-cell table:style-name="ce299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99" office:value-type="string" calcext:value-type="string">
            <text:p>(10:14)</text:p>
          </table:table-cell>
          <table:table-cell table:style-name="ce299" office:value-type="string" calcext:value-type="string">
            <text:p>10:29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CA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46527777777778" calcext:value-type="float">
            <text:p>0,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(10:28)</text:p>
          </table:table-cell>
          <table:table-cell table:style-name="ce299" office:value-type="string" calcext:value-type="string">
            <text:p>10:43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2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99" office:value-type="string" calcext:value-type="string">
            <text:p>11:5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table:style-name="ce340" office:value-type="string" calcext:value-type="string">
            <text:p>JOB 2</text:p>
          </table:table-cell>
          <table:table-cell table:style-name="ce346" office:value-type="time" office:time-value="PT11H57M00S" calcext:value-type="time">
            <text:p>11: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2 B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11:57</text:p>
          </table:table-cell>
          <table:table-cell table:style-name="ce299"/>
          <table:table-cell/>
          <table:table-cell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 B</text:p>
          </table:table-cell>
          <table:table-cell/>
          <table:table-cell office:value-type="string" calcext:value-type="string">
            <text:p>RB 7502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29166666666667" calcext:value-type="float">
            <text:p>0,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1 B</text:p>
          </table:table-cell>
          <table:table-cell table:style-name="ce299" office:value-type="string" calcext:value-type="string">
            <text:p>3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12:42</text:p>
          </table:table-cell>
          <table:table-cell table:style-name="ce299" office:value-type="string" calcext:value-type="string">
            <text:p>(12:57)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 + 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39583333333333" calcext:value-type="float">
            <text:p>0,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1 B</text:p>
          </table:table-cell>
          <table:table-cell table:style-name="ce299" office:value-type="string" calcext:value-type="string">
            <text:p>3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(12:42)</text:p>
          </table:table-cell>
          <table:table-cell table:style-name="ce299" office:value-type="string" calcext:value-type="string">
            <text:p>12:57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 + 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79166666666667" calcext:value-type="float">
            <text:p>0,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13:54</text:p>
          </table:table-cell>
          <table:table-cell table:style-name="ce299" office:value-type="string" calcext:value-type="string">
            <text:p>(14:09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89583333333333" calcext:value-type="float">
            <text:p>0,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13:54)</text:p>
          </table:table-cell>
          <table:table-cell table:style-name="ce299" office:value-type="string" calcext:value-type="string">
            <text:p>14:09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593055555555555" calcext:value-type="float">
            <text:p>0,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4</text:p>
          </table:table-cell>
          <table:table-cell table:style-name="ce299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99" office:value-type="string" calcext:value-type="string">
            <text:p>14:14</text:p>
          </table:table-cell>
          <table:table-cell table:style-name="ce299" office:value-type="string" calcext:value-type="string">
            <text:p>(14:29)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/>
          <table:table-cell office:value-type="string" calcext:value-type="string">
            <text:p>PtmG 3305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603472222222222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4</text:p>
          </table:table-cell>
          <table:table-cell table:style-name="ce299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99" office:value-type="string" calcext:value-type="string">
            <text:p>(14:14)</text:p>
          </table:table-cell>
          <table:table-cell table:style-name="ce299" office:value-type="string" calcext:value-type="string">
            <text:p>14:29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/>
          <table:table-cell office:value-type="string" calcext:value-type="string">
            <text:p>PtmG 3305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625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5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99" office:value-type="string" calcext:value-type="string">
            <text:p>15:00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630555555555556" calcext:value-type="float">
            <text:p>0,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15:08</text:p>
          </table:table-cell>
          <table:table-cell table:style-name="ce299" office:value-type="string" calcext:value-type="string">
            <text:p>(16:20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57638888888889" calcext:value-type="float">
            <text:p>0,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15:47</text:p>
          </table:table-cell>
          <table:table-cell table:style-name="ce299" office:value-type="string" calcext:value-type="string">
            <text:p>(16:07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Zug ausziehen und auf Gleis 3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625" calcext:value-type="float">
            <text:p>0,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15:54</text:p>
          </table:table-cell>
          <table:table-cell table:style-name="ce299" office:value-type="string" calcext:value-type="string">
            <text:p>(16:09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71527777777778" calcext:value-type="float">
            <text:p>0,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15:47)</text:p>
          </table:table-cell>
          <table:table-cell table:style-name="ce299" office:value-type="string" calcext:value-type="string">
            <text:p>16:07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Zug ausziehen und auf Gleis 3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71527777777778" calcext:value-type="float">
            <text:p>0,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6:07</text:p>
          </table:table-cell>
          <table:table-cell table:style-name="ce299" office:value-type="string" calcext:value-type="string">
            <text:p>(16:17)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72916666666667" calcext:value-type="float">
            <text:p>0,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(15:54)</text:p>
          </table:table-cell>
          <table:table-cell table:style-name="ce299" office:value-type="string" calcext:value-type="string">
            <text:p>16:09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78472222222222" calcext:value-type="float">
            <text:p>0,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(16:07)</text:p>
          </table:table-cell>
          <table:table-cell table:style-name="ce299" office:value-type="string" calcext:value-type="string">
            <text:p>16:17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680555555555556" calcext:value-type="float">
            <text:p>0,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15:08)</text:p>
          </table:table-cell>
          <table:table-cell table:style-name="ce299" office:value-type="string" calcext:value-type="string">
            <text:p>16:20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718055555555555" calcext:value-type="float">
            <text:p>0,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 3306</text:p>
          </table:table-cell>
          <table:table-cell table:style-name="ce299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99" office:value-type="string" calcext:value-type="string">
            <text:p>17:14</text:p>
          </table:table-cell>
          <table:table-cell table:number-columns-repeated="2"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45833333333333" calcext:value-type="float">
            <text:p>0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99" office:value-type="string" calcext:value-type="string">
            <text:p>17:54</text:p>
          </table:table-cell>
          <table:table-cell table:style-name="ce299" office:value-type="string" calcext:value-type="string">
            <text:p>(18:14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Zug ausziehen und auf Gleis 2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758333333333333" calcext:value-type="float">
            <text:p>0,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6</text:p>
          </table:table-cell>
          <table:table-cell table:style-name="ce299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18:12</text:p>
          </table:table-cell>
          <table:table-cell table:style-name="ce299" office:value-type="string" calcext:value-type="string">
            <text:p>(18:42)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59722222222222" calcext:value-type="float">
            <text:p>0,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99" office:value-type="string" calcext:value-type="string">
            <text:p>(17:54)</text:p>
          </table:table-cell>
          <table:table-cell table:style-name="ce299" office:value-type="string" calcext:value-type="string">
            <text:p>18:1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Zug ausziehen und auf Gleis 2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59722222222222" calcext:value-type="float">
            <text:p>0,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8:14</text:p>
          </table:table-cell>
          <table:table-cell table:style-name="ce299" office:value-type="string" calcext:value-type="string">
            <text:p>(18:24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66666666666667" calcext:value-type="float">
            <text:p>0,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(18:14)</text:p>
          </table:table-cell>
          <table:table-cell table:style-name="ce299" office:value-type="string" calcext:value-type="string">
            <text:p>18:24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779166666666667" calcext:value-type="float">
            <text:p>0,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6</text:p>
          </table:table-cell>
          <table:table-cell table:style-name="ce299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99" office:value-type="string" calcext:value-type="string">
            <text:p>(18:12)</text:p>
          </table:table-cell>
          <table:table-cell table:style-name="ce299" office:value-type="string" calcext:value-type="string">
            <text:p>18:42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266666666666667" calcext:value-type="float">
            <text:p>0,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1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06:24</text:p>
          </table:table-cell>
          <table:table-cell table:style-name="ce299" office:value-type="string" calcext:value-type="string">
            <text:p>(08:35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11111111111111" calcext:value-type="float">
            <text:p>0,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07:28</text:p>
          </table:table-cell>
          <table:table-cell table:style-name="ce299" office:value-type="string" calcext:value-type="string">
            <text:p>(07:43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18055555555556" calcext:value-type="float">
            <text:p>0,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07:38</text:p>
          </table:table-cell>
          <table:table-cell table:style-name="ce299" office:value-type="string" calcext:value-type="string">
            <text:p>(08:23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21527777777778" calcext:value-type="float">
            <text:p>0,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(07:28)</text:p>
          </table:table-cell>
          <table:table-cell table:style-name="ce299" office:value-type="string" calcext:value-type="string">
            <text:p>07:43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49305555555556" calcext:value-type="float">
            <text:p>0,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07:38)</text:p>
          </table:table-cell>
          <table:table-cell table:style-name="ce299" office:value-type="string" calcext:value-type="string">
            <text:p>08:23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357638888888889" calcext:value-type="float">
            <text:p>0,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1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(06:24)</text:p>
          </table:table-cell>
          <table:table-cell table:style-name="ce299" office:value-type="string" calcext:value-type="string">
            <text:p>08:3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75" calcext:value-type="float">
            <text:p>0,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11:24</text:p>
          </table:table-cell>
          <table:table-cell table:style-name="ce299" office:value-type="string" calcext:value-type="string">
            <text:p>(13:45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Zf NG 7505 wird, bei Ankunft in Jagsthausen, Fdl bis <text:s/>Abfahrt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84722222222222" calcext:value-type="float">
            <text:p>0,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11:38</text:p>
          </table:table-cell>
          <table:table-cell table:style-name="ce299" office:value-type="string" calcext:value-type="string">
            <text:p>(11:43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88194444444444" calcext:value-type="float">
            <text:p>0,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11:38)</text:p>
          </table:table-cell>
          <table:table-cell table:style-name="ce299" office:value-type="string" calcext:value-type="string">
            <text:p>11:43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533333333333333" calcext:value-type="float">
            <text:p>0,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2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12:48</text:p>
          </table:table-cell>
          <table:table-cell table:style-name="ce299" office:value-type="string" calcext:value-type="string">
            <text:p>(13:18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375" calcext:value-type="float">
            <text:p>0,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12:54</text:p>
          </table:table-cell>
          <table:table-cell table:style-name="ce299" office:value-type="string" calcext:value-type="string">
            <text:p>(12:59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40972222222222" calcext:value-type="float">
            <text:p>0,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(12:54)</text:p>
          </table:table-cell>
          <table:table-cell table:style-name="ce299" office:value-type="string" calcext:value-type="string">
            <text:p>12:59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554166666666667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2</text:p>
          </table:table-cell>
          <table:table-cell table:style-name="ce299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12:48)</text:p>
          </table:table-cell>
          <table:table-cell table:style-name="ce299" office:value-type="string" calcext:value-type="string">
            <text:p>13:18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572916666666667" calcext:value-type="float">
            <text:p>0,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(11:24)</text:p>
          </table:table-cell>
          <table:table-cell table:style-name="ce299" office:value-type="string" calcext:value-type="string">
            <text:p>13:4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Zf NG 7505 wird, bei Ankunft in Jagsthausen, Fdl bis <text:s/>Abfahrt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20833333333333" calcext:value-type="float">
            <text:p>0,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/>
          <table:table-cell table:style-name="ce299" office:value-type="string" calcext:value-type="string">
            <text:p>14:54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11111111111111" calcext:value-type="float">
            <text:p>0,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17:04</text:p>
          </table:table-cell>
          <table:table-cell table:style-name="ce299" office:value-type="string" calcext:value-type="string">
            <text:p>(17:19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21527777777778" calcext:value-type="float">
            <text:p>0,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99" office:value-type="string" calcext:value-type="string">
            <text:p>(17:04)</text:p>
          </table:table-cell>
          <table:table-cell table:style-name="ce299" office:value-type="string" calcext:value-type="string">
            <text:p>17:19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82638888888889" calcext:value-type="float">
            <text:p>0,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etersfeld</text:p>
          </table:table-cell>
          <table:table-cell/>
          <table:table-cell table:style-name="ce299" office:value-type="string" calcext:value-type="string">
            <text:p>18:47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270833333333333" calcext:value-type="float">
            <text:p>0,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99" office:value-type="string" calcext:value-type="string">
            <text:p>06:30</text:p>
          </table:table-cell>
          <table:table-cell table:style-name="ce299" office:value-type="string" calcext:value-type="string">
            <text:p>(07:15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02083333333333" calcext:value-type="float">
            <text:p>0,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99" office:value-type="string" calcext:value-type="string">
            <text:p>(06:30)</text:p>
          </table:table-cell>
          <table:table-cell table:style-name="ce299" office:value-type="string" calcext:value-type="string">
            <text:p>07:15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36805555555556" calcext:value-type="float">
            <text:p>0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08:05</text:p>
          </table:table-cell>
          <table:table-cell table:style-name="ce299" office:value-type="string" calcext:value-type="string">
            <text:p>(08:10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40277777777778" calcext:value-type="float">
            <text:p>0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(08:05)</text:p>
          </table:table-cell>
          <table:table-cell table:style-name="ce299" office:value-type="string" calcext:value-type="string">
            <text:p>08: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373611111111111" calcext:value-type="float">
            <text:p>0,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08:58</text:p>
          </table:table-cell>
          <table:table-cell table:style-name="ce299" office:value-type="string" calcext:value-type="string">
            <text:p>(09:18)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3875" calcext:value-type="float">
            <text:p>0,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(08:58)</text:p>
          </table:table-cell>
          <table:table-cell table:style-name="ce299" office:value-type="string" calcext:value-type="string">
            <text:p>09:18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65972222222222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1:11</text:p>
          </table:table-cell>
          <table:table-cell table:style-name="ce299" office:value-type="string" calcext:value-type="string">
            <text:p>(11:16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69444444444445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(11:11)</text:p>
          </table:table-cell>
          <table:table-cell table:style-name="ce299" office:value-type="string" calcext:value-type="string">
            <text:p>11:16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517361111111111" calcext:value-type="float">
            <text:p>0,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2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/>
          <table:table-cell table:style-name="ce299" office:value-type="string" calcext:value-type="string">
            <text:p>12:25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5625" calcext:value-type="float">
            <text:p>0,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13:21</text:p>
          </table:table-cell>
          <table:table-cell table:style-name="ce299" office:value-type="string" calcext:value-type="string">
            <text:p>(13:26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59722222222222" calcext:value-type="float">
            <text:p>0,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(13:21)</text:p>
          </table:table-cell>
          <table:table-cell table:style-name="ce299" office:value-type="string" calcext:value-type="string">
            <text:p>13:26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588888888888889" calcext:value-type="float">
            <text:p>0,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14:08</text:p>
          </table:table-cell>
          <table:table-cell table:style-name="ce299" office:value-type="string" calcext:value-type="string">
            <text:p>(14:38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609722222222222" calcext:value-type="float">
            <text:p>0,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99" office:value-type="string" calcext:value-type="string">
            <text:p>(14:08)</text:p>
          </table:table-cell>
          <table:table-cell table:style-name="ce299" office:value-type="string" calcext:value-type="string">
            <text:p>14:38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36805555555556" calcext:value-type="float">
            <text:p>0,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/>
          <table:table-cell table:style-name="ce299" office:value-type="string" calcext:value-type="string">
            <text:p>15:17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92361111111111" calcext:value-type="float">
            <text:p>0,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6:37</text:p>
          </table:table-cell>
          <table:table-cell table:style-name="ce299" office:value-type="string" calcext:value-type="string">
            <text:p>(16:42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95833333333333" calcext:value-type="float">
            <text:p>0,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(16:37)</text:p>
          </table:table-cell>
          <table:table-cell table:style-name="ce299" office:value-type="string" calcext:value-type="string">
            <text:p>16:42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73611111111111" calcext:value-type="float">
            <text:p>0,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/>
          <table:table-cell table:style-name="ce299" office:value-type="string" calcext:value-type="string">
            <text:p>18:34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97916666666667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09:33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PtmG 3102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08333333333333" calcext:value-type="float">
            <text:p>0,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299" office:value-type="string" calcext:value-type="string">
            <text:p>09:48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5625" calcext:value-type="float">
            <text:p>0,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RB 7501 B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99" office:value-type="string" calcext:value-type="string">
            <text:p>10:57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 B</text:p>
          </table:table-cell>
          <table:table-cell/>
          <table:table-cell office:value-type="string" calcext:value-type="string">
            <text:p>RB 7502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465972222222222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310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1:11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/>
          <table:table-cell office:value-type="string" calcext:value-type="string">
            <text:p>PtmG 3311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table:style-name="ce340" office:value-type="string" calcext:value-type="string">
            <text:p>JOB 2</text:p>
          </table:table-cell>
          <table:table-cell table:style-name="ce346" office:value-type="time" office:time-value="PT11H15M00S" calcext:value-type="time">
            <text:p>11: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RB 7502 B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/>
          <table:table-cell table:style-name="ce299"/>
          <table:table-cell table:style-name="ce299" office:value-type="string" calcext:value-type="string">
            <text:p>11:15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311 B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299" office:value-type="string" calcext:value-type="string">
            <text:p>12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17361111111111" calcext:value-type="float">
            <text:p>0,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4:49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/>
          <table:table-cell office:value-type="string" calcext:value-type="string">
            <text:p>PtmG 3104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299" office:value-type="string" calcext:value-type="string">
            <text:p>15:1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709722222222222" calcext:value-type="float">
            <text:p>0,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7:02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/>
          <table:table-cell office:value-type="string" calcext:value-type="string">
            <text:p>Ng 7506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Ng 7506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299" office:value-type="string" calcext:value-type="string">
            <text:p>17:3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99" office:value-type="string" calcext:value-type="string">
            <text:p>06:0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291666666666667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1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99" office:value-type="string" calcext:value-type="string">
            <text:p>07:0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97222222222222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09:32</text:p>
          </table:table-cell>
          <table:table-cell table:style-name="ce299" office:value-type="string" calcext:value-type="string">
            <text:p>(10:02)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/>
          <table:table-cell office:value-type="string" calcext:value-type="string">
            <text:p>Ng 7505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18055555555556" calcext:value-type="float">
            <text:p>0,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4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(09:32)</text:p>
          </table:table-cell>
          <table:table-cell table:style-name="ce299" office:value-type="string" calcext:value-type="string">
            <text:p>10:0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/>
          <table:table-cell office:value-type="string" calcext:value-type="string">
            <text:p>Ng 7505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375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5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99" office:value-type="string" calcext:value-type="string">
            <text:p>10:3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07638888888889" calcext:value-type="float">
            <text:p>0,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2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12:11</text:p>
          </table:table-cell>
          <table:table-cell table:number-columns-repeated="2"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 office:value-type="string" calcext:value-type="string">
            <text:p>PtmG 3103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18055555555556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3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99" office:value-type="string" calcext:value-type="string">
            <text:p>12:26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table:style-name="ce341" office:value-type="string" calcext:value-type="string">
            <text:p>JOB 2</text:p>
          </table:table-cell>
          <table:table-cell table:style-name="ce346" office:value-type="time" office:time-value="PT13H42M00S" calcext:value-type="time">
            <text:p>13: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2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13:42</text:p>
          </table:table-cell>
          <table:table-cell table:style-name="ce299" office:value-type="string" calcext:value-type="string">
            <text:p>(14:12)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table:style-name="ce341" office:value-type="string" calcext:value-type="string">
            <text:p>JOB 2</text:p>
          </table:table-cell>
          <table:table-cell table:style-name="ce346" office:value-type="time" office:time-value="PT14H12M00S" calcext:value-type="time">
            <text:p>14: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2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(13:42)</text:p>
          </table:table-cell>
          <table:table-cell table:style-name="ce299" office:value-type="string" calcext:value-type="string">
            <text:p>14:1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04166666666667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99" office:value-type="string" calcext:value-type="string">
            <text:p>14:3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40972222222222" calcext:value-type="float">
            <text:p>0,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17:47</text:p>
          </table:table-cell>
          <table:table-cell table:style-name="ce299" office:value-type="string" calcext:value-type="string">
            <text:p>(18:02)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51388888888889" calcext:value-type="float">
            <text:p>0,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4</text:p>
          </table:table-cell>
          <table:table-cell table:style-name="ce299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(17:47)</text:p>
          </table:table-cell>
          <table:table-cell table:style-name="ce299" office:value-type="string" calcext:value-type="string">
            <text:p>18:0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99305555555556" calcext:value-type="float">
            <text:p>0,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ehringen</text:p>
          </table:table-cell>
          <table:table-cell table:style-name="ce299" office:value-type="string" calcext:value-type="string">
            <text:p>19:11</text:p>
          </table:table-cell>
          <table:table-cell table:number-columns-repeated="2"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259722222222222" calcext:value-type="float">
            <text:p>0,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 3301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99" office:value-type="string" calcext:value-type="string">
            <text:p>06:14</text:p>
          </table:table-cell>
          <table:table-cell table:number-columns-repeated="2"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1</text:p>
          </table:table-cell>
          <table:table-cell/>
          <table:table-cell office:value-type="string" calcext:value-type="string">
            <text:p>PtmG 3302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291666666666667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2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99" office:value-type="string" calcext:value-type="string">
            <text:p>07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398611111111111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3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99" office:value-type="string" calcext:value-type="string">
            <text:p>09:34</text:p>
          </table:table-cell>
          <table:table-cell table:style-name="ce299" office:value-type="string" calcext:value-type="string">
            <text:p>(09:39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/>
          <table:table-cell office:value-type="string" calcext:value-type="string">
            <text:p>PtmG 3310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402083333333333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3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99" office:value-type="string" calcext:value-type="string">
            <text:p>(09:34)</text:p>
          </table:table-cell>
          <table:table-cell table:style-name="ce299" office:value-type="string" calcext:value-type="string">
            <text:p>09:39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/>
          <table:table-cell office:value-type="string" calcext:value-type="string">
            <text:p>PtmG 3310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416666666666667" calcext:value-type="float">
            <text:p>0,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0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99" office:value-type="string" calcext:value-type="string">
            <text:p>10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49305555555556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1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3:11</text:p>
          </table:table-cell>
          <table:table-cell table:style-name="ce299" office:value-type="string" calcext:value-type="string">
            <text:p>(13:16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/>
          <table:table-cell office:value-type="string" calcext:value-type="string">
            <text:p>PtmG 3304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52777777777778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1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(13:11)</text:p>
          </table:table-cell>
          <table:table-cell table:style-name="ce299" office:value-type="string" calcext:value-type="string">
            <text:p>13:16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/>
          <table:table-cell office:value-type="string" calcext:value-type="string">
            <text:p>PtmG 3304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583333333333334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4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99" office:value-type="string" calcext:value-type="string">
            <text:p>14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5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99" office:value-type="string" calcext:value-type="string">
            <text:p>15:14</text:p>
          </table:table-cell>
          <table:table-cell table:style-name="ce299" office:value-type="string" calcext:value-type="string">
            <text:p>(15:19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/>
          <table:table-cell office:value-type="string" calcext:value-type="string">
            <text:p>Pt 3306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638194444444444" calcext:value-type="float">
            <text:p>0,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5</text:p>
          </table:table-cell>
          <table:table-cell table:style-name="ce299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99" office:value-type="string" calcext:value-type="string">
            <text:p>(15:14)</text:p>
          </table:table-cell>
          <table:table-cell table:style-name="ce299" office:value-type="string" calcext:value-type="string">
            <text:p>15:19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/>
          <table:table-cell office:value-type="string" calcext:value-type="string">
            <text:p>Pt 3306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8125" calcext:value-type="float">
            <text:p>0,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AG 1001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99" office:value-type="string" calcext:value-type="string">
            <text:p>16:21</text:p>
          </table:table-cell>
          <table:table-cell table:number-columns-repeated="2"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/>
          <table:table-cell office:value-type="string" calcext:value-type="string">
            <text:p>GAG 1002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 3306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99" office:value-type="string" calcext:value-type="string">
            <text:p>17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AG 1002 B</text:p>
          </table:table-cell>
          <table:table-cell table:style-name="ce299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99" office:value-type="string" calcext:value-type="string">
            <text:p>17:4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2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3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6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2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3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4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2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3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5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4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9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2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5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3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3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4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2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7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3">
          <table:table-cell table:style-name="ce341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2">
          <table:table-cell table:style-name="ce340"/>
          <table:table-cell table:style-name="ce346"/>
          <table:table-cell table:number-columns-repeated="3"/>
          <table:table-cell table:style-name="ce299"/>
          <table:table-cell table:number-columns-repeated="2"/>
          <table:table-cell table:style-name="ce299" table:number-columns-repeated="2"/>
          <table:table-cell table:number-columns-repeated="12"/>
        </table:table-row>
        <table:table-row table:style-name="ro6" table:number-rows-repeated="180">
          <table:table-cell table:style-name="ce340"/>
          <table:table-cell table:style-name="ce346"/>
          <table:table-cell table:number-columns-repeated="20"/>
        </table:table-row>
        <table:table-row table:style-name="ro6" table:number-rows-repeated="25686">
          <table:table-cell table:style-name="ce344"/>
          <table:table-cell table:style-name="ce347"/>
          <table:table-cell table:number-columns-repeated="20"/>
        </table:table-row>
        <table:table-row table:style-name="ro6" table:number-rows-repeated="1022467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Library" table:style-name="ta1" table:print="false">
        <table:table-column table:style-name="co42" table:default-cell-style-name="ce353"/>
        <table:table-column table:style-name="co43" table:default-cell-style-name="ce353"/>
        <table:table-column table:style-name="co44" table:default-cell-style-name="ce353"/>
        <table:table-column table:style-name="co45" table:default-cell-style-name="ce353"/>
        <table:table-column table:style-name="co46" table:default-cell-style-name="ce353"/>
        <table:table-column table:style-name="co47" table:default-cell-style-name="ce353"/>
        <table:table-column table:style-name="co48" table:default-cell-style-name="ce353"/>
        <table:table-column table:style-name="co49" table:default-cell-style-name="ce353"/>
        <table:table-column table:style-name="co50" table:default-cell-style-name="ce353"/>
        <table:table-column table:style-name="co51" table:default-cell-style-name="ce353"/>
        <table:table-column table:style-name="co52" table:default-cell-style-name="ce353"/>
        <table:table-column table:style-name="co53" table:default-cell-style-name="ce353"/>
        <table:table-column table:style-name="co54" table:number-columns-repeated="2" table:default-cell-style-name="ce353"/>
        <table:table-column table:style-name="co55" table:default-cell-style-name="ce353"/>
        <table:table-column table:style-name="co49" table:default-cell-style-name="ce353"/>
        <table:table-column table:style-name="co52" table:default-cell-style-name="ce353"/>
        <table:table-column table:style-name="co48" table:default-cell-style-name="ce353"/>
        <table:table-column table:style-name="co56" table:default-cell-style-name="ce353"/>
        <table:table-column table:style-name="co48" table:number-columns-repeated="997" table:default-cell-style-name="ce353"/>
        <table:table-column table:style-name="co48" table:number-columns-repeated="8" table:default-cell-style-name="ce354"/>
        <table:table-row table:style-name="ro8">
          <table:table-cell office:value-type="string" calcext:value-type="string">
            <text:p>Train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our and designation</text:p>
          </table:table-cell>
          <table:table-cell office:value-type="string" calcext:value-type="string">
            <text:p>JOB / Zuggattungsnummer</text:p>
          </table:table-cell>
          <table:table-cell office:value-type="string" calcext:value-type="string">
            <text:p>GROUP / Zuggattung</text:p>
          </table:table-cell>
          <table:table-cell table:number-columns-repeated="2"/>
          <table:table-cell table:style-name="ce369" office:value-type="string" calcext:value-type="string">
            <text:p>Properties en F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g</text:p>
          </table:table-cell>
          <table:table-cell office:value-type="string" calcext:value-type="string">
            <text:p>60**</text:p>
          </table:table-cell>
          <table:table-cell table:style-name="ce357" office:value-type="string" calcext:value-type="string">
            <text:p>Durchgangsgüterzug</text:p>
          </table:table-cell>
          <table:table-cell office:value-type="string" calcext:value-type="string">
            <text:p>(60,3) Last 200 t</text:p>
          </table:table-cell>
          <table:table-cell office:value-type="string" calcext:value-type="string">
            <text:p>Gz</text:p>
          </table:table-cell>
          <table:table-cell table:style-name="ce367" office:value-type="string" calcext:value-type="string">
            <text:p>Güterzüge</text:p>
          </table:table-cell>
          <table:table-cell/>
          <table:table-cell table:style-name="ce369" office:value-type="string" calcext:value-type="string">
            <text:p>A6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stg</text:p>
          </table:table-cell>
          <table:table-cell office:value-type="string" calcext:value-type="string">
            <text:p>79**</text:p>
          </table:table-cell>
          <table:table-cell table:style-name="ce358" office:value-type="string" calcext:value-type="string">
            <text:p>Dienstzug / Arbeitszug</text:p>
          </table:table-cell>
          <table:table-cell office:value-type="string" calcext:value-type="string">
            <text:p>(31,1) Last 100 t</text:p>
          </table:table-cell>
          <table:table-cell office:value-type="string" calcext:value-type="string">
            <text:p>Dz</text:p>
          </table:table-cell>
          <table:table-cell table:style-name="ce368" office:value-type="string" calcext:value-type="string">
            <text:p>Dienst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job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Prise de sercvice: </text:p>
          </table:table-cell>
          <table:table-cell table:style-name="Default" office:value-type="string" calcext:value-type="string">
            <text:p>Fin de service</text:p>
          </table:table-cell>
          <table:table-cell table:style-name="ce37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Gag</text:p>
          </table:table-cell>
          <table:table-cell office:value-type="string" calcext:value-type="string">
            <text:p>67**</text:p>
          </table:table-cell>
          <table:table-cell table:style-name="ce357" office:value-type="string" calcext:value-type="string">
            <text:p>Ganzzug</text:p>
          </table:table-cell>
          <table:table-cell office:value-type="string" calcext:value-type="string">
            <text:p>(67,3) Last 200 t</text:p>
          </table:table-cell>
          <table:table-cell office:value-type="string" calcext:value-type="string">
            <text:p>Gz</text:p>
          </table:table-cell>
          <table:table-cell table:style-name="ce367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locomotiv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Reprendre loco :</text:p>
          </table:table-cell>
          <table:table-cell table:style-name="Default" office:value-type="string" calcext:value-type="string">
            <text:p><text:s/>Loco prévue pour: </text:p>
          </table:table-cell>
          <table:table-cell table:style-name="ce37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g</text:p>
          </table:table-cell>
          <table:table-cell office:value-type="string" calcext:value-type="string">
            <text:p>68**</text:p>
          </table:table-cell>
          <table:table-cell table:style-name="ce357" office:value-type="string" calcext:value-type="string">
            <text:p>Güterwagenleerzug</text:p>
          </table:table-cell>
          <table:table-cell office:value-type="string" calcext:value-type="string">
            <text:p>(67,2) Last 200 t</text:p>
          </table:table-cell>
          <table:table-cell office:value-type="string" calcext:value-type="string">
            <text:p>Gz</text:p>
          </table:table-cell>
          <table:table-cell table:style-name="ce367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nexttrain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de </text:p>
          </table:table-cell>
          <table:table-cell table:style-name="ce371" office:value-type="string" calcext:value-type="string">
            <text:p><text:s/>=&gt; </text:p>
          </table:table-cell>
          <table:table-cell table:style-name="ce37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z</text:p>
          </table:table-cell>
          <table:table-cell office:value-type="string" calcext:value-type="string">
            <text:p>99*</text:p>
          </table:table-cell>
          <table:table-cell table:style-name="ce358" office:value-type="string" calcext:value-type="string">
            <text:p>Lokleerfahrt</text:p>
          </table:table-cell>
          <table:table-cell office:value-type="string" calcext:value-type="string">
            <text:p>(96)</text:p>
          </table:table-cell>
          <table:table-cell office:value-type="string" calcext:value-type="string">
            <text:p>Dz</text:p>
          </table:table-cell>
          <table:table-cell table:style-name="ce368" office:value-type="string" calcext:value-type="string">
            <text:p>Dienst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imetabl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style-name="ce370" office:value-type="string" calcext:value-type="string">
            <text:p>y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Ng</text:p>
          </table:table-cell>
          <table:table-cell table:style-name="ce356" office:value-type="string" calcext:value-type="string">
            <text:p>70**</text:p>
          </table:table-cell>
          <table:table-cell table:style-name="ce359" office:value-type="string" calcext:value-type="string">
            <text:p>Nahgüterzug</text:p>
          </table:table-cell>
          <table:table-cell office:value-type="string" calcext:value-type="string">
            <text:p>(70,1) Last 200 t</text:p>
          </table:table-cell>
          <table:table-cell office:value-type="string" calcext:value-type="string">
            <text:p>Gz</text:p>
          </table:table-cell>
          <table:table-cell table:style-name="ce367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rainse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<text:s/>accrocher <text:s/></text:p>
          </table:table-cell>
          <table:table-cell table:style-name="Default" office:value-type="string" calcext:value-type="string">
            <text:p><text:s/>décrocher </text:p>
          </table:table-cell>
          <table:table-cell table:style-name="ce37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30**</text:p>
          </table:table-cell>
          <table:table-cell table:style-name="ce360" office:value-type="string" calcext:value-type="string">
            <text:p>Personenzug</text:p>
          </table:table-cell>
          <table:table-cell office:value-type="string" calcext:value-type="string">
            <text:p>(31,1) 2. Klasse</text:p>
          </table:table-cell>
          <table:table-cell office:value-type="string" calcext:value-type="string">
            <text:p>Rz</text:p>
          </table:table-cell>
          <table:table-cell table:style-name="ce367" office:value-type="string" calcext:value-type="string">
            <text:p>Reisezüge</text:p>
          </table:table-cell>
          <table:table-cell table:number-columns-repeated="1018"/>
        </table:table-row>
        <table:table-row table:style-name="ro5">
          <table:table-cell table:style-name="ce354" office:value-type="string" calcext:value-type="string">
            <text:p>PmG</text:p>
          </table:table-cell>
          <table:table-cell table:style-name="ce356" office:value-type="string" calcext:value-type="string">
            <text:p>30**</text:p>
          </table:table-cell>
          <table:table-cell table:style-name="ce361" office:value-type="string" calcext:value-type="string">
            <text:p>Personenzug mit Güterbeförderung</text:p>
          </table:table-cell>
          <table:table-cell office:value-type="string" calcext:value-type="string">
            <text:p>(72,1) 2. Klasse Last 200 t</text:p>
          </table:table-cell>
          <table:table-cell office:value-type="string" calcext:value-type="string">
            <text:p>Rz</text:p>
          </table:table-cell>
          <table:table-cell table:style-name="ce367" office:value-type="string" calcext:value-type="string">
            <text:p>Reisezüge</text:p>
          </table:table-cell>
          <table:table-cell/>
          <table:table-cell table:style-name="ce369" office:value-type="string" calcext:value-type="string">
            <text:p>Properties en D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tmG</text:p>
          </table:table-cell>
          <table:table-cell office:value-type="string" calcext:value-type="string">
            <text:p>37**</text:p>
          </table:table-cell>
          <table:table-cell table:style-name="ce361" office:value-type="string" calcext:value-type="string">
            <text:p>Personentriebwagen mit Güterbeförderung</text:p>
          </table:table-cell>
          <table:table-cell office:value-type="string" calcext:value-type="string">
            <text:p>(30,1) 2. Klasse Last 30 t</text:p>
          </table:table-cell>
          <table:table-cell office:value-type="string" calcext:value-type="string">
            <text:p>Rz</text:p>
          </table:table-cell>
          <table:table-cell table:style-name="ce367" office:value-type="string" calcext:value-type="string">
            <text:p>Reisezüge</text:p>
          </table:table-cell>
          <table:table-cell/>
          <table:table-cell table:style-name="ce369" office:value-type="string" calcext:value-type="string">
            <text:p>A6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Üg</text:p>
          </table:table-cell>
          <table:table-cell office:value-type="string" calcext:value-type="string">
            <text:p>77**</text:p>
          </table:table-cell>
          <table:table-cell table:style-name="ce362" office:value-type="string" calcext:value-type="string">
            <text:p>Übergabezug</text:p>
          </table:table-cell>
          <table:table-cell office:value-type="string" calcext:value-type="string">
            <text:p>(76,1)</text:p>
          </table:table-cell>
          <table:table-cell office:value-type="string" calcext:value-type="string">
            <text:p>Gz</text:p>
          </table:table-cell>
          <table:table-cell table:style-name="ce367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job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70" office:value-type="string" calcext:value-type="string">
            <text:p><text:s/>Dienstbeginn: </text:p>
          </table:table-cell>
          <table:table-cell table:style-name="ce370" office:value-type="string" calcext:value-type="string">
            <text:p><text:s/>Dienstende :</text:p>
          </table:table-cell>
          <table:table-cell table:style-name="ce370" office:value-type="string" calcext:value-type="string">
            <text:p>n</text:p>
          </table:table-cell>
          <table:table-cell/>
          <table:table-cell office:value-type="string" calcext:value-type="string">
            <text:p>n = kein Ausdruck</text:p>
          </table:table-cell>
          <table:table-cell table:number-columns-repeated="1005"/>
        </table:table-row>
        <table:table-row table:style-name="ro5">
          <table:table-cell table:number-columns-repeated="7"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locomotiv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70" office:value-type="string" calcext:value-type="string">
            <text:p><text:s/>Lok übernehmen: </text:p>
          </table:table-cell>
          <table:table-cell table:style-name="ce370" office:value-type="string" calcext:value-type="string">
            <text:p><text:s/>Lok abgeben: </text:p>
          </table:table-cell>
          <table:table-cell table:style-name="ce370" office:value-type="string" calcext:value-type="string">
            <text:p>n</text:p>
          </table:table-cell>
          <table:table-cell/>
          <table:table-cell office:value-type="string" calcext:value-type="string">
            <text:p>y = Ausdruck</text:p>
          </table:table-cell>
          <table:table-cell table:number-columns-repeated="1005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Job</text:p>
          </table:table-cell>
          <table:table-cell table:style-name="Default" office:value-type="string" calcext:value-type="string">
            <text:p>Farbe + Dicke</text:p>
          </table:table-cell>
          <table:table-cell table:style-name="ce363"/>
          <table:table-cell table:style-name="Default" office:value-type="float" office:value="20" calcext:value-type="float">
            <text:p>2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nexttrain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70" office:value-type="string" calcext:value-type="string">
            <text:p><text:s/>aus <text:s/></text:p>
          </table:table-cell>
          <table:table-cell table:style-name="ce372" office:value-type="string" calcext:value-type="string">
            <text:p><text:s/>=&gt; </text:p>
          </table:table-cell>
          <table:table-cell table:style-name="ce370" office:value-type="string" calcext:value-type="string">
            <text:p>n</text:p>
          </table:table-cell>
          <table:table-cell/>
          <table:table-cell office:value-type="string" calcext:value-type="string">
            <text:p>b = Ausdruck außer Anfang und End-Bahnhöfen</text:p>
          </table:table-cell>
          <table:table-cell table:number-columns-repeated="1005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Farbe + Dicke</text:p>
          </table:table-cell>
          <table:table-cell table:style-name="ce363"/>
          <table:table-cell table:style-name="Default" office:value-type="float" office:value="10" calcext:value-type="float">
            <text:p>1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imetabl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70" table:number-columns-repeated="2"/>
          <table:table-cell table:style-name="ce370" office:value-type="string" calcext:value-type="string">
            <text:p>y</text:p>
          </table:table-cell>
          <table:table-cell table:number-columns-repeated="1007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arbe + Dicke</text:p>
          </table:table-cell>
          <table:table-cell table:style-name="ce364"/>
          <table:table-cell table:style-name="Default" office:value-type="float" office:value="20" calcext:value-type="float">
            <text:p>2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rainse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70" office:value-type="string" calcext:value-type="string">
            <text:p><text:s/>einstellen: </text:p>
          </table:table-cell>
          <table:table-cell table:style-name="ce370" office:value-type="string" calcext:value-type="string">
            <text:p>ausstellen: </text:p>
          </table:table-cell>
          <table:table-cell table:style-name="ce37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Farbe + Dicke</text:p>
          </table:table-cell>
          <table:table-cell table:style-name="ce364"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Farbe + Dicke</text:p>
          </table:table-cell>
          <table:table-cell table:style-name="ce365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10"/>
          <table:table-cell office:value-type="string" calcext:value-type="string">
            <text:p>Diese o,g, Kombination ergibt einen einfachen BFO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Line, Festlegung der Linien (Abfolge der Stationen) für den Bildfahrplan</text:p>
          </table:table-cell>
          <table:table-cell table:number-columns-repeated="4"/>
          <table:table-cell table:style-name="ce368" office:value-type="string" calcext:value-type="string">
            <text:p>Ausdruc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aintype, die Zugarten und ihre Eigenschaften festlegen</text:p>
          </table:table-cell>
          <table:table-cell table:number-columns-repeated="4"/>
          <table:table-cell table:style-name="ce368" office:value-type="string" calcext:value-type="string">
            <text:p>Betriebsstelle: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netype (bisher in Traintype) Layout für Linien im Bildfahrplan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ser variablen (bisher IniVar) </text:p>
          </table:table-cell>
          <table:table-cell table:number-columns-repeated="4"/>
          <table:table-cell table:style-name="ce368" office:value-type="string" calcext:value-type="string">
            <text:p>Schattenbahnhof: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ainStoptime, die Haltezeiten der Zügen in den Stationen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ypeDef, begleit-Texte für objects in Buchfahrplan, BFOs</text:p>
          </table:table-cell>
          <table:table-cell table:number-columns-repeated="4"/>
          <table:table-cell office:value-type="string" calcext:value-type="string">
            <text:p>SBH-Reiter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Güterzugbildungsvorschriften Komplett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JobTimePrefix, Vorlaufzeit Dienstbeginn</text:p>
          </table:table-cell>
          <table:table-cell table:number-columns-repeated="4"/>
          <table:table-cell table:style-name="ce368" office:value-type="string" calcext:value-type="string">
            <text:p>Zugleitstelle: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JobTimeSuffix, Nachlaufzeit Dienstende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PageDirection, Bildfahrplan Seitenausrichtung</text:p>
          </table:table-cell>
          <table:table-cell table:number-columns-repeated="4"/>
          <table:table-cell office:value-type="string" calcext:value-type="string">
            <text:p>Buchfahrplan Komplett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PageName, Bildfahrplan SeitenAusgabeName im Dokument</text:p>
          </table:table-cell>
          <table:table-cell table:number-columns-repeated="2"/>
          <table:table-cell table:style-name="ce354"/>
          <table:table-cell table:style-name="ce355"/>
          <table:table-cell office:value-type="string" calcext:value-type="string">
            <text:p>Betriebsvorschrift Komplett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ProjectDescription, Beschreibung des Projektes</text:p>
          </table:table-cell>
          <table:table-cell table:number-columns-repeated="2"/>
          <table:table-cell table:style-name="ce354" table:number-columns-repeated="2"/>
          <table:table-cell office:value-type="string" calcext:value-type="string">
            <text:p>Güterzugbildungsvorschriften Komplett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TemplateBFO, Vorlage BFO</text:p>
          </table:table-cell>
          <table:table-cell table:number-columns-repeated="2"/>
          <table:table-cell table:style-name="ce354" table:number-columns-repeated="2"/>
          <table:table-cell table:style-name="ce368" office:value-type="string" calcext:value-type="string">
            <text:p>Zugführer: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TemplateBody, Vorlage Hauptseite Buchfahrplan</text:p>
          </table:table-cell>
          <table:table-cell table:number-columns-repeated="2"/>
          <table:table-cell table:style-name="ce354" table:number-columns-repeated="2"/>
          <table:table-cell office:value-type="string" calcext:value-type="string">
            <text:p>Buchfahrplan in Joblisten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TemplateNote, Vorlage Umlaufzettel</text:p>
          </table:table-cell>
          <table:table-cell table:number-columns-repeated="2"/>
          <table:table-cell table:style-name="ce354" table:number-columns-repeated="2"/>
          <table:table-cell table:style-name="ce368" office:value-type="string" calcext:value-type="string">
            <text:p>Umlaufzettel: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TemplateObject, Vorlage Anzeige Objekte </text:p>
          </table:table-cell>
          <table:table-cell table:number-columns-repeated="2"/>
          <table:table-cell table:style-name="ce354" table:number-columns-repeated="2"/>
          <table:table-cell office:value-type="string" calcext:value-type="string">
            <text:p>Für Post, Milch und Stückgut Wagen</text:p>
          </table:table-cell>
          <table:table-cell table:number-columns-repeated="1018"/>
        </table:table-row>
        <table:table-row table:style-name="ro5">
          <table:table-cell table:style-name="ce355" office:value-type="string" calcext:value-type="string">
            <text:p>TemplatePrefix, Vorlage Startseite Buchfahrplan</text:p>
          </table:table-cell>
          <table:table-cell table:number-columns-repeated="2"/>
          <table:table-cell table:style-name="ce354" table:number-columns-repeated="2"/>
          <table:table-cell table:number-columns-repeated="1019"/>
        </table:table-row>
        <table:table-row table:style-name="ro5">
          <table:table-cell table:style-name="ce355" office:value-type="string" calcext:value-type="string">
            <text:p>TemplateStartList, Vorlage Startaufstellung</text:p>
          </table:table-cell>
          <table:table-cell table:number-columns-repeated="2"/>
          <table:table-cell table:style-name="ce354" table:number-columns-repeated="2"/>
          <table:table-cell table:number-columns-repeated="1019"/>
        </table:table-row>
        <table:table-row table:style-name="ro5">
          <table:table-cell table:style-name="ce355" office:value-type="string" calcext:value-type="string">
            <text:p>TemplateSuffix, Vorlage EndeSeite Buchfahrplan</text:p>
          </table:table-cell>
          <table:table-cell table:number-columns-repeated="2"/>
          <table:table-cell table:style-name="ce354" table:number-columns-repeated="2"/>
          <table:table-cell table:number-columns-repeated="1019"/>
        </table:table-row>
        <table:table-row table:style-name="ro5">
          <table:table-cell table:style-name="ce355" office:value-type="string" calcext:value-type="string">
            <text:p>TrainSheetName, Aktuelles Tabellenblatt für die Züge</text:p>
          </table:table-cell>
          <table:table-cell table:number-columns-repeated="2"/>
          <table:table-cell table:style-name="ce354" table:number-columns-repeated="2"/>
          <table:table-cell table:number-columns-repeated="1019"/>
        </table:table-row>
        <table:table-row table:style-name="ro5">
          <table:table-cell table:number-columns-repeated="3"/>
          <table:table-cell table:style-name="ce354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Siehe unter Documentation genauere Beschreibungen</text:p>
          </table:table-cell>
          <table:table-cell table:number-columns-repeated="2"/>
          <table:table-cell table:style-name="ce354" table:number-columns-repeated="2"/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14">
          <table:table-cell table:style-name="ce218" table:number-columns-repeated="4"/>
          <table:table-cell table:number-columns-repeated="1020"/>
        </table:table-row>
        <table:table-row table:style-name="ro5">
          <table:table-cell table:style-name="ce218" table:number-columns-repeated="3"/>
          <table:table-cell table:style-name="ce366"/>
          <table:table-cell table:number-columns-repeated="1020"/>
        </table:table-row>
        <table:table-row table:style-name="ro5" table:number-rows-repeated="11">
          <table:table-cell table:style-name="ce218" table:number-columns-repeated="4"/>
          <table:table-cell table:number-columns-repeated="1020"/>
        </table:table-row>
        <table:table-row table:style-name="ro5">
          <table:table-cell table:style-name="ce218" table:number-columns-repeated="3"/>
          <table:table-cell table:style-name="ce366"/>
          <table:table-cell table:number-columns-repeated="1020"/>
        </table:table-row>
        <table:table-row table:style-name="ro5" table:number-rows-repeated="8">
          <table:table-cell table:style-name="ce218" table:number-columns-repeated="4"/>
          <table:table-cell table:number-columns-repeated="1020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n" table:style-name="ta1" table:print="false">
        <table:table-column table:style-name="co57" table:default-cell-style-name="ce298"/>
        <table:table-column table:style-name="co5" table:number-columns-repeated="255" table:default-cell-style-name="ce298"/>
        <table:table-row table:style-name="ro5">
          <table:table-cell table:style-name="ce319" office:value-type="string" calcext:value-type="string">
            <text:p>Speicher für die PLN Datei, hier keine Eingaben oder Änderungen vornehmen, ist ggfs. Auch leer</text:p>
          </table:table-cell>
          <table:table-cell table:number-columns-repeated="255"/>
        </table:table-row>
        <table:table-row table:style-name="ro6" table:number-rows-repeated="3199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roperties" table:style-name="ta1" table:print="false">
        <table:table-column table:style-name="co5" table:number-columns-repeated="2" table:default-cell-style-name="Default"/>
        <table:table-column table:style-name="co58" table:default-cell-style-name="Default"/>
        <table:table-column table:style-name="co5" table:number-columns-repeated="4" table:default-cell-style-name="Default"/>
        <table:table-column table:style-name="co59" table:default-cell-style-name="Default"/>
        <table:table-column table:style-name="co5" table:number-columns-repeated="4" table:default-cell-style-name="Default"/>
        <table:table-column table:style-name="co5" table:default-cell-style-name="ce253"/>
        <table:table-column table:style-name="co5" table:number-columns-repeated="8" table:default-cell-style-name="Default"/>
        <table:table-row table:style-name="ro9">
          <table:table-cell office:value-type="string" calcext:value-type="string">
            <text:p>Projec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X1Index</text:p>
          </table:table-cell>
          <table:table-cell office:value-type="string" calcext:value-type="string">
            <text:p>X2Index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Value</text:p>
          </table:table-cell>
          <table:table-cell office:value-type="string" calcext:value-type="string">
            <text:p>Value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Ch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di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Inte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u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CurrentProj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MacOff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Ini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Vers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style-name="ce299" office:value-type="string" calcext:value-type="string">
            <text:p>3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CHMALSPU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CHMALSPUR</text:p>
          </table:table-cell>
          <table:table-cell office:value-type="string" calcext:value-type="string">
            <text:p>SBG</text:p>
          </table:table-cell>
          <table:table-cell office:value-type="string" calcext:value-type="string">
            <text:p>WHM</text:p>
          </table:table-cell>
          <table:table-cell office:value-type="float" office:value="0.25" calcext:value-type="float">
            <text:p>0,25</text:p>
          </table:table-cell>
          <table:table-cell office:value-type="float" office:value="0.875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99" office:value-type="string" calcext:value-type="string">
            <text:p>/0000100000Station: SBG, Track: *,*/0000200001Station: SBG, Track: 1,V/0000300001Station: SBG, Track: 2,V/0000300001Station: SBG,#,V/0000100001Station: HMU, Track: *,*/0000200002Station: HMU, Track: 1,V/0000300002Station: HMU, Track: 2,V/0000400002Station: HMU, Track: 3,V/0000400002Station: HMU,#,V/0000100002Station: HLS, Track: *,*/0000200003Station: HLS, Track: 1,V/0000200003Station: HLS,#,V/0000100003Station: S31, Track: *,*/0000200004Station: S31, Track: 1,V/0000200004Station: S31,#,V/0000100004Station: HIT, Track: *,*/0000200005Station: HIT, Track: 1,V/0000300005Station: HIT, Track: 2,V/0000400005Station: HIT, Track: 3,V/0000400005Station: HIT,#,V/0000100005Station: WHM, Track: *,*/0000200006Station: WHM, Track: 1,V/0000300006Station: WHM, Track: 2,V/0000300006Station: WHM,#,V,/00006</text:p>
          </table:table-cell>
          <table:table-cell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63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list.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list.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63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64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64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5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Hea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6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6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7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st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8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Ga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7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7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z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8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79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0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0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m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1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Ü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63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70" office:value-type="string" calcext:value-type="string">
            <text:p><text:s/>Dienstbeginn: </text:p>
          </table:table-cell>
          <table:table-cell table:style-name="ce370" office:value-type="string" calcext:value-type="string">
            <text:p><text:s/>Dienstende :</text:p>
          </table:table-cell>
          <table:table-cell table:style-name="ce370" office:value-type="string" calcext:value-type="string">
            <text:p>n</text:p>
          </table:table-cell>
          <table:table-cell table:number-columns-repeated="11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locomotiv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70" office:value-type="string" calcext:value-type="string">
            <text:p><text:s/>Lok übernehmen: </text:p>
          </table:table-cell>
          <table:table-cell table:style-name="ce370" office:value-type="string" calcext:value-type="string">
            <text:p><text:s/>Lok abgeben: </text:p>
          </table:table-cell>
          <table:table-cell table:style-name="ce370" office:value-type="string" calcext:value-type="string">
            <text:p>n</text:p>
          </table:table-cell>
          <table:table-cell table:number-columns-repeated="11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nexttra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70" office:value-type="string" calcext:value-type="string">
            <text:p><text:s/>aus <text:s/></text:p>
          </table:table-cell>
          <table:table-cell table:style-name="ce372" office:value-type="string" calcext:value-type="string">
            <text:p><text:s/>=&gt; </text:p>
          </table:table-cell>
          <table:table-cell table:style-name="ce370" office:value-type="string" calcext:value-type="string">
            <text:p>n</text:p>
          </table:table-cell>
          <table:table-cell table:number-columns-repeated="11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imetabl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70" table:number-columns-repeated="2"/>
          <table:table-cell table:style-name="ce370" office:value-type="string" calcext:value-type="string">
            <text:p>y</text:p>
          </table:table-cell>
          <table:table-cell table:number-columns-repeated="11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rainse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70" office:value-type="string" calcext:value-type="string">
            <text:p><text:s/>einstellen: </text:p>
          </table:table-cell>
          <table:table-cell table:style-name="ce370" office:value-type="string" calcext:value-type="string">
            <text:p>ausstellen: </text:p>
          </table:table-cell>
          <table:table-cell table:style-name="ce370" office:value-type="string" calcext:value-type="string">
            <text:p>n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BFO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3" office:value-type="string" calcext:value-type="string">
            <text:p>Xurl</text:p>
          </table:table-cell>
          <table:table-cell table:style-name="ce373"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Pre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Suf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meHoll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umber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mewithblan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efix. .number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Direc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V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jectDescri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 project, never delete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ut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BF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lock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StartL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F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USER/Documents/Train/xpln/BFO_Body_mj.ott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j/Documents/Train/xpln/Train_book_BODY_Zlb_mj.ott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N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j/Documents/Train/xpln/CycleNote_TrainSet_mj.ott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Obj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Prefi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3" office:value-type="string" calcext:value-type="string">
            <text:p>Xurl</text:p>
          </table:table-cell>
          <table:table-cell table:style-name="ce373" office:value-type="string" calcext:value-type="string">
            <text:p>Url</text:p>
          </table:table-cell>
          <table:table-cell office:value-type="string" calcext:value-type="string">
            <text:p>file:///C:/Users/marcj/Documents/Train/xpln/Train_book_prefix_job_mj.ott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le:///C:/Users/Marc/Documents/Train/xpln/RGZM_Body.odt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USER/Documents/Train/xpln/Startaufstellung_mj.ott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uffi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DisplayTempl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art0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Separ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.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Templ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efixnumbersuffix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Sheet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workSpl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ugname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XPLN.Trains.traindef..Itrainname.first.Getdisplayname.NameHolland</text:p>
          </table:table-cell>
          <table:table-cell table:number-columns-repeated="13"/>
        </table:table-row>
        <table:table-row table:style-name="ro9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ugname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XPLN.Trains.traindef..Itrainname.first.Getdisplayname.Namewithblank</text:p>
          </table:table-cell>
          <table:table-cell table:number-columns-repeated="13"/>
        </table:table-row>
        <table:table-row table:style-name="ro9" table:number-rows-repeated="1048480">
          <table:table-cell table:number-columns-repeated="21"/>
        </table:table-row>
        <table:table-row table:style-name="ro9">
          <table:table-cell table:number-columns-repeated="21"/>
        </table:table-row>
      </table:table>
      <table:table table:name="ObjectTable" table:style-name="ta1" table:print="false">
        <table:table-column table:style-name="co5" table:number-columns-repeated="5" table:default-cell-style-name="Default"/>
        <table:table-column table:style-name="co5" table:number-columns-repeated="2" table:default-cell-style-name="ce348"/>
        <table:table-column table:style-name="co5" table:number-columns-repeated="4" table:default-cell-style-name="Default"/>
        <table:table-column table:style-name="co5" table:number-columns-repeated="2" table:default-cell-style-name="ce348"/>
        <table:table-column table:style-name="co5" table:number-columns-repeated="2" table:default-cell-style-name="Default"/>
        <table:table-column table:style-name="co60" table:default-cell-style-name="Default"/>
        <table:table-column table:style-name="co5" table:number-columns-repeated="10" table:default-cell-style-name="Default"/>
        <table:table-column table:style-name="co15" table:number-columns-repeated="2" table:default-cell-style-name="Default"/>
        <table:table-row table:style-name="ro5">
          <table:table-cell office:value-type="string" calcext:value-type="string">
            <text:p>typ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rain Nam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n / Track</text:p>
          </table:table-cell>
          <table:table-cell table:style-name="Default" office:value-type="string" calcext:value-type="string">
            <text:p>Arrival</text:p>
          </table:table-cell>
          <table:table-cell table:style-name="Default" office:value-type="string" calcext:value-type="string">
            <text:p>Departure</text:p>
          </table:table-cell>
          <table:table-cell office:value-type="string" calcext:value-type="string">
            <text:p>Remark</text:p>
          </table:table-cell>
          <table:table-cell/>
          <table:table-cell office:value-type="string" calcext:value-type="string">
            <text:p>Train Name</text:p>
          </table:table-cell>
          <table:table-cell office:value-type="string" calcext:value-type="string">
            <text:p>Station</text:p>
          </table:table-cell>
          <table:table-cell table:style-name="Default" office:value-type="string" calcext:value-type="string">
            <text:p>Station / Track</text:p>
          </table:table-cell>
          <table:table-cell table:style-name="Default" office:value-type="string" calcext:value-type="string">
            <text:p>Arrival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llTrains</text:p>
          </table:table-cell>
          <table:table-cell office:value-type="string" calcext:value-type="string">
            <text:p>internal ROW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4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239583333333333" calcext:value-type="float">
            <text:p>0,24</text:p>
          </table:table-cell>
          <table:table-cell table:style-name="Default" office:value-type="float" office:value="0.418055555555556" calcext:value-type="float">
            <text:p>0,42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Ng 7506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0.779166666666667" calcext:value-type="float">
            <text:p>0,78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299" office:value-type="string" calcext:value-type="string">
            <text:p>41</text:p>
          </table:table-cell>
          <table:table-cell table:style-name="ce299" office:value-type="string" calcext:value-type="string">
            <text:p>57</text:p>
          </table:table-cell>
          <table:table-cell table:style-name="ce299" office:value-type="string" calcext:value-type="string">
            <text:p>65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4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18055555555556" calcext:value-type="float">
            <text:p>0,42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Ng 7506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0.779166666666667" calcext:value-type="float">
            <text:p>0,78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299" office:value-type="string" calcext:value-type="string">
            <text:p>36</text:p>
          </table:table-cell>
          <table:table-cell table:style-name="ce299" office:value-type="string" calcext:value-type="string">
            <text:p>51</text:p>
          </table:table-cell>
          <table:table-cell table:style-name="ce299" office:value-type="string" calcext:value-type="string">
            <text:p>63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5</text:p>
          </table:table-cell>
          <table:table-cell office:value-type="string" calcext:value-type="string">
            <text:p>Pt 330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259722222222222" calcext:value-type="float">
            <text:p>0,26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 3306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0.718055555555555" calcext:value-type="float">
            <text:p>0,72</text:p>
          </table:table-cell>
          <table:table-cell/>
          <table:table-cell office:value-type="string" calcext:value-type="string">
            <text:p>Pt 3301,PtmG 3302,PtmG 3303,PtmG 3304,PtmG 3305,Pt 3306,</text:p>
          </table:table-cell>
          <table:table-cell table:style-name="ce299" office:value-type="string" calcext:value-type="string">
            <text:p>73</text:p>
          </table:table-cell>
          <table:table-cell table:style-name="ce299" office:value-type="string" calcext:value-type="string">
            <text:p>149</text:p>
          </table:table-cell>
          <table:table-cell table:style-name="ce299" office:value-type="string" calcext:value-type="string">
            <text:p>158</text:p>
          </table:table-cell>
          <table:table-cell table:style-name="ce299" office:value-type="string" calcext:value-type="string">
            <text:p>167</text:p>
          </table:table-cell>
          <table:table-cell table:style-name="ce299" office:value-type="string" calcext:value-type="string">
            <text:p>175</text:p>
          </table:table-cell>
          <table:table-cell table:style-name="ce299" office:value-type="string" calcext:value-type="string">
            <text:p>81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5</text:p>
          </table:table-cell>
          <table:table-cell office:value-type="string" calcext:value-type="string">
            <text:p>Pt 330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259722222222222" calcext:value-type="float">
            <text:p>0,26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 3306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0.718055555555555" calcext:value-type="float">
            <text:p>0,72</text:p>
          </table:table-cell>
          <table:table-cell/>
          <table:table-cell office:value-type="string" calcext:value-type="string">
            <text:p>Pt 3301,PtmG 3302,PtmG 3303,PtmG 3310 B,PtmG 3311 B,PtmG 3304,PtmG 3305,Pt 3306,</text:p>
          </table:table-cell>
          <table:table-cell table:style-name="ce299" office:value-type="string" calcext:value-type="string">
            <text:p>71</text:p>
          </table:table-cell>
          <table:table-cell table:style-name="ce299" office:value-type="string" calcext:value-type="string">
            <text:p>147</text:p>
          </table:table-cell>
          <table:table-cell table:style-name="ce299" office:value-type="string" calcext:value-type="string">
            <text:p>155</text:p>
          </table:table-cell>
          <table:table-cell table:style-name="ce299" office:value-type="string" calcext:value-type="string">
            <text:p>182</text:p>
          </table:table-cell>
          <table:table-cell table:style-name="ce299" office:value-type="string" calcext:value-type="string">
            <text:p>192</text:p>
          </table:table-cell>
          <table:table-cell table:style-name="ce299" office:value-type="string" calcext:value-type="string">
            <text:p>164</text:p>
          </table:table-cell>
          <table:table-cell table:style-name="ce299" office:value-type="string" calcext:value-type="string">
            <text:p>173</text:p>
          </table:table-cell>
          <table:table-cell table:style-name="ce299" office:value-type="string" calcext:value-type="string">
            <text:p>79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Postwagen</text:p>
          </table:table-cell>
          <table:table-cell office:value-type="string" calcext:value-type="string">
            <text:p>PtmG 310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408333333333333" calcext:value-type="float">
            <text:p>0,41</text:p>
          </table:table-cell>
          <table:table-cell table:style-name="Default" office:value-type="float" office:value="0.507638888888889" calcext:value-type="float">
            <text:p>0,51</text:p>
          </table:table-cell>
          <table:table-cell office:value-type="string" calcext:value-type="string">
            <text:p>1 Post Wagen einsetz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3</text:p>
          </table:table-cell>
          <table:table-cell office:value-type="string" calcext:value-type="string">
            <text:p>Unterhosen</text:p>
          </table:table-cell>
          <table:table-cell table:style-name="Default" office:value-type="string" calcext:value-type="string">
            <text:p>Rublingen</text:p>
          </table:table-cell>
          <table:table-cell table:style-name="Default" office:value-type="float" office:value="0.518055555555556" calcext:value-type="float">
            <text:p>0,52</text:p>
          </table:table-cell>
          <table:table-cell office:value-type="float" office:value="0.617361111111111" calcext:value-type="float">
            <text:p>0,62</text:p>
          </table:table-cell>
          <table:table-cell office:value-type="string" calcext:value-type="string">
            <text:p>Vt umsetzen, 1 Post Wagen einsetzen</text:p>
          </table:table-cell>
          <table:table-cell office:value-type="string" calcext:value-type="string">
            <text:p>PtmG 3102,PtmG 3103,</text:p>
          </table:table-cell>
          <table:table-cell table:style-name="ce299" office:value-type="string" calcext:value-type="string">
            <text:p>108</text:p>
          </table:table-cell>
          <table:table-cell table:style-name="ce299" office:value-type="string" calcext:value-type="string">
            <text:p>122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2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27083333333333" calcext:value-type="float">
            <text:p>0,43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Honau Su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0.591666666666667" calcext:value-type="float">
            <text:p>0,59</text:p>
          </table:table-cell>
          <table:table-cell/>
          <table:table-cell office:value-type="string" calcext:value-type="string">
            <text:p>RB 7501,RB 7501 B,RB 7502 B,RB 7502,</text:p>
          </table:table-cell>
          <table:table-cell table:style-name="ce299" office:value-type="string" calcext:value-type="string">
            <text:p>209</text:p>
          </table:table-cell>
          <table:table-cell table:style-name="ce299" office:value-type="string" calcext:value-type="string">
            <text:p>217</text:p>
          </table:table-cell>
          <table:table-cell table:style-name="ce299" office:value-type="string" calcext:value-type="string">
            <text:p>240</text:p>
          </table:table-cell>
          <table:table-cell table:style-name="ce299" office:value-type="string" calcext:value-type="string">
            <text:p>23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2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08333333333333" calcext:value-type="float">
            <text:p>0,41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Honau Su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0.591666666666667" calcext:value-type="float">
            <text:p>0,59</text:p>
          </table:table-cell>
          <table:table-cell/>
          <table:table-cell office:value-type="string" calcext:value-type="string">
            <text:p>RB 7501,RB 7501 B,RB 7502 B,RB 7502,</text:p>
          </table:table-cell>
          <table:table-cell table:style-name="ce299" office:value-type="string" calcext:value-type="string">
            <text:p>204</text:p>
          </table:table-cell>
          <table:table-cell table:style-name="ce299" office:value-type="string" calcext:value-type="string">
            <text:p>215</text:p>
          </table:table-cell>
          <table:table-cell table:style-name="ce299" office:value-type="string" calcext:value-type="string">
            <text:p>238</text:p>
          </table:table-cell>
          <table:table-cell table:style-name="ce299" office:value-type="string" calcext:value-type="string">
            <text:p>22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N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336805555555556" calcext:value-type="float">
            <text:p>0,34</text:p>
          </table:table-cell>
          <table:table-cell office:value-type="string" calcext:value-type="string">
            <text:p>Normalspur-Stückgut Wagen aussetzen und 3 Schmalspur-Stückgut Wagen auf Ptmg anhäng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Jagsthaus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554166666666667" calcext:value-type="float">
            <text:p>0,55</text:p>
          </table:table-cell>
          <table:table-cell office:value-type="float" office:value="0.591666666666667" calcext:value-type="float">
            <text:p>0,59</text:p>
          </table:table-cell>
          <table:table-cell office:value-type="string" calcext:value-type="string">
            <text:p>Normalspur-Stückgut Wagen einsetzen</text:p>
          </table:table-cell>
          <table:table-cell office:value-type="string" calcext:value-type="string">
            <text:p>RB 7501,RB 7502,</text:p>
          </table:table-cell>
          <table:table-cell table:style-name="ce299" office:value-type="string" calcext:value-type="string">
            <text:p>206</text:p>
          </table:table-cell>
          <table:table-cell table:style-name="ce299" office:value-type="string" calcext:value-type="string">
            <text:p>230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N1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373611111111111" calcext:value-type="float">
            <text:p>0,37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Petersfel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517361111111111" calcext:value-type="float">
            <text:p>0,52</text:p>
          </table:table-cell>
          <table:table-cell office:value-type="float" office:value="0.591666666666667" calcext:value-type="float">
            <text:p>0,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B 7501,RB 7502,</text:p>
          </table:table-cell>
          <table:table-cell table:style-name="ce299" office:value-type="string" calcext:value-type="string">
            <text:p>207</text:p>
          </table:table-cell>
          <table:table-cell table:style-name="ce299" office:value-type="string" calcext:value-type="string">
            <text:p>229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97916666666667" calcext:value-type="float">
            <text:p>0,4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0.751388888888889" calcext:value-type="float">
            <text:p>0,75</text:p>
          </table:table-cell>
          <table:table-cell/>
          <table:table-cell office:value-type="string" calcext:value-type="string">
            <text:p>PtmG 3101,PtmG 3102,PtmG 3103,PtmG 3104,</text:p>
          </table:table-cell>
          <table:table-cell table:style-name="ce299" office:value-type="string" calcext:value-type="string">
            <text:p>97</text:p>
          </table:table-cell>
          <table:table-cell table:style-name="ce299" office:value-type="string" calcext:value-type="string">
            <text:p>111</text:p>
          </table:table-cell>
          <table:table-cell table:style-name="ce299" office:value-type="string" calcext:value-type="string">
            <text:p>125</text:p>
          </table:table-cell>
          <table:table-cell table:style-name="ce299" office:value-type="string" calcext:value-type="string">
            <text:p>141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97916666666667" calcext:value-type="float">
            <text:p>0,4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0.740972222222222" calcext:value-type="float">
            <text:p>0,74</text:p>
          </table:table-cell>
          <table:table-cell/>
          <table:table-cell office:value-type="string" calcext:value-type="string">
            <text:p>PtmG 3101,PtmG 3102,PtmG 3103,PtmG 3104,</text:p>
          </table:table-cell>
          <table:table-cell table:style-name="ce299" office:value-type="string" calcext:value-type="string">
            <text:p>91</text:p>
          </table:table-cell>
          <table:table-cell table:style-name="ce299" office:value-type="string" calcext:value-type="string">
            <text:p>107</text:p>
          </table:table-cell>
          <table:table-cell table:style-name="ce299" office:value-type="string" calcext:value-type="string">
            <text:p>121</text:p>
          </table:table-cell>
          <table:table-cell table:style-name="ce299" office:value-type="string" calcext:value-type="string">
            <text:p>135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S1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11111111111111" calcext:value-type="float">
            <text:p>0,31</text:p>
          </table:table-cell>
          <table:table-cell office:value-type="string" calcext:value-type="string">
            <text:p>3 Stückgut Wagen Richtung RUB einsetz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Honau Su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72916666666667" calcext:value-type="float">
            <text:p>0,67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2 Stückgut Wagen einsetzen</text:p>
          </table:table-cell>
          <table:table-cell office:value-type="string" calcext:value-type="string">
            <text:p>PtmG 3101,PtmG 3104,</text:p>
          </table:table-cell>
          <table:table-cell table:style-name="ce299" office:value-type="string" calcext:value-type="string">
            <text:p>93</text:p>
          </table:table-cell>
          <table:table-cell table:style-name="ce299" office:value-type="string" calcext:value-type="string">
            <text:p>137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S2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36805555555556" calcext:value-type="float">
            <text:p>0,34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Petersfel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95833333333333" calcext:value-type="float">
            <text:p>0,7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tmG 3101,PtmG 3104,</text:p>
          </table:table-cell>
          <table:table-cell table:style-name="ce299" office:value-type="string" calcext:value-type="string">
            <text:p>94</text:p>
          </table:table-cell>
          <table:table-cell table:style-name="ce299" office:value-type="string" calcext:value-type="string">
            <text:p>138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S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59722222222222" calcext:value-type="float">
            <text:p>0,36</text:p>
          </table:table-cell>
          <table:table-cell office:value-type="string" calcext:value-type="string">
            <text:p>2 Stückgut Wagen aussetz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Jagsthaus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721527777777778" calcext:value-type="float">
            <text:p>0,72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3 Stückgut Wagen aussetzen</text:p>
          </table:table-cell>
          <table:table-cell office:value-type="string" calcext:value-type="string">
            <text:p>PtmG 3101,PtmG 3104,</text:p>
          </table:table-cell>
          <table:table-cell table:style-name="ce299" office:value-type="string" calcext:value-type="string">
            <text:p>95</text:p>
          </table:table-cell>
          <table:table-cell table:style-name="ce299" office:value-type="string" calcext:value-type="string">
            <text:p>139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S4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9H33M00S" calcext:value-type="time">
            <text:p>09:33</text:p>
          </table:table-cell>
          <table:table-cell office:value-type="string" calcext:value-type="string">
            <text:p>1 Stückgut Wagen aussetz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time" office:time-value="PT17H40M00S" calcext:value-type="time">
            <text:p>17:40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tmG 3101,PtmG 3104,</text:p>
          </table:table-cell>
          <table:table-cell table:style-name="ce299" office:value-type="string" calcext:value-type="string">
            <text:p>96</text:p>
          </table:table-cell>
          <table:table-cell table:style-name="ce299" office:value-type="string" calcext:value-type="string">
            <text:p>140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6</text:p>
          </table:table-cell>
          <table:table-cell office:value-type="string" calcext:value-type="string">
            <text:p>GAG 1001 B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604166666666667" calcext:value-type="float">
            <text:p>0,6</text:p>
          </table:table-cell>
          <table:table-cell table:style-name="Default" office:value-type="float" office:value="0.68125" calcext:value-type="float">
            <text:p>0,68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GAG 1002 B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0.799305555555556" calcext:value-type="float">
            <text:p>0,8</text:p>
          </table:table-cell>
          <table:table-cell/>
          <table:table-cell office:value-type="string" calcext:value-type="string">
            <text:p>GAG 1001 B,GAG 1002 B,</text:p>
          </table:table-cell>
          <table:table-cell table:style-name="ce299" office:value-type="string" calcext:value-type="string">
            <text:p>11</text:p>
          </table:table-cell>
          <table:table-cell table:style-name="ce299" office:value-type="string" calcext:value-type="string">
            <text:p>25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6</text:p>
          </table:table-cell>
          <table:table-cell office:value-type="string" calcext:value-type="string">
            <text:p>GAG 1001 B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604166666666667" calcext:value-type="float">
            <text:p>0,6</text:p>
          </table:table-cell>
          <table:table-cell table:style-name="Default" office:value-type="float" office:value="0.68125" calcext:value-type="float">
            <text:p>0,68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GAG 1002 B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0.799305555555556" calcext:value-type="float">
            <text:p>0,8</text:p>
          </table:table-cell>
          <table:table-cell/>
          <table:table-cell office:value-type="string" calcext:value-type="string">
            <text:p>GAG 1001 B,GAG 1002 B,</text:p>
          </table:table-cell>
          <table:table-cell table:style-name="ce299" office:value-type="string" calcext:value-type="string">
            <text:p>9</text:p>
          </table:table-cell>
          <table:table-cell table:style-name="ce299" office:value-type="string" calcext:value-type="string">
            <text:p>23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7</text:p>
          </table:table-cell>
          <table:table-cell office:value-type="string" calcext:value-type="string">
            <text:p>PtmG 3310 B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416666666666667" calcext:value-type="float">
            <text:p>0,42</text:p>
          </table:table-cell>
          <table:table-cell table:style-name="Default" office:value-type="float" office:value="0.465972222222222" calcext:value-type="float">
            <text:p>0,47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311 B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Waldeck</text:p>
          </table:table-cell>
          <table:table-cell table:style-name="Default" office:value-type="float" office:value="0.5" calcext:value-type="float">
            <text:p>0,5</text:p>
          </table:table-cell>
          <table:table-cell office:value-type="float" office:value="0.552777777777778" calcext:value-type="float">
            <text:p>0,55</text:p>
          </table:table-cell>
          <table:table-cell/>
          <table:table-cell office:value-type="string" calcext:value-type="string">
            <text:p>PtmG 3310 B,PtmG 3311 B,</text:p>
          </table:table-cell>
          <table:table-cell table:style-name="ce299" office:value-type="string" calcext:value-type="string">
            <text:p>184</text:p>
          </table:table-cell>
          <table:table-cell table:style-name="ce299" office:value-type="string" calcext:value-type="string">
            <text:p>194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Bedarfzuge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B 7502 B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G 1001 B,GAG 1002 B,PtmG 3310 B,PtmG 3311 B,RB 7501 B,RB 7502 B,</text:p>
          </table:table-cell>
          <table:table-cell table:style-name="ce299" office:value-type="string" calcext:value-type="string">
            <text:p>14</text:p>
          </table:table-cell>
          <table:table-cell table:style-name="ce299" office:value-type="string" calcext:value-type="string">
            <text:p>28</text:p>
          </table:table-cell>
          <table:table-cell table:style-name="ce299" office:value-type="string" calcext:value-type="string">
            <text:p>187</text:p>
          </table:table-cell>
          <table:table-cell table:style-name="ce299" office:value-type="string" calcext:value-type="string">
            <text:p>197</text:p>
          </table:table-cell>
          <table:table-cell table:style-name="ce299" office:value-type="string" calcext:value-type="string">
            <text:p>220</text:p>
          </table:table-cell>
          <table:table-cell table:style-name="ce299" office:value-type="string" calcext:value-type="string">
            <text:p>243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tmG 3311 B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G 1001 B,GAG 1002 B,PtmG 3101,PtmG 3102,PtmG 3103,PtmG 3104,PtmG 3302,PtmG 3303,PtmG 3304,PtmG 3305,PtmG 3310 B,PtmG 3311 B,</text:p>
          </table:table-cell>
          <table:table-cell table:style-name="ce299" office:value-type="string" calcext:value-type="string">
            <text:p>13</text:p>
          </table:table-cell>
          <table:table-cell table:style-name="ce299" office:value-type="string" calcext:value-type="string">
            <text:p>27</text:p>
          </table:table-cell>
          <table:table-cell table:style-name="ce299" office:value-type="string" calcext:value-type="string">
            <text:p>99</text:p>
          </table:table-cell>
          <table:table-cell table:style-name="ce299" office:value-type="string" calcext:value-type="string">
            <text:p>113</text:p>
          </table:table-cell>
          <table:table-cell table:style-name="ce299" office:value-type="string" calcext:value-type="string">
            <text:p>127</text:p>
          </table:table-cell>
          <table:table-cell table:style-name="ce299" office:value-type="string" calcext:value-type="string">
            <text:p>143</text:p>
          </table:table-cell>
          <table:table-cell table:style-name="ce299" office:value-type="string" calcext:value-type="string">
            <text:p>151</text:p>
          </table:table-cell>
          <table:table-cell table:style-name="ce299" office:value-type="string" calcext:value-type="string">
            <text:p>160</text:p>
          </table:table-cell>
          <table:table-cell table:style-name="ce299" office:value-type="string" calcext:value-type="string">
            <text:p>169</text:p>
          </table:table-cell>
          <table:table-cell table:style-name="ce299" office:value-type="string" calcext:value-type="string">
            <text:p>177</text:p>
          </table:table-cell>
          <table:table-cell table:style-name="ce299" office:value-type="string" calcext:value-type="string">
            <text:p>186</text:p>
          </table:table-cell>
          <table:table-cell table:style-name="ce299" office:value-type="string" calcext:value-type="string">
            <text:p>196</text:p>
          </table:table-cell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g 7506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59</text:p>
          </table:table-cell>
          <table:table-cell table:style-name="ce299" office:value-type="string" calcext:value-type="string">
            <text:p>67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Pt 3301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t 3306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t 3301,Pt 3306,</text:p>
          </table:table-cell>
          <table:table-cell table:style-name="ce299" office:value-type="string" calcext:value-type="string">
            <text:p>75</text:p>
          </table:table-cell>
          <table:table-cell table:style-name="ce299" office:value-type="string" calcext:value-type="string">
            <text:p>83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Rollbockzug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B 7502 B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B 7501,RB 7501 B,RB 7502,RB 7502 B,</text:p>
          </table:table-cell>
          <table:table-cell table:style-name="ce299" office:value-type="string" calcext:value-type="string">
            <text:p>211</text:p>
          </table:table-cell>
          <table:table-cell table:style-name="ce299" office:value-type="string" calcext:value-type="string">
            <text:p>219</text:p>
          </table:table-cell>
          <table:table-cell table:style-name="ce299" office:value-type="string" calcext:value-type="string">
            <text:p>234</text:p>
          </table:table-cell>
          <table:table-cell table:style-name="ce299" office:value-type="string" calcext:value-type="string">
            <text:p>242</text:p>
          </table:table-cell>
          <table:table-cell table:number-columns-repeated="8"/>
        </table:table-row>
        <table:table-row table:style-name="ro6" table:number-rows-repeated="1048551">
          <table:table-cell table:number-columns-repeated="28"/>
        </table:table-row>
        <table:table-row table:style-name="ro6">
          <table:table-cell table:number-columns-repeated="28"/>
        </table:table-row>
      </table:table>
      <table:table table:name="XPLNWork" table:style-name="ta1" table:print="false">
        <table:table-column table:style-name="co5" table:number-columns-repeated="2" table:default-cell-style-name="ce191"/>
        <table:table-column table:style-name="co5" table:number-columns-repeated="2" table:default-cell-style-name="ce218"/>
        <table:table-column table:style-name="co5" table:number-columns-repeated="2" table:default-cell-style-name="ce382"/>
        <table:table-column table:style-name="co5" table:default-cell-style-name="ce246"/>
        <table:table-column table:style-name="co5" table:number-columns-repeated="2" table:default-cell-style-name="ce218"/>
        <table:table-column table:style-name="co5" table:default-cell-style-name="ce222"/>
        <table:table-column table:style-name="co5" table:default-cell-style-name="ce384"/>
        <table:table-column table:style-name="co5" table:number-columns-repeated="4" table:default-cell-style-name="ce191"/>
        <table:table-column table:style-name="co5" table:number-columns-repeated="5" table:default-cell-style-name="Default"/>
        <table:table-column table:style-name="co5" table:number-columns-repeated="2" table:default-cell-style-name="ce299"/>
        <table:table-column table:style-name="co5" table:number-columns-repeated="3" table:default-cell-style-name="Default"/>
        <table:table-row table:style-name="ro5">
          <table:table-cell table:style-name="ce189" office:value-type="string" calcext:value-type="string">
            <text:p>Train Number</text:p>
          </table:table-cell>
          <table:table-cell table:style-name="ce189" office:value-type="string" calcext:value-type="string">
            <text:p>Enum</text:p>
          </table:table-cell>
          <table:table-cell table:style-name="ce189" office:value-type="string" calcext:value-type="string">
            <text:p>Station</text:p>
          </table:table-cell>
          <table:table-cell table:style-name="ce189" office:value-type="string" calcext:value-type="string">
            <text:p>Station / Track</text:p>
          </table:table-cell>
          <table:table-cell table:style-name="ce189" office:value-type="string" calcext:value-type="string">
            <text:p>Arrival</text:p>
          </table:table-cell>
          <table:table-cell table:style-name="ce189" office:value-type="string" calcext:value-type="string">
            <text:p>Departure</text:p>
          </table:table-cell>
          <table:table-cell table:style-name="ce189" office:value-type="string" calcext:value-type="string">
            <text:p>Group / Wheel <text:s/></text:p>
          </table:table-cell>
          <table:table-cell table:style-name="ce189" office:value-type="string" calcext:value-type="string">
            <text:p>Object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Train Name</text:p>
          </table:table-cell>
          <table:table-cell table:style-name="ce383" office:value-type="string" calcext:value-type="string">
            <text:p>Remark</text:p>
          </table:table-cell>
          <table:table-cell table:style-name="ce189" office:value-type="string" calcext:value-type="string">
            <text:p>Trapez</text:p>
          </table:table-cell>
          <table:table-cell table:style-name="ce189" office:value-type="string" calcext:value-type="string">
            <text:p>Crossing</text:p>
          </table:table-cell>
          <table:table-cell table:style-name="ce189" office:value-type="string" calcext:value-type="string">
            <text:p>Overhaul</text:p>
          </table:table-cell>
          <table:table-cell table:style-name="ce189" office:value-type="string" calcext:value-type="string">
            <text:p>Report</text:p>
          </table:table-cell>
          <table:table-cell table:style-name="ce189" office:value-type="string" calcext:value-type="string">
            <text:p>Message</text:p>
          </table:table-cell>
          <table:table-cell table:style-name="ce189" office:value-type="string" calcext:value-type="string">
            <text:p>internal POS1</text:p>
          </table:table-cell>
          <table:table-cell table:style-name="ce189" office:value-type="string" calcext:value-type="string">
            <text:p>internal POS2</text:p>
          </table:table-cell>
          <table:table-cell table:style-name="ce189" office:value-type="string" calcext:value-type="string">
            <text:p>internal IX1</text:p>
          </table:table-cell>
          <table:table-cell table:style-name="ce189" office:value-type="string" calcext:value-type="string">
            <text:p>internal IX2</text:p>
          </table:table-cell>
          <table:table-cell table:style-name="ce189" office:value-type="string" calcext:value-type="string">
            <text:p>internal MIN1</text:p>
          </table:table-cell>
          <table:table-cell table:style-name="ce189" office:value-type="string" calcext:value-type="string">
            <text:p>internal MIN2</text:p>
          </table:table-cell>
          <table:table-cell table:number-columns-repeated="3" table:style-name="ce189" office:value-type="string" calcext:value-type="string">
            <text:p>internal ROW</text:p>
          </table:table-cell>
        </table:table-row>
        <table:table-row table:style-name="ro5">
          <table:table-cell office:value-type="string" calcext:value-type="string">
            <text:p>P30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MU</text:p>
          </table:table-cell>
          <table:table-cell office:value-type="string" calcext:value-type="string">
            <text:p>WHM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6H52M00S" calcext:value-type="time">
            <text:p>06:52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3004</text:p>
          </table:table-cell>
          <table:table-cell table:number-columns-repeated="6"/>
          <table:table-cell office:value-type="float" office:value="941" calcext:value-type="float">
            <text:p>941</text:p>
          </table:table-cell>
          <table:table-cell office:value-type="float" office:value="1037.63333333333" calcext:value-type="float">
            <text:p>1037,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5">
          <table:table-cell office:value-type="string" calcext:value-type="string">
            <text:p>P30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HM</text:p>
          </table:table-cell>
          <table:table-cell office:value-type="string" calcext:value-type="string">
            <text:p>HMU</text:p>
          </table:table-cell>
          <table:table-cell office:value-type="time" office:time-value="PT06H47M00S" calcext:value-type="time">
            <text:p>06:47</text:p>
          </table:table-cell>
          <table:table-cell office:value-type="time" office:time-value="PT07H36M00S" calcext:value-type="time">
            <text:p>07:36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3005</text:p>
          </table:table-cell>
          <table:table-cell table:number-columns-repeated="6"/>
          <table:table-cell office:value-type="float" office:value="1028.34166666667" calcext:value-type="float">
            <text:p>1028,34</text:p>
          </table:table-cell>
          <table:table-cell office:value-type="float" office:value="1119.4" calcext:value-type="float">
            <text:p>1119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5">
          <table:table-cell office:value-type="string" calcext:value-type="string">
            <text:p>GAG670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MU</text:p>
          </table:table-cell>
          <table:table-cell office:value-type="string" calcext:value-type="string">
            <text:p>HIT</text:p>
          </table:table-cell>
          <table:table-cell office:value-type="time" office:time-value="PT07H45M00S" calcext:value-type="time">
            <text:p>07:45</text:p>
          </table:table-cell>
          <table:table-cell office:value-type="time" office:time-value="PT08H20M00S" calcext:value-type="time">
            <text:p>08:20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GAG6702</text:p>
          </table:table-cell>
          <table:table-cell table:number-columns-repeated="6"/>
          <table:table-cell office:value-type="float" office:value="1136.125" calcext:value-type="float">
            <text:p>1136,13</text:p>
          </table:table-cell>
          <table:table-cell office:value-type="float" office:value="1201.16666666667" calcext:value-type="float">
            <text:p>1201,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NG700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HM</text:p>
          </table:table-cell>
          <table:table-cell office:value-type="string" calcext:value-type="string">
            <text:p>SBG</text:p>
          </table:table-cell>
          <table:table-cell office:value-type="time" office:time-value="PT09H10M00S" calcext:value-type="time">
            <text:p>09:10</text:p>
          </table:table-cell>
          <table:table-cell office:value-type="time" office:time-value="PT11H32M00S" calcext:value-type="time">
            <text:p>11:32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G7003</text:p>
          </table:table-cell>
          <table:table-cell table:number-columns-repeated="6"/>
          <table:table-cell office:value-type="float" office:value="1294.08333333333" calcext:value-type="float">
            <text:p>1294,08</text:p>
          </table:table-cell>
          <table:table-cell office:value-type="float" office:value="1557.96666666667" calcext:value-type="float">
            <text:p>1557,9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209" office:value-type="string" calcext:value-type="string">
            <text:p>P301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MU</text:p>
          </table:table-cell>
          <table:table-cell office:value-type="string" calcext:value-type="string">
            <text:p>WHM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52M00S" calcext:value-type="time">
            <text:p>19:52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3010</text:p>
          </table:table-cell>
          <table:table-cell table:number-columns-repeated="6"/>
          <table:table-cell office:value-type="float" office:value="2390.5" calcext:value-type="float">
            <text:p>2390,5</text:p>
          </table:table-cell>
          <table:table-cell office:value-type="float" office:value="2487.13333333333" calcext:value-type="float">
            <text:p>2487,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5">
          <table:table-cell table:style-name="ce209" office:value-type="string" calcext:value-type="string">
            <text:p>P301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HM</text:p>
          </table:table-cell>
          <table:table-cell office:value-type="string" calcext:value-type="string">
            <text:p>HMU</text:p>
          </table:table-cell>
          <table:table-cell office:value-type="time" office:time-value="PT19H45M00S" calcext:value-type="time">
            <text:p>19:45</text:p>
          </table:table-cell>
          <table:table-cell office:value-type="time" office:time-value="PT20H37M00S" calcext:value-type="time">
            <text:p>20:37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3011</text:p>
          </table:table-cell>
          <table:table-cell table:number-columns-repeated="6"/>
          <table:table-cell office:value-type="float" office:value="2474.125" calcext:value-type="float">
            <text:p>2474,13</text:p>
          </table:table-cell>
          <table:table-cell office:value-type="float" office:value="2570.75833333333" calcext:value-type="float">
            <text:p>2570,7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</table:table>
      <table:table table:name="ObjectTab" table:style-name="ta1" table:print="false">
        <table:table-column table:style-name="co5" table:number-columns-repeated="2" table:default-cell-style-name="Default"/>
        <table:table-row table:style-name="ro5">
          <table:table-cell table:style-name="ce189" office:value-type="string" calcext:value-type="string">
            <text:p>Object</text:p>
          </table:table-cell>
          <table:table-cell table:style-name="ce189" office:value-type="string" calcext:value-type="string">
            <text:p>type</text:p>
          </table:table-cell>
        </table:table-row>
        <table:table-row table:style-name="ro5">
          <table:table-cell table:style-name="ce218" office:value-type="string" calcext:value-type="string">
            <text:p>Dz</text:p>
          </table:table-cell>
          <table:table-cell table:style-name="ce218" office:value-type="string" calcext:value-type="string">
            <text:p>group</text:p>
          </table:table-cell>
        </table:table-row>
        <table:table-row table:style-name="ro5">
          <table:table-cell table:style-name="ce218" office:value-type="string" calcext:value-type="string">
            <text:p>Gz</text:p>
          </table:table-cell>
          <table:table-cell table:style-name="ce218" office:value-type="string" calcext:value-type="string">
            <text:p>group</text:p>
          </table:table-cell>
        </table:table-row>
        <table:table-row table:style-name="ro5">
          <table:table-cell table:style-name="ce218" office:value-type="string" calcext:value-type="string">
            <text:p>Rz</text:p>
          </table:table-cell>
          <table:table-cell table:style-name="ce218" office:value-type="string" calcext:value-type="string">
            <text:p>group</text:p>
          </table:table-cell>
        </table:table-row>
        <table:table-row table:style-name="ro5">
          <table:table-cell table:style-name="ce218" office:value-type="string" calcext:value-type="string">
            <text:p>DIENST 1</text:p>
          </table:table-cell>
          <table:table-cell table:style-name="ce218" office:value-type="string" calcext:value-type="string">
            <text:p>job</text:p>
          </table:table-cell>
        </table:table-row>
        <table:table-row table:style-name="ro5">
          <table:table-cell table:style-name="ce218" office:value-type="string" calcext:value-type="string">
            <text:p>DIENST 2</text:p>
          </table:table-cell>
          <table:table-cell table:style-name="ce218" office:value-type="string" calcext:value-type="string">
            <text:p>job</text:p>
          </table:table-cell>
        </table:table-row>
        <table:table-row table:style-name="ro5">
          <table:table-cell table:style-name="ce218" office:value-type="string" calcext:value-type="string">
            <text:p>DIENST 3</text:p>
          </table:table-cell>
          <table:table-cell table:style-name="ce218" office:value-type="string" calcext:value-type="string">
            <text:p>job</text:p>
          </table:table-cell>
        </table:table-row>
        <table:table-row table:style-name="ro5">
          <table:table-cell table:style-name="ce218" office:value-type="string" calcext:value-type="string">
            <text:p>LOK 1</text:p>
          </table:table-cell>
          <table:table-cell table:style-name="ce218" office:value-type="string" calcext:value-type="string">
            <text:p>locomotive</text:p>
          </table:table-cell>
        </table:table-row>
        <table:table-row table:style-name="ro5">
          <table:table-cell table:style-name="ce218" office:value-type="string" calcext:value-type="string">
            <text:p>LOK 2</text:p>
          </table:table-cell>
          <table:table-cell table:style-name="ce218" office:value-type="string" calcext:value-type="string">
            <text:p>locomotive</text:p>
          </table:table-cell>
        </table:table-row>
        <table:table-row table:style-name="ro5">
          <table:table-cell table:style-name="ce218" office:value-type="string" calcext:value-type="string">
            <text:p>LOK 3</text:p>
          </table:table-cell>
          <table:table-cell table:style-name="ce218" office:value-type="string" calcext:value-type="string">
            <text:p>locomotive</text:p>
          </table:table-cell>
        </table:table-row>
        <table:table-row table:style-name="ro10">
          <table:table-cell table:style-name="ce225" office:value-type="string" calcext:value-type="string">
            <text:p>003001.P3001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02.P3002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04.P3004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05.P3005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06.P3006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07.P3007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08.P3008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09.P3009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10.P3010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11.P3011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25" office:value-type="string" calcext:value-type="string">
            <text:p>003013.P3013</text:p>
          </table:table-cell>
          <table:table-cell table:style-name="ce225" office:value-type="string" calcext:value-type="string">
            <text:p>traindef</text:p>
          </table:table-cell>
        </table:table-row>
        <table:table-row table:style-name="ro10">
          <table:table-cell table:style-name="ce217" office:value-type="string" calcext:value-type="string">
            <text:p>006702.GAG6702</text:p>
          </table:table-cell>
          <table:table-cell table:style-name="ce217" office:value-type="string" calcext:value-type="string">
            <text:p>traindef</text:p>
          </table:table-cell>
        </table:table-row>
        <table:table-row table:style-name="ro10">
          <table:table-cell table:style-name="ce217" office:value-type="string" calcext:value-type="string">
            <text:p>006704.GAG6704</text:p>
          </table:table-cell>
          <table:table-cell table:style-name="ce217" office:value-type="string" calcext:value-type="string">
            <text:p>traindef</text:p>
          </table:table-cell>
        </table:table-row>
        <table:table-row table:style-name="ro10">
          <table:table-cell table:style-name="ce217" office:value-type="string" calcext:value-type="string">
            <text:p>006705.GAG6705</text:p>
          </table:table-cell>
          <table:table-cell table:style-name="ce217" office:value-type="string" calcext:value-type="string">
            <text:p>traindef</text:p>
          </table:table-cell>
        </table:table-row>
        <table:table-row table:style-name="ro10">
          <table:table-cell table:style-name="ce217" office:value-type="string" calcext:value-type="string">
            <text:p>006707.GAG6707</text:p>
          </table:table-cell>
          <table:table-cell table:style-name="ce217" office:value-type="string" calcext:value-type="string">
            <text:p>traindef</text:p>
          </table:table-cell>
        </table:table-row>
        <table:table-row table:style-name="ro10">
          <table:table-cell table:style-name="ce217" office:value-type="string" calcext:value-type="string">
            <text:p>006710.B-GAG6710</text:p>
          </table:table-cell>
          <table:table-cell table:style-name="ce217" office:value-type="string" calcext:value-type="string">
            <text:p>traindef</text:p>
          </table:table-cell>
        </table:table-row>
        <table:table-row table:style-name="ro10">
          <table:table-cell table:style-name="ce217" office:value-type="string" calcext:value-type="string">
            <text:p>006711.B-GAG6711</text:p>
          </table:table-cell>
          <table:table-cell table:style-name="ce217" office:value-type="string" calcext:value-type="string">
            <text:p>traindef</text:p>
          </table:table-cell>
        </table:table-row>
        <table:table-row table:style-name="ro10">
          <table:table-cell table:style-name="ce220" office:value-type="string" calcext:value-type="string">
            <text:p>007002.NG7002</text:p>
          </table:table-cell>
          <table:table-cell table:style-name="ce220" office:value-type="string" calcext:value-type="string">
            <text:p>traindef</text:p>
          </table:table-cell>
        </table:table-row>
        <table:table-row table:style-name="ro10">
          <table:table-cell table:style-name="ce220" office:value-type="string" calcext:value-type="string">
            <text:p>007003.NG7003</text:p>
          </table:table-cell>
          <table:table-cell table:style-name="ce220" office:value-type="string" calcext:value-type="string">
            <text:p>traindef</text:p>
          </table:table-cell>
        </table:table-row>
        <table:table-row table:style-name="ro10">
          <table:table-cell table:style-name="ce220" office:value-type="string" calcext:value-type="string">
            <text:p>007004.NG7004</text:p>
          </table:table-cell>
          <table:table-cell table:style-name="ce220" office:value-type="string" calcext:value-type="string">
            <text:p>traindef</text:p>
          </table:table-cell>
        </table:table-row>
        <table:table-row table:style-name="ro10">
          <table:table-cell table:style-name="ce220" office:value-type="string" calcext:value-type="string">
            <text:p>007005.NG7005</text:p>
          </table:table-cell>
          <table:table-cell table:style-name="ce220" office:value-type="string" calcext:value-type="string">
            <text:p>traindef</text:p>
          </table:table-cell>
        </table:table-row>
        <table:table-row table:style-name="ro10">
          <table:table-cell table:style-name="ce220" office:value-type="string" calcext:value-type="string">
            <text:p>007006.NG7006</text:p>
          </table:table-cell>
          <table:table-cell table:style-name="ce220" office:value-type="string" calcext:value-type="string">
            <text:p>traindef</text:p>
          </table:table-cell>
        </table:table-row>
        <table:table-row table:style-name="ro10">
          <table:table-cell table:style-name="ce220" office:value-type="string" calcext:value-type="string">
            <text:p>007007.NG7007</text:p>
          </table:table-cell>
          <table:table-cell table:style-name="ce220" office:value-type="string" calcext:value-type="string">
            <text:p>traindef</text:p>
          </table:table-cell>
        </table:table-row>
        <table:table-row table:style-name="ro10">
          <table:table-cell table:style-name="ce211" office:value-type="string" calcext:value-type="string">
            <text:p>007702.Üg7702</text:p>
          </table:table-cell>
          <table:table-cell table:style-name="ce211" office:value-type="string" calcext:value-type="string">
            <text:p>traindef</text:p>
          </table:table-cell>
        </table:table-row>
        <table:table-row table:style-name="ro10">
          <table:table-cell table:style-name="ce211" office:value-type="string" calcext:value-type="string">
            <text:p>007703.Üg7703</text:p>
          </table:table-cell>
          <table:table-cell table:style-name="ce211" office:value-type="string" calcext:value-type="string">
            <text:p>traindef</text:p>
          </table:table-cell>
        </table:table-row>
        <table:table-row table:style-name="ro10">
          <table:table-cell table:style-name="ce211" office:value-type="string" calcext:value-type="string">
            <text:p>007704.Üg7704</text:p>
          </table:table-cell>
          <table:table-cell table:style-name="ce211" office:value-type="string" calcext:value-type="string">
            <text:p>traindef</text:p>
          </table:table-cell>
        </table:table-row>
        <table:table-row table:style-name="ro10">
          <table:table-cell table:style-name="ce211" office:value-type="string" calcext:value-type="string">
            <text:p>007705.Üg7705</text:p>
          </table:table-cell>
          <table:table-cell table:style-name="ce211" office:value-type="string" calcext:value-type="string">
            <text:p>traindef</text:p>
          </table:table-cell>
        </table:table-row>
        <table:table-row table:style-name="ro10">
          <table:table-cell table:style-name="ce211" office:value-type="string" calcext:value-type="string">
            <text:p>007707.Üg7707</text:p>
          </table:table-cell>
          <table:table-cell table:style-name="ce211" office:value-type="string" calcext:value-type="string">
            <text:p>traindef</text:p>
          </table:table-cell>
        </table:table-row>
        <table:table-row table:style-name="ro10">
          <table:table-cell table:style-name="ce219" office:value-type="string" calcext:value-type="string">
            <text:p>009901.LZ9901</text:p>
          </table:table-cell>
          <table:table-cell table:style-name="ce219" office:value-type="string" calcext:value-type="string">
            <text:p>traindef</text:p>
          </table:table-cell>
        </table:table-row>
        <table:table-row table:style-name="ro10">
          <table:table-cell table:style-name="ce219" office:value-type="string" calcext:value-type="string">
            <text:p>009902.LZ9902</text:p>
          </table:table-cell>
          <table:table-cell table:style-name="ce219" office:value-type="string" calcext:value-type="string">
            <text:p>traindef</text:p>
          </table:table-cell>
        </table:table-row>
        <table:table-row table:style-name="ro10">
          <table:table-cell table:style-name="ce219" office:value-type="string" calcext:value-type="string">
            <text:p>009904.LZ9904</text:p>
          </table:table-cell>
          <table:table-cell table:style-name="ce219" office:value-type="string" calcext:value-type="string">
            <text:p>traindef</text:p>
          </table:table-cell>
        </table:table-row>
        <table:table-row table:style-name="ro10">
          <table:table-cell table:style-name="ce219" office:value-type="string" calcext:value-type="string">
            <text:p>009906.LZ9906</text:p>
          </table:table-cell>
          <table:table-cell table:style-name="ce219" office:value-type="string" calcext:value-type="string">
            <text:p>traindef</text:p>
          </table:table-cell>
        </table:table-row>
        <table:table-row table:style-name="ro10">
          <table:table-cell table:style-name="ce218" office:value-type="string" calcext:value-type="string">
            <text:p>Eilstück – GSW</text:p>
          </table:table-cell>
          <table:table-cell table:style-name="ce218" office:value-type="string" calcext:value-type="string">
            <text:p>trainset</text:p>
          </table:table-cell>
        </table:table-row>
        <table:table-row table:style-name="ro5">
          <table:table-cell table:style-name="ce218" office:value-type="string" calcext:value-type="string">
            <text:p>Postwagen</text:p>
          </table:table-cell>
          <table:table-cell table:style-name="ce218" office:value-type="string" calcext:value-type="string">
            <text:p>trainset</text:p>
          </table:table-cell>
        </table:table-row>
        <table:table-row table:style-name="ro10">
          <table:table-cell table:style-name="ce218" office:value-type="string" calcext:value-type="string">
            <text:p>Pyrotechnische Produkte</text:p>
          </table:table-cell>
          <table:table-cell table:style-name="ce218" office:value-type="string" calcext:value-type="string">
            <text:p>trainset</text:p>
          </table:table-cell>
        </table:table-row>
        <table:table-row table:style-name="ro10">
          <table:table-cell table:style-name="ce218" office:value-type="string" calcext:value-type="string">
            <text:p>Stückgutswagen</text:p>
          </table:table-cell>
          <table:table-cell table:style-name="ce218" office:value-type="string" calcext:value-type="string">
            <text:p>trainset</text:p>
          </table:table-cell>
        </table:table-row>
        <table:table-row table:style-name="ro5" table:number-rows-repeated="1048529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>
        <table:named-range table:name="Liste_von_Abk_C3_BCrzungen_im_Eisenbahnwesen" table:base-cell-address="$StationTrack.$A$1" table:cell-range-address="$StationTrack.$A$1:.$B$1089"/>
        <table:named-expression table:name="Sicherheitszeitzuschlag" table:base-cell-address="$StationTrack.$A$1" table:expression="#REF!"/>
        <table:named-range table:name="Zeitverkürzung" table:base-cell-address="$StationTrack.$M$2" table:cell-range-address="$StationTrack.$N$2"/>
      </table:named-expressions>
      <table:database-ranges>
        <table:database-range table:name="ZUGNUMMER" table:target-range-address="Trains.A2:Trains.A11277" table:orientation="column"/>
        <table:database-range table:name="__Anonymous_Sheet_DB__0" table:target-range-address="Trains.A2:Trains.Y335" table:contains-header="false">
          <table:sort>
            <table:sort-by table:field-number="9" table:data-type="automatic"/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3" table:target-range-address="StationList.A2:StationList.V12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Library.A1:Library.F1048576" table:contains-header="false" table:orientation="column"/>
        <table:database-range table:name="__Anonymous_Sheet_DB__6" table:target-range-address="Properties.A1:Properties.J95">
          <table:filter>
            <table:filter-and>
              <table:filter-condition table:value="Typedef" table:operator="=" table:field-number="1"/>
              <table:filter-condition table:value="group" table:operator="=" table:field-number="2"/>
            </table:filter-and>
          </table:filter>
        </table:database-range>
        <table:database-range table:name="__Anonymous_Sheet_DB__7" table:target-range-address="ObjectTable.A2:ObjectTable.IV25" table:contains-header="false">
          <table:sort>
            <table:sort-by table:field-number="3" table:data-type="automatic"/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8" table:target-range-address="XPLNWork.A2:XPLNWork.Y7" table:contains-header="false">
          <table:sort>
            <table:sort-by table:field-number="7" table:data-type="automatic"/>
            <table:sort-by table:field-number="4" table:data-type="automatic"/>
          </table:sort>
        </table:database-range>
        <table:database-range table:name="__Anonymous_Sheet_DB__9" table:target-range-address="ObjectTab.A1:ObjectTab.B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Sans L" svg:font-family="'Nimbus Sans L'" style:font-family-generic="swiss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de" fo:country="DE" style:font-name-asian="HG Mincho Light J" style:font-size-asian="10pt" style:language-asian="zxx" style:country-asian="none" style:font-name-complex="Arial Unicode MS" style:font-size-complex="10pt" style:language-complex="zxx" style:country-complex="none"/>
    </style:default-style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87P0" style:volatile="true">
      <number:text>Ja</number:text>
    </number:number-style>
    <number:number-style style:name="N187P1" style:volatile="true">
      <number:text>Ja</number:text>
    </number:number-style>
    <number:number-style style:name="N187">
      <number:text>Nein</number:text>
      <style:map style:condition="value()&gt;0" style:apply-style-name="N187P0"/>
      <style:map style:condition="value()&lt;0" style:apply-style-name="N187P1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7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$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EUR </number:text>
      <number:number number:decimal-places="0" number:min-decimal-places="0" number:min-integer-digits="1" number:grouping="true"/>
      <number:text> </number:text>
    </number:number-style>
    <number:number-style style:name="N181">
      <number:text>(EUR 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314P0" style:volatile="true">
      <number:number number:decimal-places="0" number:min-decimal-places="0" number:min-integer-digits="1" number:grouping="true"/>
    </number:number-style>
    <number:number-style style:name="N314">
      <number:text>-</number:text>
      <number:number number:decimal-places="0" number:min-decimal-places="0" number:min-integer-digits="1" number:grouping="true"/>
      <style:map style:condition="value()&gt;=0" style:apply-style-name="N314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306P0" style:volatile="true">
      <number:number number:decimal-places="2" number:min-decimal-places="2" number:min-integer-digits="1" number:grouping="true"/>
      <number:text> DM</number:text>
    </number:number-style>
    <number:number-style style:name="N306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306">
      <number:text>-</number:text>
      <number:number number:decimal-places="0" number:min-decimal-places="0" number:min-integer-digits="0"/>
      <number:text> DM</number:text>
      <style:map style:condition="value()&gt;0" style:apply-style-name="N306P0"/>
      <style:map style:condition="value()&lt;0" style:apply-style-name="N306P1"/>
    </number:number-style>
    <number:number-style style:name="N185P0" style:volatile="true">
      <number:text>Wahr</number:text>
    </number:number-style>
    <number:number-style style:name="N185P1" style:volatile="true">
      <number:text>Wahr</number:text>
    </number:number-style>
    <number:number-style style:name="N185">
      <number:text>Falsch</number:text>
      <style:map style:condition="value()&gt;0" style:apply-style-name="N185P0"/>
      <style:map style:condition="value()&lt;0" style:apply-style-name="N185P1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P1" style:volatile="true">
      <number:number number:decimal-places="2" number:min-decimal-places="2" number:min-integer-digits="1" number:grouping="true"/>
      <number:text>-</number:text>
    </number:number-style>
    <number:number-style style:name="N121P2" style:volatile="true">
      <number:text>-</number:text>
      <number:number number:decimal-places="0" number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88P0" style:volatile="true"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88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number-style style:name="N127P0" style:volatile="true"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30">
      <number:month number:calendar="jewish" number:style="long" number:textual="true"/>
      <number:text> </number:text>
      <number:year number:calendar="jewish" number:style="long"/>
    </number:date-style>
    <number:number-style style:name="N196">
      <number:number number:decimal-places="2" number:min-decimal-places="2" number:min-integer-digits="1"/>
      <number:text> m </number:text>
    </number:number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98P0" style:volatile="true">
      <number:number number:decimal-places="2" number:min-decimal-places="2" number:min-integer-digits="1" number:grouping="true"/>
      <number:text> €</number:text>
    </number:number-style>
    <number:number-style style:name="N198">
      <number:number number:decimal-places="2" number:min-decimal-places="2" number:min-integer-digits="1" number:grouping="true"/>
      <number:text> €</number:text>
      <style:map style:condition="value()&gt;=0" style:apply-style-name="N198P0"/>
    </number:number-style>
    <number:number-style style:name="N134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kr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99P0" style:volatile="true">
      <number:number number:decimal-places="0" number:min-decimal-places="0" number:min-integer-digits="1" number:grouping="true" number:display-factor="1000"/>
    </number:number-style>
    <number:number-style style:name="N199">
      <style:text-properties fo:color="#000000"/>
      <number:text>-</number:text>
      <number:number number:decimal-places="0" number:min-decimal-places="0" number:min-integer-digits="1" number:grouping="true" number:display-factor="1000"/>
      <style:map style:condition="value()&gt;=0" style:apply-style-name="N199P0"/>
    </number:number-style>
    <number:number-style style:name="N135">
      <number:number number:decimal-places="6" number:min-decimal-places="6" number:min-integer-digits="1"/>
    </number:number-style>
    <number:number-style style:name="N322P0" style:volatile="true">
      <number:number number:decimal-places="3" number:min-decimal-places="3" number:min-integer-digits="1" number:grouping="true" number:display-factor="1000"/>
    </number:number-style>
    <number:number-style style:name="N322">
      <number:text>-</number:text>
      <number:number number:decimal-places="2" number:min-decimal-places="2" number:min-integer-digits="1" number:grouping="true" number:display-factor="1000"/>
      <style:map style:condition="value()&gt;=0" style:apply-style-name="N322P0"/>
    </number:number-style>
    <number:number-style style:name="N201">
      <number:number number:decimal-places="1" number:min-decimal-places="1" number:min-integer-digits="1"/>
      <number:text>°</number:text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currency-style style:name="N3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2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26P0"/>
    </number:currency-style>
    <number:number-style style:name="N205P0" style:volatile="true">
      <number:text> kr. </number:text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 kr. -</number:text>
      <number:number number:decimal-places="2" number:min-decimal-places="2" number:min-integer-digits="1" number:grouping="true"/>
      <number:text> </number:text>
    </number:number-style>
    <number:number-style style:name="N205P2" style:volatile="true">
      <number:text> kr. 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time-style style:name="N262P0" style:volatile="true">
      <number:hours/>
      <number:text>:</number:text>
      <number:minutes number:style="long"/>
    </number:time-style>
    <number:text-style style:name="N262">
      <number:text-content/>
      <style:map style:condition="value()&lt;=1.7976931348623157E+308" style:apply-style-name="N262P0"/>
    </number:text-style>
    <number:number-style style:name="N141P0" style:volatile="true">
      <number:number number:decimal-places="2" number:min-decimal-places="2" number:min-integer-digits="1" number:grouping="true"/>
      <number:text>      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41P2" style:volatile="true">
      <number:text>-</number:text>
      <number:number number:decimal-places="0" number:min-decimal-places="0" number:min-integer-digits="0"/>
      <number:text> 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208P0" style:volatile="true">
      <number:text>€ </number:text>
      <number:number number:decimal-places="2" number:min-decimal-places="2" number:min-integer-digits="1" number:grouping="true"/>
    </number:number-style>
    <number:number-style style:name="N208">
      <number:text>€ -</number:text>
      <number:number number:decimal-places="2" number:min-decimal-places="2" number:min-integer-digits="1" number:grouping="true"/>
      <style:map style:condition="value()&gt;=0" style:apply-style-name="N208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date-style style:name="N2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5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328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28P1" style:volatile="true">
      <number:text> € -</number:text>
      <number:number number:decimal-places="2" number:min-decimal-places="2" number:min-integer-digits="1" number:grouping="true"/>
      <number:text> </number:text>
    </number:number-style>
    <number:number-style style:name="N328P2" style:volatile="true">
      <number:text> € -</number:text>
      <number:number number:decimal-places="0" number:min-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time-style style:name="N215">
      <number:hours/>
      <number:text>.00 h</number:text>
    </number:time-style>
    <number:number-style style:name="N151">
      <number:number number:decimal-places="2" number:min-decimal-places="2" number:min-integer-digits="1"/>
      <number:text> cm</number:text>
    </number:number-style>
    <number:number-style style:name="N338P0" style:volatile="true">
      <number:number number:decimal-places="2" number:min-decimal-places="2" number:min-integer-digits="1" number:grouping="true"/>
      <number:text> €</number:text>
    </number:number-style>
    <number:number-style style:name="N338">
      <style:text-properties fo:color="#00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38P0"/>
    </number:number-style>
    <number:currency-style style:name="N217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21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217P0"/>
    </number:currency-style>
    <number:number-style style:name="N2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3P0" style:volatile="true">
      <number:number number:decimal-places="2" number:min-decimal-places="2" number:min-integer-digits="1" number:grouping="true"/>
      <number:text> DM</number:text>
    </number:number-style>
    <number:number-style style:name="N15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3P0"/>
    </number:number-style>
    <number:number-style style:name="N284P0" style:volatile="true">
      <number:number number:decimal-places="2" number:min-decimal-places="2" number:min-integer-digits="1" number:grouping="true" number:display-factor="1000"/>
    </number:number-style>
    <number:number-style style:name="N284P1" style:volatile="true">
      <number:text>-</number:text>
      <number:number number:decimal-places="2" number:min-decimal-places="2" number:min-integer-digits="1" number:grouping="true" number:display-factor="1000"/>
    </number:number-style>
    <number:number-style style:name="N284">
      <number:text>-</number:text>
      <number:number number:decimal-places="0" number:min-decimal-places="0" number:min-integer-digits="0" number:display-factor="1000"/>
      <style:map style:condition="value()&gt;0" style:apply-style-name="N284P0"/>
      <style:map style:condition="value()&lt;0" style:apply-style-name="N284P1"/>
    </number:number-style>
    <number:number-style style:name="N155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kr 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number number:decimal-places="0" number:min-decimal-places="0" number:min-integer-digits="1" number:grouping="true"/>
      <number:text> DM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59P2" style:volatile="true">
      <number:text> - DM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Ein</number:text>
    </number:number-style>
    <number:number-style style:name="N161P1" style:volatile="true">
      <number:text>Ein</number:text>
    </number:number-style>
    <number:number-style style:name="N161">
      <number:text>Aus</number:text>
      <style:map style:condition="value()&gt;0" style:apply-style-name="N161P0"/>
      <style:map style:condition="value()&lt;0" style:apply-style-name="N161P1"/>
    </number:number-style>
    <number:currency-style style:name="N35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6P0"/>
    </number:currency-style>
    <number:number-style style:name="N227P0" style:volatile="true">
      <number:number number:decimal-places="0" number:min-decimal-places="0" number:min-integer-digits="1" number:grouping="true"/>
      <number:text> </number:text>
    </number:number-style>
    <number:number-style style:name="N22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27P0"/>
    </number:number-style>
    <number:number-style style:name="N292P0" style:volatile="true">
      <number:number number:decimal-places="2" number:min-decimal-places="2" number:min-integer-digits="1" number:grouping="true" number:display-factor="1000"/>
    </number:number-style>
    <number:number-style style:name="N292">
      <style:text-properties fo:color="#000000"/>
      <number:text>-</number:text>
      <number:number number:decimal-places="2" number:min-decimal-places="2" number:min-integer-digits="1" number:grouping="true" number:display-factor="1000"/>
      <style:map style:condition="value()&gt;=0" style:apply-style-name="N292P0"/>
    </number:number-style>
    <number:number-style style:name="N163P0" style:volatile="true">
      <number:number number:decimal-places="0" number:min-decimal-places="0" number:min-integer-digits="1" number:grouping="true"/>
      <number:text> DM</number:text>
    </number:number-style>
    <number:number-style style:name="N163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3P0"/>
    </number:number-style>
    <number:number-style style:name="N228P0" style:volatile="true">
      <number:number number:decimal-places="0" number:min-decimal-places="0" number:min-integer-digits="1" number:grouping="true"/>
      <number:text>   </number:text>
    </number:number-style>
    <number:number-style style:name="N2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8P0"/>
    </number:number-style>
    <number:number-style style:name="N164">
      <number:text>1 : </number:text>
      <number:number number:decimal-places="1" number:min-decimal-places="1" number:min-integer-digits="1"/>
    </number:number-style>
    <number:number-style style:name="N230P0" style:volatile="true">
      <number:text>kr. </number:text>
      <number:number number:decimal-places="2" number:min-decimal-places="2" number:min-integer-digits="1" number:grouping="true"/>
    </number:number-style>
    <number:number-style style:name="N230">
      <style:text-properties fo:color="#ff0000"/>
      <number:text>kr. -</number:text>
      <number:number number:decimal-places="2" number:min-decimal-places="2" number:min-integer-digits="1" number:grouping="true"/>
      <style:map style:condition="value()&gt;=0" style:apply-style-name="N230P0"/>
    </number:number-style>
    <number:number-style style:name="N166P0" style:volatile="true">
      <number:number number:decimal-places="2" number:min-decimal-places="2" number:min-integer-digits="1" number:grouping="true" number:display-factor="1000"/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 number:display-factor="1000"/>
      <style:map style:condition="value()&gt;=0" style:apply-style-name="N166P0"/>
    </number:number-style>
    <number:number-style style:name="N167">
      <number:number number:decimal-places="3" number:min-decimal-places="3" number:min-integer-digits="1" number:grouping="true"/>
    </number:number-style>
    <number:number-style style:name="N354P0" style:volatile="true">
      <number:number number:decimal-places="0" number:min-decimal-places="0" number:min-integer-digits="1" number:grouping="true"/>
      <number:text> €</number:text>
    </number:number-style>
    <number:number-style style:name="N354">
      <number:number number:decimal-places="0" number:min-decimal-places="0" number:min-integer-digits="1" number:grouping="true"/>
      <number:text> €</number:text>
      <style:map style:condition="value()&gt;=0" style:apply-style-name="N354P0"/>
    </number:number-style>
    <number:number-style style:name="N233">
      <number:number number:min-integer-digits="1"/>
      <number:text>°</number:text>
    </number:number-style>
    <number:number-style style:name="N169P0" style:volatile="true">
      <number:text>€ 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234P0" style:volatile="true">
      <number:number number:decimal-places="2" number:min-decimal-places="2" number:min-integer-digits="1" number:grouping="true"/>
      <number:text> €</number:text>
    </number:number-style>
    <number:number-style style:name="N2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4P0"/>
    </number:number-style>
    <number:time-style style:name="N170">
      <number:hours number:style="long"/>
      <number:text>.</number:text>
      <number:minutes number:style="long"/>
    </number:time-style>
    <number:number-style style:name="N172P0" style:volatile="true">
      <number:number number:decimal-places="2" number:min-decimal-places="2" number:min-integer-digits="1" number:grouping="true"/>
      <number:text>  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2P0"/>
    </number:number-style>
    <number:number-style style:name="N174P0" style:volatile="true">
      <number:number number:decimal-places="0" number:min-decimal-places="0" number:min-integer-digits="1" number:grouping="true" number:display-factor="1000"/>
    </number:number-style>
    <number:number-style style:name="N174">
      <number:text>-</number:text>
      <number:number number:decimal-places="0" number:min-decimal-places="0" number:min-integer-digits="1" number:grouping="true" number:display-factor="1000"/>
      <style:map style:condition="value()&gt;=0" style:apply-style-name="N174P0"/>
    </number:number-style>
    <number:number-style style:name="N175">
      <number:text>ab </number:text>
      <number:number number:decimal-places="0" number:min-decimal-places="0" number:min-integer-digits="1"/>
    </number:number-style>
    <number:number-style style:name="N296P0" style:volatile="true">
      <number:number number:decimal-places="2" number:min-decimal-places="2" number:min-integer-digits="1" number:grouping="true"/>
      <number:text>   </number:text>
    </number:number-style>
    <number:number-style style:name="N29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96P0"/>
    </number:number-style>
    <number:number-style style:name="N183P0" style:volatile="true">
      <number:text>EUR </number:text>
      <number:number number:decimal-places="2" number:min-decimal-places="2" number:min-integer-digits="1" number:grouping="true"/>
      <number:text> </number:text>
    </number:number-style>
    <number:number-style style:name="N183">
      <number:text>(EUR 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currency-style style:name="N19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9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90P0"/>
    </number:currency-style>
    <number:currency-style style:name="N32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32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324P0"/>
    </number:currency-style>
    <number:number-style style:name="N195P0" style:volatile="true">
      <number:text>kr. </number:text>
      <number:number number:decimal-places="0" number:min-decimal-places="0" number:min-integer-digits="1" number:grouping="true"/>
    </number:number-style>
    <number:number-style style:name="N195">
      <number:text>kr. -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382">
      <number:text>°</number:text>
      <number:number number:min-integer-digits="1"/>
    </number:number-style>
    <number:number-style style:name="N197P0" style:volatile="true">
      <number:number number:decimal-places="2" number:min-decimal-places="2" number:min-integer-digits="1" number:grouping="true"/>
    </number:number-style>
    <number:number-style style:name="N197">
      <number:text>-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200P0" style:volatile="true">
      <number:number number:decimal-places="2" number:min-decimal-places="2" number:min-integer-digits="1" number:grouping="true"/>
      <number:text> DM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0P0"/>
    </number:number-style>
    <number:number-style style:name="N206">
      <number:number number:decimal-places="0" number:min-decimal-places="0" number:min-integer-digits="1"/>
      <number:text> km/h</number:text>
    </number:number-style>
    <number:number-style style:name="N330P0" style:volatile="true">
      <number:number number:decimal-places="0" number:min-decimal-places="0" number:min-integer-digits="1" number:grouping="true"/>
      <number:text> DM</number:text>
    </number:number-style>
    <number:number-style style:name="N330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330">
      <number:text>- DM</number:text>
      <style:map style:condition="value()&gt;0" style:apply-style-name="N330P0"/>
      <style:map style:condition="value()&lt;0" style:apply-style-name="N330P1"/>
    </number:number-style>
    <number:number-style style:name="N209">
      <number:number number:decimal-places="1" number:min-decimal-places="1" number:min-integer-digits="1" number:grouping="true"/>
    </number:number-style>
    <number:number-style style:name="N334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334">
      <number:text>(kr </number:text>
      <number:number number:decimal-places="2" number:min-decimal-places="2" number:min-integer-digits="1" number:grouping="true"/>
      <number:text>)</number:text>
      <style:map style:condition="value()&gt;=0" style:apply-style-name="N334P0"/>
    </number:number-style>
    <number:number-style style:name="N213P0" style:volatile="true">
      <number:text> EUR </number:text>
      <number:number number:decimal-places="0" number:min-decimal-places="0" number:min-integer-digits="1" number:grouping="true"/>
      <number:text> </number:text>
    </number:number-style>
    <number:number-style style:name="N213P1" style:volatile="true">
      <number:text> EUR (</number:text>
      <number:number number:decimal-places="0" number:min-decimal-places="0" number:min-integer-digits="1" number:grouping="true"/>
      <number:text>)</number:text>
    </number:number-style>
    <number:number-style style:name="N213P2" style:volatile="true">
      <number:text> EUR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8">
      <number:number number:decimal-places="4" number:min-decimal-places="4" number:min-integer-digits="1"/>
    </number:number-style>
    <number:number-style style:name="N220P0" style:volatile="true">
      <number:text>Actif</number:text>
    </number:number-style>
    <number:number-style style:name="N220P1" style:volatile="true">
      <number:text>Actif</number:text>
    </number:number-style>
    <number:number-style style:name="N220">
      <number:text>Inactif</number:text>
      <style:map style:condition="value()&gt;0" style:apply-style-name="N220P0"/>
      <style:map style:condition="value()&lt;0" style:apply-style-name="N220P1"/>
    </number:number-style>
    <number:time-style style:name="N342">
      <number:minutes number:style="long"/>
      <number:text>:</number:text>
      <number:seconds number:style="long" number:decimal-places="1"/>
    </number:time-style>
    <number:date-style style:name="N221">
      <number:month number:style="long"/>
    </number:date-style>
    <number:number-style style:name="N222P0" style:volatile="true">
      <number:number number:decimal-places="2" number:min-decimal-places="2" number:min-integer-digits="1" number:grouping="true"/>
    </number:number-style>
    <number:number-style style:name="N2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22P0"/>
    </number:number-style>
    <number:number-style style:name="N226P0" style:volatile="true">
      <number:text> kr </number:text>
      <number:number number:decimal-places="0" number:min-decimal-places="0" number:min-integer-digits="1" number:grouping="true"/>
      <number:text> </number:text>
    </number:number-style>
    <number:number-style style:name="N226P1" style:volatile="true">
      <number:text> kr (</number:text>
      <number:number number:decimal-places="0" number:min-decimal-places="0" number:min-integer-digits="1" number:grouping="true"/>
      <number:text>)</number:text>
    </number:number-style>
    <number:number-style style:name="N226P2" style:volatile="true">
      <number:text> kr 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232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232P0"/>
    </number:number-style>
    <number:number-style style:name="N236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236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236P0"/>
    </number:number-style>
    <number:number-style style:name="N237">
      <number:text>Bf </number:text>
      <number:number number:decimal-places="0" number:min-decimal-places="0" number:min-integer-digits="1"/>
    </number:number-style>
    <number:date-style style:name="N23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239P0" style:volatile="true">
      <number:number number:decimal-places="0" number:min-decimal-places="0" number:min-integer-digits="1" number:grouping="true"/>
      <number:text> DM</number:text>
    </number:number-style>
    <number:number-style style:name="N23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9P0"/>
    </number:number-style>
    <number:number-style style:name="N240P0" style:volatile="true">
      <number:number number:decimal-places="2" number:min-decimal-places="2" number:min-integer-digits="1" number:grouping="true"/>
      <number:text> €</number:text>
    </number:number-style>
    <number:number-style style:name="N240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240P0"/>
    </number:number-style>
    <number:number-style style:name="N362">
      <number:number number:decimal-places="2" number:min-decimal-places="2" number:min-integer-digits="1"/>
      <number:text> m³</number:text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">
      <number:number number:decimal-places="7" number:min-decimal-places="7" number:min-integer-digits="1"/>
    </number:number-style>
    <number:number-style style:name="N372">
      <number:number number:decimal-places="13" number:min-decimal-places="13" number:min-integer-digits="1"/>
    </number:number-style>
    <number:number-style style:name="N243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243">
      <number:text>(kr </number:text>
      <number:number number:decimal-places="0" number:min-decimal-places="0" number:min-integer-digits="1" number:grouping="true"/>
      <number:text>)</number:text>
      <style:map style:condition="value()&gt;=0" style:apply-style-name="N243P0"/>
    </number:number-style>
    <number:number-style style:name="N366P0" style:volatile="true">
      <number:text>Ja</number:text>
    </number:number-style>
    <number:number-style style:name="N366P1" style:volatile="true">
      <number:text>Ja</number:text>
    </number:number-style>
    <number:number-style style:name="N366">
      <number:text>Nej</number:text>
      <style:map style:condition="value()&gt;0" style:apply-style-name="N366P0"/>
      <style:map style:condition="value()&lt;0" style:apply-style-name="N366P1"/>
    </number:number-style>
    <number:currency-style style:name="N245P0" style:volatile="true">
      <number:currency-symbol>€</number:currency-symbol>
      <number:text> </number:text>
      <number:number number:decimal-places="5" number:min-decimal-places="0" number:min-integer-digits="0" number:decimal-replacement="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5" number:min-decimal-places="0" number:min-integer-digits="0" number:decimal-replacement=""/>
      <number:text>)</number:text>
      <style:map style:condition="value()&gt;=0" style:apply-style-name="N245P0"/>
    </number:currency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time-style style:name="N248">
      <number:minutes number:style="long"/>
      <number:text>:</number:text>
      <number:seconds number:style="long"/>
    </number:time-style>
    <number:number-style style:name="N370">
      <number:number number:decimal-places="0" number:min-decimal-places="0" number:min-integer-digits="1"/>
      <number:text> kW</number:text>
    </number:number-style>
    <number:number-style style:name="N249">
      <number:number number:decimal-places="2" number:min-decimal-places="2" number:min-integer-digits="1"/>
      <number:text> kW</number:text>
    </number:number-style>
    <number:number-style style:name="N380">
      <number:number number:decimal-places="3" number:min-decimal-places="3" number:min-integer-digits="1"/>
    </number:number-style>
    <number:currency-style style:name="N25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51P0"/>
    </number:currency-style>
    <number:number-style style:name="N252P0" style:volatile="true">
      <number:number number:decimal-places="0" number:min-decimal-places="0" number:min-integer-digits="1" number:grouping="true"/>
      <number:text> </number:text>
    </number:number-style>
    <number:number-style style:name="N252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52P0"/>
    </number:number-style>
    <number:date-style style:name="N37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53P0" style:volatile="true">
      <number:number number:decimal-places="2" number:min-decimal-places="2" number:min-integer-digits="1" number:grouping="true" number:display-factor="1000"/>
    </number:number-style>
    <number:number-style style:name="N253">
      <number:text>-</number:text>
      <number:number number:decimal-places="2" number:min-decimal-places="2" number:min-integer-digits="1" number:grouping="true" number:display-factor="1000"/>
      <style:map style:condition="value()&gt;=0" style:apply-style-name="N253P0"/>
    </number:number-style>
    <number:number-style style:name="N254">
      <number:number number:decimal-places="0" number:min-decimal-places="0" number:min-integer-digits="0" number:grouping="true"/>
      <number:text> KByte</number:text>
    </number:number-style>
    <number:number-style style:name="N368">
      <number:number number:decimal-places="2" number:min-decimal-places="2" number:min-integer-digits="1"/>
      <number:text> t</number:text>
    </number:number-style>
    <number:number-style style:name="N255">
      <number:number number:decimal-places="0" number:min-decimal-places="0" number:min-integer-digits="0" number:grouping="true"/>
      <number:text> Byte</number:text>
    </number:number-style>
    <number:number-style style:name="N256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57">
      <number:hours/>
      <number:text>:</number:text>
      <number:minutes number:style="long"/>
    </number:time-style>
    <number:number-style style:name="N261P0" style:volatile="true">
      <number:number number:decimal-places="2" number:min-decimal-places="2" number:min-integer-digits="1" number:grouping="true"/>
      <number:text> € </number:text>
    </number:number-style>
    <number:number-style style:name="N26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61P2" style:volatile="true">
      <number:text>-</number:text>
      <number:number number:decimal-places="0" number:min-decimal-places="0" number:min-integer-digits="0"/>
      <number:text> €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6P0" style:volatile="true">
      <number:text> kr. </number:text>
      <number:number number:decimal-places="0" number:min-decimal-places="0" number:min-integer-digits="1" number:grouping="true"/>
      <number:text> </number:text>
    </number:number-style>
    <number:number-style style:name="N266P1" style:volatile="true">
      <number:text> kr. -</number:text>
      <number:number number:decimal-places="0" number:min-decimal-places="0" number:min-integer-digits="1" number:grouping="true"/>
      <number:text> </number:text>
    </number:number-style>
    <number:number-style style:name="N266P2" style:volatile="true">
      <number:text> kr. 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date-style style:name="N26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71P0" style:volatile="true">
      <number:number number:decimal-places="0" number:min-decimal-places="0" number:min-integer-digits="1" number:grouping="true"/>
      <number:text> € </number:text>
    </number:number-style>
    <number:number-style style:name="N27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71P2" style:volatile="true">
      <number:text> - €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currency-style style:name="N27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273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273P0"/>
    </number:currency-style>
    <number:number-style style:name="N275P0" style:volatile="true">
      <number:text>€ </number:text>
      <number:number number:decimal-places="2" number:min-decimal-places="2" number:min-integer-digits="1" number:grouping="true"/>
    </number:number-style>
    <number:number-style style:name="N275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275P0"/>
    </number:number-style>
    <number:number-style style:name="N277P0" style:volatile="true">
      <number:number number:decimal-places="0" number:min-decimal-places="0" number:min-integer-digits="1" number:grouping="true" number:display-factor="1000"/>
    </number:number-style>
    <number:number-style style:name="N277P1" style:volatile="true">
      <number:text>-</number:text>
      <number:number number:decimal-places="0" number:min-decimal-places="0" number:min-integer-digits="1" number:grouping="true" number:display-factor="1000"/>
    </number:number-style>
    <number:number-style style:name="N277">
      <number:text>- </number:text>
      <style:map style:condition="value()&gt;0" style:apply-style-name="N277P0"/>
      <style:map style:condition="value()&lt;0" style:apply-style-name="N277P1"/>
    </number:number-style>
    <number:number-style style:name="N278">
      <number:number number:decimal-places="1" number:min-decimal-places="1" number:min-integer-digits="1"/>
      <number:text> g</number:text>
    </number:number-style>
    <number:date-style style:name="N279">
      <number:month number:calendar="jewish" number:style="long" number:textual="true"/>
      <number:text> </number:text>
      <number:day number:calendar="jewish"/>
    </number:date-style>
    <number:number-style style:name="N281P0" style:volatile="true">
      <number:number number:decimal-places="2" number:min-decimal-places="2" number:min-integer-digits="1" number:grouping="true"/>
      <number:text> </number:text>
    </number:number-style>
    <number:number-style style:name="N28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81P2" style:volatile="true">
      <number:text>-</number:text>
      <number:number number:decimal-places="0" number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currency-style style:name="N28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8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82P0"/>
    </number:currency-style>
    <number:number-style style:name="N285">
      <number:number number:decimal-places="8" number:min-decimal-places="8" number:min-integer-digits="1"/>
    </number:number-style>
    <number:currency-style style:name="N28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8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87P0"/>
    </number:currency-style>
    <number:number-style style:name="N291P0" style:volatile="true">
      <number:number number:decimal-places="0" number:min-decimal-places="0" number:min-integer-digits="1" number:grouping="true"/>
      <number:text>   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91P2" style:volatile="true">
      <number:text> -   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">
      <number:text>ABC</number:text>
    </number:number-style>
    <number:number-style style:name="N294P0" style:volatile="true">
      <number:number number:decimal-places="0" number:min-decimal-places="0" number:min-integer-digits="1" number:grouping="true"/>
    </number:number-style>
    <number:number-style style:name="N29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94P0"/>
    </number:number-style>
    <number:number-style style:name="N29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295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295P0"/>
    </number:number-style>
    <number:currency-style style:name="N298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29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298P0"/>
    </number:currency-style>
    <number:number-style style:name="N299">
      <number:number number:decimal-places="0" number:min-decimal-places="0" number:min-integer-digits="1"/>
      <number:text> g</number:text>
    </number:number-style>
    <number:number-style style:name="N303P0" style:volatile="true">
      <number:number number:decimal-places="2" number:min-decimal-places="2" number:min-integer-digits="1" number:grouping="true"/>
      <number:text> DM </number:text>
    </number:number-style>
    <number:number-style style:name="N30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03P2" style:volatile="true">
      <number:text>-</number:text>
      <number:number number:decimal-places="0" number:min-decimal-places="0" number:min-integer-digits="0"/>
      <number:text> DM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304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304P0"/>
    </number:number-style>
    <number:number-style style:name="N309P0" style:volatile="true">
      <number:number number:decimal-places="0" number:min-decimal-places="0" number:min-integer-digits="1" number:grouping="true"/>
      <number:text>    </number:text>
    </number:number-style>
    <number:number-style style:name="N30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09P2" style:volatile="true">
      <number:text> - 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P0" style:volatile="true">
      <number:number number:decimal-places="2" number:min-decimal-places="2" number:min-integer-digits="1" number:grouping="true"/>
      <number:text> DM</number:text>
    </number:number-style>
    <number:number-style style:name="N310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310P0"/>
    </number:number-style>
    <number:time-style style:name="N31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313P0" style:volatile="true">
      <number:month number:textual="true"/>
      <number:text>. </number:text>
      <number:year/>
    </number:date-style>
    <number:text-style style:name="N313">
      <number:text-content/>
      <style:map style:condition="value()&lt;=1.7976931348623157E+308" style:apply-style-name="N313P0"/>
    </number:text-style>
    <number:number-style style:name="N315P0" style:volatile="true">
      <number:number number:decimal-places="0" number:min-decimal-places="0" number:min-integer-digits="1" number:grouping="true"/>
      <number:text> €</number:text>
    </number:number-style>
    <number:number-style style:name="N315">
      <style:text-properties fo:color="#ff0000"/>
      <number:number number:decimal-places="0" number:min-decimal-places="0" number:min-integer-digits="1" number:grouping="true"/>
      <number:text> €</number:text>
      <style:map style:condition="value()&gt;=0" style:apply-style-name="N315P0"/>
    </number:number-style>
    <number:number-style style:name="N31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19P1" style:volatile="true">
      <number:text> € </number:text>
      <number:number number:decimal-places="2" number:min-decimal-places="2" number:min-integer-digits="1" number:grouping="true"/>
      <number:text>-</number:text>
    </number:number-style>
    <number:number-style style:name="N319P2" style:volatile="true">
      <number:text> € -</number:text>
      <number:number number:decimal-places="0" number:min-decimal-places="0" number:min-integer-digits="0"/>
      <number:text>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0">
      <number:text>Bemerkung </number:text>
      <number:number number:decimal-places="0" number:min-decimal-places="0" number:min-integer-digits="1"/>
    </number:number-style>
    <number:date-style style:name="N325">
      <number:day number:style="long"/>
      <number:text>. </number:text>
      <number:month number:textual="true"/>
    </number:date-style>
    <number:number-style style:name="N331P0" style:volatile="true">
      <number:number number:decimal-places="2" number:min-decimal-places="2" number:min-integer-digits="1" number:grouping="true"/>
      <number:text> </number:text>
    </number:number-style>
    <number:number-style style:name="N3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331P0"/>
    </number:number-style>
    <number:number-style style:name="N332P0" style:volatile="true">
      <number:text>€ </number:text>
      <number:number number:decimal-places="0" number:min-decimal-places="0" number:min-integer-digits="1" number:grouping="true"/>
    </number:number-style>
    <number:number-style style:name="N332">
      <number:text>€ -</number:text>
      <number:number number:decimal-places="0" number:min-decimal-places="0" number:min-integer-digits="1" number:grouping="true"/>
      <style:map style:condition="value()&gt;=0" style:apply-style-name="N332P0"/>
    </number:number-style>
    <number:date-style style:name="N333">
      <number:month number:calendar="jewish" number:style="long" number:textual="true"/>
    </number:date-style>
    <number:number-style style:name="N336P0" style:volatile="true">
      <number:number number:decimal-places="2" number:min-decimal-places="2" number:min-integer-digits="1" number:grouping="true"/>
      <number:text> </number:text>
    </number:number-style>
    <number:number-style style:name="N33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36P2" style:volatile="true">
      <number:text>-</number:text>
      <number:number number:decimal-places="0" number:min-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P0" style:volatile="true">
      <number:number number:decimal-places="0" number:min-decimal-places="0" number:min-integer-digits="1" number:grouping="true"/>
      <number:text> €</number:text>
    </number:number-style>
    <number:number-style style:name="N337">
      <style:text-properties fo:color="#000000"/>
      <number:number number:decimal-places="0" number:min-decimal-places="0" number:min-integer-digits="1" number:grouping="true"/>
      <number:text> €</number:text>
      <style:map style:condition="value()&gt;=0" style:apply-style-name="N337P0"/>
    </number:number-style>
    <number:date-style style:name="N33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340">
      <number:number number:decimal-places="3" number:min-decimal-places="3" number:min-integer-digits="3"/>
    </number:number-style>
    <number:number-style style:name="N341">
      <number:text>Gleis </number:text>
      <number:number number:decimal-places="0" number:min-decimal-places="0" number:min-integer-digits="1"/>
    </number:number-style>
    <number:number-style style:name="N346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346P1" style:volatile="true">
      <number:text> € </number:text>
      <number:number number:decimal-places="0" number:min-decimal-places="0" number:min-integer-digits="1" number:grouping="true"/>
      <number:text>-</number:text>
    </number:number-style>
    <number:number-style style:name="N346P2" style:volatile="true">
      <number:text> € -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7P0" style:volatile="true">
      <number:number number:decimal-places="0" number:min-decimal-places="0" number:min-integer-digits="1" number:grouping="true"/>
      <number:text> €</number:text>
    </number:number-style>
    <number:number-style style:name="N347">
      <style:text-properties fo:color="#00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7P0"/>
    </number:number-style>
    <number:number-style style:name="N348P0" style:volatile="true">
      <number:number number:decimal-places="3" number:min-decimal-places="3" number:min-integer-digits="1" number:grouping="true" number:display-factor="1000"/>
    </number:number-style>
    <number:number-style style:name="N348">
      <style:text-properties fo:color="#000000"/>
      <number:text>-</number:text>
      <number:number number:decimal-places="2" number:min-decimal-places="2" number:min-integer-digits="1" number:grouping="true" number:display-factor="1000"/>
      <style:map style:condition="value()&gt;=0" style:apply-style-name="N348P0"/>
    </number:number-style>
    <number:number-style style:name="N349">
      <number:number number:decimal-places="9" number:min-decimal-places="9" number:min-integer-digits="1"/>
    </number:number-style>
    <number:number-style style:name="N350">
      <number:number number:decimal-places="2" number:min-decimal-places="2" number:min-integer-digits="1"/>
      <number:text> m²</number:text>
    </number:number-style>
    <number:number-style style:name="N351">
      <number:number number:decimal-places="0" number:min-decimal-places="0" number:min-integer-digits="4"/>
    </number:number-style>
    <number:number-style style:name="N353P0" style:volatile="true">
      <number:number number:decimal-places="0" number:min-decimal-places="0" number:min-integer-digits="1" number:grouping="true"/>
      <number:text> </number:text>
    </number:number-style>
    <number:number-style style:name="N353P1" style:volatile="true">
      <number:number number:decimal-places="0" number:min-decimal-places="0" number:min-integer-digits="1" number:grouping="true"/>
      <number:text>-</number:text>
    </number:number-style>
    <number:number-style style:name="N353P2" style:volatile="true">
      <number:text> -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date-style style:name="N35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361P0" style:volatile="true">
      <number:number number:decimal-places="2" number:min-decimal-places="2" number:min-integer-digits="1" number:grouping="true"/>
      <number:text>    </number:text>
    </number:number-style>
    <number:number-style style:name="N36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61P2" style:volatile="true">
      <number:text>-</number:text>
      <number:number number:decimal-places="0" number:min-decimal-places="0" number:min-integer-digits="0"/>
      <number:text>   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4P0" style:volatile="true">
      <number:text>Til</number:text>
    </number:number-style>
    <number:number-style style:name="N364P1" style:volatile="true">
      <number:text>Til</number:text>
    </number:number-style>
    <number:number-style style:name="N364">
      <number:text>Fra</number:text>
      <style:map style:condition="value()&gt;0" style:apply-style-name="N364P0"/>
      <style:map style:condition="value()&lt;0" style:apply-style-name="N364P1"/>
    </number:number-style>
    <number:number-style style:name="N365">
      <number:number number:decimal-places="0" number:min-decimal-places="0" number:min-integer-digits="0" number:grouping="true"/>
    </number:number-style>
    <number:number-style style:name="N367P0" style:volatile="true">
      <number:number number:decimal-places="2" number:min-decimal-places="2" number:min-integer-digits="1" number:grouping="true"/>
      <number:text> </number:text>
    </number:number-style>
    <number:number-style style:name="N36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67">
      <number:text>-</number:text>
      <number:number number:decimal-places="0" number:min-decimal-places="0" number:min-integer-digits="0"/>
      <number:text> </number:text>
      <style:map style:condition="value()&gt;0" style:apply-style-name="N367P0"/>
      <style:map style:condition="value()&lt;0" style:apply-style-name="N367P1"/>
    </number:number-style>
    <number:number-style style:name="N369P0" style:volatile="true">
      <number:number number:decimal-places="0" number:min-decimal-places="0" number:min-integer-digits="1" number:grouping="true" number:display-factor="1000"/>
    </number:number-style>
    <number:number-style style:name="N369">
      <style:text-properties fo:color="#ff0000"/>
      <number:text>-</number:text>
      <number:number number:decimal-places="0" number:min-decimal-places="0" number:min-integer-digits="1" number:grouping="true" number:display-factor="1000"/>
      <style:map style:condition="value()&gt;=0" style:apply-style-name="N369P0"/>
    </number:number-style>
    <number:number-style style:name="N371" number:title="Benutzerdefiniert">
      <number:number number:decimal-places="0" number:min-decimal-places="0" number:min-integer-digits="0"/>
    </number:number-style>
    <number:number-style style:name="N373">
      <number:number number:decimal-places="1" number:min-decimal-places="1" number:min-integer-digits="1"/>
      <number:text> t</number:text>
    </number:number-style>
    <number:number-style style:name="N375">
      <number:number number:decimal-places="1" number:min-decimal-places="1" number:min-integer-digits="1"/>
      <number:text> mm</number:text>
    </number:number-style>
    <number:number-style style:name="N379P0" style:volatile="true">
      <number:text> EUR </number:text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 EUR (</number:text>
      <number:number number:decimal-places="2" number:min-decimal-places="2" number:min-integer-digits="1" number:grouping="true"/>
      <number:text>)</number:text>
    </number:number-style>
    <number:number-style style:name="N379P2" style:volatile="true">
      <number:text> EUR 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number number:decimal-places="0" number:min-decimal-places="0" number:min-integer-digits="1" number:grouping="true"/>
      <number:text> €</number:text>
    </number:number-style>
    <number:number-style style:name="N38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81P0"/>
    </number:number-style>
    <number:number-style style:name="N384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384P1" style:volatile="true">
      <number:text> € -</number:text>
      <number:number number:decimal-places="0" number:min-decimal-places="0" number:min-integer-digits="1" number:grouping="true"/>
      <number:text> </number:text>
    </number:number-style>
    <number:number-style style:name="N384P2" style:volatile="true">
      <number:text> € -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5">
      <number:number number:decimal-places="5" number:min-decimal-places="5" number:min-integer-digits="1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86P0"/>
    </number:currency-style>
    <number:date-style style:name="N387">
      <number:day number:calendar="jewish"/>
      <number:text> </number:text>
      <number:month number:calendar="jewish" number:style="long" number:textual="true"/>
    </number:date-style>
    <number:currency-style style:name="N38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38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389P0"/>
    </number:currency-style>
    <number:number-style style:name="N393P0" style:volatile="true">
      <number:text> kr </number:text>
      <number:number number:decimal-places="2" number:min-decimal-places="2" number:min-integer-digits="1" number:grouping="true"/>
      <number:text> </number:text>
    </number:number-style>
    <number:number-style style:name="N393P1" style:volatile="true">
      <number:text> kr (</number:text>
      <number:number number:decimal-places="2" number:min-decimal-places="2" number:min-integer-digits="1" number:grouping="true"/>
      <number:text>)</number:text>
    </number:number-style>
    <number:number-style style:name="N393P2" style:volatile="true">
      <number:text> kr -</number:text>
      <number:number number:decimal-places="0" number:min-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">
      <number:text>an </number:text>
      <number:number number:decimal-places="0" number:min-decimal-places="0" number:min-integer-digits="1"/>
    </number:number-style>
    <number:number-style style:name="N395P0" style:volatile="true">
      <number:number number:decimal-places="2" number:min-decimal-places="2" number:min-integer-digits="1" number:grouping="true"/>
      <number:text> €</number:text>
    </number:number-style>
    <number:number-style style:name="N395">
      <style:text-properties fo:color="#000000"/>
      <number:number number:decimal-places="2" number:min-decimal-places="2" number:min-integer-digits="1" number:grouping="true"/>
      <number:text> €</number:text>
      <style:map style:condition="value()&gt;=0" style:apply-style-name="N395P0"/>
    </number:number-style>
    <number:number-style style:name="N396">
      <number:number number:decimal-places="0" number:min-decimal-places="0" number:min-integer-digits="3">
        <number:embedded-text number:position="2">.</number:embedded-text>
      </number:number>
    </number:number-style>
    <number:number-style style:name="N397P0" style:volatile="true">
      <number:number number:decimal-places="0" number:min-decimal-places="0" number:min-integer-digits="1" number:grouping="true"/>
      <number:text> </number:text>
    </number:number-style>
    <number:number-style style:name="N39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97">
      <number:text>- </number:text>
      <style:map style:condition="value()&gt;0" style:apply-style-name="N397P0"/>
      <style:map style:condition="value()&lt;0" style:apply-style-name="N397P1"/>
    </number:number-style>
    <number:number-style style:name="N398">
      <number:number number:decimal-places="1" number:min-decimal-places="1" number:min-integer-digits="1"/>
      <number:text> km/h</number:text>
    </number:number-style>
    <number:currency-style style:name="N40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40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400P0"/>
    </number:currency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2P0" style:volatile="true">
      <number:number number:decimal-places="0" number:min-decimal-places="0" number:min-integer-digits="1" number:grouping="true"/>
      <number:text> </number:text>
    </number:number-style>
    <number:number-style style:name="N40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402P2" style:volatile="true">
      <number:text> -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3">
      <number:number number:decimal-places="1" number:min-decimal-places="1" number:min-integer-digits="1"/>
    </number:number-style>
    <number:number-style style:name="N405P0" style:volatile="true">
      <number:text>Sand</number:text>
    </number:number-style>
    <number:number-style style:name="N405P1" style:volatile="true">
      <number:text>Sand</number:text>
    </number:number-style>
    <number:number-style style:name="N405">
      <number:text>Falsk</number:text>
      <style:map style:condition="value()&gt;0" style:apply-style-name="N405P0"/>
      <style:map style:condition="value()&lt;0" style:apply-style-name="N405P1"/>
    </number:number-style>
    <number:time-style style:name="N406">
      <number:text>(</number:text>
      <number:hours number:style="long"/>
      <number:text>:</number:text>
      <number:minutes number:style="long"/>
      <number:text>)</number:text>
    </number:time-style>
    <number:number-style style:name="N407">
      <number:number number:decimal-places="2" number:min-decimal-places="2" number:min-integer-digits="1"/>
      <number:text> m</number:text>
    </number:number-style>
    <number:number-style style:name="N408">
      <number:text>1234,1</number:text>
    </number:number-style>
    <number:number-style style:name="N410P0" style:volatile="true">
      <number:text>Vrai</number:text>
    </number:number-style>
    <number:number-style style:name="N410P1" style:volatile="true">
      <number:text>Vrai</number:text>
    </number:number-style>
    <number:number-style style:name="N410">
      <number:text>Faux</number:text>
      <style:map style:condition="value()&gt;0" style:apply-style-name="N410P0"/>
      <style:map style:condition="value()&lt;0" style:apply-style-name="N410P1"/>
    </number:number-style>
    <number:number-style style:name="N411P0" style:volatile="true">
      <number:text>EUR </number:text>
      <number:number number:decimal-places="0" number:min-decimal-places="0" number:min-integer-digits="1" number:grouping="true"/>
      <number:text> </number:text>
    </number:number-style>
    <number:number-style style:name="N411">
      <style:text-properties fo:color="#ff0000"/>
      <number:text>(EUR </number:text>
      <number:number number:decimal-places="0" number:min-decimal-places="0" number:min-integer-digits="1" number:grouping="true"/>
      <number:text>)</number:text>
      <style:map style:condition="value()&gt;=0" style:apply-style-name="N411P0"/>
    </number:number-style>
    <number:number-style style:name="N412P0" style:volatile="true">
      <number:text>EUR </number:text>
      <number:number number:decimal-places="2" number:min-decimal-places="2" number:min-integer-digits="1" number:grouping="true"/>
      <number:text> </number:text>
    </number:number-style>
    <number:number-style style:name="N412">
      <style:text-properties fo:color="#ff0000"/>
      <number:text>(EUR </number:text>
      <number:number number:decimal-places="2" number:min-decimal-places="2" number:min-integer-digits="1" number:grouping="true"/>
      <number:text>)</number:text>
      <style:map style:condition="value()&gt;=0" style:apply-style-name="N412P0"/>
    </number:number-style>
    <number:number-style style:name="N4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1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13P0"/>
    </number:number-style>
    <number:number-style style:name="N4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14P0"/>
    </number:number-style>
    <number:number-style style:name="N41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41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41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41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41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42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421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422">
      <number:scientific-number number:decimal-places="8" number:min-decimal-places="8" number:min-integer-digits="1" number:min-exponent-digits="2" number:exponent-interval="1" number:forced-exponent-sign="true"/>
    </number:number-style>
    <number:currency-style style:name="N424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424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424P0"/>
    </number:currency-style>
    <number:number-style style:name="N425">
      <number:number number:decimal-places="0" number:min-decimal-places="0" number:min-integer-digits="3"/>
    </number:number-style>
    <number:number-style style:name="N426">
      <number:number number:decimal-places="0" number:min-decimal-places="0" number:min-integer-digits="1"/>
      <number:text> To</number:text>
    </number:number-style>
    <number:number-style style:name="N427P0" style:volatile="true">
      <number:number number:decimal-places="0" number:min-decimal-places="0" number:min-integer-digits="1"/>
    </number:number-style>
    <number:number-style style:name="N427">
      <style:text-properties fo:color="#ff0000"/>
      <number:number number:decimal-places="0" number:min-decimal-places="0" number:min-integer-digits="1"/>
      <style:map style:condition="value()&gt;=0" style:apply-style-name="N427P0"/>
    </number:number-style>
    <number:date-style style:name="N428">
      <number:month number:textual="true"/>
      <number:text> </number:text>
      <number:year/>
    </number:date-style>
    <number:number-style style:name="N429">
      <number:number number:decimal-places="0" number:min-decimal-places="0" number:min-integer-digits="2"/>
      <number:text> Km/H</number:text>
    </number:number-style>
    <number:date-style style:name="N430">
      <number:month/>
    </number:date-style>
    <number:number-style style:name="N431">
      <number:number number:decimal-places="0" number:min-decimal-places="0" number:min-integer-digits="0"/>
      <number:text>,</number:text>
    </number:number-style>
    <number:number-style style:name="N432">
      <number:number number:decimal-places="0" number:min-decimal-places="0" number:min-integer-digits="2"/>
    </number:number-style>
    <number:number-style style:name="N433">
      <number:number number:decimal-places="1" number:min-decimal-places="1" number:min-integer-digits="0"/>
    </number:number-style>
    <number:number-style style:name="N434">
      <number:number number:decimal-places="0" number:min-decimal-places="0" number:min-integer-digits="5"/>
    </number:number-style>
    <number:currency-style style:name="N436P0" style:volatile="true">
      <number:currency-symbol number:language="da" number:country="DK">kr</number:currency-symbol>
      <number:text> </number:text>
      <number:number number:decimal-places="2" number:min-decimal-places="2" number:min-integer-digits="1" number:grouping="true"/>
    </number:currency-style>
    <number:currency-style style:name="N436">
      <style:text-properties fo:color="#ff0000"/>
      <number:currency-symbol number:language="da" number:country="DK">kr</number:currency-symbol>
      <number:text> -</number:text>
      <number:number number:decimal-places="2" number:min-decimal-places="2" number:min-integer-digits="1" number:grouping="true"/>
      <style:map style:condition="value()&gt;=0" style:apply-style-name="N436P0"/>
    </number:currency-style>
    <number:currency-style style:name="N438P0" style:volatile="true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438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438P0"/>
    </number:currency-style>
    <number:number-style style:name="N439P0" style:volatile="true">
      <number:number number:decimal-places="0" number:min-decimal-places="0" number:min-integer-digits="1" number:grouping="true"/>
      <number:text>    </number:text>
    </number:number-style>
    <number:number-style style:name="N43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39P2" style:volatile="true">
      <number:text>-   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1P0" style:volatile="true">
      <number:number number:decimal-places="0" number:min-decimal-places="0" number:min-integer-digits="1" number:grouping="true"/>
      <number:text> € </number:text>
    </number:number-style>
    <number:number-style style:name="N4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1P2" style:volatile="true">
      <number:text>- €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">
      <number:text>1 : </number:text>
      <number:number number:decimal-places="0" number:min-decimal-places="0" number:min-integer-digits="1"/>
    </number:number-style>
    <number:number-style style:name="N443">
      <number:number number:decimal-places="2" number:min-decimal-places="2" number:min-integer-digits="1" number:grouping="true"/>
      <number:text> m</number:text>
    </number:number-style>
    <number:number-style style:name="N444">
      <number:number number:decimal-places="1" number:min-decimal-places="1" number:min-integer-digits="1" number:display-factor="1000"/>
      <number:text> km</number:text>
    </number:number-style>
    <number:currency-style style:name="N446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46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446P0"/>
    </number:currency-style>
    <number:number-style style:name="N447">
      <number:number number:decimal-places="2" number:min-decimal-places="2" number:min-integer-digits="1" number:grouping="true"/>
      <number:text> km</number:text>
    </number:number-style>
    <number:number-style style:name="N448">
      <number:number number:decimal-places="1" number:min-decimal-places="1" number:min-integer-digits="1" number:grouping="true"/>
      <number:text> km</number:text>
    </number:number-style>
    <number:number-style style:name="N449">
      <number:number number:decimal-places="1" number:min-decimal-places="1" number:min-integer-digits="1" number:grouping="true"/>
      <number:text> m</number:text>
    </number:number-style>
    <number:number-style style:name="N450">
      <number:number number:decimal-places="3" number:min-decimal-places="3" number:min-integer-digits="1" number:grouping="true"/>
      <number:text> m</number:text>
    </number:number-style>
    <number:number-style style:name="N451">
      <number:number number:decimal-places="0" number:min-decimal-places="0" number:min-integer-digits="1" number:grouping="true"/>
      <number:text> m</number:text>
    </number:number-style>
    <number:date-style style:name="N452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452">
      <number:text-content/>
      <style:map style:condition="value()&lt;=1.7976931348623157E+308" style:apply-style-name="N452P0"/>
    </number:text-style>
    <number:date-style style:name="N453">
      <number:day number:style="long"/>
      <number:text>-</number:text>
      <number:month number:style="long"/>
      <number:text>-</number:text>
      <number:year/>
    </number:date-style>
    <number:number-style style:name="N454P0" style:volatile="true">
      <number:number number:decimal-places="0" number:min-decimal-places="0" number:min-integer-digits="1" number:grouping="true"/>
      <number:text> € </number:text>
    </number:number-style>
    <number:number-style style:name="N454P1" style:volatile="true">
      <number:number number:decimal-places="0" number:min-decimal-places="0" number:min-integer-digits="1" number:grouping="true"/>
      <number:text> € </number:text>
    </number:number-style>
    <number:number-style style:name="N454P2" style:volatile="true">
      <number:text>- €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5P0" style:volatile="true">
      <number:number number:decimal-places="2" number:min-decimal-places="2" number:min-integer-digits="1" number:grouping="true"/>
      <number:text>    </number:text>
    </number:number-style>
    <number:number-style style:name="N455P1" style:volatile="true">
      <number:number number:decimal-places="2" number:min-decimal-places="2" number:min-integer-digits="1" number:grouping="true"/>
      <number:text>    </number:text>
    </number:number-style>
    <number:number-style style:name="N455P2" style:volatile="true">
      <number:text>-</number:text>
      <number:number number:decimal-places="0" number:min-decimal-places="0" number:min-integer-digits="0"/>
      <number:text>    </number:text>
    </number:number-style>
    <number:text-style style:name="N455">
      <number:text-content/>
      <number:text> </number:text>
      <style:map style:condition="value()&gt;0" style:apply-style-name="N455P0"/>
      <style:map style:condition="value()&lt;0" style:apply-style-name="N455P1"/>
      <style:map style:condition="value()=0" style:apply-style-name="N455P2"/>
    </number:text-style>
    <number:number-style style:name="N456P0" style:volatile="true">
      <number:number number:decimal-places="2" number:min-decimal-places="2" number:min-integer-digits="1" number:grouping="true"/>
      <number:text> € </number:text>
    </number:number-style>
    <number:number-style style:name="N456P1" style:volatile="true">
      <number:number number:decimal-places="2" number:min-decimal-places="2" number:min-integer-digits="1" number:grouping="true"/>
      <number:text> € </number:text>
    </number:number-style>
    <number:number-style style:name="N456P2" style:volatile="true">
      <number:text>-</number:text>
      <number:number number:decimal-places="0" number:min-decimal-places="0" number:min-integer-digits="0"/>
      <number:text> € </number:text>
    </number:number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date-style style:name="N457">
      <number:day-of-week/>
      <number:text>. </number:text>
      <number:day number:style="long"/>
      <number:text>.</number:text>
      <number:month number:style="long"/>
      <number:text>.</number:text>
      <number:year number:style="long"/>
    </number:date-style>
    <number:date-style style:name="N458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number-style style:name="N459P0" style:volatile="true">
      <number:text>kr. </number:text>
      <number:number number:decimal-places="0" number:min-decimal-places="0" number:min-integer-digits="1" number:grouping="true"/>
    </number:number-style>
    <number:number-style style:name="N459">
      <style:text-properties fo:color="#ff0000"/>
      <number:text>kr. -</number:text>
      <number:number number:decimal-places="0" number:min-decimal-places="0" number:min-integer-digits="1" number:grouping="true"/>
      <style:map style:condition="value()&gt;=0" style:apply-style-name="N459P0"/>
    </number:number-style>
    <number:number-style style:name="N460P0" style:volatile="true">
      <number:text>kr. </number:text>
      <number:number number:decimal-places="2" number:min-decimal-places="2" number:min-integer-digits="1" number:grouping="true"/>
    </number:number-style>
    <number:number-style style:name="N460">
      <number:text>kr. -</number:text>
      <number:number number:decimal-places="2" number:min-decimal-places="2" number:min-integer-digits="1" number:grouping="true"/>
      <style:map style:condition="value()&gt;=0" style:apply-style-name="N460P0"/>
    </number:number-style>
    <number:number-style style:name="N46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6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64P2" style:volatile="true">
      <number:text> </number:text>
      <number:fill-character> </number:fill-character>
      <number:text>-    </number:text>
    </number:number-style>
    <number:text-style style:name="N464">
      <number:text> </number:text>
      <number:text-content/>
      <number:text> </number:text>
      <style:map style:condition="value()&gt;0" style:apply-style-name="N464P0"/>
      <style:map style:condition="value()&lt;0" style:apply-style-name="N464P1"/>
      <style:map style:condition="value()=0" style:apply-style-name="N464P2"/>
    </number:text-style>
    <number:number-style style:name="N46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6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68P2" style:volatile="true">
      <number:text> </number:text>
      <number:fill-character> </number:fill-character>
      <number:text>- € </number:text>
    </number:number-style>
    <number:text-style style:name="N468">
      <number:text> </number:text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date-style style:name="N469P0" style:volatile="true">
      <number:day number:style="long"/>
      <number:text>.</number:text>
      <number:month number:style="long"/>
      <number:text>.</number:text>
      <number:year/>
    </number:date-style>
    <number:text-style style:name="N469">
      <number:text-content/>
      <style:map style:condition="value()&lt;=1.7976931348623157E+308" style:apply-style-name="N469P0"/>
    </number:text-style>
    <number:number-style style:name="N4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47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7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474">
      <number:text> </number:text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7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78">
      <number:text> </number:text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10114" number:language="de" number:country="DE">
      <number:text>1.</number:text>
    </number:number-style>
    <number:currency-style style:name="N10115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6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6P0"/>
    </number:currency-style>
    <number:date-style style:name="N1011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8" number:language="de" number:country="DE">
      <number:day number:style="long"/>
      <number:text>. </number:text>
      <number:month number:textual="true"/>
    </number:date-style>
    <number:date-style style:name="N10119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2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number:number-style style:name="N1013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3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7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37P2" style:volatile="true" number:language="de" number:country="DE">
      <number:text> -    </number:text>
    </number:number-style>
    <number:text-style style:name="N10137" number:language="de" number:country="D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4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41P2" style:volatile="true" number:language="de" number:country="DE">
      <number:text> - €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4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4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45" number:language="de" number:country="DE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49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4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49" number:language="de" number:country="DE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de" number:country="DE">
      <number:minutes number:style="long"/>
      <number:text>:</number:text>
      <number:seconds number:style="long"/>
    </number:time-style>
    <number:time-style style:name="N1015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de" number:country="DE">
      <number:minutes number:style="long"/>
      <number:text>:</number:text>
      <number:seconds number:style="long" number:decimal-places="1"/>
    </number:time-style>
    <number:number-style style:name="N1015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5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55P1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55P2" style:volatile="true" number:language="de" number:country="DE">
      <number:text>-    </number:text>
    </number:number-style>
    <number:text-style style:name="N10155" number:language="de" number:country="DE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7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57P1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57P2" style:volatile="true" number:language="de" number:country="DE">
      <number:text>- € </number:text>
    </number:number-style>
    <number:text-style style:name="N10157" number:language="de" number:country="DE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58P1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59P1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5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59" number:language="de" number:country="DE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60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60P2" style:volatile="true" number:language="de" number:country="DE">
      <number:text>-   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6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61P2" style:volatile="true" number:language="de" number:country="DE">
      <number:text>- € </number:text>
    </number:number-style>
    <number:text-style style:name="N10161" number:language="de" number:country="DE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date-style style:name="N2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5" number:language="fr" number:country="FR">
      <number:day number:style="long"/>
      <number:text>-</number:text>
      <number:month number:textual="true"/>
    </number:date-style>
    <number:date-style style:name="N20116" number:language="fr" number:country="FR">
      <number:month number:textual="true"/>
      <number:text>-</number:text>
      <number:year/>
    </number:date-style>
    <number:time-style style:name="N20117" number:language="fr" number:country="FR">
      <number:hours/>
      <number:text>:</number:text>
      <number:minutes number:style="long"/>
      <number:text> </number:text>
      <number:am-pm/>
    </number:time-style>
    <number:time-style style:name="N2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4P0"/>
    </number:number-style>
    <number:number-style style:name="N2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6P0"/>
    </number:number-style>
    <number:number-style style:name="N2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7P0"/>
    </number:number-style>
    <number:number-style style:name="N2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9P0"/>
    </number:number-style>
    <number:number-style style:name="N2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0P0"/>
    </number:number-style>
    <number:currency-style style:name="N20131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32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3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32P0"/>
    </number:currency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0120" number:language="en" number:country="GB">
      <number:day number:style="long"/>
      <number:text>-</number:text>
      <number:month number:textual="true"/>
    </number:date-style>
    <number:date-style style:name="N40121" number:language="en" number:country="GB">
      <number:month number:textual="true"/>
      <number:text>-</number:text>
      <number:year/>
    </number:date-style>
    <number:time-style style:name="N40122" number:language="en" number:country="GB">
      <number:hours/>
      <number:text>:</number:text>
      <number:minutes number:style="long"/>
      <number:text> </number:text>
      <number:am-pm/>
    </number:time-style>
    <number:time-style style:name="N4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leer1" style:family="table-cell" style:parent-style-name="Default">
      <style:text-properties fo:color="#ffffff"/>
    </style:style>
    <style:style style:name="Kastenoben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Kastenunten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Kastenseiten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fo:color="#e6e6e6"/>
    </style:style>
    <style:style style:name="Timetable" style:family="table-cell" style:parent-style-name="Default" style:data-style-name="N60"/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fo:page-width="29.699cm" fo:page-height="20.999cm" style:num-format="1" style:print-orientation="landscape" fo:margin-top="1.041cm" fo:margin-bottom="0.818cm" fo:margin-left="0.873cm" fo:margin-right="0.374cm" style:first-page-number="continue" style:scale-to="57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uwe lengler</meta:initial-creator>
    <meta:creation-date>2002-10-28T20:06:23</meta:creation-date>
    <dc:date>2023-03-28T21:23:34.473000000</dc:date>
    <meta:print-date>2017-01-14T20:36:48.494000000</meta:print-date>
    <dc:language>de-DE</dc:language>
    <meta:editing-cycles>3531</meta:editing-cycles>
    <meta:editing-duration>P48DT18H46M53S</meta:editing-duration>
    <meta:printed-by>Marc JAEGER</meta:printed-by>
    <meta:document-statistic meta:table-count="10" meta:cell-count="8013" meta:object-count="0"/>
    <meta:user-defined meta:name="Info 1"/>
    <meta:user-defined meta:name="Info 2"/>
    <meta:user-defined meta:name="Info 3"/>
    <meta:user-defined meta:name="Info 4"/>
  </office:meta>
</office:document-meta>
</file>

<file path=Configurations/drawmenubar.xml><?xml version="1.0" encoding="utf-8"?>
<!DOCTYPE menubar  PUBLIC '-//OpenOffice.org//DTD OfficeDocument 1.0//EN'  'menubar.dtd'>
<menu:menubar xmlns:menu="http://openoffice.org/2001/menu" menu:id="menubar">
  <menu:menu menu:id="slot:5510" menu:label="~Datei">
    <menu:menupopup>
      <menu:menuitem menu:id="slot:5537" menu:helpid="5537" menu:label="~Neu"/>
      <menu:menuitem menu:id="slot:5501" menu:helpid="5501" menu:label="Ö~ffnen..."/>
      <menu:menuitem menu:id="slot:6381" menu:helpid="6381" menu:label="~AutoPilot"/>
      <menu:menuseparator/>
      <menu:menuitem menu:id="slot:5503" menu:helpid="5503" menu:label="S~chließen"/>
      <menu:menuitem menu:id="slot:5505" menu:helpid="5505" menu:label="~Speichern"/>
      <menu:menuitem menu:id="slot:5502" menu:helpid="5502" menu:label="Speichern ~unter..."/>
      <menu:menuitem menu:id="slot:27283" menu:helpid="27283" menu:label="E~xportieren..."/>
      <menu:menuitem menu:id="slot:5309" menu:helpid="5309" menu:label="Alles speic~hern"/>
      <menu:menuitem menu:id="slot:5508" menu:helpid="5508" menu:label="Neu Laden"/>
      <menu:menuitem menu:id="slot:6583" menu:helpid="6583" menu:label="~Versionen..."/>
      <menu:menu menu:id="slot:98" menu:label="S~enden">
        <menu:menupopup>
          <menu:menuitem menu:id="slot:5331" menu:helpid="5331" menu:label="Dokument als ~E-Mail..."/>
        </menu:menupopup>
      </menu:menu>
      <menu:menuseparator/>
      <menu:menuitem menu:id="slot:5535" menu:helpid="5535" menu:label="E~igenschaften..."/>
      <menu:menu menu:id="slot:103" menu:label="Dokumentvor~lage">
        <menu:menupopup>
          <menu:menuitem menu:id="slot:5540" menu:helpid="5540" menu:label="~Verwalten..."/>
          <menu:menuitem menu:id="slot:6655" menu:helpid="6655" menu:label="~Adressbuch-Quelle ..."/>
          <menu:menuitem menu:id="slot:5538" menu:helpid="5538" menu:label="~Speichern..."/>
          <menu:menuitem menu:id="slot:5594" menu:helpid="5594" menu:label="~Bearbeiten..."/>
        </menu:menupopup>
      </menu:menu>
      <menu:menuseparator/>
      <menu:menuitem menu:id="slot:5504" menu:helpid="5504" menu:label="~Drucken..."/>
      <menu:menuitem menu:id="slot:5302" menu:helpid="5302" menu:label="Druckereinstellun~g..."/>
      <menu:menuseparator/>
      <menu:menuitem menu:id="slot:5300" menu:helpid="5300" menu:label="~Beenden"/>
    </menu:menupopup>
  </menu:menu>
  <menu:menu menu:id="slot:20" menu:label="~Bearbeiten">
    <menu:menupopup>
      <menu:menuitem menu:id="slot:5701" menu:helpid="5701" menu:label="Rückgängig unmöglich"/>
      <menu:menuitem menu:id="slot:5700" menu:helpid="5700" menu:label="Wiederherstellen unmöglich"/>
      <menu:menuitem menu:id="slot:5702" menu:helpid="5702" menu:label="Letzter ~Befehl"/>
      <menu:menuseparator/>
      <menu:menuitem menu:id="slot:5710" menu:helpid="5710" menu:label="~Ausschneiden"/>
      <menu:menuitem menu:id="slot:5711" menu:helpid="5711" menu:label="~Kopieren"/>
      <menu:menuitem menu:id="slot:5712" menu:helpid="5712" menu:label="E~infügen"/>
      <menu:menuitem menu:id="slot:27003" menu:helpid="27003" menu:label="In~halte einfügen..."/>
      <menu:menuitem menu:id="slot:5723" menu:helpid="5723" menu:label="Alles aus~wählen"/>
      <menu:menuseparator/>
      <menu:menuitem menu:id="slot:5961" menu:helpid="5961" menu:label="~Suchen &amp; Ersetzen..."/>
      <menu:menuitem menu:id="slot:10366" menu:helpid="10366" menu:label="~Navigator"/>
      <menu:menuseparator/>
      <menu:menuitem menu:id="slot:27004" menu:helpid="27004" menu:label="D~uplizieren..."/>
      <menu:menuitem menu:id="slot:27319" menu:helpid="27319" menu:label="~Überblenden..."/>
      <menu:menuitem menu:id="slot:27362" menu:helpid="27362" menu:label="~Feldbefehl..."/>
      <menu:menuitem menu:id="slot:27080" menu:helpid="27080" menu:label="Seite ~löschen"/>
      <menu:menuitem menu:id="slot:27081" menu:helpid="27081" menu:label="~Ebene löschen"/>
      <menu:menuseparator/>
      <menu:menuitem menu:id="slot:27005" menu:helpid="27005" menu:label="~Verknüpfungen..."/>
      <menu:menuitem menu:id="slot:10371" menu:helpid="10371" menu:label="I~mageMap"/>
      <menu:menuitem menu:id="slot:5575" menu:helpid="5575" menu:label="~Objekt"/>
      <menu:menuitem menu:id="slot:27382" menu:helpid="27382" menu:label="H~yperlink..."/>
    </menu:menupopup>
  </menu:menu>
  <menu:menu menu:id="slot:23" menu:label="~Ansicht">
    <menu:menupopup>
      <menu:menuitem menu:id="slot:10000" menu:helpid="10000" menu:label="~Maßstab..."/>
      <menu:menuseparator/>
      <menu:menu menu:id="slot:92" menu:label="S~ymbolleisten">
        <menu:menupopup>
          <menu:menuitem menu:id="slot:5910" menu:helpid="5910" menu:label="~Funktionsleiste"/>
          <menu:menuitem menu:id="slot:5905" menu:helpid="5905" menu:label="~Objektleiste"/>
          <menu:menuitem menu:id="slot:5909" menu:helpid="5909" menu:label="~Werkzeugleiste"/>
          <menu:menuitem menu:id="slot:10360" menu:helpid="10360" menu:label="H~yperlinkleiste"/>
          <menu:menuitem menu:id="slot:5911" menu:helpid="5911" menu:label="O~ptionsleiste"/>
          <menu:menuitem menu:id="slot:10417" menu:helpid="10417" menu:label="F~arbleiste"/>
          <menu:menuseparator/>
          <menu:menuitem menu:id="slot:5908" menu:helpid="5908" menu:label="~Bearbeiten..."/>
        </menu:menupopup>
      </menu:menu>
      <menu:menuitem menu:id="slot:27040" menu:helpid="27040" menu:label="~Lineale"/>
      <menu:menuitem menu:id="slot:5920" menu:helpid="5920" menu:label="~Statusleiste"/>
      <menu:menuseparator/>
      <menu:menu menu:id="slot:100" menu:label="An~zeigequalität">
        <menu:menupopup>
          <menu:menuitem menu:id="slot:27366" menu:helpid="27366" menu:label="~Farbe"/>
          <menu:menuitem menu:id="slot:27367" menu:helpid="27367" menu:label="~Graustufen"/>
          <menu:menuitem menu:id="slot:27368" menu:helpid="27368" menu:label="~Schwarzweiß"/>
        </menu:menupopup>
      </menu:menu>
      <menu:menuitem menu:id="slot:27327" menu:helpid="27327" menu:label="~Vorschau"/>
      <menu:menu menu:id="slot:101" menu:label="V~orschau Anzeigequalität">
        <menu:menupopup>
          <menu:menuitem menu:id="slot:27369" menu:helpid="27369" menu:label="~Farbe"/>
          <menu:menuitem menu:id="slot:27370" menu:helpid="27370" menu:label="~Graustufen"/>
          <menu:menuitem menu:id="slot:27371" menu:helpid="27371" menu:label="~Schwarzweiß"/>
        </menu:menupopup>
      </menu:menu>
      <menu:menuseparator/>
      <menu:menuitem menu:id="slot:27049" menu:helpid="27049" menu:label="Se~ite"/>
      <menu:menuitem menu:id="slot:27050" menu:helpid="27050" menu:label="~Ebene"/>
      <menu:menuseparator/>
      <menu:menuitem menu:id="slot:5627" menu:helpid="5627" menu:label="~Ganzer Bildschirm"/>
    </menu:menupopup>
  </menu:menu>
  <menu:menu menu:id="slot:21" menu:label="~Einfügen">
    <menu:menupopup>
      <menu:menuitem menu:id="slot:27014" menu:helpid="27014" menu:label="S~eite"/>
      <menu:menuitem menu:id="slot:27342" menu:helpid="27342" menu:label="Seite d~uplizieren"/>
      <menu:menuitem menu:id="slot:27043" menu:helpid="27043" menu:label="E~bene..."/>
      <menu:menuitem menu:id="slot:27038" menu:helpid="27038" menu:label="F~angpunkt/-linie einfügen..."/>
      <menu:menu menu:id="slot:99" menu:label="~Feldbefehl">
        <menu:menupopup>
          <menu:menuitem menu:id="slot:27358" menu:helpid="27358" menu:label="~Datum (fix)"/>
          <menu:menuitem menu:id="slot:27357" menu:helpid="27357" menu:label="D~atum (variabel)"/>
          <menu:menuitem menu:id="slot:27360" menu:helpid="27360" menu:label="~Uhrzeit (fix)"/>
          <menu:menuitem menu:id="slot:27359" menu:helpid="27359" menu:label="U~hrzeit (variabel)"/>
          <menu:menuseparator/>
          <menu:menuitem menu:id="slot:27364" menu:helpid="27364" menu:label="Aut~or"/>
          <menu:menuitem menu:id="slot:27361" menu:helpid="27361" menu:label="~Seitennummer"/>
          <menu:menuitem menu:id="slot:27363" menu:helpid="27363" menu:label="Datei~name"/>
        </menu:menupopup>
      </menu:menu>
      <menu:menuitem menu:id="slot:27019" menu:helpid="27019" menu:label="~Sonderzeichen..."/>
      <menu:menuitem menu:id="slot:5678" menu:helpid="5678" menu:label="H~yperlink"/>
      <menu:menuseparator/>
      <menu:menu menu:id="slot:1" menu:label="Scannen">
        <menu:menupopup>
          <menu:menuitem menu:id="slot:10331" menu:helpid="10331" menu:label="~Quelle auswählen..."/>
          <menu:menuitem menu:id="slot:10332" menu:helpid="10332" menu:label="~Anfordern..."/>
        </menu:menupopup>
      </menu:menu>
      <menu:menuseparator/>
      <menu:menuitem menu:id="slot:10217" menu:helpid="10217" menu:label="~Tabelle"/>
      <menu:menuitem menu:id="slot:10241" menu:helpid="10241" menu:label="~Grafik..."/>
      <menu:menu menu:id="slot:2" menu:label="~Objekt">
        <menu:menupopup>
          <menu:menuitem menu:id="slot:5561" menu:helpid="5561" menu:label="~OLE-Objekt..."/>
          <menu:menuitem menu:id="slot:5672" menu:helpid="5672" menu:label="~PlugIn..."/>
          <menu:menuitem menu:id="slot:5676" menu:helpid="5676" menu:label="~Klang..."/>
          <menu:menuitem menu:id="slot:5677" menu:helpid="5677" menu:label="~Video..."/>
          <menu:menuitem menu:id="slot:5673" menu:helpid="5673" menu:label="~Applet..."/>
          <menu:menuitem menu:id="slot:27106" menu:helpid="27106" menu:label="~Formel"/>
        </menu:menupopup>
      </menu:menu>
      <menu:menuitem menu:id="slot:10140" menu:helpid="10140" menu:label="D~iagramm"/>
      <menu:menuitem menu:id="slot:5563" menu:helpid="5563" menu:label="Fra~me..."/>
      <menu:menuseparator/>
      <menu:menuitem menu:id="slot:27015" menu:helpid="27015" menu:label="~Datei..."/>
    </menu:menupopup>
  </menu:menu>
  <menu:menu menu:id="slot:22" menu:label="~Format">
    <menu:menupopup>
      <menu:menuitem menu:id="slot:10456" menu:helpid="10456" menu:label="Standar~d"/>
      <menu:menuseparator/>
      <menu:menuitem menu:id="slot:10143" menu:helpid="10143" menu:label="~Linie..."/>
      <menu:menuitem menu:id="slot:10142" menu:helpid="10142" menu:label="~Fläche..."/>
      <menu:menuitem menu:id="slot:27281" menu:helpid="27281" menu:label="~Text..."/>
      <menu:menuitem menu:id="slot:10087" menu:helpid="10087" menu:label="P~osition und Größe..."/>
      <menu:menuitem menu:id="slot:10613" menu:helpid="10613" menu:label="~Kontrollfeld..."/>
      <menu:menuitem menu:id="slot:10614" menu:helpid="10614" menu:label="~Formular..."/>
      <menu:menuitem menu:id="slot:27320" menu:helpid="27320" menu:label="Bema~ßung..."/>
      <menu:menuitem menu:id="slot:27338" menu:helpid="27338" menu:label="Verb~inder..."/>
      <menu:menuseparator/>
      <menu:menuitem menu:id="slot:10296" menu:helpid="10296" menu:label="Zei~chen..."/>
      <menu:menuitem menu:id="slot:10156" menu:helpid="10156" menu:label="~Nummerierung/Aufzählung..."/>
      <menu:menu menu:id="slot:1" menu:label="Gr~oß-/Kleinschreibung">
        <menu:menupopup>
          <menu:menuitem menu:id="slot:10912" menu:helpid="10912" menu:label="~Großbuchstaben"/>
          <menu:menuitem menu:id="slot:10913" menu:helpid="10913" menu:label="~Kleinbuchstaben"/>
          <menu:menuitem menu:id="slot:10914" menu:helpid="10914" menu:label="H~albe Breite"/>
          <menu:menuitem menu:id="slot:10915" menu:helpid="10915" menu:label="N~ormale Breite"/>
          <menu:menuitem menu:id="slot:10916" menu:helpid="10916" menu:label="~Hiragana"/>
          <menu:menuitem menu:id="slot:10917" menu:helpid="10917" menu:label="Ka~tagana"/>
        </menu:menupopup>
      </menu:menu>
      <menu:menuitem menu:id="slot:10297" menu:helpid="10297" menu:label="A~bsatz..."/>
      <menu:menuitem menu:id="slot:27002" menu:helpid="27002" menu:label="~Seite..."/>
      <menu:menuseparator/>
      <menu:menuitem menu:id="slot:27048" menu:helpid="27048" menu:label="~Ebene..."/>
      <menu:menuseparator/>
      <menu:menu menu:id="slot:95" menu:label="~Vorlagen">
        <menu:menupopup>
          <menu:menuitem menu:id="slot:5573" menu:helpid="5573" menu:label="~Katalog..."/>
          <menu:menuitem menu:id="slot:27064" menu:helpid="27064" menu:label="~Seitenvorlage..."/>
        </menu:menupopup>
      </menu:menu>
      <menu:menuitem menu:id="slot:5539" menu:helpid="5539" menu:label="St~ylist"/>
      <menu:menuseparator/>
      <menu:menuitem menu:id="slot:10256" menu:helpid="10256" menu:label="Font~Work"/>
      <menu:menuitem menu:id="slot:10644" menu:helpid="10644" menu:label="~3D-Effekte"/>
    </menu:menupopup>
  </menu:menu>
  <menu:menu menu:id="slot:25" menu:label="E~xtras">
    <menu:menupopup>
      <menu:menu menu:id="slot:94" menu:label="~Rechtschreibung">
        <menu:menupopup>
          <menu:menuitem menu:id="slot:10243" menu:helpid="10243" menu:label="~Prüfen..."/>
          <menu:menuitem menu:id="slot:12021" menu:helpid="12021" menu:label="~Automatisch prüfen"/>
        </menu:menupopup>
      </menu:menu>
      <menu:menuitem menu:id="slot:10245" menu:helpid="10245" menu:label="T~hesaurus..."/>
      <menu:menuitem menu:id="slot:27340" menu:helpid="27340" menu:label="Silben~trennung"/>
      <menu:menuseparator/>
      <menu:menuitem menu:id="slot:10424" menu:helpid="10424" menu:label="~AutoKorrektur..."/>
      <menu:menuseparator/>
      <menu:menuitem menu:id="slot:5960" menu:helpid="5960" menu:label="~Gallery"/>
      <menu:menuitem menu:id="slot:10350" menu:helpid="10350" menu:label="~Pipette"/>
      <menu:menuseparator/>
      <menu:menuitem menu:id="slot:5959" menu:helpid="5959" menu:label="~Makro..."/>
      <menu:menuitem menu:id="slot:5904" menu:helpid="5904" menu:label="An~passen..."/>
      <menu:menuitem menu:id="slot:31630" menu:helpid="31630" menu:label="Option~en..."/>
    </menu:menupopup>
  </menu:menu>
  <menu:menu menu:id="slot:24" menu:label="Ä~ndern">
    <menu:menupopup>
      <menu:menu menu:id="slot:1" menu:label="Sp~iegeln">
        <menu:menupopup>
          <menu:menuitem menu:id="slot:27034" menu:helpid="27034" menu:label="~Vertikal"/>
          <menu:menuitem menu:id="slot:27035" menu:helpid="27035" menu:label="~Horizontal"/>
        </menu:menupopup>
      </menu:menu>
      <menu:menu menu:id="slot:2" menu:label="~Umwandeln">
        <menu:menupopup>
          <menu:menuitem menu:id="slot:27036" menu:helpid="27036" menu:label="In ~Kurve"/>
          <menu:menuitem menu:id="slot:27037" menu:helpid="27037" menu:label="In ~Polygon"/>
          <menu:menuitem menu:id="slot:27381" menu:helpid="27381" menu:label="In K~ontur"/>
          <menu:menuitem menu:id="slot:10648" menu:helpid="10648" menu:label="In ~3D"/>
          <menu:menuitem menu:id="slot:10649" menu:helpid="10649" menu:label="In 3~D-Rotationskörper"/>
          <menu:menuitem menu:id="slot:27378" menu:helpid="27378" menu:label="In ~Bitmap"/>
          <menu:menuitem menu:id="slot:27379" menu:helpid="27379" menu:label="In ~MetaFile"/>
        </menu:menupopup>
      </menu:menu>
      <menu:menuseparator/>
      <menu:menu menu:id="slot:96" menu:label="~Anordnung">
        <menu:menupopup>
          <menu:menuitem menu:id="slot:10286" menu:helpid="10286" menu:label="~Ganz nach vorn"/>
          <menu:menuitem menu:id="slot:27031" menu:helpid="27031" menu:label="W~eiter nach vorn"/>
          <menu:menuitem menu:id="slot:27032" menu:helpid="27032" menu:label="Weiter ~nach hinten"/>
          <menu:menuitem menu:id="slot:10287" menu:helpid="10287" menu:label="Ganz nach ~hinten"/>
          <menu:menuseparator/>
          <menu:menuitem menu:id="slot:27326" menu:helpid="27326" menu:label="V~or das Objekt"/>
          <menu:menuitem menu:id="slot:27116" menu:helpid="27116" menu:label="H~inter das Objekt"/>
          <menu:menuseparator/>
          <menu:menuitem menu:id="slot:27117" menu:helpid="27117" menu:label="Ver~tauschen"/>
        </menu:menupopup>
      </menu:menu>
      <menu:menu menu:id="slot:3" menu:label="Aus~richtung">
        <menu:menupopup>
          <menu:menuitem menu:id="slot:10131" menu:helpid="10131" menu:label="~Links"/>
          <menu:menuitem menu:id="slot:10132" menu:helpid="10132" menu:label="~Zentriert"/>
          <menu:menuitem menu:id="slot:10133" menu:helpid="10133" menu:label="~Rechts"/>
          <menu:menuseparator/>
          <menu:menuitem menu:id="slot:10134" menu:helpid="10134" menu:label="~Oben"/>
          <menu:menuitem menu:id="slot:10135" menu:helpid="10135" menu:label="~Mitte"/>
          <menu:menuitem menu:id="slot:10136" menu:helpid="10136" menu:label="~Unten"/>
        </menu:menupopup>
      </menu:menu>
      <menu:menuitem menu:id="slot:5683" menu:helpid="5683" menu:label="~Verteilung..."/>
      <menu:menuseparator/>
      <menu:menuitem menu:id="slot:27027" menu:helpid="27027" menu:label="Obje~kt benennen..."/>
      <menu:menuseparator/>
      <menu:menuitem menu:id="slot:10454" menu:helpid="10454" menu:label="~Gruppieren"/>
      <menu:menuitem menu:id="slot:10455" menu:helpid="10455" menu:label="Gruppierung ~aufheben"/>
      <menu:menuitem menu:id="slot:27096" menu:helpid="27096" menu:label="Gruppierung be~treten"/>
      <menu:menuitem menu:id="slot:27097" menu:helpid="27097" menu:label="Gruppierung ~verlassen"/>
      <menu:menuseparator/>
      <menu:menuitem menu:id="slot:27026" menu:helpid="27026" menu:label="~Kombinieren"/>
      <menu:menuitem menu:id="slot:27082" menu:helpid="27082" menu:label="Ko~mbination aufheben"/>
      <menu:menu menu:id="slot:4" menu:label="~Formen">
        <menu:menupopup>
          <menu:menuitem menu:id="slot:5679" menu:helpid="5679" menu:label="Versch~melzen"/>
          <menu:menuitem menu:id="slot:5680" menu:helpid="5680" menu:label="~Subtrahieren"/>
          <menu:menuitem menu:id="slot:5681" menu:helpid="5681" menu:label="Sch~neiden"/>
        </menu:menupopup>
      </menu:menu>
      <menu:menuseparator/>
      <menu:menuitem menu:id="slot:27093" menu:helpid="27093" menu:label="~Verbinden"/>
      <menu:menuitem menu:id="slot:27094" menu:helpid="27094" menu:label="Au~fbrechen"/>
    </menu:menupopup>
  </menu:menu>
  <menu:menu menu:id="slot:5610" menu:label="Fen~ster">
    <menu:menupopup>
      <menu:menuitem menu:id="slot:5620" menu:helpid="5620" menu:label="~Neues Fenster"/>
      <menu:menuseparator/>
    </menu:menupopup>
  </menu:menu>
  <menu:menu menu:id="slot:5410" menu:label="~Hilfe">
    <menu:menupopup>
      <menu:menuitem menu:id="slot:5401" menu:helpid="5401" menu:label="I~nhalt"/>
      <menu:menuseparator/>
      <menu:menuitem menu:id="slot:5962" menu:helpid="5962" menu:label="He~lp Agent"/>
      <menu:menuitem menu:id="slot:5404" menu:helpid="5404" menu:label="~Tipp"/>
      <menu:menuitem menu:id="slot:5403" menu:helpid="5403" menu:label="~Aktive Hilfe"/>
      <menu:menuseparator/>
      <menu:menuitem menu:id="slot:6537" menu:helpid="6537" menu:label="~Registrierung..."/>
      <menu:menuseparator/>
      <menu:menuitem menu:id="slot:5301" menu:helpid="5301" menu:label="~Info über OpenOffice.org..."/>
    </menu:menupopup>
  </menu:menu>
  <menu:menu menu:id="slot:1" menu:label="F~ahrplan">
    <menu:menupopup>
      <menu:menuitem menu:id="macro:///XPLNLIB.MText.Macro1()" menu:label="~ausgabe"/>
      <menu:menuitem menu:id="macro:///XPLNLIB.MDialog.StartDlgPaintLine()" menu:label="Bild~Fahrplan"/>
      <menu:menuitem menu:id="macro:///XPLNLIB.MDialog.StartDlgPaintStation()" menu:label="Bild~Bahnhofplan"/>
      <menu:menuitem menu:id="macro:///XPLNLIB.MDialog.strgQ()" menu:label="~zugBearbeiten"/>
      <menu:menuitem menu:id="macro:///XPLNLIB.MDialog.setzenfilter()" menu:label="setze~nfilter"/>
      <menu:menuitem menu:id="macro:///XPLNLIB.MPln.mainreadpln()" menu:label="~Lesen PLN"/>
      <menu:menuitem menu:id="macro:///XPLNLIB.MPln.mainwritepln()" menu:label="~SchreibenPLN"/>
      <menu:menuitem menu:id="macro:///XPLNLIB.MPaint.testbhf()" menu:label="testbhf"/>
    </menu:menupopup>
  </menu:menu>
</menu:menubar>
</file>